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image/png" manifest:full-path="Object 2/Pictures/100000000000089800000258751EDC7E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image/png" manifest:full-path="Object 3/Pictures/100000000000012C0000012CDC037FA8.png"/>
  <manifest:file-entry manifest:media-type="image/png" manifest:full-path="Object 3/Pictures/100000000000012C0000012CD2F8F920.png"/>
  <manifest:file-entry manifest:media-type="image/png" manifest:full-path="Object 3/Pictures/100000000000012C0000012C8F7CE247.png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4" style:family="table">
      <style:table-properties style:width="19.727cm" fo:margin-left="0.025cm" fo:margin-right="0.007cm" table:align="margins" fo:background-color="transparent">
        <style:background-image/>
      </style:table-properties>
    </style:style>
    <style:style style:name="Table34.A" style:family="table-column">
      <style:table-column-properties style:column-width="10.289cm" style:rel-column-width="34181*"/>
    </style:style>
    <style:style style:name="Table34.B" style:family="table-column">
      <style:table-column-properties style:column-width="9.439cm" style:rel-column-width="31354*"/>
    </style:style>
    <style:style style:name="Table34.1" style:family="table-row">
      <style:table-row-properties fo:background-color="#f0f0f0">
        <style:background-image/>
      </style:table-row-properties>
    </style:style>
    <style:style style:name="Table3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4.2" style:family="table-row">
      <style:table-row-properties fo:background-color="transparent">
        <style:background-image/>
      </style:table-row-properties>
    </style:style>
    <style:style style:name="Table34.A2" style:family="table-cell">
      <style:table-cell-properties fo:background-color="transparent" fo:padding-left="0.199cm" fo:padding-right="0.199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34.A3" style:family="table-cell">
      <style:table-cell-properties fo:background-color="transparent" fo:padding-left="0.199cm" fo:padding-right="0.199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4.B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16" style:family="table-cell">
      <style:table-cell-properties style:vertical-align="middle" fo:background-color="transparent" fo:padding-left="0.25cm" fo:padding-right="0.25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8" style:family="table">
      <style:table-properties style:width="16.72cm" fo:margin-left="1.614cm" fo:margin-right="1.425cm" table:align="margins" fo:background-color="transparent">
        <style:background-image/>
      </style:table-properties>
    </style:style>
    <style:style style:name="Table8.A" style:family="table-column">
      <style:table-column-properties style:column-width="1.646cm" style:rel-column-width="6453*"/>
    </style:style>
    <style:style style:name="Table8.B" style:family="table-column">
      <style:table-column-properties style:column-width="2.124cm" style:rel-column-width="8326*"/>
    </style:style>
    <style:style style:name="Table8.C" style:family="table-column">
      <style:table-column-properties style:column-width="12.949cm" style:rel-column-width="50756*"/>
    </style:style>
    <style:style style:name="Table8.1" style:family="table-row">
      <style:table-row-properties fo:background-color="#e6e6e6">
        <style:background-image/>
      </style:table-row-properties>
    </style:style>
    <style:style style:name="Table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B2" style:family="table-cell" style:data-style-name="N0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.A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5.288cm" fo:margin-left="2.309cm" fo:margin-right="2.163cm" table:align="margins" fo:background-color="transparent">
        <style:background-image/>
      </style:table-properties>
    </style:style>
    <style:style style:name="Table6.A" style:family="table-column">
      <style:table-column-properties style:column-width="2.992cm" style:rel-column-width="12824*"/>
    </style:style>
    <style:style style:name="Table6.B" style:family="table-column">
      <style:table-column-properties style:column-width="1.718cm" style:rel-column-width="7368*"/>
    </style:style>
    <style:style style:name="Table6.C" style:family="table-column">
      <style:table-column-properties style:column-width="10.578cm" style:rel-column-width="45343*"/>
    </style:style>
    <style:style style:name="Table6.1" style:family="table-row">
      <style:table-row-properties fo:background-color="#e6e6e6">
        <style:background-image/>
      </style:table-row-properties>
    </style:style>
    <style:style style:name="Table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" style:family="table">
      <style:table-properties style:width="17.327cm" fo:margin-left="1.383cm" fo:margin-right="1.05cm" table:align="margins" fo:background-color="transparent">
        <style:background-image/>
      </style:table-properties>
    </style:style>
    <style:style style:name="Table7.A" style:family="table-column">
      <style:table-column-properties style:column-width="5.128cm" style:rel-column-width="19397*"/>
    </style:style>
    <style:style style:name="Table7.B" style:family="table-column">
      <style:table-column-properties style:column-width="1.6cm" style:rel-column-width="6048*"/>
    </style:style>
    <style:style style:name="Table7.C" style:family="table-column">
      <style:table-column-properties style:column-width="10.599cm" style:rel-column-width="40090*"/>
    </style:style>
    <style:style style:name="Table7.1" style:family="table-row">
      <style:table-row-properties fo:background-color="#e6e6e6">
        <style:background-image/>
      </style:table-row-properties>
    </style:style>
    <style:style style:name="Table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0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70.A" style:family="table-column">
      <style:table-column-properties style:column-width="4.498cm" style:rel-column-width="18017*"/>
    </style:style>
    <style:style style:name="Table70.B" style:family="table-column">
      <style:table-column-properties style:column-width="1.598cm" style:rel-column-width="6405*"/>
    </style:style>
    <style:style style:name="Table70.C" style:family="table-column">
      <style:table-column-properties style:column-width="10.262cm" style:rel-column-width="41113*"/>
    </style:style>
    <style:style style:name="Table70.1" style:family="table-row">
      <style:table-row-properties fo:background-color="#f0f0f0">
        <style:background-image/>
      </style:table-row-properties>
    </style:style>
    <style:style style:name="Table7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0.2" style:family="table-row">
      <style:table-row-properties fo:background-color="transparent">
        <style:background-image/>
      </style:table-row-properties>
    </style:style>
    <style:style style:name="Table7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0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3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3.A" style:family="table-column">
      <style:table-column-properties style:column-width="4.498cm" style:rel-column-width="18017*"/>
    </style:style>
    <style:style style:name="Table23.B" style:family="table-column">
      <style:table-column-properties style:column-width="1.598cm" style:rel-column-width="6405*"/>
    </style:style>
    <style:style style:name="Table23.C" style:family="table-column">
      <style:table-column-properties style:column-width="10.262cm" style:rel-column-width="41113*"/>
    </style:style>
    <style:style style:name="Table23.1" style:family="table-row">
      <style:table-row-properties fo:background-color="#f0f0f0">
        <style:background-image/>
      </style:table-row-properties>
    </style:style>
    <style:style style:name="Table2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2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2.A" style:family="table-column">
      <style:table-column-properties style:column-width="4.498cm" style:rel-column-width="18017*"/>
    </style:style>
    <style:style style:name="Table22.B" style:family="table-column">
      <style:table-column-properties style:column-width="1.598cm" style:rel-column-width="6405*"/>
    </style:style>
    <style:style style:name="Table22.C" style:family="table-column">
      <style:table-column-properties style:column-width="10.262cm" style:rel-column-width="41113*"/>
    </style:style>
    <style:style style:name="Table22.1" style:family="table-row">
      <style:table-row-properties fo:background-color="#f0f0f0">
        <style:background-image/>
      </style:table-row-properties>
    </style:style>
    <style:style style:name="Table2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2.2" style:family="table-row">
      <style:table-row-properties fo:background-color="transparent">
        <style:background-image/>
      </style:table-row-properties>
    </style:style>
    <style:style style:name="Table22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2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4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4.A" style:family="table-column">
      <style:table-column-properties style:column-width="4.498cm" style:rel-column-width="18017*"/>
    </style:style>
    <style:style style:name="Table24.B" style:family="table-column">
      <style:table-column-properties style:column-width="1.598cm" style:rel-column-width="6405*"/>
    </style:style>
    <style:style style:name="Table24.C" style:family="table-column">
      <style:table-column-properties style:column-width="10.262cm" style:rel-column-width="41113*"/>
    </style:style>
    <style:style style:name="Table24.1" style:family="table-row">
      <style:table-row-properties fo:background-color="#f0f0f0">
        <style:background-image/>
      </style:table-row-properties>
    </style:style>
    <style:style style:name="Table2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4.2" style:family="table-row">
      <style:table-row-properties fo:background-color="transparent">
        <style:background-image/>
      </style:table-row-properties>
    </style:style>
    <style:style style:name="Table2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4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9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19.A" style:family="table-column">
      <style:table-column-properties style:column-width="4.498cm" style:rel-column-width="18017*"/>
    </style:style>
    <style:style style:name="Table19.B" style:family="table-column">
      <style:table-column-properties style:column-width="1.598cm" style:rel-column-width="6405*"/>
    </style:style>
    <style:style style:name="Table19.C" style:family="table-column">
      <style:table-column-properties style:column-width="10.262cm" style:rel-column-width="41113*"/>
    </style:style>
    <style:style style:name="Table19.1" style:family="table-row">
      <style:table-row-properties fo:background-color="#f0f0f0">
        <style:background-image/>
      </style:table-row-properties>
    </style:style>
    <style:style style:name="Table1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9.2" style:family="table-row">
      <style:table-row-properties fo:background-color="transparent">
        <style:background-image/>
      </style:table-row-properties>
    </style:style>
    <style:style style:name="Table1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9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69.A" style:family="table-column">
      <style:table-column-properties style:column-width="4.498cm" style:rel-column-width="18017*"/>
    </style:style>
    <style:style style:name="Table69.B" style:family="table-column">
      <style:table-column-properties style:column-width="1.598cm" style:rel-column-width="6405*"/>
    </style:style>
    <style:style style:name="Table69.C" style:family="table-column">
      <style:table-column-properties style:column-width="10.262cm" style:rel-column-width="41113*"/>
    </style:style>
    <style:style style:name="Table69.1" style:family="table-row">
      <style:table-row-properties fo:background-color="#f0f0f0">
        <style:background-image/>
      </style:table-row-properties>
    </style:style>
    <style:style style:name="Table6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9.2" style:family="table-row">
      <style:table-row-properties fo:background-color="transparent">
        <style:background-image/>
      </style:table-row-properties>
    </style:style>
    <style:style style:name="Table6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3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33.A" style:family="table-column">
      <style:table-column-properties style:column-width="4.498cm" style:rel-column-width="18017*"/>
    </style:style>
    <style:style style:name="Table33.B" style:family="table-column">
      <style:table-column-properties style:column-width="1.598cm" style:rel-column-width="6405*"/>
    </style:style>
    <style:style style:name="Table33.C" style:family="table-column">
      <style:table-column-properties style:column-width="10.262cm" style:rel-column-width="41113*"/>
    </style:style>
    <style:style style:name="Table33.1" style:family="table-row">
      <style:table-row-properties fo:background-color="#f0f0f0">
        <style:background-image/>
      </style:table-row-properties>
    </style:style>
    <style:style style:name="Table3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3.2" style:family="table-row">
      <style:table-row-properties fo:background-color="transparent">
        <style:background-image/>
      </style:table-row-properties>
    </style:style>
    <style:style style:name="Table3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5" style:family="table">
      <style:table-properties style:width="18.932cm" fo:margin-left="0.473cm" fo:margin-right="0.355cm" table:align="margins" fo:background-color="transparent">
        <style:background-image/>
      </style:table-properties>
    </style:style>
    <style:style style:name="Table25.A" style:family="table-column">
      <style:table-column-properties style:column-width="4.498cm" style:rel-column-width="15568*"/>
    </style:style>
    <style:style style:name="Table25.B" style:family="table-column">
      <style:table-column-properties style:column-width="1.598cm" style:rel-column-width="5535*"/>
    </style:style>
    <style:style style:name="Table25.C" style:family="table-column">
      <style:table-column-properties style:column-width="1.692cm" style:rel-column-width="5858*"/>
    </style:style>
    <style:style style:name="Table25.D" style:family="table-column">
      <style:table-column-properties style:column-width="11.142cm" style:rel-column-width="38574*"/>
    </style:style>
    <style:style style:name="Table25.1" style:family="table-row">
      <style:table-row-properties fo:background-color="#f0f0f0">
        <style:background-image/>
      </style:table-row-properties>
    </style:style>
    <style:style style:name="Table2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5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5.2" style:family="table-row">
      <style:table-row-properties fo:background-color="transparent">
        <style:background-image/>
      </style:table-row-properties>
    </style:style>
    <style:style style:name="Table25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C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.A" style:family="table-column">
      <style:table-column-properties style:column-width="4.981cm" style:rel-column-width="16573*"/>
    </style:style>
    <style:style style:name="Table1.B" style:family="table-column">
      <style:table-column-properties style:column-width="1.766cm" style:rel-column-width="5877*"/>
    </style:style>
    <style:style style:name="Table1.C" style:family="table-column">
      <style:table-column-properties style:column-width="12.95cm" style:rel-column-width="43085*"/>
    </style:style>
    <style:style style:name="Table1.1" style:family="table-row">
      <style:table-row-properties fo:background-color="#e6e6e6">
        <style:background-image/>
      </style:table-row-properties>
    </style:style>
    <style:style style:name="Table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.2" style:family="table-row">
      <style:table-row-properties fo:background-color="#ffffcc">
        <style:background-image/>
      </style:table-row-properties>
    </style:style>
    <style:style style:name="Table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.A" style:family="table-column">
      <style:table-column-properties style:column-width="4.981cm" style:rel-column-width="16573*"/>
    </style:style>
    <style:style style:name="Table3.B" style:family="table-column">
      <style:table-column-properties style:column-width="1.766cm" style:rel-column-width="5877*"/>
    </style:style>
    <style:style style:name="Table3.C" style:family="table-column">
      <style:table-column-properties style:column-width="12.95cm" style:rel-column-width="43085*"/>
    </style:style>
    <style:style style:name="Table3.1" style:family="table-row">
      <style:table-row-properties fo:background-color="#e6e6e6">
        <style:background-image/>
      </style:table-row-properties>
    </style:style>
    <style:style style:name="Table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.2" style:family="table-row">
      <style:table-row-properties fo:background-color="#ffffcc">
        <style:background-image/>
      </style:table-row-properties>
    </style:style>
    <style:style style:name="Table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7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47.A" style:family="table-column">
      <style:table-column-properties style:column-width="18.381cm" style:rel-column-width="65535*"/>
    </style:style>
    <style:style style:name="Table47.1" style:family="table-row">
      <style:table-row-properties fo:background-color="#f0f0f0">
        <style:background-image/>
      </style:table-row-properties>
    </style:style>
    <style:style style:name="Table4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7.2" style:family="table-row">
      <style:table-row-properties fo:background-color="transparent">
        <style:background-image/>
      </style:table-row-properties>
    </style:style>
    <style:style style:name="Table4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7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77.A" style:family="table-column">
      <style:table-column-properties style:column-width="18.381cm" style:rel-column-width="65535*"/>
    </style:style>
    <style:style style:name="Table77.1" style:family="table-row">
      <style:table-row-properties fo:background-color="#f0f0f0">
        <style:background-image/>
      </style:table-row-properties>
    </style:style>
    <style:style style:name="Table7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7.2" style:family="table-row">
      <style:table-row-properties fo:background-color="transparent">
        <style:background-image/>
      </style:table-row-properties>
    </style:style>
    <style:style style:name="Table7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3" style:family="table">
      <style:table-properties style:width="18.643cm" fo:margin-left="0.674cm" fo:margin-right="0.443cm" table:align="margins"/>
    </style:style>
    <style:style style:name="Table73.A" style:family="table-column">
      <style:table-column-properties style:column-width="18.643cm" style:rel-column-width="65535*"/>
    </style:style>
    <style:style style:name="Table73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4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74.A" style:family="table-column">
      <style:table-column-properties style:column-width="10.564cm" style:rel-column-width="37157*"/>
    </style:style>
    <style:style style:name="Table74.B" style:family="table-column">
      <style:table-column-properties style:column-width="8.068cm" style:rel-column-width="28378*"/>
    </style:style>
    <style:style style:name="Table74.1" style:family="table-row">
      <style:table-row-properties fo:background-color="#e6e6e6">
        <style:background-image/>
      </style:table-row-properties>
    </style:style>
    <style:style style:name="Table7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4.2" style:family="table-row">
      <style:table-row-properties fo:background-color="transparent">
        <style:background-image/>
      </style:table-row-properties>
    </style:style>
    <style:style style:name="Table7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4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5" style:family="table">
      <style:table-properties style:width="18.643cm" fo:margin-left="0.674cm" fo:margin-right="0.443cm" table:align="margins"/>
    </style:style>
    <style:style style:name="Table75.A" style:family="table-column">
      <style:table-column-properties style:column-width="18.643cm" style:rel-column-width="65535*"/>
    </style:style>
    <style:style style:name="Table7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6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76.A" style:family="table-column">
      <style:table-column-properties style:column-width="10.823cm" style:rel-column-width="38069*"/>
    </style:style>
    <style:style style:name="Table76.B" style:family="table-column">
      <style:table-column-properties style:column-width="7.809cm" style:rel-column-width="27466*"/>
    </style:style>
    <style:style style:name="Table76.1" style:family="table-row">
      <style:table-row-properties fo:background-color="#e6e6e6">
        <style:background-image/>
      </style:table-row-properties>
    </style:style>
    <style:style style:name="Table7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6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6.2" style:family="table-row">
      <style:table-row-properties fo:background-color="transparent">
        <style:background-image/>
      </style:table-row-properties>
    </style:style>
    <style:style style:name="Table76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6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0" style:family="table">
      <style:table-properties style:width="19.683cm" fo:margin-left="0.039cm" fo:margin-right="-0.023cm" table:align="margins" fo:background-color="transparent" style:shadow="#cccccc 0.06cm 0.06cm">
        <style:background-image/>
      </style:table-properties>
    </style:style>
    <style:style style:name="Table10.A" style:family="table-column">
      <style:table-column-properties style:column-width="4.971cm" style:rel-column-width="16550*"/>
    </style:style>
    <style:style style:name="Table10.B" style:family="table-column">
      <style:table-column-properties style:column-width="1.762cm" style:rel-column-width="5869*"/>
    </style:style>
    <style:style style:name="Table10.C" style:family="table-column">
      <style:table-column-properties style:column-width="12.95cm" style:rel-column-width="43116*"/>
    </style:style>
    <style:style style:name="Table10.1" style:family="table-row">
      <style:table-row-properties fo:background-color="#e6e6e6">
        <style:background-image/>
      </style:table-row-properties>
    </style:style>
    <style:style style:name="Table1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0.2" style:family="table-row">
      <style:table-row-properties fo:background-color="#ffffcc">
        <style:background-image/>
      </style:table-row-properties>
    </style:style>
    <style:style style:name="Table1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1.A" style:family="table-column">
      <style:table-column-properties style:column-width="4.981cm" style:rel-column-width="16573*"/>
    </style:style>
    <style:style style:name="Table11.B" style:family="table-column">
      <style:table-column-properties style:column-width="1.766cm" style:rel-column-width="5877*"/>
    </style:style>
    <style:style style:name="Table11.C" style:family="table-column">
      <style:table-column-properties style:column-width="12.95cm" style:rel-column-width="43085*"/>
    </style:style>
    <style:style style:name="Table11.1" style:family="table-row">
      <style:table-row-properties fo:background-color="#e6e6e6">
        <style:background-image/>
      </style:table-row-properties>
    </style:style>
    <style:style style:name="Table1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1.2" style:family="table-row">
      <style:table-row-properties fo:background-color="#ffffcc">
        <style:background-image/>
      </style:table-row-properties>
    </style:style>
    <style:style style:name="Table1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6.A" style:family="table-column">
      <style:table-column-properties style:column-width="4.981cm" style:rel-column-width="16573*"/>
    </style:style>
    <style:style style:name="Table36.B" style:family="table-column">
      <style:table-column-properties style:column-width="1.766cm" style:rel-column-width="5877*"/>
    </style:style>
    <style:style style:name="Table36.C" style:family="table-column">
      <style:table-column-properties style:column-width="12.95cm" style:rel-column-width="43085*"/>
    </style:style>
    <style:style style:name="Table36.1" style:family="table-row">
      <style:table-row-properties fo:background-color="#e6e6e6">
        <style:background-image/>
      </style:table-row-properties>
    </style:style>
    <style:style style:name="Table3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6.2" style:family="table-row">
      <style:table-row-properties fo:background-color="#ffffcc">
        <style:background-image/>
      </style:table-row-properties>
    </style:style>
    <style:style style:name="Table3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7.A" style:family="table-column">
      <style:table-column-properties style:column-width="4.981cm" style:rel-column-width="16573*"/>
    </style:style>
    <style:style style:name="Table37.B" style:family="table-column">
      <style:table-column-properties style:column-width="1.766cm" style:rel-column-width="5877*"/>
    </style:style>
    <style:style style:name="Table37.C" style:family="table-column">
      <style:table-column-properties style:column-width="12.95cm" style:rel-column-width="43085*"/>
    </style:style>
    <style:style style:name="Table37.1" style:family="table-row">
      <style:table-row-properties fo:background-color="#e6e6e6">
        <style:background-image/>
      </style:table-row-properties>
    </style:style>
    <style:style style:name="Table3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7.2" style:family="table-row">
      <style:table-row-properties fo:background-color="#ffffcc">
        <style:background-image/>
      </style:table-row-properties>
    </style:style>
    <style:style style:name="Table3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0.A" style:family="table-column">
      <style:table-column-properties style:column-width="4.981cm" style:rel-column-width="16573*"/>
    </style:style>
    <style:style style:name="Table40.B" style:family="table-column">
      <style:table-column-properties style:column-width="1.766cm" style:rel-column-width="5877*"/>
    </style:style>
    <style:style style:name="Table40.C" style:family="table-column">
      <style:table-column-properties style:column-width="12.95cm" style:rel-column-width="43085*"/>
    </style:style>
    <style:style style:name="Table40.1" style:family="table-row">
      <style:table-row-properties fo:background-color="#e6e6e6">
        <style:background-image/>
      </style:table-row-properties>
    </style:style>
    <style:style style:name="Table4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0.2" style:family="table-row">
      <style:table-row-properties fo:background-color="#ffffcc">
        <style:background-image/>
      </style:table-row-properties>
    </style:style>
    <style:style style:name="Table4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9.A" style:family="table-column">
      <style:table-column-properties style:column-width="4.981cm" style:rel-column-width="16573*"/>
    </style:style>
    <style:style style:name="Table39.B" style:family="table-column">
      <style:table-column-properties style:column-width="1.766cm" style:rel-column-width="5877*"/>
    </style:style>
    <style:style style:name="Table39.C" style:family="table-column">
      <style:table-column-properties style:column-width="12.95cm" style:rel-column-width="43085*"/>
    </style:style>
    <style:style style:name="Table39.1" style:family="table-row">
      <style:table-row-properties fo:background-color="#e6e6e6">
        <style:background-image/>
      </style:table-row-properties>
    </style:style>
    <style:style style:name="Table3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9.2" style:family="table-row">
      <style:table-row-properties fo:background-color="#ffffcc">
        <style:background-image/>
      </style:table-row-properties>
    </style:style>
    <style:style style:name="Table3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.A" style:family="table-column">
      <style:table-column-properties style:column-width="4.981cm" style:rel-column-width="16573*"/>
    </style:style>
    <style:style style:name="Table4.B" style:family="table-column">
      <style:table-column-properties style:column-width="1.766cm" style:rel-column-width="5877*"/>
    </style:style>
    <style:style style:name="Table4.C" style:family="table-column">
      <style:table-column-properties style:column-width="12.95cm" style:rel-column-width="43085*"/>
    </style:style>
    <style:style style:name="Table4.1" style:family="table-row">
      <style:table-row-properties fo:background-color="#e6e6e6">
        <style:background-image/>
      </style:table-row-properties>
    </style:style>
    <style:style style:name="Table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.2" style:family="table-row">
      <style:table-row-properties fo:background-color="#ffffcc">
        <style:background-image/>
      </style:table-row-properties>
    </style:style>
    <style:style style:name="Table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.A" style:family="table-column">
      <style:table-column-properties style:column-width="4.981cm" style:rel-column-width="16573*"/>
    </style:style>
    <style:style style:name="Table5.B" style:family="table-column">
      <style:table-column-properties style:column-width="1.766cm" style:rel-column-width="5877*"/>
    </style:style>
    <style:style style:name="Table5.C" style:family="table-column">
      <style:table-column-properties style:column-width="12.95cm" style:rel-column-width="43085*"/>
    </style:style>
    <style:style style:name="Table5.1" style:family="table-row">
      <style:table-row-properties fo:background-color="#e6e6e6">
        <style:background-image/>
      </style:table-row-properties>
    </style:style>
    <style:style style:name="Table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.2" style:family="table-row">
      <style:table-row-properties fo:background-color="#ffffcc">
        <style:background-image/>
      </style:table-row-properties>
    </style:style>
    <style:style style:name="Table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71.A" style:family="table-column">
      <style:table-column-properties style:column-width="4.981cm" style:rel-column-width="16573*"/>
    </style:style>
    <style:style style:name="Table71.B" style:family="table-column">
      <style:table-column-properties style:column-width="1.766cm" style:rel-column-width="5877*"/>
    </style:style>
    <style:style style:name="Table71.C" style:family="table-column">
      <style:table-column-properties style:column-width="12.95cm" style:rel-column-width="43085*"/>
    </style:style>
    <style:style style:name="Table71.1" style:family="table-row">
      <style:table-row-properties fo:background-color="#e6e6e6">
        <style:background-image/>
      </style:table-row-properties>
    </style:style>
    <style:style style:name="Table7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1.2" style:family="table-row">
      <style:table-row-properties fo:background-color="#ffffcc">
        <style:background-image/>
      </style:table-row-properties>
    </style:style>
    <style:style style:name="Table7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72.A" style:family="table-column">
      <style:table-column-properties style:column-width="4.981cm" style:rel-column-width="16573*"/>
    </style:style>
    <style:style style:name="Table72.B" style:family="table-column">
      <style:table-column-properties style:column-width="1.766cm" style:rel-column-width="5877*"/>
    </style:style>
    <style:style style:name="Table72.C" style:family="table-column">
      <style:table-column-properties style:column-width="12.95cm" style:rel-column-width="43085*"/>
    </style:style>
    <style:style style:name="Table72.1" style:family="table-row">
      <style:table-row-properties fo:background-color="#e6e6e6">
        <style:background-image/>
      </style:table-row-properties>
    </style:style>
    <style:style style:name="Table7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2.2" style:family="table-row">
      <style:table-row-properties fo:background-color="#ffffcc">
        <style:background-image/>
      </style:table-row-properties>
    </style:style>
    <style:style style:name="Table7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2.A" style:family="table-column">
      <style:table-column-properties style:column-width="4.981cm" style:rel-column-width="16573*"/>
    </style:style>
    <style:style style:name="Table12.B" style:family="table-column">
      <style:table-column-properties style:column-width="1.766cm" style:rel-column-width="5877*"/>
    </style:style>
    <style:style style:name="Table12.C" style:family="table-column">
      <style:table-column-properties style:column-width="12.95cm" style:rel-column-width="43085*"/>
    </style:style>
    <style:style style:name="Table12.1" style:family="table-row">
      <style:table-row-properties fo:background-color="#e6e6e6">
        <style:background-image/>
      </style:table-row-properties>
    </style:style>
    <style:style style:name="Table1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2.2" style:family="table-row">
      <style:table-row-properties fo:background-color="#ffffcc">
        <style:background-image/>
      </style:table-row-properties>
    </style:style>
    <style:style style:name="Table1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3.A" style:family="table-column">
      <style:table-column-properties style:column-width="4.981cm" style:rel-column-width="16573*"/>
    </style:style>
    <style:style style:name="Table13.B" style:family="table-column">
      <style:table-column-properties style:column-width="1.766cm" style:rel-column-width="5877*"/>
    </style:style>
    <style:style style:name="Table13.C" style:family="table-column">
      <style:table-column-properties style:column-width="12.95cm" style:rel-column-width="43085*"/>
    </style:style>
    <style:style style:name="Table13.1" style:family="table-row">
      <style:table-row-properties fo:background-color="#e6e6e6">
        <style:background-image/>
      </style:table-row-properties>
    </style:style>
    <style:style style:name="Table1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3.2" style:family="table-row">
      <style:table-row-properties fo:background-color="#ffffcc">
        <style:background-image/>
      </style:table-row-properties>
    </style:style>
    <style:style style:name="Table1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4" style:family="table">
      <style:table-properties style:width="19.722cm" fo:margin-left="0cm" fo:margin-right="-0.023cm" table:align="margins" fo:background-color="transparent" style:shadow="#cccccc 0.06cm 0.06cm">
        <style:background-image/>
      </style:table-properties>
    </style:style>
    <style:style style:name="Table14.A" style:family="table-column">
      <style:table-column-properties style:column-width="5.001cm" style:rel-column-width="16617*"/>
    </style:style>
    <style:style style:name="Table14.B" style:family="table-column">
      <style:table-column-properties style:column-width="1.762cm" style:rel-column-width="5858*"/>
    </style:style>
    <style:style style:name="Table14.C" style:family="table-column">
      <style:table-column-properties style:column-width="12.959cm" style:rel-column-width="43060*"/>
    </style:style>
    <style:style style:name="Table14.1" style:family="table-row">
      <style:table-row-properties fo:background-color="#e6e6e6">
        <style:background-image/>
      </style:table-row-properties>
    </style:style>
    <style:style style:name="Table1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4.2" style:family="table-row">
      <style:table-row-properties fo:background-color="#ffffcc">
        <style:background-image/>
      </style:table-row-properties>
    </style:style>
    <style:style style:name="Table1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5.A" style:family="table-column">
      <style:table-column-properties style:column-width="4.981cm" style:rel-column-width="16573*"/>
    </style:style>
    <style:style style:name="Table15.B" style:family="table-column">
      <style:table-column-properties style:column-width="1.766cm" style:rel-column-width="5877*"/>
    </style:style>
    <style:style style:name="Table15.C" style:family="table-column">
      <style:table-column-properties style:column-width="12.95cm" style:rel-column-width="43085*"/>
    </style:style>
    <style:style style:name="Table15.1" style:family="table-row">
      <style:table-row-properties fo:background-color="#e6e6e6">
        <style:background-image/>
      </style:table-row-properties>
    </style:style>
    <style:style style:name="Table1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5.2" style:family="table-row">
      <style:table-row-properties fo:background-color="#ffffcc">
        <style:background-image/>
      </style:table-row-properties>
    </style:style>
    <style:style style:name="Table1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6.A" style:family="table-column">
      <style:table-column-properties style:column-width="4.981cm" style:rel-column-width="16573*"/>
    </style:style>
    <style:style style:name="Table16.B" style:family="table-column">
      <style:table-column-properties style:column-width="1.766cm" style:rel-column-width="5877*"/>
    </style:style>
    <style:style style:name="Table16.C" style:family="table-column">
      <style:table-column-properties style:column-width="12.95cm" style:rel-column-width="43085*"/>
    </style:style>
    <style:style style:name="Table16.1" style:family="table-row">
      <style:table-row-properties fo:background-color="#e6e6e6">
        <style:background-image/>
      </style:table-row-properties>
    </style:style>
    <style:style style:name="Table1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6.2" style:family="table-row">
      <style:table-row-properties fo:background-color="#ffffcc">
        <style:background-image/>
      </style:table-row-properties>
    </style:style>
    <style:style style:name="Table1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.A18" style:family="table-cell">
      <style:table-cell-properties style:vertical-align="middle" fo:background-color="#ffffcc" fo:padding-left="0.25cm" fo:padding-right="0.25cm" fo:padding-top="0.101cm" fo:padding-bottom="0.101cm" fo:border="0.002cm solid #000000">
        <style:background-image/>
      </style:table-cell-properties>
    </style:style>
    <style:style style:name="Table1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7.A" style:family="table-column">
      <style:table-column-properties style:column-width="4.981cm" style:rel-column-width="16573*"/>
    </style:style>
    <style:style style:name="Table17.B" style:family="table-column">
      <style:table-column-properties style:column-width="1.766cm" style:rel-column-width="5877*"/>
    </style:style>
    <style:style style:name="Table17.C" style:family="table-column">
      <style:table-column-properties style:column-width="12.95cm" style:rel-column-width="43085*"/>
    </style:style>
    <style:style style:name="Table17.1" style:family="table-row">
      <style:table-row-properties fo:background-color="#e6e6e6">
        <style:background-image/>
      </style:table-row-properties>
    </style:style>
    <style:style style:name="Table1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7.2" style:family="table-row">
      <style:table-row-properties fo:background-color="#ffffcc">
        <style:background-image/>
      </style:table-row-properties>
    </style:style>
    <style:style style:name="Table1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8" style:family="table">
      <style:table-properties style:width="18.54cm" fo:margin-left="0.631cm" fo:margin-right="0.587cm" table:align="margins" style:may-break-between-rows="false"/>
    </style:style>
    <style:style style:name="Table18.A" style:family="table-column">
      <style:table-column-properties style:column-width="18.54cm" style:rel-column-width="65535*"/>
    </style:style>
    <style:style style:name="Table18.A1" style:family="table-cell">
      <style:table-cell-properties fo:background-color="#f3f3f3" fo:padding-left="0.7cm" fo:padding-right="0.3cm" fo:padding-top="0.3cm" fo:padding-bottom="0.3cm" fo:border="0.002cm solid #000000">
        <style:background-image/>
      </style:table-cell-properties>
    </style:style>
    <style:style style:name="Table2" style:family="table">
      <style:table-properties style:width="18.643cm" fo:margin-left="0.674cm" fo:margin-right="0.443cm" table:align="margins"/>
    </style:style>
    <style:style style:name="Table2.A" style:family="table-column">
      <style:table-column-properties style:column-width="18.643cm" style:rel-column-width="65535*"/>
    </style:style>
    <style:style style:name="Table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2" style:family="table">
      <style:table-properties style:width="18.643cm" fo:margin-left="0.674cm" fo:margin-right="0.443cm" table:align="margins"/>
    </style:style>
    <style:style style:name="Table32.A" style:family="table-column">
      <style:table-column-properties style:column-width="18.643cm" style:rel-column-width="65535*"/>
    </style:style>
    <style:style style:name="Table3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2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0.A" style:family="table-column">
      <style:table-column-properties style:column-width="4.981cm" style:rel-column-width="16573*"/>
    </style:style>
    <style:style style:name="Table20.B" style:family="table-column">
      <style:table-column-properties style:column-width="1.766cm" style:rel-column-width="5877*"/>
    </style:style>
    <style:style style:name="Table20.C" style:family="table-column">
      <style:table-column-properties style:column-width="12.95cm" style:rel-column-width="43085*"/>
    </style:style>
    <style:style style:name="Table20.1" style:family="table-row">
      <style:table-row-properties fo:background-color="#e6e6e6">
        <style:background-image/>
      </style:table-row-properties>
    </style:style>
    <style:style style:name="Table2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0.2" style:family="table-row">
      <style:table-row-properties fo:background-color="#ffffcc">
        <style:background-image/>
      </style:table-row-properties>
    </style:style>
    <style:style style:name="Table2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1.A" style:family="table-column">
      <style:table-column-properties style:column-width="4.981cm" style:rel-column-width="16573*"/>
    </style:style>
    <style:style style:name="Table21.B" style:family="table-column">
      <style:table-column-properties style:column-width="1.766cm" style:rel-column-width="5877*"/>
    </style:style>
    <style:style style:name="Table21.C" style:family="table-column">
      <style:table-column-properties style:column-width="12.95cm" style:rel-column-width="43085*"/>
    </style:style>
    <style:style style:name="Table21.1" style:family="table-row">
      <style:table-row-properties fo:background-color="#e6e6e6">
        <style:background-image/>
      </style:table-row-properties>
    </style:style>
    <style:style style:name="Table2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1.2" style:family="table-row">
      <style:table-row-properties fo:background-color="#ffffcc">
        <style:background-image/>
      </style:table-row-properties>
    </style:style>
    <style:style style:name="Table2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8" style:family="table">
      <style:table-properties style:width="18.643cm" fo:margin-left="0.674cm" fo:margin-right="0.443cm" table:align="margins"/>
    </style:style>
    <style:style style:name="Table28.A" style:family="table-column">
      <style:table-column-properties style:column-width="18.643cm" style:rel-column-width="65535*"/>
    </style:style>
    <style:style style:name="Table28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0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30.A" style:family="table-column">
      <style:table-column-properties style:column-width="10.34cm" style:rel-column-width="36370*"/>
    </style:style>
    <style:style style:name="Table30.B" style:family="table-column">
      <style:table-column-properties style:column-width="8.292cm" style:rel-column-width="29165*"/>
    </style:style>
    <style:style style:name="Table30.1" style:family="table-row">
      <style:table-row-properties fo:background-color="#e6e6e6">
        <style:background-image/>
      </style:table-row-properties>
    </style:style>
    <style:style style:name="Table3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0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0.2" style:family="table-row">
      <style:table-row-properties fo:background-color="transparent">
        <style:background-image/>
      </style:table-row-properties>
    </style:style>
    <style:style style:name="Table3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0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6.A" style:family="table-column">
      <style:table-column-properties style:column-width="4.981cm" style:rel-column-width="16573*"/>
    </style:style>
    <style:style style:name="Table26.B" style:family="table-column">
      <style:table-column-properties style:column-width="1.766cm" style:rel-column-width="5877*"/>
    </style:style>
    <style:style style:name="Table26.C" style:family="table-column">
      <style:table-column-properties style:column-width="12.95cm" style:rel-column-width="43085*"/>
    </style:style>
    <style:style style:name="Table26.1" style:family="table-row">
      <style:table-row-properties fo:background-color="#e6e6e6">
        <style:background-image/>
      </style:table-row-properties>
    </style:style>
    <style:style style:name="Table2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6.2" style:family="table-row">
      <style:table-row-properties fo:background-color="#ffffcc">
        <style:background-image/>
      </style:table-row-properties>
    </style:style>
    <style:style style:name="Table2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7.A" style:family="table-column">
      <style:table-column-properties style:column-width="4.981cm" style:rel-column-width="16573*"/>
    </style:style>
    <style:style style:name="Table27.B" style:family="table-column">
      <style:table-column-properties style:column-width="1.766cm" style:rel-column-width="5877*"/>
    </style:style>
    <style:style style:name="Table27.C" style:family="table-column">
      <style:table-column-properties style:column-width="12.95cm" style:rel-column-width="43085*"/>
    </style:style>
    <style:style style:name="Table27.1" style:family="table-row">
      <style:table-row-properties fo:background-color="#e6e6e6">
        <style:background-image/>
      </style:table-row-properties>
    </style:style>
    <style:style style:name="Table2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7.2" style:family="table-row">
      <style:table-row-properties fo:background-color="#ffffcc">
        <style:background-image/>
      </style:table-row-properties>
    </style:style>
    <style:style style:name="Table2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1" style:family="table">
      <style:table-properties style:width="18.643cm" fo:margin-left="0.674cm" fo:margin-right="0.443cm" table:align="margins"/>
    </style:style>
    <style:style style:name="Table31.A" style:family="table-column">
      <style:table-column-properties style:column-width="18.643cm" style:rel-column-width="65535*"/>
    </style:style>
    <style:style style:name="Table31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0.A" style:family="table-column">
      <style:table-column-properties style:column-width="4.981cm" style:rel-column-width="16573*"/>
    </style:style>
    <style:style style:name="Table50.B" style:family="table-column">
      <style:table-column-properties style:column-width="1.766cm" style:rel-column-width="5877*"/>
    </style:style>
    <style:style style:name="Table50.C" style:family="table-column">
      <style:table-column-properties style:column-width="12.95cm" style:rel-column-width="43085*"/>
    </style:style>
    <style:style style:name="Table50.1" style:family="table-row">
      <style:table-row-properties fo:background-color="#e6e6e6">
        <style:background-image/>
      </style:table-row-properties>
    </style:style>
    <style:style style:name="Table5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0.2" style:family="table-row">
      <style:table-row-properties fo:background-color="#ffffcc">
        <style:background-image/>
      </style:table-row-properties>
    </style:style>
    <style:style style:name="Table5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1.A" style:family="table-column">
      <style:table-column-properties style:column-width="4.981cm" style:rel-column-width="16573*"/>
    </style:style>
    <style:style style:name="Table51.B" style:family="table-column">
      <style:table-column-properties style:column-width="1.766cm" style:rel-column-width="5877*"/>
    </style:style>
    <style:style style:name="Table51.C" style:family="table-column">
      <style:table-column-properties style:column-width="12.95cm" style:rel-column-width="43085*"/>
    </style:style>
    <style:style style:name="Table51.1" style:family="table-row">
      <style:table-row-properties fo:background-color="#e6e6e6">
        <style:background-image/>
      </style:table-row-properties>
    </style:style>
    <style:style style:name="Table5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1.2" style:family="table-row">
      <style:table-row-properties fo:background-color="#ffffcc">
        <style:background-image/>
      </style:table-row-properties>
    </style:style>
    <style:style style:name="Table5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3" style:family="table">
      <style:table-properties style:width="19.004cm" fo:margin-left="0.4cm" fo:margin-right="0.355cm" table:align="margins" fo:background-color="transparent">
        <style:background-image/>
      </style:table-properties>
    </style:style>
    <style:style style:name="Table53.A" style:family="table-column">
      <style:table-column-properties style:column-width="4.38cm" style:rel-column-width="15102*"/>
    </style:style>
    <style:style style:name="Table53.B" style:family="table-column">
      <style:table-column-properties style:column-width="2.166cm" style:rel-column-width="7472*"/>
    </style:style>
    <style:style style:name="Table53.C" style:family="table-column">
      <style:table-column-properties style:column-width="2.312cm" style:rel-column-width="7976*"/>
    </style:style>
    <style:style style:name="Table53.D" style:family="table-column">
      <style:table-column-properties style:column-width="10.146cm" style:rel-column-width="34985*"/>
    </style:style>
    <style:style style:name="Table53.1" style:family="table-row">
      <style:table-row-properties fo:background-color="#e6e6e6">
        <style:background-image/>
      </style:table-row-properties>
    </style:style>
    <style:style style:name="Table5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3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3.2" style:family="table-row">
      <style:table-row-properties fo:background-color="transparent">
        <style:background-image/>
      </style:table-row-properties>
    </style:style>
    <style:style style:name="Table5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3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8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78.A" style:family="table-column">
      <style:table-column-properties style:column-width="18.381cm" style:rel-column-width="65535*"/>
    </style:style>
    <style:style style:name="Table78.1" style:family="table-row">
      <style:table-row-properties fo:background-color="#f0f0f0">
        <style:background-image/>
      </style:table-row-properties>
    </style:style>
    <style:style style:name="Table78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8.2" style:family="table-row">
      <style:table-row-properties fo:background-color="transparent">
        <style:background-image/>
      </style:table-row-properties>
    </style:style>
    <style:style style:name="Table78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9" style:family="table">
      <style:table-properties style:width="6.419cm" fo:margin-left="2.604cm" fo:margin-right="10.737cm" table:align="margins" fo:background-color="transparent">
        <style:background-image/>
      </style:table-properties>
    </style:style>
    <style:style style:name="Table79.A" style:family="table-column">
      <style:table-column-properties style:column-width="2cm" style:rel-column-width="20422*"/>
    </style:style>
    <style:style style:name="Table79.B" style:family="table-column">
      <style:table-column-properties style:column-width="2.351cm" style:rel-column-width="24006*"/>
    </style:style>
    <style:style style:name="Table79.C" style:family="table-column">
      <style:table-column-properties style:column-width="2.067cm" style:rel-column-width="21107*"/>
    </style:style>
    <style:style style:name="Table79.1" style:family="table-row">
      <style:table-row-properties fo:background-color="#e6e6e6">
        <style:background-image/>
      </style:table-row-properties>
    </style:style>
    <style:style style:name="Table7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9.2" style:family="table-row">
      <style:table-row-properties fo:background-color="transparent">
        <style:background-image/>
      </style:table-row-properties>
    </style:style>
    <style:style style:name="Table7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2" style:family="table">
      <style:table-properties style:width="18.643cm" fo:margin-left="0.674cm" fo:margin-right="0.443cm" table:align="margins"/>
    </style:style>
    <style:style style:name="Table52.A" style:family="table-column">
      <style:table-column-properties style:column-width="18.643cm" style:rel-column-width="65535*"/>
    </style:style>
    <style:style style:name="Table5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4" style:family="table">
      <style:table-properties style:width="18.643cm" fo:margin-left="0.674cm" fo:margin-right="0.443cm" table:align="margins"/>
    </style:style>
    <style:style style:name="Table54.A" style:family="table-column">
      <style:table-column-properties style:column-width="18.643cm" style:rel-column-width="65535*"/>
    </style:style>
    <style:style style:name="Table54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6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4.A" style:family="table-column">
      <style:table-column-properties style:column-width="4.981cm" style:rel-column-width="16573*"/>
    </style:style>
    <style:style style:name="Table64.B" style:family="table-column">
      <style:table-column-properties style:column-width="1.766cm" style:rel-column-width="5877*"/>
    </style:style>
    <style:style style:name="Table64.C" style:family="table-column">
      <style:table-column-properties style:column-width="12.95cm" style:rel-column-width="43085*"/>
    </style:style>
    <style:style style:name="Table64.1" style:family="table-row">
      <style:table-row-properties fo:background-color="#e6e6e6">
        <style:background-image/>
      </style:table-row-properties>
    </style:style>
    <style:style style:name="Table6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4.2" style:family="table-row">
      <style:table-row-properties fo:background-color="#ffffcc">
        <style:background-image/>
      </style:table-row-properties>
    </style:style>
    <style:style style:name="Table6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5.A" style:family="table-column">
      <style:table-column-properties style:column-width="4.981cm" style:rel-column-width="16573*"/>
    </style:style>
    <style:style style:name="Table65.B" style:family="table-column">
      <style:table-column-properties style:column-width="1.766cm" style:rel-column-width="5877*"/>
    </style:style>
    <style:style style:name="Table65.C" style:family="table-column">
      <style:table-column-properties style:column-width="12.95cm" style:rel-column-width="43085*"/>
    </style:style>
    <style:style style:name="Table65.1" style:family="table-row">
      <style:table-row-properties fo:background-color="#e6e6e6">
        <style:background-image/>
      </style:table-row-properties>
    </style:style>
    <style:style style:name="Table6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5.2" style:family="table-row">
      <style:table-row-properties fo:background-color="#ffffcc">
        <style:background-image/>
      </style:table-row-properties>
    </style:style>
    <style:style style:name="Table6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6" style:family="table">
      <style:table-properties style:width="18.643cm" fo:margin-left="0.674cm" fo:margin-right="0.443cm" table:align="margins"/>
    </style:style>
    <style:style style:name="Table66.A" style:family="table-column">
      <style:table-column-properties style:column-width="18.643cm" style:rel-column-width="65535*"/>
    </style:style>
    <style:style style:name="Table66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4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8.A" style:family="table-column">
      <style:table-column-properties style:column-width="4.981cm" style:rel-column-width="16573*"/>
    </style:style>
    <style:style style:name="Table48.B" style:family="table-column">
      <style:table-column-properties style:column-width="1.766cm" style:rel-column-width="5877*"/>
    </style:style>
    <style:style style:name="Table48.C" style:family="table-column">
      <style:table-column-properties style:column-width="12.95cm" style:rel-column-width="43085*"/>
    </style:style>
    <style:style style:name="Table48.1" style:family="table-row">
      <style:table-row-properties fo:background-color="#e6e6e6">
        <style:background-image/>
      </style:table-row-properties>
    </style:style>
    <style:style style:name="Table4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8.2" style:family="table-row">
      <style:table-row-properties fo:background-color="#ffffcc">
        <style:background-image/>
      </style:table-row-properties>
    </style:style>
    <style:style style:name="Table4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9.A" style:family="table-column">
      <style:table-column-properties style:column-width="4.985cm" style:rel-column-width="16585*"/>
    </style:style>
    <style:style style:name="Table49.B" style:family="table-column">
      <style:table-column-properties style:column-width="1.762cm" style:rel-column-width="5865*"/>
    </style:style>
    <style:style style:name="Table49.C" style:family="table-column">
      <style:table-column-properties style:column-width="12.95cm" style:rel-column-width="43085*"/>
    </style:style>
    <style:style style:name="Table49.1" style:family="table-row">
      <style:table-row-properties fo:background-color="#e6e6e6">
        <style:background-image/>
      </style:table-row-properties>
    </style:style>
    <style:style style:name="Table4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9.2" style:family="table-row">
      <style:table-row-properties fo:background-color="#ffffcc">
        <style:background-image/>
      </style:table-row-properties>
    </style:style>
    <style:style style:name="Table4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4.A" style:family="table-column">
      <style:table-column-properties style:column-width="4.981cm" style:rel-column-width="16573*"/>
    </style:style>
    <style:style style:name="Table44.B" style:family="table-column">
      <style:table-column-properties style:column-width="1.766cm" style:rel-column-width="5877*"/>
    </style:style>
    <style:style style:name="Table44.C" style:family="table-column">
      <style:table-column-properties style:column-width="12.95cm" style:rel-column-width="43085*"/>
    </style:style>
    <style:style style:name="Table44.1" style:family="table-row">
      <style:table-row-properties fo:background-color="#e6e6e6">
        <style:background-image/>
      </style:table-row-properties>
    </style:style>
    <style:style style:name="Table4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4.2" style:family="table-row">
      <style:table-row-properties fo:background-color="#ffffcc">
        <style:background-image/>
      </style:table-row-properties>
    </style:style>
    <style:style style:name="Table4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6.A" style:family="table-column">
      <style:table-column-properties style:column-width="4.978cm" style:rel-column-width="16562*"/>
    </style:style>
    <style:style style:name="Table46.B" style:family="table-column">
      <style:table-column-properties style:column-width="1.766cm" style:rel-column-width="5877*"/>
    </style:style>
    <style:style style:name="Table46.C" style:family="table-column">
      <style:table-column-properties style:column-width="8.241cm" style:rel-column-width="27416*"/>
    </style:style>
    <style:style style:name="Table46.D" style:family="table-column">
      <style:table-column-properties style:column-width="4.713cm" style:rel-column-width="15680*"/>
    </style:style>
    <style:style style:name="Table46.1" style:family="table-row">
      <style:table-row-properties fo:background-color="#e6e6e6">
        <style:background-image/>
      </style:table-row-properties>
    </style:style>
    <style:style style:name="Table4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6.2" style:family="table-row">
      <style:table-row-properties fo:background-color="#ffffcc">
        <style:background-image/>
      </style:table-row-properties>
    </style:style>
    <style:style style:name="Table4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8.A" style:family="table-column">
      <style:table-column-properties style:column-width="4.981cm" style:rel-column-width="16573*"/>
    </style:style>
    <style:style style:name="Table38.B" style:family="table-column">
      <style:table-column-properties style:column-width="1.766cm" style:rel-column-width="5877*"/>
    </style:style>
    <style:style style:name="Table38.C" style:family="table-column">
      <style:table-column-properties style:column-width="12.95cm" style:rel-column-width="43085*"/>
    </style:style>
    <style:style style:name="Table38.1" style:family="table-row">
      <style:table-row-properties fo:background-color="#e6e6e6">
        <style:background-image/>
      </style:table-row-properties>
    </style:style>
    <style:style style:name="Table3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8.2" style:family="table-row">
      <style:table-row-properties fo:background-color="#ffffcc">
        <style:background-image/>
      </style:table-row-properties>
    </style:style>
    <style:style style:name="Table3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1.A" style:family="table-column">
      <style:table-column-properties style:column-width="4.981cm" style:rel-column-width="16573*"/>
    </style:style>
    <style:style style:name="Table41.B" style:family="table-column">
      <style:table-column-properties style:column-width="1.766cm" style:rel-column-width="5877*"/>
    </style:style>
    <style:style style:name="Table41.C" style:family="table-column">
      <style:table-column-properties style:column-width="12.95cm" style:rel-column-width="43085*"/>
    </style:style>
    <style:style style:name="Table41.1" style:family="table-row">
      <style:table-row-properties fo:background-color="#e6e6e6">
        <style:background-image/>
      </style:table-row-properties>
    </style:style>
    <style:style style:name="Table4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1.2" style:family="table-row">
      <style:table-row-properties fo:background-color="#ffffcc">
        <style:background-image/>
      </style:table-row-properties>
    </style:style>
    <style:style style:name="Table4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2.A" style:family="table-column">
      <style:table-column-properties style:column-width="4.981cm" style:rel-column-width="16573*"/>
    </style:style>
    <style:style style:name="Table42.B" style:family="table-column">
      <style:table-column-properties style:column-width="1.766cm" style:rel-column-width="5877*"/>
    </style:style>
    <style:style style:name="Table42.C" style:family="table-column">
      <style:table-column-properties style:column-width="12.95cm" style:rel-column-width="43085*"/>
    </style:style>
    <style:style style:name="Table42.1" style:family="table-row">
      <style:table-row-properties fo:background-color="#e6e6e6">
        <style:background-image/>
      </style:table-row-properties>
    </style:style>
    <style:style style:name="Table4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2.2" style:family="table-row">
      <style:table-row-properties fo:background-color="#ffffcc">
        <style:background-image/>
      </style:table-row-properties>
    </style:style>
    <style:style style:name="Table4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3.A" style:family="table-column">
      <style:table-column-properties style:column-width="4.981cm" style:rel-column-width="16573*"/>
    </style:style>
    <style:style style:name="Table43.B" style:family="table-column">
      <style:table-column-properties style:column-width="1.766cm" style:rel-column-width="5877*"/>
    </style:style>
    <style:style style:name="Table43.C" style:family="table-column">
      <style:table-column-properties style:column-width="12.95cm" style:rel-column-width="43085*"/>
    </style:style>
    <style:style style:name="Table43.1" style:family="table-row">
      <style:table-row-properties fo:background-color="#e6e6e6">
        <style:background-image/>
      </style:table-row-properties>
    </style:style>
    <style:style style:name="Table4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3.2" style:family="table-row">
      <style:table-row-properties fo:background-color="#ffffcc">
        <style:background-image/>
      </style:table-row-properties>
    </style:style>
    <style:style style:name="Table4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9.A" style:family="table-column">
      <style:table-column-properties style:column-width="4.981cm" style:rel-column-width="16573*"/>
    </style:style>
    <style:style style:name="Table29.B" style:family="table-column">
      <style:table-column-properties style:column-width="1.766cm" style:rel-column-width="5877*"/>
    </style:style>
    <style:style style:name="Table29.C" style:family="table-column">
      <style:table-column-properties style:column-width="12.95cm" style:rel-column-width="43085*"/>
    </style:style>
    <style:style style:name="Table29.1" style:family="table-row">
      <style:table-row-properties fo:background-color="#e6e6e6">
        <style:background-image/>
      </style:table-row-properties>
    </style:style>
    <style:style style:name="Table2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9.2" style:family="table-row">
      <style:table-row-properties fo:background-color="#ffffcc">
        <style:background-image/>
      </style:table-row-properties>
    </style:style>
    <style:style style:name="Table2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5.A" style:family="table-column">
      <style:table-column-properties style:column-width="4.981cm" style:rel-column-width="16573*"/>
    </style:style>
    <style:style style:name="Table35.B" style:family="table-column">
      <style:table-column-properties style:column-width="1.766cm" style:rel-column-width="5877*"/>
    </style:style>
    <style:style style:name="Table35.C" style:family="table-column">
      <style:table-column-properties style:column-width="12.95cm" style:rel-column-width="43085*"/>
    </style:style>
    <style:style style:name="Table35.1" style:family="table-row">
      <style:table-row-properties fo:background-color="#e6e6e6">
        <style:background-image/>
      </style:table-row-properties>
    </style:style>
    <style:style style:name="Table3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5.2" style:family="table-row">
      <style:table-row-properties fo:background-color="#ffffcc">
        <style:background-image/>
      </style:table-row-properties>
    </style:style>
    <style:style style:name="Table3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5.A" style:family="table-column">
      <style:table-column-properties style:column-width="4.981cm" style:rel-column-width="16573*"/>
    </style:style>
    <style:style style:name="Table55.B" style:family="table-column">
      <style:table-column-properties style:column-width="1.766cm" style:rel-column-width="5877*"/>
    </style:style>
    <style:style style:name="Table55.C" style:family="table-column">
      <style:table-column-properties style:column-width="12.95cm" style:rel-column-width="43085*"/>
    </style:style>
    <style:style style:name="Table55.1" style:family="table-row">
      <style:table-row-properties fo:background-color="#e6e6e6">
        <style:background-image/>
      </style:table-row-properties>
    </style:style>
    <style:style style:name="Table5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5.2" style:family="table-row">
      <style:table-row-properties fo:background-color="#ffffcc">
        <style:background-image/>
      </style:table-row-properties>
    </style:style>
    <style:style style:name="Table5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6.A" style:family="table-column">
      <style:table-column-properties style:column-width="4.981cm" style:rel-column-width="16573*"/>
    </style:style>
    <style:style style:name="Table56.B" style:family="table-column">
      <style:table-column-properties style:column-width="1.766cm" style:rel-column-width="5877*"/>
    </style:style>
    <style:style style:name="Table56.C" style:family="table-column">
      <style:table-column-properties style:column-width="12.95cm" style:rel-column-width="43085*"/>
    </style:style>
    <style:style style:name="Table56.1" style:family="table-row">
      <style:table-row-properties fo:background-color="#e6e6e6">
        <style:background-image/>
      </style:table-row-properties>
    </style:style>
    <style:style style:name="Table5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6.2" style:family="table-row">
      <style:table-row-properties fo:background-color="#ffffcc">
        <style:background-image/>
      </style:table-row-properties>
    </style:style>
    <style:style style:name="Table5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7" style:family="table">
      <style:table-properties style:width="14.753cm" fo:margin-left="2.699cm" fo:margin-right="2.307cm" table:align="margins" fo:background-color="transparent">
        <style:background-image/>
      </style:table-properties>
    </style:style>
    <style:style style:name="Table57.A" style:family="table-column">
      <style:table-column-properties style:column-width="1.242cm" style:rel-column-width="5520*"/>
    </style:style>
    <style:style style:name="Table57.B" style:family="table-column">
      <style:table-column-properties style:column-width="13.511cm" style:rel-column-width="60015*"/>
    </style:style>
    <style:style style:name="Table57.1" style:family="table-row">
      <style:table-row-properties fo:background-color="#e6e6e6">
        <style:background-image/>
      </style:table-row-properties>
    </style:style>
    <style:style style:name="Table5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7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7.2" style:family="table-row">
      <style:table-row-properties fo:background-color="transparent">
        <style:background-image/>
      </style:table-row-properties>
    </style:style>
    <style:style style:name="Table57.A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7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8.A" style:family="table-column">
      <style:table-column-properties style:column-width="4.981cm" style:rel-column-width="16573*"/>
    </style:style>
    <style:style style:name="Table58.B" style:family="table-column">
      <style:table-column-properties style:column-width="1.766cm" style:rel-column-width="5877*"/>
    </style:style>
    <style:style style:name="Table58.C" style:family="table-column">
      <style:table-column-properties style:column-width="12.95cm" style:rel-column-width="43085*"/>
    </style:style>
    <style:style style:name="Table58.1" style:family="table-row">
      <style:table-row-properties fo:background-color="#e6e6e6">
        <style:background-image/>
      </style:table-row-properties>
    </style:style>
    <style:style style:name="Table5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8.2" style:family="table-row">
      <style:table-row-properties fo:background-color="#ffffcc">
        <style:background-image/>
      </style:table-row-properties>
    </style:style>
    <style:style style:name="Table5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9.A" style:family="table-column">
      <style:table-column-properties style:column-width="4.981cm" style:rel-column-width="16573*"/>
    </style:style>
    <style:style style:name="Table59.B" style:family="table-column">
      <style:table-column-properties style:column-width="1.766cm" style:rel-column-width="5877*"/>
    </style:style>
    <style:style style:name="Table59.C" style:family="table-column">
      <style:table-column-properties style:column-width="12.95cm" style:rel-column-width="43085*"/>
    </style:style>
    <style:style style:name="Table59.1" style:family="table-row">
      <style:table-row-properties fo:background-color="#e6e6e6">
        <style:background-image/>
      </style:table-row-properties>
    </style:style>
    <style:style style:name="Table5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9.2" style:family="table-row">
      <style:table-row-properties fo:background-color="#ffffcc">
        <style:background-image/>
      </style:table-row-properties>
    </style:style>
    <style:style style:name="Table5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.5" style:family="table-row">
      <style:table-row-properties style:min-row-height="0.129cm" fo:background-color="#ffffcc">
        <style:background-image/>
      </style:table-row-properties>
    </style:style>
    <style:style style:name="Table6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0.A" style:family="table-column">
      <style:table-column-properties style:column-width="4.981cm" style:rel-column-width="16573*"/>
    </style:style>
    <style:style style:name="Table60.B" style:family="table-column">
      <style:table-column-properties style:column-width="1.766cm" style:rel-column-width="5877*"/>
    </style:style>
    <style:style style:name="Table60.C" style:family="table-column">
      <style:table-column-properties style:column-width="12.95cm" style:rel-column-width="43085*"/>
    </style:style>
    <style:style style:name="Table60.1" style:family="table-row">
      <style:table-row-properties fo:background-color="#e6e6e6">
        <style:background-image/>
      </style:table-row-properties>
    </style:style>
    <style:style style:name="Table6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0.2" style:family="table-row">
      <style:table-row-properties fo:background-color="#ffffcc">
        <style:background-image/>
      </style:table-row-properties>
    </style:style>
    <style:style style:name="Table6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1.A" style:family="table-column">
      <style:table-column-properties style:column-width="4.981cm" style:rel-column-width="16573*"/>
    </style:style>
    <style:style style:name="Table61.B" style:family="table-column">
      <style:table-column-properties style:column-width="1.766cm" style:rel-column-width="5877*"/>
    </style:style>
    <style:style style:name="Table61.C" style:family="table-column">
      <style:table-column-properties style:column-width="12.95cm" style:rel-column-width="43085*"/>
    </style:style>
    <style:style style:name="Table61.1" style:family="table-row">
      <style:table-row-properties fo:background-color="#e6e6e6">
        <style:background-image/>
      </style:table-row-properties>
    </style:style>
    <style:style style:name="Table6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1.2" style:family="table-row">
      <style:table-row-properties fo:background-color="#ffffcc">
        <style:background-image/>
      </style:table-row-properties>
    </style:style>
    <style:style style:name="Table6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2.A" style:family="table-column">
      <style:table-column-properties style:column-width="4.981cm" style:rel-column-width="16573*"/>
    </style:style>
    <style:style style:name="Table62.B" style:family="table-column">
      <style:table-column-properties style:column-width="1.766cm" style:rel-column-width="5877*"/>
    </style:style>
    <style:style style:name="Table62.C" style:family="table-column">
      <style:table-column-properties style:column-width="12.95cm" style:rel-column-width="43085*"/>
    </style:style>
    <style:style style:name="Table62.1" style:family="table-row">
      <style:table-row-properties fo:background-color="#e6e6e6">
        <style:background-image/>
      </style:table-row-properties>
    </style:style>
    <style:style style:name="Table6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2.2" style:family="table-row">
      <style:table-row-properties fo:background-color="#ffffcc">
        <style:background-image/>
      </style:table-row-properties>
    </style:style>
    <style:style style:name="Table6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3.A" style:family="table-column">
      <style:table-column-properties style:column-width="4.981cm" style:rel-column-width="16573*"/>
    </style:style>
    <style:style style:name="Table63.B" style:family="table-column">
      <style:table-column-properties style:column-width="1.766cm" style:rel-column-width="5877*"/>
    </style:style>
    <style:style style:name="Table63.C" style:family="table-column">
      <style:table-column-properties style:column-width="12.95cm" style:rel-column-width="43085*"/>
    </style:style>
    <style:style style:name="Table63.1" style:family="table-row">
      <style:table-row-properties fo:background-color="#e6e6e6">
        <style:background-image/>
      </style:table-row-properties>
    </style:style>
    <style:style style:name="Table6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3.2" style:family="table-row">
      <style:table-row-properties fo:background-color="#ffffcc">
        <style:background-image/>
      </style:table-row-properties>
    </style:style>
    <style:style style:name="Table6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7.A" style:family="table-column">
      <style:table-column-properties style:column-width="4.981cm" style:rel-column-width="16573*"/>
    </style:style>
    <style:style style:name="Table67.B" style:family="table-column">
      <style:table-column-properties style:column-width="1.766cm" style:rel-column-width="5877*"/>
    </style:style>
    <style:style style:name="Table67.C" style:family="table-column">
      <style:table-column-properties style:column-width="12.95cm" style:rel-column-width="43085*"/>
    </style:style>
    <style:style style:name="Table67.1" style:family="table-row">
      <style:table-row-properties fo:background-color="#e6e6e6">
        <style:background-image/>
      </style:table-row-properties>
    </style:style>
    <style:style style:name="Table6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7.2" style:family="table-row">
      <style:table-row-properties fo:background-color="#ffffcc">
        <style:background-image/>
      </style:table-row-properties>
    </style:style>
    <style:style style:name="Table6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8.A" style:family="table-column">
      <style:table-column-properties style:column-width="4.981cm" style:rel-column-width="16573*"/>
    </style:style>
    <style:style style:name="Table68.B" style:family="table-column">
      <style:table-column-properties style:column-width="1.766cm" style:rel-column-width="5877*"/>
    </style:style>
    <style:style style:name="Table68.C" style:family="table-column">
      <style:table-column-properties style:column-width="12.95cm" style:rel-column-width="43085*"/>
    </style:style>
    <style:style style:name="Table68.1" style:family="table-row">
      <style:table-row-properties fo:background-color="#e6e6e6">
        <style:background-image/>
      </style:table-row-properties>
    </style:style>
    <style:style style:name="Table6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8.2" style:family="table-row">
      <style:table-row-properties fo:background-color="#ffffcc">
        <style:background-image/>
      </style:table-row-properties>
    </style:style>
    <style:style style:name="Table6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5" style:family="table">
      <style:table-properties style:width="19.205cm" fo:margin-left="0.328cm" fo:margin-right="0.226cm" table:align="margins"/>
    </style:style>
    <style:style style:name="Table45.A" style:family="table-column">
      <style:table-column-properties style:column-width="19.205cm" style:rel-column-width="65535*"/>
    </style:style>
    <style:style style:name="Table4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9" style:family="table" style:master-page-name="">
      <style:table-properties style:width="19.75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3.916cm" style:rel-column-width="12987*"/>
    </style:style>
    <style:style style:name="Table9.B" style:family="table-column">
      <style:table-column-properties style:column-width="15.843cm" style:rel-column-width="52548*"/>
    </style:style>
    <style:style style:name="Table9.A1" style:family="table-cell">
      <style:table-cell-properties fo:background-color="transparent" fo:padding-left="0cm" fo:padding-right="0cm" fo:padding-top="0cm" fo:padding-bottom="0.199cm" fo:border="none">
        <style:background-image/>
      </style:table-cell-properties>
    </style:style>
    <style:style style:name="Table9.5" style:family="table-row">
      <style:table-row-properties fo:background-color="transparent" style:keep-together="true" fo:keep-together="auto">
        <style:background-image/>
      </style:table-row-properties>
    </style:style>
    <style:style style:name="Table9.A5" style:family="table-cell">
      <style:table-cell-properties style:vertical-align="" fo:background-color="transparent" fo:padding-left="0cm" fo:padding-right="0cm" fo:padding-top="0cm" fo:padding-bottom="0.199cm" fo:border="none" style:writing-mode="pag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2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2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style:font-size-asian="10pt" style:font-size-complex="10pt"/>
    </style:style>
    <style:style style:name="P5" style:family="paragraph" style:parent-style-name="Table_20_Contents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2" fo:font-size="10pt" style:font-name-asian="Arial2" style:font-size-asian="10pt" style:font-name-complex="Arial2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name="Courier New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Arial2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Verdana1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2a00ff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24pt" style:font-size-asian="24pt" style:font-size-complex="24pt"/>
    </style:style>
    <style:style style:name="P28" style:family="paragraph" style:parent-style-name="Text_20_body">
      <style:paragraph-properties fo:text-align="start" style:justify-single-word="false"/>
    </style:style>
    <style:style style:name="P29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</style:style>
    <style:style style:name="P30" style:family="paragraph" style:parent-style-name="Text_20_body">
      <style:text-properties fo:font-weight="normal" style:font-weight-asian="normal" style:font-weight-complex="normal"/>
    </style:style>
    <style:style style:name="P31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2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3" style:family="paragraph" style:parent-style-name="Text_20_body">
      <style:text-properties fo:font-style="normal" style:font-style-asian="normal" style:font-style-complex="normal"/>
    </style:style>
    <style:style style:name="P34" style:family="paragraph" style:parent-style-name="Text_20_body">
      <style:paragraph-properties>
        <style:tab-stops>
          <style:tab-stop style:position="5.48cm"/>
        </style:tab-stops>
      </style:paragraph-properties>
      <style:text-properties fo:font-style="normal" style:font-style-asian="normal" style:font-style-complex="normal"/>
    </style:style>
    <style:style style:name="P35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style:font-weight-asian="normal" style:font-weight-complex="normal"/>
    </style:style>
    <style:style style:name="P39" style:family="paragraph" style:parent-style-name="Text_20_body">
      <style:paragraph-properties>
        <style:tab-stops>
          <style:tab-stop style:position="0.838cm"/>
        </style:tab-stops>
      </style:paragraph-properties>
    </style:style>
    <style:style style:name="P40" style:family="paragraph" style:parent-style-name="Text_20_body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41" style:family="paragraph" style:parent-style-name="Text_20_body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>
      <style:paragraph-properties>
        <style:tab-stops>
          <style:tab-stop style:position="5.4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ext_20_body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7" style:family="paragraph" style:parent-style-name="Text_20_body">
      <style:text-properties style:font-name="Arial2" fo:font-size="10pt" style:font-size-asian="10pt" style:font-size-complex="10pt"/>
    </style:style>
    <style:style style:name="P48" style:family="paragraph" style:parent-style-name="Text_20_body">
      <style:text-properties style:font-name="Arial2" fo:font-weight="normal" style:font-weight-asian="normal" style:font-weight-complex="normal"/>
    </style:style>
    <style:style style:name="P49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weight="normal" style:font-weight-asian="normal" style:font-weight-complex="normal"/>
    </style:style>
    <style:style style:name="P50" style:family="paragraph" style:parent-style-name="Text_20_body">
      <style:text-properties style:font-name="Arial2" fo:font-style="normal" style:font-style-asian="normal" style:font-style-complex="normal"/>
    </style:style>
    <style:style style:name="P51" style:family="paragraph" style:parent-style-name="Text_20_body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52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P54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55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6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7" style:family="paragraph" style:parent-style-name="Text_20_body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P58" style:family="paragraph" style:parent-style-name="Text_20_body">
      <style:paragraph-properties fo:margin-top="0cm" fo:margin-bottom="0cm" fo:text-align="start" style:justify-single-word="false"/>
    </style:style>
    <style:style style:name="P59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style:use-window-font-color="true" style:font-name="Courier New" fo:font-size="10pt" fo:font-weight="bold" style:font-size-asian="10pt" style:font-weight-asian="bold" style:font-size-complex="10pt" style:font-weight-complex="bold"/>
    </style:style>
    <style:style style:name="P60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61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fo:color="#5c8526" style:font-name="Courier New" fo:font-weight="bold" style:font-size-asian="10pt" style:font-weight-asian="bold" style:font-size-complex="10pt" style:font-weight-complex="bold"/>
    </style:style>
    <style:style style:name="P62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63" style:family="paragraph" style:parent-style-name="Text_20_body">
      <style:paragraph-properties fo:margin-top="0cm" fo:margin-bottom="0cm" fo:text-align="start" style:justify-single-word="false"/>
      <style:text-properties fo:color="#000000" style:font-name-complex="Arial2"/>
    </style:style>
    <style:style style:name="P64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65" style:family="paragraph" style:parent-style-name="Text_20_body">
      <style:paragraph-properties fo:margin-top="0cm" fo:margin-bottom="0cm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margin-top="0cm" fo:margin-bottom="0cm">
        <style:tab-stops>
          <style:tab-stop style:position="0.838cm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67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</style:style>
    <style:style style:name="P68" style:family="paragraph" style:parent-style-name="Table_20_Contents">
      <style:paragraph-properties fo:margin-top="0cm" fo:margin-bottom="0.019cm"/>
      <style:text-properties style:font-name="Arial2" fo:font-size="10pt" style:font-size-asian="10pt" style:font-size-complex="10pt"/>
    </style:style>
    <style:style style:name="P69" style:family="paragraph" style:parent-style-name="Standard">
      <style:paragraph-properties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7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71" style:family="paragraph" style:parent-style-name="Standard">
      <style:text-properties style:font-name="Arial2" fo:font-size="10pt" style:font-size-asian="10pt" style:font-size-complex="10pt"/>
    </style:style>
    <style:style style:name="P72" style:family="paragraph" style:parent-style-name="Standard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Arial2" fo:font-size="10pt" fo:font-style="italic" fo:font-weight="normal" style:font-name-asian="Arial2" style:font-size-asian="10pt" style:font-style-asian="italic" style:font-weight-asian="normal" style:font-name-complex="Arial2" style:font-size-complex="10pt" style:font-style-complex="italic" style:font-weight-complex="normal"/>
    </style:style>
    <style:style style:name="P74" style:family="paragraph" style:parent-style-name="Standard">
      <style:paragraph-properties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75" style:family="paragraph" style:parent-style-name="Standard">
      <style:text-properties fo:color="#000000" style:font-name="Arial2" fo:font-size="10pt" style:font-size-asian="10pt" style:font-name-complex="Arial2" style:font-size-complex="10pt"/>
    </style:style>
    <style:style style:name="P76" style:family="paragraph" style:parent-style-name="Standard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77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78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style:font-name="Courier New" fo:font-weight="bold" style:font-size-asian="10pt" style:font-weight-asian="bold" style:font-size-complex="10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1" style:family="paragraph" style:parent-style-name="Standard">
      <style:paragraph-properties fo:text-align="center" style:justify-single-word="false"/>
    </style:style>
    <style:style style:name="P82" style:family="paragraph" style:parent-style-name="Standard">
      <style:paragraph-properties>
        <style:tab-stops>
          <style:tab-stop style:position="0.838cm"/>
        </style:tab-stops>
      </style:paragraph-properties>
    </style:style>
    <style:style style:name="P83" style:family="paragraph" style:parent-style-name="Standard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84" style:family="paragraph" style:parent-style-name="Text_20_body">
      <style:paragraph-properties fo:text-align="start" style:justify-single-word="false" fo:break-before="pag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85" style:family="paragraph" style:parent-style-name="Text_20_body">
      <style:paragraph-properties fo:break-before="pag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86" style:family="paragraph" style:parent-style-name="Standard">
      <style:paragraph-properties fo:break-before="page"/>
    </style:style>
    <style:style style:name="P87" style:family="paragraph" style:parent-style-name="Contents_20_Heading">
      <style:paragraph-properties fo:break-before="page"/>
    </style:style>
    <style:style style:name="P88" style:family="paragraph" style:parent-style-name="Table_20_Contents">
      <style:paragraph-properties fo:margin-top="0.101cm" fo:margin-bottom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89" style:family="paragraph" style:parent-style-name="Text_20_body">
      <style:paragraph-properties fo:margin-left="1.127cm" fo:margin-right="0cm" fo:margin-top="0.199cm" fo:margin-bottom="0.199cm" fo:text-indent="0cm" style:auto-text-indent="false"/>
    </style:style>
    <style:style style:name="P90" style:family="paragraph" style:parent-style-name="Text_20_body">
      <style:paragraph-properties fo:margin-left="1.127cm" fo:margin-right="0cm" fo:text-indent="0cm" style:auto-text-indent="false"/>
    </style:style>
    <style:style style:name="P91" style:family="paragraph" style:parent-style-name="Text_20_body">
      <style:paragraph-properties fo:margin-left="-0.028cm" fo:margin-right="0cm" fo:margin-top="0.199cm" fo:margin-bottom="0.199cm" fo:text-align="center" style:justify-single-word="false" fo:text-indent="0cm" style:auto-text-indent="fals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92" style:family="paragraph" style:parent-style-name="Text_20_body">
      <style:paragraph-properties fo:margin-left="0cm" fo:margin-right="0cm" fo:margin-top="0cm" fo:margin-bottom="0.199cm" fo:text-indent="0cm" style:auto-text-indent="false">
        <style:tab-stops>
          <style:tab-stop style:position="0.046cm"/>
        </style:tab-stops>
      </style:paragraph-properties>
    </style:style>
    <style:style style:name="P93" style:family="paragraph" style:parent-style-name="Text_20_body">
      <style:paragraph-properties fo:margin-left="0cm" fo:margin-right="0cm" fo:margin-top="0.199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4" style:family="paragraph" style:parent-style-name="Text_20_body">
      <style:paragraph-properties fo:margin-left="0cm" fo:margin-right="0cm" fo:margin-top="0.199cm" fo:margin-bottom="0cm" fo:text-align="start" style:justify-single-word="false" fo:text-indent="0cm" style:auto-text-indent="false" fo:background-color="transparent">
        <style:background-image/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5" style:family="paragraph" style:parent-style-name="Text_20_body">
      <style:paragraph-properties fo:margin-left="0cm" fo:margin-right="0cm" fo:margin-top="0.4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6" style:family="paragraph" style:parent-style-name="Contents_20_1">
      <style:paragraph-properties>
        <style:tab-stops>
          <style:tab-stop style:position="19.759cm" style:type="right" style:leader-style="dotted" style:leader-text="."/>
        </style:tab-stops>
      </style:paragraph-properties>
    </style:style>
    <style:style style:name="P97" style:family="paragraph" style:parent-style-name="Contents_20_2">
      <style:paragraph-properties>
        <style:tab-stops>
          <style:tab-stop style:position="19.26cm" style:type="right" style:leader-style="dotted" style:leader-text="."/>
        </style:tab-stops>
      </style:paragraph-properties>
    </style:style>
    <style:style style:name="P98" style:family="paragraph" style:parent-style-name="Text_20_body">
      <style:paragraph-properties fo:margin-left="0.342cm" fo:margin-right="-0.005cm" fo:margin-top="0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9" style:family="paragraph" style:parent-style-name="Text_20_body">
      <style:paragraph-properties fo:margin-left="0.342cm" fo:margin-right="-0.005cm" fo:margin-top="0cm" fo:margin-bottom="0.4cm" fo:text-align="start" style:justify-single-word="false" fo:text-indent="0cm" style:auto-text-indent="false" fo:background-color="transparent">
        <style:background-image/>
      </style:paragraph-properties>
    </style:style>
    <style:style style:name="P100" style:family="paragraph" style:parent-style-name="Standard">
      <style:paragraph-properties fo:margin-left="0.342cm" fo:margin-right="-0.005cm" fo:margin-top="0.4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101" style:family="paragraph" style:parent-style-name="Standard">
      <style:paragraph-properties fo:margin-left="0.342cm" fo:margin-right="-0.005cm" fo:text-indent="0cm" style:auto-text-indent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02" style:family="paragraph" style:parent-style-name="Text_20_body" style:list-style-name="L1"/>
    <style:style style:name="P103" style:family="paragraph" style:parent-style-name="Text_20_body" style:list-style-name="L1">
      <style:paragraph-properties>
        <style:tab-stops>
          <style:tab-stop style:position="11.596cm"/>
        </style:tab-stops>
      </style:paragraph-properties>
    </style:style>
    <style:style style:name="P104" style:family="paragraph" style:parent-style-name="Text_20_body" style:list-style-name="L1">
      <style:paragraph-properties>
        <style:tab-stops>
          <style:tab-stop style:position="11.957cm"/>
        </style:tab-stops>
      </style:paragraph-properties>
    </style:style>
    <style:style style:name="P105" style:family="paragraph" style:parent-style-name="Text_20_body" style:list-style-name="L1">
      <style:text-properties style:font-name="Arial2" fo:font-weight="normal" style:font-weight-asian="normal" style:font-weight-complex="normal"/>
    </style:style>
    <style:style style:name="P106" style:family="paragraph" style:parent-style-name="Text_20_body" style:list-style-name="L1">
      <style:paragraph-properties>
        <style:tab-stops>
          <style:tab-stop style:position="11.335cm"/>
        </style:tab-stops>
      </style:paragraph-properties>
    </style:style>
    <style:style style:name="P107" style:family="paragraph" style:parent-style-name="Text_20_body" style:list-style-name="L1">
      <style:paragraph-properties fo:margin-left="0.998cm" fo:margin-right="0cm" fo:margin-top="0.4cm" fo:margin-bottom="0.199cm" fo:text-indent="-0.462cm" style:auto-text-indent="false">
        <style:tab-stops>
          <style:tab-stop style:position="0.046cm"/>
        </style:tab-stops>
      </style:paragraph-properties>
    </style:style>
    <style:style style:name="P108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</style:style>
    <style:style style:name="P109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  <style:text-properties style:font-name="Arial2"/>
    </style:style>
    <style:style style:name="P110" style:family="paragraph" style:parent-style-name="Text_20_body" style:list-style-name="L1">
      <style:paragraph-properties fo:margin-left="1.007cm" fo:margin-right="-0.005cm" fo:text-indent="-0.637cm" style:auto-text-indent="false">
        <style:tab-stops/>
      </style:paragraph-properties>
    </style:style>
    <style:style style:name="P111" style:family="paragraph" style:parent-style-name="Text_20_body" style:list-style-name="L1">
      <style:paragraph-properties fo:margin-top="0cm" fo:margin-bottom="0.199cm">
        <style:tab-stops>
          <style:tab-stop style:position="11.523cm"/>
        </style:tab-stops>
      </style:paragraph-properties>
    </style:style>
    <style:style style:name="P112" style:family="paragraph" style:parent-style-name="Text_20_body" style:list-style-name="L1">
      <style:paragraph-properties fo:margin-top="0cm" fo:margin-bottom="0.199cm">
        <style:tab-stops>
          <style:tab-stop style:position="11.596cm"/>
        </style:tab-stops>
      </style:paragraph-properties>
    </style:style>
    <style:style style:name="P113" style:family="paragraph" style:parent-style-name="Text_20_body" style:list-style-name="L1">
      <style:paragraph-properties fo:margin-top="0cm" fo:margin-bottom="0.4cm">
        <style:tab-stops>
          <style:tab-stop style:position="11.523cm"/>
        </style:tab-stops>
      </style:paragraph-properties>
    </style:style>
    <style:style style:name="P114" style:family="paragraph" style:parent-style-name="Text_20_body" style:list-style-name="L1">
      <style:paragraph-properties fo:margin-top="0cm" fo:margin-bottom="0.4cm">
        <style:tab-stops>
          <style:tab-stop style:position="7.706cm"/>
          <style:tab-stop style:position="13.446cm"/>
        </style:tab-stops>
      </style:paragraph-properties>
    </style:style>
    <style:style style:name="P115" style:family="paragraph" style:parent-style-name="Text_20_body" style:list-style-name="L1">
      <style:paragraph-properties fo:margin-top="0.4cm" fo:margin-bottom="0.199cm"/>
    </style:style>
    <style:style style:name="P116" style:family="paragraph" style:parent-style-name="Text_20_body" style:list-style-name="L2">
      <style:paragraph-properties fo:margin-left="1.258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17" style:family="paragraph" style:parent-style-name="Text_20_body" style:list-style-name="L2">
      <style:paragraph-properties fo:margin-left="1.302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18" style:family="paragraph" style:parent-style-name="Text_20_body" style:list-style-name="L2">
      <style:paragraph-properties fo:margin-left="1.244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19" style:family="paragraph" style:parent-style-name="Heading_20_1">
      <style:paragraph-properties fo:break-before="page"/>
    </style:style>
    <style:style style:name="P120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21" style:family="paragraph" style:parent-style-name="Heading_20_1">
      <style:paragraph-properties fo:break-before="page"/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P122" style:family="paragraph" style:parent-style-name="Heading_20_2">
      <style:text-properties style:font-name="Arial2" fo:font-size="10pt" style:font-size-asian="10pt" style:font-size-complex="10pt"/>
    </style:style>
    <style:style style:name="P123" style:family="paragraph" style:parent-style-name="Heading_20_2">
      <style:paragraph-properties fo:break-before="page"/>
    </style:style>
    <style:style style:name="P124" style:family="paragraph" style:parent-style-name="Heading_20_2">
      <style:paragraph-properties fo:break-before="page"/>
      <style:text-properties fo:font-weight="normal" style:font-weight-asian="normal" style:font-weight-complex="normal"/>
    </style:style>
    <style:style style:name="P125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126" style:family="paragraph" style:parent-style-name="Standard" style:list-style-name="L1"/>
    <style:style style:name="P127" style:family="paragraph" style:parent-style-name="Standard" style:list-style-name="L3">
      <style:paragraph-properties fo:margin-top="0cm" fo:margin-bottom="0.199cm"/>
    </style:style>
    <style:style style:name="P128" style:family="paragraph">
      <style:paragraph-properties fo:text-align="center"/>
    </style:style>
    <style:style style:name="P129" style:family="paragraph">
      <style:paragraph-properties fo:text-align="center"/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P130" style:family="paragraph"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2"/>
    </style:style>
    <style:style style:name="T6" style:family="text">
      <style:text-properties style:use-window-font-color="true" style:font-name="Arial2" fo:font-size="9pt" fo:font-style="italic" style:font-name-asian="ArialMT" style:font-size-asian="9pt" style:font-style-asian="italic" style:font-name-complex="ArialMT" style:font-size-complex="9pt" style:font-style-complex="italic"/>
    </style:style>
    <style:style style:name="T7" style:family="text">
      <style:text-properties style:use-window-font-color="true" style:font-name="Arial2" style:font-size-asian="10pt" style:font-name-complex="Arial2" style:font-size-complex="10pt"/>
    </style:style>
    <style:style style:name="T8" style:family="text">
      <style:text-properties style:use-window-font-color="true" style:font-name="Arial2" style:text-underline-style="none" style:font-size-asian="10pt" style:font-name-complex="Arial2" style:font-size-complex="10pt"/>
    </style:style>
    <style:style style:name="T9" style:family="text">
      <style:text-properties style:use-window-font-color="true" style:font-name="Arial2" fo:font-size="10pt" style:font-size-asian="10pt" style:font-size-complex="10pt"/>
    </style:style>
    <style:style style:name="T10" style:family="text">
      <style:text-properties style:use-window-font-color="true" style:font-name="Arial2" fo:font-size="10pt" style:font-size-asian="10pt" style:font-name-complex="Arial2" style:font-size-complex="10pt"/>
    </style:style>
    <style:style style:name="T11" style:family="text">
      <style:text-properties style:use-window-font-color="true" style:font-name="Arial2" fo:font-size="10pt" fo:font-style="italic" style:font-size-asian="10pt" style:font-style-asian="italic" style:font-size-complex="10pt" style:font-style-complex="italic"/>
    </style:style>
    <style:style style:name="T12" style:family="text">
      <style:text-properties style:use-window-font-color="true" style:font-name="Arial2" fo:font-size="10pt" style:font-name-asian="ArialMT" style:font-size-asian="10pt" style:font-name-complex="ArialMT" style:font-size-complex="10pt"/>
    </style:style>
    <style:style style:name="T13" style:family="text">
      <style:text-properties style:use-window-font-color="true" style:font-name="Arial2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T14" style:family="text">
      <style:text-properties style:use-window-font-color="true" style:font-name="Arial2" fo:font-size="10pt" style:text-underline-style="none" style:font-size-asian="10pt" style:font-name-complex="Arial2" style:font-size-complex="10pt"/>
    </style:style>
    <style:style style:name="T15" style:family="text">
      <style:text-properties style:use-window-font-color="true" style:font-name="Arial2" fo:font-size="10pt" style:text-underline-style="none" fo:font-weight="bold" style:font-size-asian="10pt" style:font-weight-asian="bold" style:font-name-complex="Arial2" style:font-size-complex="10pt" style:font-weight-complex="bold"/>
    </style:style>
    <style:style style:name="T16" style:family="text">
      <style:text-properties style:use-window-font-color="true" style:font-name="Arial2" fo:font-weight="bold" style:font-size-asian="10pt" style:font-weight-asian="bold" style:font-name-complex="Arial2" style:font-size-complex="10pt" style:font-weight-complex="bold"/>
    </style:style>
    <style:style style:name="T17" style:family="text">
      <style:text-properties style:use-window-font-color="true" style:font-name="Arial2" fo:font-weight="bold" style:font-weight-asian="bold" style:font-weight-complex="bold"/>
    </style:style>
    <style:style style:name="T18" style:family="text">
      <style:text-properties style:use-window-font-color="true" style:font-name="Arial2" fo:font-weight="normal" style:font-weight-asian="normal" style:font-weight-complex="normal"/>
    </style:style>
    <style:style style:name="T19" style:family="text">
      <style:text-properties style:use-window-font-color="true" style:font-name-complex="Arial2"/>
    </style:style>
    <style:style style:name="T20" style:family="text">
      <style:text-properties style:use-window-font-color="true" style:font-name="Verdana1" fo:font-size="14pt" style:font-name-asian="DejaVu Sans" style:font-size-asian="14pt" style:font-name-complex="DejaVu Sans" style:font-size-complex="14pt"/>
    </style:style>
    <style:style style:name="T21" style:family="text">
      <style:text-properties style:use-window-font-color="true" style:font-name="Courier New" fo:font-weight="bold" style:font-weight-asian="bold" style:font-weight-complex="bold"/>
    </style:style>
    <style:style style:name="T22" style:family="text"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T23" style:family="text"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24" style:family="text"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T25" style:family="text">
      <style:text-properties style:use-window-font-color="true" style:font-name="Courier New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26" style:family="text">
      <style:text-properties style:use-window-font-color="true" fo:font-style="normal" style:text-underline-style="none" style:font-style-asian="normal" style:font-style-complex="normal"/>
    </style:style>
    <style:style style:name="T27" style:family="text">
      <style:text-properties fo:color="#c00000"/>
    </style:style>
    <style:style style:name="T28" style:family="text">
      <style:text-properties fo:color="#c00000" style:font-name="Arial2" style:font-size-asian="10pt" style:font-name-complex="Arial2" style:font-size-complex="10pt"/>
    </style:style>
    <style:style style:name="T29" style:family="text">
      <style:text-properties fo:color="#c00000" style:font-name="Arial2" fo:font-size="10pt" style:font-size-asian="10pt" style:font-name-complex="Arial2" style:font-size-complex="10pt"/>
    </style:style>
    <style:style style:name="T30" style:family="text">
      <style:text-properties fo:color="#c00000" style:font-name="Arial2" fo:font-size="10pt" style:text-underline-style="none" style:font-size-asian="10pt" style:font-name-complex="Arial2" style:font-size-complex="10pt"/>
    </style:style>
    <style:style style:name="T31" style:family="text">
      <style:text-properties fo:color="#c0000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32" style:family="text">
      <style:text-properties fo:color="#c00000" style:font-name="Arial2" fo:font-size="10pt" fo:font-style="normal" fo:font-weight="normal" style:font-name-asian="TimesNewRomanPS-ItalicM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3" style:family="text">
      <style:text-properties fo:color="#c00000" style:font-name-complex="Arial2"/>
    </style:style>
    <style:style style:name="T34" style:family="text">
      <style:text-properties fo:color="#0000c0"/>
    </style:style>
    <style:style style:name="T35" style:family="text">
      <style:text-properties fo:color="#0000c0" style:font-name="Arial2" style:font-size-asian="10pt" style:font-name-complex="Arial2" style:font-size-complex="10pt"/>
    </style:style>
    <style:style style:name="T36" style:family="text">
      <style:text-properties fo:color="#0000c0" style:font-name="Arial2" fo:font-size="10pt" style:font-size-asian="10pt" style:font-name-complex="Arial2" style:font-size-complex="10pt"/>
    </style:style>
    <style:style style:name="T37" style:family="text">
      <style:text-properties fo:color="#0000c0" style:font-name="Arial2" fo:font-size="10pt" style:text-underline-style="none" style:font-size-asian="10pt" style:font-name-complex="Arial2" style:font-size-complex="10pt"/>
    </style:style>
    <style:style style:name="T38" style:family="text">
      <style:text-properties fo:color="#0000c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39" style:family="text">
      <style:text-properties fo:color="#0000c0" style:font-name="Arial2" fo:font-size="4pt" style:text-underline-style="none" style:font-size-asian="4pt" style:font-name-complex="Arial2" style:font-size-complex="4pt"/>
    </style:style>
    <style:style style:name="T40" style:family="text">
      <style:text-properties fo:color="#0000c0" style:font-name-complex="Arial2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name-asian="Arial2" style:font-weight-asian="bold" style:font-name-complex="Arial2" style:font-weight-complex="bold"/>
    </style:style>
    <style:style style:name="T43" style:family="text">
      <style:text-properties style:font-name="Arial2"/>
    </style:style>
    <style:style style:name="T44" style:family="text">
      <style:text-properties style:font-name="Arial2" fo:font-size="10pt" style:font-size-asian="10pt" style:font-size-complex="10pt"/>
    </style:style>
    <style:style style:name="T45" style:family="text">
      <style:text-properties style:font-name="Arial2" fo:font-size="10pt" style:font-size-asian="10pt" style:font-name-complex="Arial2" style:font-size-complex="10pt"/>
    </style:style>
    <style:style style:name="T46" style:family="text">
      <style:text-properties style:font-name="Arial2" fo:font-size="10pt" fo:font-style="italic" style:font-size-asian="10pt" style:font-style-asian="italic" style:font-size-complex="10pt" style:font-style-complex="italic"/>
    </style:style>
    <style:style style:name="T47" style:family="text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8" style:family="text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style:font-name="Arial2" fo:font-size="10pt" fo:font-style="normal" style:font-size-asian="10pt" style:font-style-asian="normal" style:font-size-complex="10pt" style:font-style-complex="normal"/>
    </style:style>
    <style:style style:name="T50" style:family="text">
      <style:text-properties style:font-name="Arial2" fo:font-size="10pt" fo:font-weight="normal" style:font-size-asian="10pt" style:font-weight-asian="normal" style:font-size-complex="10pt" style:font-weight-complex="normal"/>
    </style:style>
    <style:style style:name="T51" style:family="text"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52" style:family="text">
      <style:text-properties style:font-name="Arial2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53" style:family="text"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54" style:family="text">
      <style:text-properties style:font-name="Arial2" fo:font-style="normal" style:font-style-asian="normal" style:font-style-complex="normal"/>
    </style:style>
    <style:style style:name="T55" style:family="text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style:font-name="Arial2" fo:font-style="italic" style:font-style-asian="italic" style:font-style-complex="italic"/>
    </style:style>
    <style:style style:name="T57" style:family="text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T58" style:family="text">
      <style:text-properties style:font-name="Arial2" fo:font-weight="normal" style:font-weight-asian="normal" style:font-weight-complex="normal"/>
    </style:style>
    <style:style style:name="T59" style:family="text">
      <style:text-properties style:font-name="Arial2" fo:font-size="4pt" fo:font-weight="normal" style:font-size-asian="4pt" style:font-weight-asian="normal" style:font-size-complex="4pt" style:font-weight-complex="normal"/>
    </style:style>
    <style:style style:name="T60" style:family="text">
      <style:text-properties style:font-name-asian="Arial2" style:font-name-complex="Arial2"/>
    </style:style>
    <style:style style:name="T61" style:family="text">
      <style:text-properties fo:font-size="4pt" style:font-size-asian="4pt" style:font-size-complex="4pt"/>
    </style:style>
    <style:style style:name="T62" style:family="text">
      <style:text-properties fo:font-size="4pt" style:font-name-asian="Arial2" style:font-size-asian="4pt" style:font-name-complex="Arial2" style:font-size-complex="4pt"/>
    </style:style>
    <style:style style:name="T63" style:family="text">
      <style:text-properties fo:font-size="4pt" fo:font-weight="normal" style:font-name-asian="Arial2" style:font-size-asian="4pt" style:font-weight-asian="normal" style:font-name-complex="Arial2" style:font-size-complex="4pt" style:font-weight-complex="normal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style:font-style-asian="normal" style:font-style-complex="normal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style:font-weight-asian="bold" style:font-weight-complex="bold"/>
    </style:style>
    <style:style style:name="T70" style:family="text">
      <style:text-properties fo:font-weight="normal" style:font-name-asian="Arial2" style:font-weight-asian="normal" style:font-name-complex="Arial2" style:font-weight-complex="normal"/>
    </style:style>
    <style:style style:name="T71" style:family="text">
      <style:text-properties style:font-name="Courier New"/>
    </style:style>
    <style:style style:name="T72" style:family="text">
      <style:text-properties style:font-name="Courier New" fo:font-weight="bold" style:font-weight-asian="bold" style:font-weight-complex="bold"/>
    </style:style>
    <style:style style:name="T73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74" style:family="text">
      <style:text-properties style:font-name="Courier New" fo:font-weight="bold" style:font-size-asian="10pt" style:font-weight-asian="bold" style:font-size-complex="10pt" style:font-weight-complex="bold"/>
    </style:style>
    <style:style style:name="T75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6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77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9" style:family="text">
      <style:text-properties style:font-name="Courier New" fo:font-style="normal" style:font-style-asian="normal" style:font-style-complex="normal"/>
    </style:style>
    <style:style style:name="T80" style:family="text">
      <style:text-properties style:font-name="Courier New" fo:font-weight="normal" style:font-weight-asian="normal" style:font-weight-complex="normal"/>
    </style:style>
    <style:style style:name="T81" style:family="text">
      <style:text-properties fo:color="#2323dc"/>
    </style:style>
    <style:style style:name="T82" style:family="text">
      <style:text-properties fo:color="#5c8526"/>
    </style:style>
    <style:style style:name="T83" style:family="text">
      <style:text-properties fo:color="#5c8526" style:font-name="Arial2" fo:font-weight="normal" style:font-size-asian="10pt" style:font-weight-asian="normal" style:font-size-complex="10pt" style:font-weight-complex="normal"/>
    </style:style>
    <style:style style:name="T84" style:family="text">
      <style:text-properties fo:color="#5c8526"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85" style:family="text">
      <style:text-properties fo:color="#5c8526" style:font-name="Arial2" fo:font-size="10pt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86" style:family="text">
      <style:text-properties fo:color="#5c8526" style:font-name="Arial2" fo:font-size="10pt" fo:font-weight="normal" style:font-name-asian="HJLJEC+TimesNewRomanPSMT" style:font-size-asian="10pt" style:font-weight-asian="normal" style:font-name-complex="HJLJEC+TimesNewRomanPSMT" style:font-size-complex="10pt" style:font-weight-complex="normal"/>
    </style:style>
    <style:style style:name="T87" style:family="text">
      <style:text-properties fo:color="#5c8526" style:font-name="Arial2" fo:font-size="10pt" fo:font-style="normal" fo:font-weight="normal" style:font-name-asian="TimesNewRomanPS-ItalicMT" style:font-size-asian="10pt" style:font-style-asian="normal" style:font-weight-asian="normal" style:font-name-complex="TimesNewRomanPS-ItalicMT" style:font-size-complex="10pt" style:font-style-complex="normal" style:font-weight-complex="normal"/>
    </style:style>
    <style:style style:name="T88" style:family="text">
      <style:text-properties fo:font-variant="normal" fo:text-transform="none"/>
    </style:style>
    <style:style style:name="T89" style:family="text">
      <style:text-properties fo:font-variant="normal" fo:text-transform="none" fo:font-weight="normal" style:font-weight-asian="normal" style:font-weight-complex="normal"/>
    </style:style>
    <style:style style:name="T90" style:family="text">
      <style:text-properties fo:font-variant="normal" fo:text-transform="none" fo:font-style="normal" style:font-style-asian="normal" style:font-style-complex="normal"/>
    </style:style>
    <style:style style:name="T91" style:family="text"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fo:color="#000000"/>
    </style:style>
    <style:style style:name="T93" style:family="text">
      <style:text-properties fo:color="#000000" style:font-name-complex="Arial2"/>
    </style:style>
    <style:style style:name="T94" style:family="text">
      <style:text-properties fo:color="#000000" style:font-name="Arial2" fo:font-size="10pt" style:font-size-asian="10pt" style:font-name-complex="Arial2" style:font-size-complex="10pt"/>
    </style:style>
    <style:style style:name="T95" style:family="text">
      <style:text-properties fo:color="#000000" style:font-name="Arial2" fo:font-size="10pt" fo:font-weight="bold" style:font-size-asian="10pt" style:font-weight-asian="bold" style:font-name-complex="Arial2" style:font-size-complex="10pt" style:font-weight-complex="bold"/>
    </style:style>
    <style:style style:name="T96" style:family="text"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97" style:family="text">
      <style:text-properties fo:color="#000000" style:font-name="Arial2" fo:font-size="10pt" style:text-underline-style="none" style:font-size-asian="10pt" style:font-name-complex="Arial2" style:font-size-complex="10pt"/>
    </style:style>
    <style:style style:name="T98" style:family="text">
      <style:text-properties fo:color="#000000" style:font-name="Arial2" style:font-size-asian="10pt" style:font-name-complex="Arial2" style:font-size-complex="10pt"/>
    </style:style>
    <style:style style:name="T99" style:family="text">
      <style:text-properties fo:color="#008000"/>
    </style:style>
    <style:style style:name="T100" style:family="text">
      <style:text-properties fo:color="#008000" style:font-name-complex="Arial2"/>
    </style:style>
    <style:style style:name="T101" style:family="text">
      <style:text-properties fo:color="#008000" style:font-name="Arial2" fo:font-size="10pt" style:font-size-asian="10pt" style:font-name-complex="Arial2" style:font-size-complex="10pt"/>
    </style:style>
    <style:style style:name="T102" style:family="text">
      <style:text-properties fo:color="#00800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103" style:family="text">
      <style:text-properties fo:color="#008000" style:font-name="Arial2" fo:font-size="10pt" fo:font-style="normal" fo:font-weight="normal" style:font-name-asian="TimesNewRomanPS-ItalicM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4" style:family="text">
      <style:text-properties fo:color="#008000" style:font-name="Arial2" style:font-size-asian="10pt" style:font-name-complex="Arial2" style:font-size-complex="10pt"/>
    </style:style>
    <style:style style:name="T105" style:family="text">
      <style:text-properties style:font-name-complex="Arial2"/>
    </style:style>
    <style:style style:name="T106" style:family="text">
      <style:text-properties style:font-name="OpenSymbol1" fo:font-size="12pt" fo:font-weight="bold" style:font-name-asian="OpenSymbol1" style:font-size-asian="12pt" style:font-weight-asian="bold" style:font-name-complex="OpenSymbol1" style:font-size-complex="12pt" style:font-weight-complex="bold"/>
    </style:style>
    <style:style style:name="T107" style:family="text">
      <style:text-properties style:font-name="Verdana" fo:font-size="10pt" style:font-size-asian="12.0500001907349pt" style:font-size-complex="13.8000001907349pt"/>
    </style:style>
    <style:style style:name="T108" style:family="text">
      <style:text-properties style:font-name="Arial" style:font-name-asian="Arial" style:font-name-complex="Arial"/>
    </style:style>
    <style:style style:name="T109" style:family="text">
      <style:text-properties style:font-name="Arial" style:font-name-asian="DejaVu Sans" style:font-name-complex="DejaVu Sans"/>
    </style:style>
    <style:style style:name="T110" style:family="text">
      <style:text-properties style:font-name="Arial" fo:font-weight="bold" style:font-weight-asian="bold" style:font-weight-complex="bold"/>
    </style:style>
    <style:style style:name="T111" style:family="text">
      <style:text-properties style:font-style-asian="normal" style:font-style-complex="normal"/>
    </style:style>
    <style:style style:name="T112" style:family="text">
      <style:text-properties fo:color="#808080" style:font-name="Arial2" fo:font-size="10pt" style:font-size-asian="10pt" style:font-name-complex="Arial2" style:font-size-complex="10pt"/>
    </style:style>
    <style:style style:name="T113" style:family="text">
      <style:text-properties fo:color="#80808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114" style:family="text"/>
    <style:style style:name="T115" style:family="text"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T116" style:family="text">
      <style:text-properties style:font-name="Arial2" fo:font-size="10pt" fo:font-style="italic" style:font-name-complex="Arial2" style:font-size-complex="10pt" style:font-style-complex="italic"/>
    </style:style>
    <style:style style:name="T117" style:family="text">
      <style:text-properties style:font-name="Arial2" fo:font-size="10pt" style:font-name-complex="Arial2" style:font-size-complex="10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fo:background-color="#f3f3f3" style:background-transparency="0%" fo:padding="0.049cm" fo:border="0.002cm solid #000000" style:shadow="none" draw:ole-draw-aspect="1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1cm" draw:marker-start-width="0.409cm" draw:marker-end-width="0.409cm" draw:fill-color="#ffffff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with_20_Fine_20_Dots" svg:stroke-color="#000000" draw:fill="solid" draw:fill-color="#ffffff" fo:min-height="0.593cm" fo:padding-top="0.199cm" fo:padding-bottom="0.199cm" fo:padding-left="0.4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hatch" draw:fill-hatch-name="Blue_20_Crossed_20_0_20_Degrees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Heading"><draw:rect text:anchor-type="paragraph" draw:z-index="2" draw:style-name="gr1" draw:text-style-name="P129" svg:width="3.864cm" svg:height="1.103cm" draw:transform="rotate (-0.523598775599386) translate (16.4270972222222cm -0.259291666666667cm)" draw:corner-radius="0.199cm">
     <text:p text:style-name="P128"><text:span text:style-name="T115">DRAFT</text:span></text:p>
    </draw:rect><draw:rect text:anchor-type="paragraph" draw:z-index="6" draw:style-name="gr3" draw:text-style-name="P128" svg:width="21.582cm" svg:height="28.055cm" svg:x="-0.917cm" svg:y="-1.113cm">
     <text:p/>
    </draw:rect></text:p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P26">SKS (Secure Key Store)</text:p>
      <text:p text:style-name="P26">API and Architecture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73"/>
      <text:p text:style-name="P73"/>
      <text:p text:style-name="P73"><draw:frame text:anchor-type="paragraph" draw:z-index="5" draw:style-name="gr2" draw:text-style-name="P130" svg:width="16.613cm" svg:height="1.195cm" svg:x="1.565cm" svg:y="0.374cm">
     <draw:text-box>
      <text:p><text:span text:style-name="T116">Disclaimer</text:span><text:span text:style-name="T117">: This is a system in development. <text:s/>That is, the specification may change without notice.</text:span></text:p>
      <text:p><text:span text:style-name="T117">However, it should still give you a good insight in the “Cloud” Token concept. <text:s/></text:span><text:span text:style-name="T116">Feedback is encouraged!</text:span></text:p>
     </draw:text-box>
    </draw:frame></text:p>
      <text:p text:style-name="P73"/>
      <text:p text:style-name="P73"/>
      <text:p text:style-name="P27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2" text:name="Table of Contents2_Head">
            <text:p text:style-name="P87">Table of Contents</text:p>
          </text:index-title>
          <text:p text:style-name="P96"><text:a xlink:type="simple" xlink:href="#2.Introduction|outline" text:style-name="Internet_20_link" text:visited-style-name="Internet_20_link">Introduction<text:tab/>4</text:a></text:p>
          <text:p text:style-name="P96"><text:a xlink:type="simple" xlink:href="#3.Architecture|outline" text:style-name="Internet_20_link" text:visited-style-name="Internet_20_link">Architecture<text:tab/>4</text:a></text:p>
          <text:p text:style-name="P96"><text:a xlink:type="simple" xlink:href="#4.Provisioning API|outline" text:style-name="Internet_20_link" text:visited-style-name="Internet_20_link">Provisioning API<text:tab/>4</text:a></text:p>
          <text:p text:style-name="P97"><text:a xlink:type="simple" xlink:href="#4.1.Backward Compatibility|outline" text:style-name="Internet_20_link" text:visited-style-name="Internet_20_link">Backward Compatibility<text:tab/>5</text:a></text:p>
          <text:p text:style-name="P96"><text:a xlink:type="simple" xlink:href="#5.User API|outline" text:style-name="Internet_20_link" text:visited-style-name="Internet_20_link">User API<text:tab/>5</text:a></text:p>
          <text:p text:style-name="P96"><text:a xlink:type="simple" xlink:href="#6.Security Model|outline" text:style-name="Internet_20_link" text:visited-style-name="Internet_20_link">Security Model<text:tab/>5</text:a></text:p>
          <text:p text:style-name="P96"><text:a xlink:type="simple" xlink:href="#7.Objects|outline" text:style-name="Internet_20_link" text:visited-style-name="Internet_20_link">Objects<text:tab/>6</text:a></text:p>
          <text:p text:style-name="P97"><text:a xlink:type="simple" xlink:href="#7.1.Key Protection Objects|outline" text:style-name="Internet_20_link" text:visited-style-name="Internet_20_link">Key Protection Objects<text:tab/>6</text:a></text:p>
          <text:p text:style-name="P97"><text:a xlink:type="simple" xlink:href="#7.3.Key Entries|outline" text:style-name="Internet_20_link" text:visited-style-name="Internet_20_link">Key Entries<text:tab/>7</text:a></text:p>
          <text:p text:style-name="P97"><text:a xlink:type="simple" xlink:href="#7.4.Provisioning Objects|outline" text:style-name="Internet_20_link" text:visited-style-name="Internet_20_link">Provisioning Objects<text:tab/>7</text:a></text:p>
          <text:p text:style-name="P96"><text:a xlink:type="simple" xlink:href="#8.Algorithm Support|outline" text:style-name="Internet_20_link" text:visited-style-name="Internet_20_link">Algorithm Support<text:tab/>8</text:a></text:p>
          <text:p text:style-name="P96"><text:a xlink:type="simple" xlink:href="#9.Data Types|outline" text:style-name="Internet_20_link" text:visited-style-name="Internet_20_link">Data Types<text:tab/>9</text:a></text:p>
          <text:p text:style-name="P96"><text:a xlink:type="simple" xlink:href="#10.Return Values|outline" text:style-name="Internet_20_link" text:visited-style-name="Internet_20_link">Return Values<text:tab/>9</text:a></text:p>
          <text:p text:style-name="P96"><text:a xlink:type="simple" xlink:href="#11.Error Codes|outline" text:style-name="Internet_20_link" text:visited-style-name="Internet_20_link">Error Codes<text:tab/>9</text:a></text:p>
          <text:p text:style-name="P96"><text:a xlink:type="simple" xlink:href="#12.Key Policy Attributes|outline" text:style-name="Internet_20_link" text:visited-style-name="Internet_20_link">Key Policy Attributes<text:tab/>10</text:a></text:p>
          <text:p text:style-name="P97"><text:a xlink:type="simple" xlink:href="#12.1.Export Control|outline" text:style-name="Internet_20_link" text:visited-style-name="Internet_20_link">Export Control<text:tab/>10</text:a></text:p>
          <text:p text:style-name="P97"><text:a xlink:type="simple" xlink:href="#12.2.PIN Input Control|outline" text:style-name="Internet_20_link" text:visited-style-name="Internet_20_link">PIN Input Control<text:tab/>10</text:a></text:p>
          <text:p text:style-name="P97"><text:a xlink:type="simple" xlink:href="#12.3.PIN Grouping Control|outline" text:style-name="Internet_20_link" text:visited-style-name="Internet_20_link">PIN Grouping Control<text:tab/>10</text:a></text:p>
          <text:p text:style-name="P97"><text:a xlink:type="simple" xlink:href="#12.4.PIN Pattern Control|outline" text:style-name="Internet_20_link" text:visited-style-name="Internet_20_link">PIN Pattern Control<text:tab/>11</text:a></text:p>
          <text:p text:style-name="P97"><text:a xlink:type="simple" xlink:href="#12.5.PIN and PUK Formats|outline" text:style-name="Internet_20_link" text:visited-style-name="Internet_20_link">PIN and PUK Formats<text:tab/>11</text:a></text:p>
          <text:p text:style-name="P97"><text:a xlink:type="simple" xlink:href="#12.6.Delete Control|outline" text:style-name="Internet_20_link" text:visited-style-name="Internet_20_link">Delete Control<text:tab/>11</text:a></text:p>
          <text:p text:style-name="P97"><text:a xlink:type="simple" xlink:href="#12.7.Biometric Protection|outline" text:style-name="Internet_20_link" text:visited-style-name="Internet_20_link">Biometric Protection<text:tab/>12</text:a></text:p>
          <text:p text:style-name="P97"><text:a xlink:type="simple" xlink:href="#12.9.Key Usage|outline" text:style-name="Internet_20_link" text:visited-style-name="Internet_20_link">Key Usage<text:tab/>12</text:a></text:p>
          <text:p text:style-name="P96"><text:a xlink:type="simple" xlink:href="#13.Methods|outline" text:style-name="Internet_20_link" text:visited-style-name="Internet_20_link">Methods<text:tab/>12</text:a></text:p>
          <text:p text:style-name="P97"><text:a xlink:type="simple" xlink:href="#13.1.createProvisioningSession (1)|outline" text:style-name="Internet_20_link" text:visited-style-name="Internet_20_link">createProvisioningSession (1)<text:tab/>13</text:a></text:p>
          <text:p text:style-name="P97"><text:a xlink:type="simple" xlink:href="#13.2.closeProvisioningSession (2)|outline" text:style-name="Internet_20_link" text:visited-style-name="Internet_20_link">closeProvisioningSession (2)<text:tab/>18</text:a></text:p>
          <text:p text:style-name="P97"><text:a xlink:type="simple" xlink:href="#13.3.getProvisioningSession (3)|outline" text:style-name="Internet_20_link" text:visited-style-name="Internet_20_link">getProvisioningSession (3)<text:tab/>19</text:a></text:p>
          <text:p text:style-name="P97"><text:a xlink:type="simple" xlink:href="#13.4.enumerateProvisioningSessions (4)|outline" text:style-name="Internet_20_link" text:visited-style-name="Internet_20_link">enumerateProvisioningSessions (4)<text:tab/>20</text:a></text:p>
          <text:p text:style-name="P97"><text:a xlink:type="simple" xlink:href="#13.5.abortProvisioningSession (5)|outline" text:style-name="Internet_20_link" text:visited-style-name="Internet_20_link">abortProvisioningSession (5)<text:tab/>21</text:a></text:p>
          <text:p text:style-name="P97"><text:a xlink:type="simple" xlink:href="#13.6.signProvisioningSessionData (6)|outline" text:style-name="Internet_20_link" text:visited-style-name="Internet_20_link">signProvisioningSessionData (6)<text:tab/>22</text:a></text:p>
          <text:p text:style-name="P97"><text:a xlink:type="simple" xlink:href="#13.7.createPUKPolicy (7)|outline" text:style-name="Internet_20_link" text:visited-style-name="Internet_20_link">createPUKPolicy (7)<text:tab/>23</text:a></text:p>
          <text:p text:style-name="P97"><text:a xlink:type="simple" xlink:href="#13.8.createPINPolicy (8)|outline" text:style-name="Internet_20_link" text:visited-style-name="Internet_20_link">createPINPolicy (8)<text:tab/>24</text:a></text:p>
          <text:p text:style-name="P97"><text:a xlink:type="simple" xlink:href="#13.9.createKeyPair (9)|outline" text:style-name="Internet_20_link" text:visited-style-name="Internet_20_link">createKeyPair (9)<text:tab/>25</text:a></text:p>
          <text:p text:style-name="P97"><text:a xlink:type="simple" xlink:href="#13.10.setCertificatePath (10)|outline" text:style-name="Internet_20_link" text:visited-style-name="Internet_20_link">setCertificatePath (10)<text:tab/>29</text:a></text:p>
          <text:p text:style-name="P97"><text:a xlink:type="simple" xlink:href="#13.11.setSymmetricKey (11)|outline" text:style-name="Internet_20_link" text:visited-style-name="Internet_20_link">setSymmetricKey (11)<text:tab/>31</text:a></text:p>
          <text:p text:style-name="P97"><text:a xlink:type="simple" xlink:href="#13.12.addExtensionData (12)|outline" text:style-name="Internet_20_link" text:visited-style-name="Internet_20_link">addExtensionData (12)<text:tab/>32</text:a></text:p>
          <text:p text:style-name="P97"><text:a xlink:type="simple" xlink:href="#13.13.restorePrivateKey (20)|outline" text:style-name="Internet_20_link" text:visited-style-name="Internet_20_link">restorePrivateKey (20)<text:tab/>35</text:a></text:p>
          <text:p text:style-name="P97"><text:a xlink:type="simple" xlink:href="#13.14.getDeviceInfo (31)|outline" text:style-name="Internet_20_link" text:visited-style-name="Internet_20_link">getDeviceInfo (31)<text:tab/>36</text:a></text:p>
          <text:p text:style-name="P97"><text:a xlink:type="simple" xlink:href="#13.15.enumerateKeys (32)|outline" text:style-name="Internet_20_link" text:visited-style-name="Internet_20_link">enumerateKeys (32)<text:tab/>37</text:a></text:p>
          <text:p text:style-name="P97"><text:a xlink:type="simple" xlink:href="#13.17.postProvisioningDeleteKey (50)|outline" text:style-name="Internet_20_link" text:visited-style-name="Internet_20_link">postProvisioningDeleteKey (50)<text:tab/>38</text:a></text:p>
          <text:p text:style-name="P97"><text:a xlink:type="simple" xlink:href="#13.18.postProvisioningUpdateKey (51)|outline" text:style-name="Internet_20_link" text:visited-style-name="Internet_20_link">postProvisioningUpdateKey (51)<text:tab/>39</text:a></text:p>
          <text:p text:style-name="P97"><text:a xlink:type="simple" xlink:href="#13.19.signHashedData (100)|outline" text:style-name="Internet_20_link" text:visited-style-name="Internet_20_link">signHashedData (100)<text:tab/>40</text:a></text:p>
          <text:p text:style-name="P97"><text:a xlink:type="simple" xlink:href="#13.20.getKeyProtectionInfo (101)|outline" text:style-name="Internet_20_link" text:visited-style-name="Internet_20_link">getKeyProtectionInfo (101)<text:tab/>41</text:a></text:p>
          <text:p text:style-name="P97"><text:a xlink:type="simple" xlink:href="#13.21.getExtensionObject (102)|outline" text:style-name="Internet_20_link" text:visited-style-name="Internet_20_link">getExtensionObject (102)<text:tab/>42</text:a></text:p>
          <text:p text:style-name="P97"><text:a xlink:type="simple" xlink:href="#13.22.deleteKey (103)|outline" text:style-name="Internet_20_link" text:visited-style-name="Internet_20_link">deleteKey (103)<text:tab/>43</text:a></text:p>
          <text:p text:style-name="P97"><text:a xlink:type="simple" xlink:href="#13.23.unlockKey (104)|outline" text:style-name="Internet_20_link" text:visited-style-name="Internet_20_link">unlockKey (104)<text:tab/>44</text:a></text:p>
          <text:p text:style-name="P97"><text:soft-page-break/><text:a xlink:type="simple" xlink:href="#13.24.exportKey (105)|outline" text:style-name="Internet_20_link" text:visited-style-name="Internet_20_link">exportKey (105)<text:tab/>45</text:a></text:p>
          <text:p text:style-name="P96"><text:a xlink:type="simple" xlink:href="#14.Session Security Mechanisms|outline" text:style-name="Internet_20_link" text:visited-style-name="Internet_20_link">Session Security Mechanisms<text:tab/>46</text:a></text:p>
          <text:p text:style-name="P97"><text:a xlink:type="simple" xlink:href="#14.1.Encrypted Data|outline" text:style-name="Internet_20_link" text:visited-style-name="Internet_20_link">Encrypted Data<text:tab/>46</text:a></text:p>
          <text:p text:style-name="P97"><text:a xlink:type="simple" xlink:href="#14.2.MAC Operations|outline" text:style-name="Internet_20_link" text:visited-style-name="Internet_20_link">MAC Operations<text:tab/>46</text:a></text:p>
          <text:p text:style-name="P97"><text:a xlink:type="simple" xlink:href="#14.3.Attestations|outline" text:style-name="Internet_20_link" text:visited-style-name="Internet_20_link">Attestations<text:tab/>46</text:a></text:p>
          <text:p text:style-name="P97"><text:a xlink:type="simple" xlink:href="#14.4.Post Provisioning MAC Operations|outline" text:style-name="Internet_20_link" text:visited-style-name="Internet_20_link">Post Provisioning MAC Operations<text:tab/>46</text:a></text:p>
          <text:p text:style-name="P96"><text:a xlink:type="simple" xlink:href="#15.Missing Methods|outline" text:style-name="Internet_20_link" text:visited-style-name="Internet_20_link">Missing Methods<text:tab/>47</text:a></text:p>
          <text:p text:style-name="P96"><text:a xlink:type="simple" xlink:href="#16.Sample Session|outline" text:style-name="Internet_20_link" text:visited-style-name="Internet_20_link">Sample Session<text:tab/>48</text:a></text:p>
          <text:p text:style-name="P96"><text:a xlink:type="simple" xlink:href="#17.Remote Key Lookup|outline" text:style-name="Internet_20_link" text:visited-style-name="Internet_20_link">Remote Key Lookup<text:tab/>49</text:a></text:p>
          <text:p text:style-name="P96"><text:a xlink:type="simple" xlink:href="#18.Security Considerations|outline" text:style-name="Internet_20_link" text:visited-style-name="Internet_20_link">Security Considerations<text:tab/>50</text:a></text:p>
          <text:p text:style-name="P96"><text:a xlink:type="simple" xlink:href="#19.Intellectual Property Rights|outline" text:style-name="Internet_20_link" text:visited-style-name="Internet_20_link">Intellectual Property Rights<text:tab/>50</text:a></text:p>
          <text:p text:style-name="P96"><text:a xlink:type="simple" xlink:href="#20.References|outline" text:style-name="Internet_20_link" text:visited-style-name="Internet_20_link">References<text:tab/>51</text:a></text:p>
          <text:p text:style-name="P96"><text:a xlink:type="simple" xlink:href="#21.Acknowledgments|outline" text:style-name="Internet_20_link" text:visited-style-name="Internet_20_link">Acknowledgments<text:tab/>52</text:a></text:p>
          <text:p text:style-name="P96"><text:a xlink:type="simple" xlink:href="#22.Author|outline" text:style-name="Internet_20_link" text:visited-style-name="Internet_20_link">Author<text:tab/>52</text:a></text:p>
        </text:index-body>
      </text:table-of-content>
      <text:h text:style-name="Heading_20_1" text:outline-level="1"/>
      <text:h text:style-name="P119" text:outline-level="1">Introduction</text:h>
      <text:p text:style-name="Text_20_body">This document describes the API (Application Programming Interface) and architecture of a system called SKS (Secure Key Store). <text:s text:c="2"/>SKS is essentially an enhanced smart card that is optimized for <text:span text:style-name="T1">on-line provisioning</text:span> and <text:span text:style-name="T1">life-cycle management</text:span> of cryptographic keys and associated attributes.</text:p>
      <text:p text:style-name="Text_20_body">In addition to PKI and symmetric keys (including OTP applications), SKS also supports recent additions to the credential family tree like <text:span text:style-name="CrossRef"><text:reference-ref text:reference-format="text" text:ref-name="info.cards">Information Cards</text:reference-ref></text:span>.</text:p>
      <text:p text:style-name="Text_20_body">The primary objective with SKS and the related specifications is <text:span text:style-name="T1">establishing two-factor authentication as a viable alternative for any provider</text:span> by making the scheme a standard feature in the “Universal Client”, the Internet browser.</text:p>
      <text:p text:style-name="Text_20_body">An equally important means for reaching this undeniable bold goal, is that the API and protocols mandate full “on‑the‑wire” compliance in order to eliminate the current “Smart Card Middleware Hell”; <text:span text:style-name="T1">a single driver per platform should suffice</text:span>.</text:p>
      <text:p text:style-name="Text_20_body">Could <text:span text:style-name="T1">existing</text:span> smart card users also benefit from an upgraded token technology? <text:s/>Yes, the new ways of working, like <text:span text:style-name="T1">virtual organization</text:span>s, doesn't make the current distribution scheme “come and get your card” particularly useful.<text:line-break/></text:p>
      <text:h text:style-name="Heading_20_1" text:outline-level="1"><text:reference-mark-start text:name="architecture"/>Architecture<text:reference-mark-end text:name="architecture"/></text:h>
      <text:p text:style-name="Text_20_body">Below is a picture showing the core components in the SKS architecture:</text:p>
      <text:p text:style-name="Text_20_body"><draw:frame draw:style-name="fr1" draw:name="Object2" text:anchor-type="paragraph" svg:x="2.498cm" svg:y="0.081cm" svg:width="15.069cm" svg:height="4.572cm" draw:z-index="0"><draw:object xlink:href="./Object 2" xlink:type="simple" xlink:show="embed" xlink:actuate="onLoad"/><draw:image xlink:href="./ObjectReplacements/Object 2" xlink:type="simple" xlink:show="embed" xlink:actuate="onLoad"/>
    </draw:frame>The <text:reference-mark-start text:name="devcert"/><text:span text:style-name="T1">Device Certificate</text:span><text:reference-mark-end text:name="devcert"/> forms together with a matching <text:span text:style-name="T1">Attestation Private Key</text:span> the foundation for the mechanism that facilitates secure provisioning of keys, also when the surrounding middleware (for <text:span text:style-name="T1">self-contained</text:span> SKSes NB) and network are unsecured.</text:p>
      <text:p text:style-name="Text_20_body">The <text:reference-mark-start text:name="cred.db"/><text:span text:style-name="T1">Credential Database</text:span><text:reference-mark-end text:name="cred.db"/> holds keys and other data that is related to keys such as protection and extension objects. <text:s/>It also keeps the provisioning state.</text:p>
      <text:p text:style-name="Text_20_body">The <text:span text:style-name="T1">Cryptographic Engine</text:span> performs in addition to standard cryptographic operations on private and secret keys, the core of the provisioning operations which from an API point-of-view are considerably more complex than the former.</text:p>
      <text:p text:style-name="Text_20_body">A vital part of the <text:span text:style-name="T1">Cryptographic Engine</text:span> is a high quality random number generator since the integrity of the entire provisioning scheme is relying on this.</text:p>
      <text:p text:style-name="Text_20_body">All operations inside of an SKS are supposed to be protected from tampering by malicious external entities but the degree of <text:span text:style-name="T1">internal</text:span> protection may vary depending on the environment that the SKS is running in. <text:s/>That is, an SKS housed in a smart card which may be inserted in an arbitrary computer must keep all data within its protected memory, while an SKS that is an integral part of a mobile phone processor <text:span text:style-name="T1">may</text:span> store credential data in the same external Flash memory where programs are stored, but sealed by a CPU‑resident “Master Key”. </text:p>
      <text:p text:style-name="Text_20_body"/>
      <text:h text:style-name="Heading_20_1" text:outline-level="1"><text:reference-mark-start text:name="provisioning.api"/>Provisioning API<text:reference-mark-end text:name="provisioning.api"/></text:h>
      <text:p text:style-name="Text_20_body">Although SKS may be regarded as a “component”, it actually comprises of three associated pieces: The <text:span text:style-name="CrossRef"><text:reference-ref text:reference-format="text" text:ref-name="keygen2">KeyGen2</text:reference-ref></text:span> protocol, the SKS architecture, and the provisioning API described in this document.<text:span text:style-name="T64"> <text:s/>These items are </text:span><text:span text:style-name="T1">tightly matched</text:span> to form a <text:span text:style-name="T1">secure</text:span> and <text:span text:style-name="T1">interoperable</text:span> ecosystem for cryptographic keys.</text:p>
      <text:p text:style-name="Text_20_body">One of the biggest challenges with the SKS Provisioning API was enabling independent issuers to securely <text:span text:style-name="T1">share</text:span> a single “key ring”. <text:s/>The rationale for this was mainly to support mobile phones with built‑in “trusted hardware”, but it appears that USB memory sticks augmented with SKS functionality would be a slightly more realistic product offering if they could deal with a potentially large chunk of a consumer's authentication hassles on the Internet.</text:p>
      <text:h text:style-name="P123" text:outline-level="2">Backward Compatibility</text:h>
      <text:p text:style-name="Text_20_body">A question that arises is of course how compatible the SKS <text:span text:style-name="CrossRef"><text:reference-ref text:reference-format="text" text:ref-name="provisioning.api">Provisioning API</text:reference-ref></text:span> is with respect to existing protocols, APIs, and smart cards. <text:s/>The answer is simply: NOT AT ALL due to the fact that current schemes do <text:span text:style-name="T1">generally</text:span> not support secure on-line provisioning and key life-cycle management directly towards end-users.</text:p>
      <text:p text:style-name="Text_20_body">In fact, <text:span text:style-name="T1">smart cards are almost exclusively personalized by more or less proprietary software under the supervision of card administrators or performed in automated production facilities</text:span>. <text:s/>It is evident that (at least) mobile phones need a scheme that is more consistent with the on-line paradigm since SIM-cards due to operator-bindings do not scale particularly well.</text:p>
      <text:p text:style-name="P54">“On the Internet anybody can be an operator of something”<text:line-break/></text:p>
      <text:p text:style-name="Text_20_body"><text:span text:style-name="T64">Many card schemes also depend on roles like SO (Security Officer) which squarely matches scenarios with users associated with a multitude of </text:span><text:span text:style-name="T1">independent</text:span><text:span text:style-name="T64"> service providers. <text:s/>The typical workaround, upgrading the middleware to become a surrogate SO or making users implicit SOs is a pretty nasty hack </text:span><text:span text:style-name="T1">that violates the core idea behind smart cards</text:span><text:span text:style-name="T64">. <text:s/>Using SKS, the </text:span><text:span text:style-name="T1">technical</text:span><text:span text:style-name="T64"> part of the SO role, exclusively becomes an affair between the card and the issuers, </text:span><text:span text:style-name="T1">where each issuer is confined to their own virtual card and SO policy</text:span><text:span text:style-name="T64">.</text:span></text:p>
      <text:p text:style-name="P53"><text:span text:style-name="T64">Although the lack of compatibility with the current state-of-the-art (“nothing”), may be regarded as a major short-coming, the good news is that SKS by separating key provisioning from actual usage, </text:span>does neither require applications nor cryptographic APIs to be rewritten<text:span text:style-name="T64">. <text:s/>See next section. <text:s/><text:line-break/></text:span></text:p>
      <text:h text:style-name="Heading_20_1" text:outline-level="1"><text:reference-mark-start text:name="user.api"/>User API<text:reference-mark-end text:name="user.api"/></text:h>
      <text:p text:style-name="Text_20_body">In this document “User API” refers to operations that are required by security applications like TLS client-certificate authentication, S/MIME, and Kerberos (PKINIT).</text:p>
      <text:p text:style-name="Text_20_body">The User API is not a core SKS facility but its implementation is anyway RECOMMENDED, particularly for SKSes that are featured in “connected” containers such as smart cards since card middleware have proved to be a major stumbling block for wide-spread adoption of PKI cards for consumers. </text:p>
      <text:p text:style-name="P28">The described User API is fully mappable to the subset of <text:span text:style-name="CrossRef"><text:reference-ref text:reference-format="text" text:ref-name="cryptoapi">CryptoAPI</text:reference-ref></text:span>, <text:span text:style-name="CrossRef"><text:reference-ref text:reference-format="text" text:ref-name="pkcs11">PKCS #11</text:reference-ref></text:span>, and <text:span text:style-name="CrossRef"><text:reference-ref text:reference-format="text" text:ref-name="jce">JCE</text:reference-ref></text:span> that the majority of current PKI‑using applications rely on.</text:p>
      <text:p text:style-name="P28">The standard User API does not utilize authenticated sessions like featured in <text:span text:style-name="CrossRef"><text:reference-ref text:reference-format="text" text:ref-name="TPM1.2">TPM 1.2</text:reference-ref></text:span> because this is a <text:span text:style-name="T1">local security option</text:span>, which is independent of the <text:span text:style-name="T1">network centric</text:span> <text:span text:style-name="CrossRef"><text:reference-ref text:reference-format="text" text:ref-name="provisioning.api">Provisioning API</text:reference-ref></text:span>.</text:p>
      <text:p text:style-name="P28">If another User API is used the only requirement is that the key objects created by the provisioning API, are compatible with the former.</text:p>
      <text:p text:style-name="P28"/>
      <text:h text:style-name="Heading_20_1" text:outline-level="1">Security Model</text:h>
      <text:p text:style-name="Text_20_body">Since the primary target for SKS is authentication to arbitrary service providers on the Internet, the security model is quite different to for example that of <text:span text:style-name="CrossRef"><text:reference-ref text:reference-format="text" text:ref-name="globalplatform">Global Platform</text:reference-ref></text:span>. <text:s/>In practical terms this means that it is the <text:span text:style-name="T1">user</text:span> who grants an issuer the right to create keys in the SKS.</text:p>
      <text:p text:style-name="Text_20_body">When using <text:span text:style-name="CrossRef"><text:reference-ref text:reference-format="text" text:ref-name="keygen2">KeyGen2</text:reference-ref></text:span> the grant operation is performed through a GUI dialog triggered by an issuer request, which in turn is the result of the user browsing to an issuer-related web address.</text:p>
      <text:p text:style-name="Text_20_body">That is, there are no predefined “Security Domains”.</text:p>
      <text:p text:style-name="Text_20_body">However, after each successful provisioning session, an <text:span text:style-name="T1">implicit</text:span> Security Domain is created which shelters different issuers from each other both from a security and privacy point of view.</text:p>
      <text:p text:style-name="Text_20_body">The SKS itself only trusts inbound data that is securely derivable from the applicable session key created in the initial phase of a provisioning session. <text:s/>See <text:span text:style-name="CrossRef"><text:reference-ref text:reference-format="text" text:ref-name="createProvisioningSession">createProvisioningSession</text:reference-ref></text:span>.</text:p>
      <text:p text:style-name="Text_20_body">The session key scheme is conceptually similar to <text:span text:style-name="CrossRef"><text:reference-ref text:reference-format="text" text:ref-name="globalplatform">Global Platform</text:reference-ref></text:span>'s SCP (Secure Channel Protocol) but details differ because <text:span text:style-name="CrossRef"><text:reference-ref text:reference-format="text" text:ref-name="keygen2">KeyGen2</text:reference-ref></text:span> uses an on-the-wire XML format requiring encoding/decoding by the middleware, rather than raw APDUs.</text:p>
      <text:p text:style-name="Text_20_body">Regarding who trusts an SKS, this is effectively up to each issuer to decide, and may be established anytime during an enrollment procedure. <text:s/>Trust in an SKS can be very granular like only accepting requests from preregistered units or be fully open ended where any SKS complaint device is accepted. <text:s/>A potentially useful issuer policy would be specifying a set of endorsed SKS brands, presumably meeting some generally recognized certification level like EAL5.</text:p>
      <text:p text:style-name="Text_20_body">Also see <text:span text:style-name="CrossRef"><text:reference-ref text:reference-format="text" text:ref-name="sec.cons">Security Considerations</text:reference-ref></text:span>.</text:p>
      <text:h text:style-name="P119" text:outline-level="1">Objects</text:h>
      <text:p text:style-name="P28">The SKS API (as well as its companion protocol <text:span text:style-name="CrossRef"><text:reference-ref text:reference-format="text" text:ref-name="keygen2">KeyGen2</text:reference-ref></text:span>), assumes that objects are arranged in a specific fashion in order to work. <text:s/>At the heart of the system there are the typical cryptographic keys intended for user authentication, signing etc., but also <text:s/>dedicated keys supporting life-cycle management and of user keys and attributes.</text:p>
      <text:p text:style-name="P28">All provisioned user keys, included symmetric dittos (see <text:span text:style-name="CrossRef"><text:reference-ref text:reference-format="text" text:ref-name="setpiggybacked">setSymmetricKey</text:reference-ref></text:span>), are identified and managed through an <text:span text:style-name="CrossRef"><text:reference-ref text:reference-format="text" text:ref-name="X.509">X.509</text:reference-ref></text:span> certificate. <text:s/>The reason for this somewhat unusual arrangement is that this enables <text:span text:style-name="T1">universal key IDs</text:span> as well as <text:span text:style-name="T1">secure remote object management by independent issuers</text:span>. <text:s/>See <text:span text:style-name="CrossRef"><text:reference-ref text:reference-format="text" text:ref-name="poi.ops">Remote Key Lookup</text:reference-ref></text:span>.</text:p>
      <text:p text:style-name="P28">Note: unlike 7816-compatible smart cards, an SKS exposes no visible file system, only objects.</text:p>
      <text:p text:style-name="P28"/>
      <text:h text:style-name="Heading_20_2" text:outline-level="2"><text:reference-mark-start text:name="key.protectionobjects"/>Key Protection Objects<text:reference-mark-end text:name="key.protectionobjects"/></text:h>
      <text:p text:style-name="Text_20_body">Keys may optionally be protected by PIN-codes (aka “passphrases”). <text:s/>Each PIN-protected key maintains a separate PIN error counter, but a single PIN policy object may govern multiple keys. <text:s text:c="2"/>A PIN policy and its associated keys may in turn be supplemented by a PUK (Personal Unlock Key) policy object that can be used to reset error-counters that have passed the limit as defined by the PIN policy. <text:s/>Below is an illustration of the SKS protection object hierarchy:</text:p>
      <text:p text:style-name="Text_20_body"><draw:frame draw:style-name="fr2" draw:name="Object1" text:anchor-type="paragraph" svg:x="6.1cm" svg:y="0.319cm" svg:width="6.5cm" svg:height="7.02cm" draw:z-index="1"><draw:object xlink:href="./Object 1" xlink:type="simple" xlink:show="embed" xlink:actuate="onLoad"/><draw:image xlink:href="./ObjectReplacements/Object 1" xlink:type="simple" xlink:show="embed" xlink:actuate="onLoad"/>
    </draw:frame></text:p>
      <text:p text:style-name="Text_20_body">An SKS MAY also support a device (<text:span text:style-name="T1">system-wide</text:span>) PIN and PUK. <text:s/>See <text:span text:style-name="CrossRef"><text:reference-ref text:reference-format="text" text:ref-name="getDeviceData">getDeviceInfo</text:reference-ref></text:span>.</text:p>
      <text:p text:style-name="Text_20_body"><text:span text:style-name="T44">For the creation of protection objects, see </text:span><text:span text:style-name="CrossRef"><text:reference-ref text:reference-format="text" text:ref-name="createPUKPolicy">createPUKPolicy</text:reference-ref></text:span><text:span text:style-name="CrossRef"><text:span text:style-name="T5">, </text:span></text:span><text:span text:style-name="CrossRef"><text:reference-ref text:reference-format="text" text:ref-name="createPINPolicy">createPINPolicy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text:span text:style-name="CrossRef"><text:span text:style-name="T5">.</text:span></text:span></text:p>
      <text:p text:style-name="P39"><text:span text:style-name="CrossRef"><text:span text:style-name="T18">For an example how </text:span></text:span><text:span text:style-name="CrossRef"><text:reference-ref text:reference-format="text" text:ref-name="keygen2">KeyGen2</text:reference-ref></text:span><text:span text:style-name="CrossRef"><text:span text:style-name="T18"> deals with this structure</text:span></text:span><text:span text:style-name="CrossRef"><text:span text:style-name="T18">, see </text:span></text:span><text:span text:style-name="CrossRef"><text:reference-ref text:reference-format="text" text:ref-name="keyinitreq">KeyInitializationRequest</text:reference-ref></text:span><text:span text:style-name="CrossRef"><text:span text:style-name="T18">.</text:span></text:span></text:p>
      <text:p text:style-name="P39"><text:span text:style-name="CrossRef"><text:span text:style-name="T18"/></text:span></text:p>
      <text:h text:style-name="Heading_20_2" text:outline-level="2"/>
      <text:h text:style-name="P123" text:outline-level="2"><text:reference-mark-start text:name="key.entries"/>Key Entries<text:reference-mark-end text:name="key.entries"/></text:h>
      <text:p text:style-name="Text_20_body"><draw:frame draw:style-name="fr2" draw:name="Object3" text:anchor-type="paragraph" svg:x="1.887cm" svg:y="0.767cm" svg:width="15.997cm" svg:height="7.835cm" draw:z-index="3"><draw:object xlink:href="./Object 3" xlink:type="simple" xlink:show="embed" xlink:actuate="onLoad"/><draw:image xlink:href="./ObjectReplacements/Object 3" xlink:type="simple" xlink:show="embed" xlink:actuate="onLoad"/>
    </draw:frame>The following picture shows the components forming an SKS key entry: <text:line-break/></text:p>
      <text:p text:style-name="Text_20_body"><text:span text:style-name="T1">Public Key</text:span> denotes the public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Private Key</text:span> denotes the private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End-Entity Certificate</text:span> denotes the <text:span text:style-name="CrossRef"><text:reference-ref text:reference-format="text" text:ref-name="X.509">X.509</text:reference-ref></text:span> certificate set by the <text:span text:style-name="T1">mandatory</text:span> call to <text:span text:style-name="CrossRef"><text:reference-ref text:reference-format="text" text:ref-name="setCertificatePath">setCertificatePath</text:reference-ref></text:span>.</text:p>
      <text:p text:style-name="Text_20_body"><text:span text:style-name="T1">Secret Key</text:span><text:span text:style-name="T64"> denotes an </text:span><text:span text:style-name="T1">optional</text:span><text:span text:style-name="T64"> secret key defined by calling </text:span><text:span text:style-name="CrossRef"><text:span text:style-name="T64"><text:reference-ref text:reference-format="text" text:ref-name="setpiggybacked">setSymmetricKey</text:reference-ref></text:span></text:span><text:span text:style-name="T64">.</text:span></text:p>
      <text:p text:style-name="Text_20_body"><text:span text:style-name="T1">CA Certificates</text:span> denote <text:span text:style-name="T1">optional</text:span> <text:span text:style-name="CrossRef"><text:reference-ref text:reference-format="text" text:ref-name="X.509">X.509</text:reference-ref></text:span> CA certificates defined during the call to <text:span text:style-name="CrossRef"><text:reference-ref text:reference-format="text" text:ref-name="setCertificatePath">setCertificatePath</text:reference-ref></text:span>.</text:p>
      <text:p text:style-name="Text_20_body"><text:span text:style-name="T2">Extension Objects</text:span><text:span text:style-name="T66"> denote </text:span><text:span text:style-name="T2">optional</text:span><text:span text:style-name="T66"> extension objects defined by calling </text:span><text:span text:style-name="CrossRef"><text:span text:style-name="T64"><text:reference-ref text:reference-format="text" text:ref-name="addextensiondata">addExtensionData</text:reference-ref></text:span></text:span><text:span text:style-name="T66">.</text:span></text:p>
      <text:p text:style-name="Text_20_body"><text:span text:style-name="T2">PIN Error Counter</text:span> denotes a counter associated by keys protected by a local PIN policy object. <text:s/>See <text:span text:style-name="CrossRef"><text:reference-ref text:reference-format="text" text:ref-name="createPINPolicy">createPINPolicy</text:reference-ref></text:span>.</text:p>
      <text:p text:style-name="Text_20_body"><text:span text:style-name="T1">Key Attributes</text:span> denote the attributes defined during the call to <text:span text:style-name="CrossRef"><text:reference-ref text:reference-format="text" text:ref-name="createKeyPair">createKeyPair</text:reference-ref></text:span> and the <text:span text:style-name="T1">optional</text:span> call to <text:span text:style-name="CrossRef"><text:span text:style-name="T64"><text:reference-ref text:reference-format="text" text:ref-name="setpiggybacked">setSymmetricKey</text:reference-ref></text:span></text:span><text:span text:style-name="T64">.</text:span></text:p>
      <text:p text:style-name="Text_20_body"/>
      <text:h text:style-name="Heading_20_2" text:outline-level="2">Provisioning Objects</text:h>
      <text:p text:style-name="Text_20_body">The following picture shows how provisioning objects “own” the keys they have provisioned:</text:p>
      <text:p text:style-name="Text_20_body"><draw:frame draw:style-name="fr2" draw:name="Object4" text:anchor-type="paragraph" svg:x="6.11cm" svg:y="0.15cm" svg:width="6.856cm" svg:height="4.725cm" draw:z-index="4"><draw:object xlink:href="./Object 4" xlink:type="simple" xlink:show="embed" xlink:actuate="onLoad"/><draw:image xlink:href="./ObjectReplacements/Object 4" xlink:type="simple" xlink:show="embed" xlink:actuate="onLoad"/>
    </draw:frame></text:p>
      <text:p text:style-name="Text_20_body">For detailed information concerning the contents of a provisioning object see <text:span text:style-name="CrossRef"><text:reference-ref text:reference-format="text" text:ref-name="createProvisioningSession">createProvisioningSession</text:reference-ref></text:span>.</text:p>
      <text:h text:style-name="P119" text:outline-level="1"><text:reference-mark-start text:name="algo.support"/>Algorithm Support<text:reference-mark-end text:name="algo.support"/></text:h>
      <text:p text:style-name="Standard">Algorithm support in SKS MUST as a <text:span text:style-name="T1">minimum</text:span> include the following items:<text:line-break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2">URI</text:p>
          </table:table-cell>
          <table:table-cell table:style-name="Table34.B1" office:value-type="string">
            <text:p text:style-name="P12">Comment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Symmetric Key Encryption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aes128-cbc</text:p>
          </table:table-cell>
          <table:table-cell table:style-name="Table34.B4" table:number-rows-spanned="3" office:value-type="string">
            <text:p text:style-name="P2"><text:span text:style-name="T68">See </text:span><text:span text:style-name="CrossRef"><text:span text:style-name="T69"><text:reference-ref text:reference-format="text" text:ref-name="xml.encrypt">XML Encryption</text:reference-ref></text:span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enc#aes192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aes256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http://xmlns.webpki.org/keygen2/1.0#algorithm.aes.ecb.nopad</text:p>
          </table:table-cell>
          <table:table-cell table:style-name="Table34.B4" table:number-rows-spanned="2" office:value-type="string">
            <text:p text:style-name="Standard"><text:span text:style-name="T44">See </text:span><text:span text:style-name="CrossRef"><text:span text:style-name="T44"><text:reference-ref text:reference-format="text" text:ref-name="fips.197">FIPS 197</text:reference-ref></text:span></text:span>. <text:s text:c="2"/><text:span text:style-name="T44">Support for 128, 192, and 256-bit keys</text:span></text:p>
          </table:table-cell>
        </table:table-row>
        <table:table-row table:style-name="Table34.2">
          <table:table-cell table:style-name="Table34.A4" office:value-type="string">
            <text:p text:style-name="P23">http://xmlns.webpki.org/keygen2/1.0#algorithm.aes.ecb.pkcs5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HMAC Operations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0/09/xmldsig#hmac-sha1</text:p>
          </table:table-cell>
          <table:table-cell table:style-name="Table34.B4" table:number-rows-spanned="2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dsig-more#hmac-sha256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asymm.key.enc"/>Asymmetric Key Encryption<text:reference-mark-end text:name="asymm.key.enc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rsa-1_5</text:p>
          </table:table-cell>
          <table:table-cell table:style-name="Table34.B4" office:value-type="string">
            <text:p text:style-name="P2">See <text:span text:style-name="CrossRef"><text:reference-ref text:reference-format="text" text:ref-name="xml.encrypt">XML Encryption</text:reference-ref></text:span></text:p>
          </table:table-cell>
        </table:table-row>
        <table:table-row table:style-name="Table34.2">
          <table:table-cell table:style-name="Table34.A16" table:number-columns-spanned="2" office:value-type="string">
            <text:p text:style-name="P24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asym.algos"/>Asymmetric Key Signatures<text:reference-mark-end text:name="asym.algo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0/09/xmldsig#rsa-sha1</text:p>
          </table:table-cell>
          <table:table-cell table:style-name="Table34.B4" table:number-rows-spanned="3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dsig-more#rsa-sha256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dsig-more#ecdsa-sha256</text:p>
          </table:table-cell>
          <table:covered-table-cell/>
        </table:table-row>
        <table:table-row table:style-name="Table34.2">
          <table:table-cell table:style-name="Table34.A16" table:number-columns-spanned="2" office:value-type="string">
            <text:p text:style-name="P24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sess.key.attest"/>Session Keys<text:reference-mark-end text:name="sess.key.attest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6">http://xmlns.webpki.org/keygen2/1.0#algorithm.sk1</text:p>
          </table:table-cell>
          <table:table-cell table:style-name="Table34.B4" office:value-type="string">
            <text:p text:style-name="P2">See 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key.attestations"/>Key Attestations<text:reference-mark-end text:name="key.attestation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6">http://xmlns.webpki.org/keygen2/1.0#algorithm.ka1</text:p>
          </table:table-cell>
          <table:table-cell table:style-name="Table34.B4" office:value-type="string">
            <text:p text:style-name="P2">See <text:span text:style-name="CrossRef"><text:reference-ref text:reference-format="text" text:ref-name="key.attestation.data">Key Attestation Data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elliptic.curves"/>Elliptic Curves<text:reference-mark-end text:name="elliptic.curve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urn:oid:1.2.840.10045.3.1.7</text:p>
          </table:table-cell>
          <table:table-cell table:style-name="Table34.B4" office:value-type="string">
            <text:p text:style-name="P2">Also known as “P-256”. <text:s/>See <text:span text:style-name="CrossRef"><text:reference-ref text:reference-format="text" text:ref-name="fips.186-3">FIPS 186-3</text:reference-ref></text:span></text:p>
          </table:table-cell>
        </table:table-row>
      </table:table>
      <text:p text:style-name="P31"/>
      <text:p text:style-name="Standard"/>
      <text:h text:style-name="P119" text:outline-level="1"><text:reference-mark-start text:name="datatypes"/>Data Types<text:reference-mark-end text:name="datatypes"/></text:h>
      <text:p text:style-name="Standard">The table below shows the data types used by the SKS API. <text:s/>Note that multi-byte integers are stored in big-endian fashion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Type</text:p>
          </table:table-cell>
          <table:table-cell table:style-name="Table8.A1" office:value-type="string">
            <text:p text:style-name="P12">Length</text:p>
          </table:table-cell>
          <table:table-cell table:style-name="Table8.C1" office:value-type="string">
            <text:p text:style-name="P12">Comment</text:p>
          </table:table-cell>
        </table:table-row>
        <table:table-row table:style-name="Table8.2">
          <table:table-cell table:style-name="Table8.A2" office:value-type="string">
            <text:p text:style-name="P3">byte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Unsigned byte (0 - 0xFF)</text:p>
          </table:table-cell>
        </table:table-row>
        <table:table-row table:style-name="Table8.2">
          <table:table-cell table:style-name="Table8.A2" office:value-type="string">
            <text:p text:style-name="P3">bool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Byte containing 0x01 (true) or 0x00 (false)</text:p>
          </table:table-cell>
        </table:table-row>
        <table:table-row table:style-name="Table8.2">
          <table:table-cell table:style-name="Table8.A2" office:value-type="string">
            <text:p text:style-name="P3">short</text:p>
          </table:table-cell>
          <table:table-cell table:style-name="Table8.B2" office:value-type="float" office:value="2">
            <text:p text:style-name="P3">2</text:p>
          </table:table-cell>
          <table:table-cell table:style-name="Table8.C2" office:value-type="string">
            <text:p text:style-name="P2">Unsigned two-byte integer (0 - 0xFFFF)</text:p>
          </table:table-cell>
        </table:table-row>
        <table:table-row table:style-name="Table8.2">
          <table:table-cell table:style-name="Table8.A2" office:value-type="string">
            <text:p text:style-name="P3">int</text:p>
          </table:table-cell>
          <table:table-cell table:style-name="Table8.B2" office:value-type="float" office:value="4">
            <text:p text:style-name="P3">4</text:p>
          </table:table-cell>
          <table:table-cell table:style-name="Table8.C2" office:value-type="string">
            <text:p text:style-name="P2">Unsigned four-byte integer (0 - 0xFFFFFFFF)</text:p>
          </table:table-cell>
        </table:table-row>
        <table:table-row table:style-name="Table8.2">
          <table:table-cell table:style-name="Table8.A2" office:value-type="string">
            <text:p text:style-name="P3">byte[<text:span text:style-name="T61"> </text:span>]</text:p>
          </table:table-cell>
          <table:table-cell table:style-name="Table8.A2" office:value-type="string">
            <text:p text:style-name="P3">2 + length </text:p>
          </table:table-cell>
          <table:table-cell table:style-name="Table8.C2" office:value-type="string">
            <text:p text:style-name="P2">Array of bytes with a leading “short” holding the length of the data</text:p>
          </table:table-cell>
        </table:table-row>
        <table:table-row table:style-name="Table8.2">
          <table:table-cell table:style-name="Table8.A2" office:value-type="string">
            <text:p text:style-name="P3">blob</text:p>
          </table:table-cell>
          <table:table-cell table:style-name="Table8.A2" office:value-type="string">
            <text:p text:style-name="P3">4 + length</text:p>
          </table:table-cell>
          <table:table-cell table:style-name="Table8.C2" office:value-type="string">
            <text:p text:style-name="P2">Long array of bytes with a leading “int” holding the length of the data</text:p>
          </table:table-cell>
        </table:table-row>
        <table:table-row table:style-name="Table8.2">
          <table:table-cell table:style-name="Table8.A8" office:value-type="string">
            <text:p text:style-name="P3">id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P2">Special form of byte[<text:span text:style-name="T61"> </text:span>] which MUST contain a 1-32 byte string according to the <text:span text:style-name="CrossRef"><text:reference-ref text:reference-format="text" text:ref-name="xml.schema">XML Schema</text:reference-ref></text:span> data type <text:span text:style-name="T1">NCName</text:span></text:p>
          </table:table-cell>
        </table:table-row>
      </table:table>
      <text:p text:style-name="Text_20_body"/>
      <text:p text:style-name="Text_20_body">If an array is followed by a number in brackets (byte[32]) it means that the array MUST be exactly of that length.</text:p>
      <text:p text:style-name="Text_20_body">Variables and literals that represent textual data MUST be <text:span text:style-name="CrossRef"><text:reference-ref text:reference-format="text" text:ref-name="utf8">UTF-8</text:reference-ref></text:span> encoded and <text:span text:style-name="T1">not</text:span> include a terminating null.</text:p>
      <text:p text:style-name="Text_20_body"/>
      <text:h text:style-name="Heading_20_1" text:outline-level="1"><text:reference-mark-start text:name="ReturnValues"/>Return Values<text:reference-mark-end text:name="ReturnValues"/></text:h>
      <text:p text:style-name="Standard">All methods return a single-byte status code. <text:s/>In case the status is &lt;&gt; 0 there is an error and any expected succeeding values MUST NOT be read as they are not supposed to be available. <text:s/>Instead there is a second return value containing a <text:span text:style-name="CrossRef"><text:reference-ref text:reference-format="text" text:ref-name="utf8">UTF-8</text:reference-ref></text:span> encoded description in English to be used for logging and debugging purposes as shown below:<text:span text:style-name="T3"><text:line-break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2">Name</text:p>
          </table:table-cell>
          <table:table-cell table:style-name="Table6.A1" office:value-type="string">
            <text:p text:style-name="P12">Type</text:p>
          </table:table-cell>
          <table:table-cell table:style-name="Table6.C1" office:value-type="string">
            <text:p text:style-name="P12">Comment</text:p>
          </table:table-cell>
        </table:table-row>
        <table:table-row table:style-name="Table6.2">
          <table:table-cell table:style-name="Table6.A2" office:value-type="string">
            <text:p text:style-name="P15">Status</text:p>
          </table:table-cell>
          <table:table-cell table:style-name="Table6.A2" office:value-type="string">
            <text:p text:style-name="P3">byte</text:p>
          </table:table-cell>
          <table:table-cell table:style-name="Table6.C2" office:value-type="string">
            <text:p text:style-name="P2">Non-zero (error) value</text:p>
          </table:table-cell>
        </table:table-row>
        <table:table-row table:style-name="Table6.2">
          <table:table-cell table:style-name="Table6.A2" office:value-type="string">
            <text:p text:style-name="P15">ErrorString</text:p>
          </table:table-cell>
          <table:table-cell table:style-name="Table6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6.C2" office:value-type="string">
            <text:p text:style-name="P2">A human-readable error description</text:p>
          </table:table-cell>
        </table:table-row>
      </table:table>
      <text:p text:style-name="Text_20_body"><text:line-break/></text:p>
      <text:h text:style-name="Heading_20_1" text:outline-level="1">Error Codes</text:h>
      <text:p text:style-name="Standard">The following table shows the standard SKS error-code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2">Name</text:p>
          </table:table-cell>
          <table:table-cell table:style-name="Table7.A1" office:value-type="string">
            <text:p text:style-name="P12">Value</text:p>
          </table:table-cell>
          <table:table-cell table:style-name="Table7.C1" office:value-type="string">
            <text:p text:style-name="P12">Comment</text:p>
          </table:table-cell>
        </table:table-row>
        <table:table-row table:style-name="Table7.2">
          <table:table-cell table:style-name="Table7.A2" office:value-type="string">
            <text:p text:style-name="P15"><text:reference-mark-start text:name="auth.error"/>ERROR_AUTHORIZATION<text:reference-mark-end text:name="auth.error"/></text:p>
          </table:table-cell>
          <table:table-cell table:style-name="Table7.A2" office:value-type="string">
            <text:p text:style-name="P3">0x01</text:p>
          </table:table-cell>
          <table:table-cell table:style-name="Table7.C2" office:value-type="string">
            <text:p text:style-name="P2"><text:span text:style-name="CrossRef"><text:span text:style-name="T5">Non-fatal error returned when there is something wrong with a supplied <text:s/>PIN or PUK code. <text:s/>See </text:span></text:span><text:span text:style-name="CrossRef"><text:reference-ref text:reference-format="text" text:ref-name="getkeyprotectiondata">getKeyProtectionInfo</text:reference-ref></text:span><text:span text:style-name="CrossRef"><text:span text:style-name="T5"> </text:span></text:span></text:p>
          </table:table-cell>
        </table:table-row>
        <table:table-row table:style-name="Table7.2">
          <table:table-cell table:style-name="Table7.A2" office:value-type="string">
            <text:p text:style-name="P15"><text:reference-mark-start text:name="err.not.allowed"/>ERROR_NOT_ALLOWED<text:reference-mark-end text:name="err.not.allowed"/></text:p>
          </table:table-cell>
          <table:table-cell table:style-name="Table7.A2" office:value-type="string">
            <text:p text:style-name="P3">0x02</text:p>
          </table:table-cell>
          <table:table-cell table:style-name="Table7.C2" office:value-type="string">
            <text:p text:style-name="P2">Operation is not allowed</text:p>
          </table:table-cell>
        </table:table-row>
        <table:table-row table:style-name="Table7.2">
          <table:table-cell table:style-name="Table7.A2" office:value-type="string">
            <text:p text:style-name="P17">ERROR_STORAGE</text:p>
          </table:table-cell>
          <table:table-cell table:style-name="Table7.A2" office:value-type="string">
            <text:p text:style-name="P3">0x03</text:p>
          </table:table-cell>
          <table:table-cell table:style-name="Table7.C2" office:value-type="string">
            <text:p text:style-name="P2">No persistent storage available for the operation</text:p>
          </table:table-cell>
        </table:table-row>
        <table:table-row table:style-name="Table7.2">
          <table:table-cell table:style-name="Table7.A2" office:value-type="string">
            <text:p text:style-name="P17">ERROR_MAC</text:p>
          </table:table-cell>
          <table:table-cell table:style-name="Table7.A2" office:value-type="string">
            <text:p text:style-name="P3">0x04</text:p>
          </table:table-cell>
          <table:table-cell table:style-name="Table7.C2" office:value-type="string">
            <text:p text:style-name="P2">MAC does not match supplied data</text:p>
          </table:table-cell>
        </table:table-row>
        <table:table-row table:style-name="Table7.2">
          <table:table-cell table:style-name="Table7.A2" office:value-type="string">
            <text:p text:style-name="P17">ERROR_CRYPTO</text:p>
          </table:table-cell>
          <table:table-cell table:style-name="Table7.A2" office:value-type="string">
            <text:p text:style-name="P3">0x05</text:p>
          </table:table-cell>
          <table:table-cell table:style-name="Table7.C2" office:value-type="string">
            <text:p text:style-name="P2">Various cryptographic errors</text:p>
          </table:table-cell>
        </table:table-row>
        <table:table-row table:style-name="Table7.2">
          <table:table-cell table:style-name="Table7.A2" office:value-type="string">
            <text:p text:style-name="P17">ERROR_NO_SESSION</text:p>
          </table:table-cell>
          <table:table-cell table:style-name="Table7.A2" office:value-type="string">
            <text:p text:style-name="P3">0x06</text:p>
          </table:table-cell>
          <table:table-cell table:style-name="Table7.C2" office:value-type="string">
            <text:p text:style-name="P2">Provisioning session not found</text:p>
          </table:table-cell>
        </table:table-row>
        <table:table-row table:style-name="Table7.2">
          <table:table-cell table:style-name="Table7.A2" office:value-type="string">
            <text:p text:style-name="P17">ERROR_SESSION_VERIFY</text:p>
          </table:table-cell>
          <table:table-cell table:style-name="Table7.A2" office:value-type="string">
            <text:p text:style-name="P3">0x07</text:p>
          </table:table-cell>
          <table:table-cell table:style-name="Table7.C2" office:value-type="string">
            <text:p text:style-name="P2"><text:span text:style-name="CrossRef"><text:reference-ref text:reference-format="text" text:ref-name="closeProvisioningSession">closeProvisioningSession</text:reference-ref></text:span> failed to verify</text:p>
          </table:table-cell>
        </table:table-row>
        <table:table-row table:style-name="Table7.2">
          <table:table-cell table:style-name="Table7.A2" office:value-type="string">
            <text:p text:style-name="P17">ERROR_NO_KEY</text:p>
          </table:table-cell>
          <table:table-cell table:style-name="Table7.A2" office:value-type="string">
            <text:p text:style-name="P3">0x08</text:p>
          </table:table-cell>
          <table:table-cell table:style-name="Table7.C2" office:value-type="string">
            <text:p text:style-name="P2">Key not found</text:p>
          </table:table-cell>
        </table:table-row>
        <table:table-row table:style-name="Table7.2">
          <table:table-cell table:style-name="Table7.A2" office:value-type="string">
            <text:p text:style-name="P17">ERROR_ALGORITHM</text:p>
          </table:table-cell>
          <table:table-cell table:style-name="Table7.A2" office:value-type="string">
            <text:p text:style-name="P3">0x09</text:p>
          </table:table-cell>
          <table:table-cell table:style-name="Table7.C2" office:value-type="string">
            <text:p text:style-name="P2">Unknown or not fitting algorithm</text:p>
          </table:table-cell>
        </table:table-row>
        <table:table-row table:style-name="Table7.2">
          <table:table-cell table:style-name="Table7.A2" office:value-type="string">
            <text:p text:style-name="P17">ERROR_OPTION</text:p>
          </table:table-cell>
          <table:table-cell table:style-name="Table7.A2" office:value-type="string">
            <text:p text:style-name="P3">0x0A</text:p>
          </table:table-cell>
          <table:table-cell table:style-name="Table7.C2" office:value-type="string">
            <text:p text:style-name="P2">Invalid or unsupported option</text:p>
          </table:table-cell>
        </table:table-row>
        <table:table-row table:style-name="Table7.2">
          <table:table-cell table:style-name="Table7.A2" office:value-type="string">
            <text:p text:style-name="P17">ERROR_INTERNAL</text:p>
          </table:table-cell>
          <table:table-cell table:style-name="Table7.A2" office:value-type="string">
            <text:p text:style-name="P3">0x0B</text:p>
          </table:table-cell>
          <table:table-cell table:style-name="Table7.C2" office:value-type="string">
            <text:p text:style-name="P2">Internal error</text:p>
          </table:table-cell>
        </table:table-row>
      </table:table>
      <text:p text:style-name="Text_20_body"/>
      <text:p text:style-name="Text_20_body"/>
      <text:h text:style-name="P120" text:outline-level="1">Key Policy Attributes</text:h>
      <text:p text:style-name="Text_20_body">The following section describes the attributes issuers need to set for defining suitable protection policies for keys. <text:s/>Also see <text:span text:style-name="CrossRef"><text:reference-ref text:reference-format="text" text:ref-name="getkeyprotectiondata">getKeyProtectionInfo</text:reference-ref></text:span>, <text:span text:style-name="CrossRef"><text:span text:style-name="T64"><text:reference-ref text:reference-format="text" text:ref-name="privatekeybackup">PrivateKeyBackup</text:reference-ref></text:span></text:span>, <text:span text:style-name="CrossRef"><text:span text:style-name="T64"><text:reference-ref text:reference-format="text" text:ref-name="updatable.key">Updatable</text:reference-ref></text:span></text:span>, and <text:span text:style-name="CrossRef"><text:span text:style-name="T64"><text:reference-ref text:reference-format="text" text:ref-name="enablepincaching">EnablePINCaching</text:reference-ref></text:span></text:span>.</text:p>
      <text:p text:style-name="P50"/>
      <text:h text:style-name="Heading_20_2" text:outline-level="2"><text:reference-mark-start text:name="exportcontrol"/>Export Control<text:reference-mark-end text:name="exportcontrol"/></text:h>
      <text:p text:style-name="Standard"><text:span text:style-name="T68">The following table illustrates the use of the </text:span><text:span text:style-name="CrossRef"><text:reference-ref text:reference-format="text" text:ref-name="exportpolicy">ExportPolicy</text:reference-ref></text:span><text:span text:style-name="T68"> attribute:<text:line-break/></text:span></text:p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office:value-type="string">
            <text:p text:style-name="P12">KeyGen2 Name</text:p>
          </table:table-cell>
          <table:table-cell table:style-name="Table70.A1" office:value-type="string">
            <text:p text:style-name="P12">Value</text:p>
          </table:table-cell>
          <table:table-cell table:style-name="Table70.C1" office:value-type="string">
            <text:p text:style-name="P12">Comment</text:p>
          </table:table-cell>
        </table:table-row>
        <table:table-row table:style-name="Table70.2">
          <table:table-cell table:style-name="Table70.A2" office:value-type="string">
            <text:p text:style-name="P21">non-exportable</text:p>
          </table:table-cell>
          <table:table-cell table:style-name="Table70.A2" office:value-type="string">
            <text:p text:style-name="P7">0x00</text:p>
          </table:table-cell>
          <table:table-cell table:style-name="Table70.C2" office:value-type="string">
            <text:p text:style-name="P6">The key MUST NOT be exported</text:p>
          </table:table-cell>
        </table:table-row>
        <table:table-row table:style-name="Table70.2">
          <table:table-cell table:style-name="Table70.A2" office:value-type="string">
            <text:p text:style-name="P21">pin</text:p>
          </table:table-cell>
          <table:table-cell table:style-name="Table70.A2" office:value-type="string">
            <text:p text:style-name="P7">0x01</text:p>
          </table:table-cell>
          <table:table-cell table:style-name="Table70.C2" office:value-type="string">
            <text:p text:style-name="P2">Correct PIN is required</text:p>
          </table:table-cell>
        </table:table-row>
        <table:table-row table:style-name="Table70.2">
          <table:table-cell table:style-name="Table70.A2" office:value-type="string">
            <text:p text:style-name="P21">puk</text:p>
          </table:table-cell>
          <table:table-cell table:style-name="Table70.A2" office:value-type="string">
            <text:p text:style-name="P7">0x02</text:p>
          </table:table-cell>
          <table:table-cell table:style-name="Table70.C2" office:value-type="string">
            <text:p text:style-name="P2">Correct PUK is required</text:p>
          </table:table-cell>
        </table:table-row>
        <table:table-row table:style-name="Table70.2">
          <table:table-cell table:style-name="Table70.A2" office:value-type="string">
            <text:p text:style-name="P21">none</text:p>
          </table:table-cell>
          <table:table-cell table:style-name="Table70.A2" office:value-type="string">
            <text:p text:style-name="P7">0x03</text:p>
          </table:table-cell>
          <table:table-cell table:style-name="Table70.C2" office:value-type="string">
            <text:p text:style-name="P2">No authorization needed for exporting the key</text:p>
          </table:table-cell>
        </table:table-row>
      </table:table>
      <text:p text:style-name="Text_20_body"/>
      <text:p text:style-name="Text_20_body">Also see <text:span text:style-name="CrossRef"><text:reference-ref text:reference-format="text" text:ref-name="exportkey">exportKey</text:reference-ref></text:span>.</text:p>
      <text:p text:style-name="P31"/>
      <text:h text:style-name="Heading_20_2" text:outline-level="2"><text:reference-mark-start text:name="pininputmethods"/>PIN Input Control<text:reference-mark-end text:name="pininputmethods"/></text:h>
      <text:p text:style-name="Standard">The <text:span text:style-name="CrossRef"><text:reference-ref text:reference-format="text" text:ref-name="input.method">InputMethod</text:reference-ref></text:span> policy attribute tells how PIN codes SHOULD be inputted to the SKS according to the following table:<text:lin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2">KeyGen2 Name</text:p>
          </table:table-cell>
          <table:table-cell table:style-name="Table23.A1" office:value-type="string">
            <text:p text:style-name="P12">Value</text:p>
          </table:table-cell>
          <table:table-cell table:style-name="Table23.C1" office:value-type="string">
            <text:p text:style-name="P12">Comment</text:p>
          </table:table-cell>
        </table:table-row>
        <table:table-row table:style-name="Table23.2">
          <table:table-cell table:style-name="Table23.A2" office:value-type="string">
            <text:p text:style-name="P21">any</text:p>
          </table:table-cell>
          <table:table-cell table:style-name="Table23.A2" office:value-type="string">
            <text:p text:style-name="P7">0x00</text:p>
          </table:table-cell>
          <table:table-cell table:style-name="Table23.C2" office:value-type="string">
            <text:p text:style-name="P6">No restrictions</text:p>
          </table:table-cell>
        </table:table-row>
        <table:table-row table:style-name="Table23.2">
          <table:table-cell table:style-name="Table23.A2" office:value-type="string">
            <text:p text:style-name="P21">programmatic</text:p>
          </table:table-cell>
          <table:table-cell table:style-name="Table23.A2" office:value-type="string">
            <text:p text:style-name="P7">0x01</text:p>
          </table:table-cell>
          <table:table-cell table:style-name="Table23.C2" office:value-type="string">
            <text:p text:style-name="P2">PINs SHOULD only be issued through the SKS User API</text:p>
          </table:table-cell>
        </table:table-row>
        <table:table-row table:style-name="Table23.2">
          <table:table-cell table:style-name="Table23.A2" office:value-type="string">
            <text:p text:style-name="P21">trusted-gui</text:p>
          </table:table-cell>
          <table:table-cell table:style-name="Table23.A2" office:value-type="string">
            <text:p text:style-name="P7">0x02</text:p>
          </table:table-cell>
          <table:table-cell table:style-name="Table23.C2" office:value-type="string">
            <text:p text:style-name="P2">Keys SHOULD only be used through a trusted GUI that does the actual PIN request and API invocation</text:p>
          </table:table-cell>
        </table:table-row>
      </table:table>
      <text:p text:style-name="P31"/>
      <text:p text:style-name="P32">Note that this policy attribute requires that the middleware is “cooperative” to be enforced.</text:p>
      <text:p text:style-name="P32"/>
      <text:h text:style-name="Heading_20_2" text:outline-level="2"><text:reference-mark-start text:name="pingrouping"/>PIN Grouping Control<text:reference-mark-end text:name="pingrouping"/></text:h>
      <text:p text:style-name="Standard">A PIN policy object may govern multiple keys. <text:s/>The <text:span text:style-name="CrossRef"><text:reference-ref text:reference-format="text" text:ref-name="grouping.pin">Grouping</text:reference-ref></text:span> policy attribute controls how PIN codes to the different keys may relate to each other according to the following table:<text:line-break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2">KeyGen2 Name</text:p>
          </table:table-cell>
          <table:table-cell table:style-name="Table22.A1" office:value-type="string">
            <text:p text:style-name="P12">Value</text:p>
          </table:table-cell>
          <table:table-cell table:style-name="Table22.C1" office:value-type="string">
            <text:p text:style-name="P12">Comment</text:p>
          </table:table-cell>
        </table:table-row>
        <table:table-row table:style-name="Table22.2">
          <table:table-cell table:style-name="Table22.A2" office:value-type="string">
            <text:p text:style-name="P21">none</text:p>
          </table:table-cell>
          <table:table-cell table:style-name="Table22.A2" office:value-type="string">
            <text:p text:style-name="P7">0x00</text:p>
          </table:table-cell>
          <table:table-cell table:style-name="Table22.C2" office:value-type="string">
            <text:p text:style-name="P6">No restrictions</text:p>
          </table:table-cell>
        </table:table-row>
        <table:table-row table:style-name="Table22.2">
          <table:table-cell table:style-name="Table22.A2" office:value-type="string">
            <text:p text:style-name="P21">shared</text:p>
          </table:table-cell>
          <table:table-cell table:style-name="Table22.A2" office:value-type="string">
            <text:p text:style-name="P7">0x01</text:p>
          </table:table-cell>
          <table:table-cell table:style-name="Table22.C2" office:value-type="string">
            <text:p text:style-name="P2">All keys share the <text:span text:style-name="T1">same</text:span> PIN (synchronized)</text:p>
          </table:table-cell>
        </table:table-row>
        <table:table-row table:style-name="Table22.2">
          <table:table-cell table:style-name="Table22.A2" office:value-type="string">
            <text:p text:style-name="P21">signature+standard</text:p>
          </table:table-cell>
          <table:table-cell table:style-name="Table22.A2" office:value-type="string">
            <text:p text:style-name="P7">0x02</text:p>
          </table:table-cell>
          <table:table-cell table:style-name="Table22.C2" office:value-type="string">
            <text:p text:style-name="P2">Keys with <text:span text:style-name="CrossRef"><text:reference-ref text:reference-format="text" text:ref-name="keyusage">Key Usage</text:reference-ref></text:span> = <text:span text:style-name="T25">signature</text:span> share one PIN while all other keys share <text:span text:style-name="T1">another</text:span> PIN</text:p>
          </table:table-cell>
        </table:table-row>
        <table:table-row table:style-name="Table22.2">
          <table:table-cell table:style-name="Table22.A2" office:value-type="string">
            <text:p text:style-name="P21">unique</text:p>
          </table:table-cell>
          <table:table-cell table:style-name="Table22.A2" office:value-type="string">
            <text:p text:style-name="P7">0x03</text:p>
          </table:table-cell>
          <table:table-cell table:style-name="Table22.C2" office:value-type="string">
            <text:p text:style-name="P2">All keys must have <text:span text:style-name="T1">different</text:span> PIN codes</text:p>
          </table:table-cell>
        </table:table-row>
      </table:table>
      <text:p text:style-name="P31"/>
      <text:p text:style-name="Text_20_body">During provisioning the middleware MUST maintain the PIN policy and optionally ask the user to create another PIN if there is a policy mismatch because <text:span text:style-name="CrossRef"><text:reference-ref text:reference-format="text" text:ref-name="createKeyPair">createKeyPair</text:reference-ref></text:span> will return an error if it fed with inappropriate arguments.</text:p>
      <text:p text:style-name="Text_20_body">Keys protected by a <text:span text:style-name="T23">shared</text:span> PIN MUST be treated as having a single PIN error counter.</text:p>
      <text:p text:style-name="P31"/>
      <text:p text:style-name="P78">Continued on the next page...</text:p>
      <text:p text:style-name="P78"/>
      <text:h text:style-name="P123" text:outline-level="2"><text:reference-mark-start text:name="pinpatternrestrictions"/>PIN Pattern Control<text:reference-mark-end text:name="pinpatternrestrictions"/></text:h>
      <text:p text:style-name="Footer">The <text:span text:style-name="CrossRef"><text:reference-ref text:reference-format="text" text:ref-name="pattern.rest">PatternRestrictions</text:reference-ref></text:span> policy attribute specifies how PIN codes MUST NOT be designed according to the following table:<text:line-break/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2">KeyGen2 Name</text:p>
          </table:table-cell>
          <table:table-cell table:style-name="Table24.A1" office:value-type="string">
            <text:p text:style-name="P12">Mask</text:p>
          </table:table-cell>
          <table:table-cell table:style-name="Table24.C1" office:value-type="string">
            <text:p text:style-name="P12">Comment</text:p>
          </table:table-cell>
        </table:table-row>
        <table:table-row table:style-name="Table24.2">
          <table:table-cell table:style-name="Table24.A2" office:value-type="string">
            <text:p text:style-name="P21">two-in-a-row</text:p>
          </table:table-cell>
          <table:table-cell table:style-name="Table24.A2" office:value-type="string">
            <text:p text:style-name="P7">0x01</text:p>
          </table:table-cell>
          <table:table-cell table:style-name="Table24.C2" office:value-type="string">
            <text:p text:style-name="P6">Flags 1124</text:p>
          </table:table-cell>
        </table:table-row>
        <table:table-row table:style-name="Table24.2">
          <table:table-cell table:style-name="Table24.A2" office:value-type="string">
            <text:p text:style-name="P21">three-in-a-row</text:p>
          </table:table-cell>
          <table:table-cell table:style-name="Table24.A2" office:value-type="string">
            <text:p text:style-name="P7">0x02</text:p>
          </table:table-cell>
          <table:table-cell table:style-name="Table24.C2" office:value-type="string">
            <text:p text:style-name="P2">Flags 1114</text:p>
          </table:table-cell>
        </table:table-row>
        <table:table-row table:style-name="Table24.2">
          <table:table-cell table:style-name="Table24.A2" office:value-type="string">
            <text:p text:style-name="P21">sequence</text:p>
          </table:table-cell>
          <table:table-cell table:style-name="Table24.A2" office:value-type="string">
            <text:p text:style-name="P7">0x04</text:p>
          </table:table-cell>
          <table:table-cell table:style-name="Table24.C2" office:value-type="string">
            <text:p text:style-name="P2">Flags 1234, 9876, etc</text:p>
          </table:table-cell>
        </table:table-row>
        <table:table-row table:style-name="Table24.2">
          <table:table-cell table:style-name="Table24.A2" office:value-type="string">
            <text:p text:style-name="P21">repeated</text:p>
          </table:table-cell>
          <table:table-cell table:style-name="Table24.A2" office:value-type="string">
            <text:p text:style-name="P7">0x08</text:p>
          </table:table-cell>
          <table:table-cell table:style-name="Table24.C2" office:value-type="string">
            <text:p text:style-name="P2">All PIN bytes MUST be <text:span text:style-name="T1">unique</text:span></text:p>
          </table:table-cell>
        </table:table-row>
        <table:table-row table:style-name="Table24.2">
          <table:table-cell table:style-name="Table24.A2" office:value-type="string">
            <text:p text:style-name="P21">missing-group</text:p>
          </table:table-cell>
          <table:table-cell table:style-name="Table24.A2" office:value-type="string">
            <text:p text:style-name="P7">0x10</text:p>
          </table:table-cell>
          <table:table-cell table:style-name="Table24.C2" office:value-type="string">
            <text:p text:style-name="P2">Flags 135674 for an alphanumeric PIN. <text:s/>See <text:span text:style-name="CrossRef"><text:reference-ref text:reference-format="text" text:ref-name="pinpukformat">PIN and PUK Formats</text:reference-ref></text:span></text:p>
          </table:table-cell>
        </table:table-row>
      </table:table>
      <text:p text:style-name="P31"/>
      <text:p text:style-name="Text_20_body">Note that the <text:span text:style-name="CrossRef"><text:reference-ref text:reference-format="text" text:ref-name="pattern.rest">PatternRestrictions</text:reference-ref></text:span> policy attribute is a byte holding a <text:span text:style-name="T1">set of bits</text:span>. <text:s/>That is, 0x00 means that there are no pattern restrictions, while 0x06 imposes two constraints. <text:s/>Also note that pattern policy checking is supposed to be applied at the <text:span text:style-name="T1">binary</text:span> level which has implications for the binary PIN format (see<text:span text:style-name="T44"> </text:span><text:span text:style-name="CrossRef"><text:reference-ref text:reference-format="text" text:ref-name="pinpukformat">PIN and PUK Formats</text:reference-ref></text:span>).</text:p>
      <text:p text:style-name="P31">For organizations having very strict or unusual requirements on PIN patterns, it is RECOMMENDED letting the user define PINs during enrollment in a web application and then deploy issuer-set PIN codes during provisioning.</text:p>
      <text:p text:style-name="P31"/>
      <text:h text:style-name="Heading_20_2" text:outline-level="2"><text:reference-mark-start text:name="pinpukformat"/>PIN and PUK Formats<text:reference-mark-end text:name="pinpukformat"/></text:h>
      <text:p text:style-name="Standard">PIN and PUK codes MUST adhere to one of formats described in the following table:<text:lin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2">KeyGen2 Name</text:p>
          </table:table-cell>
          <table:table-cell table:style-name="Table19.A1" office:value-type="string">
            <text:p text:style-name="P12">Value</text:p>
          </table:table-cell>
          <table:table-cell table:style-name="Table19.C1" office:value-type="string">
            <text:p text:style-name="P12">Comment</text:p>
          </table:table-cell>
        </table:table-row>
        <table:table-row table:style-name="Table19.2">
          <table:table-cell table:style-name="Table19.A2" office:value-type="string">
            <text:p text:style-name="P21">numeric</text:p>
          </table:table-cell>
          <table:table-cell table:style-name="Table19.A2" office:value-type="string">
            <text:p text:style-name="P7">0x00</text:p>
          </table:table-cell>
          <table:table-cell table:style-name="Table19.C2" office:value-type="string">
            <text:p text:style-name="P6">0 - 9</text:p>
          </table:table-cell>
        </table:table-row>
        <table:table-row table:style-name="Table19.2">
          <table:table-cell table:style-name="Table19.A2" office:value-type="string">
            <text:p text:style-name="P21">alphanumeric</text:p>
          </table:table-cell>
          <table:table-cell table:style-name="Table19.A2" office:value-type="string">
            <text:p text:style-name="P7">0x01</text:p>
          </table:table-cell>
          <table:table-cell table:style-name="Table19.C2" office:value-type="string">
            <text:p text:style-name="P2">0 - 9, A - Z</text:p>
          </table:table-cell>
        </table:table-row>
        <table:table-row table:style-name="Table19.2">
          <table:table-cell table:style-name="Table19.A2" office:value-type="string">
            <text:p text:style-name="P21">string</text:p>
          </table:table-cell>
          <table:table-cell table:style-name="Table19.A2" office:value-type="string">
            <text:p text:style-name="P7">0x02</text:p>
          </table:table-cell>
          <table:table-cell table:style-name="Table19.C2" office:value-type="string">
            <text:p text:style-name="P2">Any valid <text:span text:style-name="CrossRef"><text:reference-ref text:reference-format="text" text:ref-name="utf8">UTF-8</text:reference-ref></text:span> string</text:p>
          </table:table-cell>
        </table:table-row>
        <table:table-row table:style-name="Table19.2">
          <table:table-cell table:style-name="Table19.A2" office:value-type="string">
            <text:p text:style-name="P21">binary</text:p>
          </table:table-cell>
          <table:table-cell table:style-name="Table19.A2" office:value-type="string">
            <text:p text:style-name="P7">0x03</text:p>
          </table:table-cell>
          <table:table-cell table:style-name="Table19.C2" office:value-type="string">
            <text:p text:style-name="P2">Binary value, typically issued as hexadecimal data</text:p>
          </table:table-cell>
        </table:table-row>
      </table:table>
      <text:p text:style-name="P31"/>
      <text:p text:style-name="P48"><text:span text:style-name="T1">Note that format specifiers only deal with how PINs and PUKs are treated in GUIs; internally key protection data is always stored as strings of bytes</text:span>.</text:p>
      <text:p text:style-name="P48">Length of the clear-text binary value MUST NOT exceed 100 bytes.</text:p>
      <text:p text:style-name="P25">See <text:span text:style-name="T23">Format</text:span> attribute in <text:span text:style-name="CrossRef"><text:reference-ref text:reference-format="text" text:ref-name="createPINPolicy">createPINPolicy</text:reference-ref></text:span> and <text:span text:style-name="CrossRef"><text:reference-ref text:reference-format="text" text:ref-name="createPUKPolicy">createPUKPolicy</text:reference-ref></text:span>.</text:p>
      <text:p text:style-name="P25"/>
      <text:p text:style-name="P25"/>
      <text:h text:style-name="Heading_20_2" text:outline-level="2"><text:reference-mark-start text:name="delete.protection"/>Delete Control<text:reference-mark-end text:name="delete.protection"/></text:h>
      <text:p text:style-name="Standard">The following table illustrates the use of the <text:span text:style-name="CrossRef"><text:reference-ref text:reference-format="text" text:ref-name="deleteprotection">DeletePolicy</text:reference-ref></text:span> attribute:</text:p>
      <text:p text:style-name="Standard"/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P12">KeyGen2 Name</text:p>
          </table:table-cell>
          <table:table-cell table:style-name="Table69.A1" office:value-type="string">
            <text:p text:style-name="P12">Value</text:p>
          </table:table-cell>
          <table:table-cell table:style-name="Table69.C1" office:value-type="string">
            <text:p text:style-name="P12">Comment</text:p>
          </table:table-cell>
        </table:table-row>
        <table:table-row table:style-name="Table69.2">
          <table:table-cell table:style-name="Table69.A2" office:value-type="string">
            <text:p text:style-name="P21">none</text:p>
          </table:table-cell>
          <table:table-cell table:style-name="Table69.A2" office:value-type="string">
            <text:p text:style-name="P7">0x00</text:p>
          </table:table-cell>
          <table:table-cell table:style-name="Table69.C2" office:value-type="string">
            <text:p text:style-name="P6">No delete restrictions apply</text:p>
          </table:table-cell>
        </table:table-row>
        <table:table-row table:style-name="Table69.2">
          <table:table-cell table:style-name="Table69.A2" office:value-type="string">
            <text:p text:style-name="P21">pin</text:p>
          </table:table-cell>
          <table:table-cell table:style-name="Table69.A2" office:value-type="string">
            <text:p text:style-name="P7">0x01</text:p>
          </table:table-cell>
          <table:table-cell table:style-name="Table69.C2" office:value-type="string">
            <text:p text:style-name="P2">Correct PIN is required</text:p>
          </table:table-cell>
        </table:table-row>
        <table:table-row table:style-name="Table69.2">
          <table:table-cell table:style-name="Table69.A2" office:value-type="string">
            <text:p text:style-name="P21">puk</text:p>
          </table:table-cell>
          <table:table-cell table:style-name="Table69.A2" office:value-type="string">
            <text:p text:style-name="P7">0x02</text:p>
          </table:table-cell>
          <table:table-cell table:style-name="Table69.C2" office:value-type="string">
            <text:p text:style-name="P2">Correct PUK is required</text:p>
          </table:table-cell>
        </table:table-row>
      </table:table>
      <text:p text:style-name="P31"/>
      <text:p text:style-name="P49">Also see <text:span text:style-name="CrossRef"><text:reference-ref text:reference-format="text" text:ref-name="deletekey">deleteKey</text:reference-ref></text:span>.</text:p>
      <text:p text:style-name="P49"/>
      <text:p text:style-name="P74">Continued on the next page...</text:p>
      <text:h text:style-name="P123" text:outline-level="2"><text:reference-mark-start text:name="biometricoption"/><text:span text:style-name="CrossRef"><text:span text:style-name="T20">Biometric Protection</text:span></text:span><text:reference-mark-end text:name="biometricoption"/></text:h>
      <text:p text:style-name="Standard"><text:span text:style-name="CrossRef"><text:span text:style-name="T5">SKS also supports options for using biometric data as an alternative to PINs. <text:s/>See </text:span></text:span><text:span text:style-name="CrossRef"><text:reference-ref text:reference-format="text" text:ref-name="getDeviceData">getDeviceInfo</text:reference-ref></text:span><text:span text:style-name="CrossRef"><text:span text:style-name="T5">. <text:s/>The following table shows the biometric protection options as defined by the </text:span></text:span><text:span text:style-name="CrossRef"><text:reference-ref text:reference-format="text" text:ref-name="biometricprotection.attr">BiometricProtection</text:reference-ref></text:span><text:span text:style-name="CrossRef"><text:span text:style-name="T5"> policy attribute:<text:line-break/></text:span>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2">KeyGen2 Name</text:p>
          </table:table-cell>
          <table:table-cell table:style-name="Table33.A1" office:value-type="string">
            <text:p text:style-name="P12">Value</text:p>
          </table:table-cell>
          <table:table-cell table:style-name="Table33.C1" office:value-type="string">
            <text:p text:style-name="P12">Comment</text:p>
          </table:table-cell>
        </table:table-row>
        <table:table-row table:style-name="Table33.2">
          <table:table-cell table:style-name="Table33.A2" office:value-type="string">
            <text:p text:style-name="P21">none</text:p>
          </table:table-cell>
          <table:table-cell table:style-name="Table33.A2" office:value-type="string">
            <text:p text:style-name="P7">0x00</text:p>
          </table:table-cell>
          <table:table-cell table:style-name="Table33.C2" office:value-type="string">
            <text:p text:style-name="P6">No biometric protection</text:p>
          </table:table-cell>
        </table:table-row>
        <table:table-row table:style-name="Table33.2">
          <table:table-cell table:style-name="Table33.A2" office:value-type="string">
            <text:p text:style-name="P21">alternative</text:p>
          </table:table-cell>
          <table:table-cell table:style-name="Table33.A2" office:value-type="string">
            <text:p text:style-name="P7">0x01</text:p>
          </table:table-cell>
          <table:table-cell table:style-name="Table33.C2" office:value-type="string">
            <text:p text:style-name="P2">The key may be authorized with a PIN <text:span text:style-name="T1">or</text:span> by biometrics</text:p>
          </table:table-cell>
        </table:table-row>
        <table:table-row table:style-name="Table33.2">
          <table:table-cell table:style-name="Table33.A2" office:value-type="string">
            <text:p text:style-name="P21">combined</text:p>
          </table:table-cell>
          <table:table-cell table:style-name="Table33.A2" office:value-type="string">
            <text:p text:style-name="P7">0x02</text:p>
          </table:table-cell>
          <table:table-cell table:style-name="Table33.C2" office:value-type="string">
            <text:p text:style-name="P2">The key is protected by a PIN <text:span text:style-name="T1">and</text:span> by biometrics</text:p>
          </table:table-cell>
        </table:table-row>
        <table:table-row table:style-name="Table33.2">
          <table:table-cell table:style-name="Table33.A2" office:value-type="string">
            <text:p text:style-name="P21">exclusive</text:p>
          </table:table-cell>
          <table:table-cell table:style-name="Table33.A2" office:value-type="string">
            <text:p text:style-name="P7">0x03</text:p>
          </table:table-cell>
          <table:table-cell table:style-name="Table33.C2" office:value-type="string">
            <text:p text:style-name="P2">The key is <text:span text:style-name="T1">only</text:span> protected by biometrics</text:p>
          </table:table-cell>
        </table:table-row>
      </table:table>
      <text:h text:style-name="P122" text:outline-level="2"/>
      <text:p text:style-name="P47">Note that there is no API support for biometric authentication, such information is typically provided through GPIO (General Purpose Input Output) ports between the biometric sensor and the SKS. <text:s/>The type of biometrics used is outside the scope of SKS and is usually established during enrollment.</text:p>
      <text:p text:style-name="Text_20_body"><text:span text:style-name="T44">The biometric protection option is only intended to be applied to </text:span><text:span text:style-name="CrossRef"><text:span text:style-name="T107"><text:reference-ref text:reference-format="text" text:ref-name="user.api">User API</text:reference-ref></text:span></text:span><text:span text:style-name="T44"> methods like </text:span><text:span text:style-name="CrossRef"><text:span text:style-name="T107"><text:reference-ref text:reference-format="text" text:ref-name="signdata">signHashedData</text:reference-ref></text:span></text:span><text:span text:style-name="T44">.</text:span></text:p>
      <text:p text:style-name="P47"/>
      <text:h text:style-name="Heading_20_2" text:outline-level="2"><text:reference-mark-start text:name="keyusage"/>Key Usage<text:reference-mark-end text:name="keyusage"/></text:h>
      <text:p text:style-name="Standard">The <text:span text:style-name="CrossRef"><text:reference-ref text:reference-format="text" text:ref-name="keyusage.attr">KeyUsage</text:reference-ref></text:span> policy attribute specifies how keys are supposed to be used both during provisioning and during actual usage according to the following table:<text:line-break/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12">KeyGen2 Name</text:p>
          </table:table-cell>
          <table:table-cell table:style-name="Table25.A1" office:value-type="string">
            <text:p text:style-name="P12">Value</text:p>
          </table:table-cell>
          <table:table-cell table:style-name="Table25.A1" office:value-type="string">
            <text:p text:style-name="P12">Notes</text:p>
          </table:table-cell>
          <table:table-cell table:style-name="Table25.D1" office:value-type="string">
            <text:p text:style-name="P12">Comment</text:p>
          </table:table-cell>
        </table:table-row>
        <table:table-row table:style-name="Table25.2">
          <table:table-cell table:style-name="Table25.A2" office:value-type="string">
            <text:p text:style-name="P20">signature</text:p>
          </table:table-cell>
          <table:table-cell table:style-name="Table25.A2" office:value-type="string">
            <text:p text:style-name="P7">0x00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signature applications like <text:span text:style-name="CrossRef"><text:reference-ref text:reference-format="text" text:ref-name="s/mime">S/MIME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0">authentication</text:p>
          </table:table-cell>
          <table:table-cell table:style-name="Table25.A2" office:value-type="string">
            <text:p text:style-name="P7">0x01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authentication applications</text:p>
          </table:table-cell>
        </table:table-row>
        <table:table-row table:style-name="Table25.2">
          <table:table-cell table:style-name="Table25.A2" office:value-type="string">
            <text:p text:style-name="P20">encryption</text:p>
          </table:table-cell>
          <table:table-cell table:style-name="Table25.A2" office:value-type="string">
            <text:p text:style-name="P7">0x02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 key MUST only be used for <text:span text:style-name="CrossRef"><text:reference-ref text:reference-format="text" text:ref-name="pkcs1">PKCS #1</text:reference-ref></text:span> or <text:span text:style-name="CrossRef"><text:reference-ref text:reference-format="text" text:ref-name="dh">Diffie-Hellman</text:reference-ref></text:span> encryption operations</text:p>
          </table:table-cell>
        </table:table-row>
        <table:table-row table:style-name="Table25.2">
          <table:table-cell table:style-name="Table25.A2" office:value-type="string">
            <text:p text:style-name="P20">universal</text:p>
          </table:table-cell>
          <table:table-cell table:style-name="Table25.A2" office:value-type="string">
            <text:p text:style-name="P7">0x03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re are no restrictions on key usage</text:p>
          </table:table-cell>
        </table:table-row>
        <table:table-row table:style-name="Table25.2">
          <table:table-cell table:style-name="Table25.A2" office:value-type="string">
            <text:p text:style-name="P20">transport</text:p>
          </table:table-cell>
          <table:table-cell table:style-name="Table25.A2" office:value-type="string">
            <text:p text:style-name="P7">0x04</text:p>
          </table:table-cell>
          <table:table-cell table:style-name="Table25.A2" office:value-type="string">
            <text:p text:style-name="P3">1, 2, 3</text:p>
          </table:table-cell>
          <table:table-cell table:style-name="Table25.D2" office:value-type="string">
            <text:p text:style-name="P2">The private key MUST NOT be available<text:span text:style-name="T64"> for</text:span> the <text:span text:style-name="CrossRef"><text:reference-ref text:reference-format="text" text:ref-name="user.api">User API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0">symmetric-key</text:p>
          </table:table-cell>
          <table:table-cell table:style-name="Table25.A2" office:value-type="string">
            <text:p text:style-name="P7">0x05</text:p>
          </table:table-cell>
          <table:table-cell table:style-name="Table25.C2" office:value-type="float" office:value="3">
            <text:p text:style-name="P70">3</text:p>
          </table:table-cell>
          <table:table-cell table:style-name="Table25.D2" office:value-type="string">
            <text:p text:style-name="P69"><text:span text:style-name="CrossRef"><text:span text:style-name="T12">The key MUST include a “piggybacked” symmetric key during provisioning</text:span></text:span><text:span text:style-name="CrossRef"><text:span text:style-name="T9">. <text:s/>The private key MUST be </text:span></text:span><text:span text:style-name="CrossRef"><text:span text:style-name="T11">disabled</text:span></text:span><text:span text:style-name="CrossRef"><text:span text:style-name="T6">.</text:span></text:span></text:p>
            <text:p text:style-name="P69"><text:span text:style-name="CrossRef"><text:span text:style-name="T13">See </text:span></text:span><text:span text:style-name="CrossRef"><text:span text:style-name="T64"><text:reference-ref text:reference-format="text" text:ref-name="setpiggybacked">setSymmetricKey</text:reference-ref></text:span></text:span></text:p>
          </table:table-cell>
        </table:table-row>
      </table:table>
      <text:p text:style-name="P31"/>
      <text:p text:style-name="P31">The purpose of the <text:span text:style-name="T22">signature</text:span> and <text:span text:style-name="T22">authentication</text:span> attributes is aiding the GUI middleware to request the proper PIN for the user. <text:s/>In most real-world deployments they will coincide with the <text:span text:style-name="CrossRef"><text:reference-ref text:reference-format="text" text:ref-name="X.509">X.509</text:reference-ref></text:span> <text:span text:style-name="T72">nonRepudiation</text:span> and <text:span text:style-name="T72">digitalSignature</text:span> bits respectively. <text:s/>Also see <text:span text:style-name="CrossRef"><text:reference-ref text:reference-format="text" text:ref-name="pingrouping">PIN Grouping Control</text:reference-ref></text:span>.</text:p>
      <text:p text:style-name="P56">Notes</text:p>
      <text:p text:style-name="P31">1. The key MUST NOT be subject to a <text:span text:style-name="CrossRef"><text:span text:style-name="T64"><text:reference-ref text:reference-format="text" text:ref-name="setpiggybacked">setSymmetricKey</text:reference-ref></text:span></text:span> operation.</text:p>
      <text:p text:style-name="P31">2. The key MUST NOT be exportable. <text:s/>See <text:span text:style-name="CrossRef"><text:reference-ref text:reference-format="text" text:ref-name="exportcontrol">Export Control</text:reference-ref></text:span>.</text:p>
      <text:p text:style-name="P39">3. The key MUST NOT have the <text:span text:style-name="CrossRef"><text:reference-ref text:reference-format="text" text:ref-name="importprivatekey">ImportPrivateKey</text:reference-ref></text:span> or <text:span text:style-name="CrossRef"><text:reference-ref text:reference-format="text" text:ref-name="privatekeybackup">PrivateKeyBackup</text:reference-ref></text:span> attributes set to true.</text:p>
      <text:p text:style-name="P31"/>
      <text:h text:style-name="Heading_20_1" text:outline-level="1">Methods</text:h>
      <text:p text:style-name="P30">This section provides a (<text:span text:style-name="T1">not yet complete...</text:span>) list of the SKS methods. <text:s/>The number in parenthesis holds the <text:span text:style-name="T1">decimal</text:span> value used to identify the method in a call. <text:s/>Method calls are formatted as strings of bytes where the first byte is the method ID and the succeeding bytes the applicable argument data. <text:s/><text:span text:style-name="CrossRef"><text:reference-ref text:reference-format="text" text:ref-name="user.api">User API</text:reference-ref></text:span> methods have method IDs <text:s/><text:span text:style-name="T108">≥</text:span><text:span text:style-name="T109"> 100.</text:span></text:p>
      <text:h text:style-name="P124" text:outline-level="2"><text:reference-mark-start text:name="createProvisioningSession"/>createProvisioningSession<text:reference-mark-end text:name="createProvisioningSession"/> (1)</text:h>
      <text:p text:style-name="Text_20_body">Inpu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Name</text:p>
          </table:table-cell>
          <table:table-cell table:style-name="Table1.A1" office:value-type="string">
            <text:p text:style-name="P12">Type</text:p>
          </table:table-cell>
          <table:table-cell table:style-name="Table1.C1" office:value-type="string">
            <text:p text:style-name="P12">Comment</text:p>
          </table:table-cell>
        </table:table-row>
        <table:table-row table:style-name="Table1.2">
          <table:table-cell table:style-name="Table1.A2" office:value-type="string">
            <text:p text:style-name="P15">SessionKeyAlgorithm</text:p>
          </table:table-cell>
          <table:table-cell table:style-name="Table1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1.C2" office:value-type="string">
            <text:p text:style-name="P2">Session creation algorithm. <text:s/>See next page and <text:span text:style-name="CrossRef"><text:reference-ref text:reference-format="text" text:ref-name="sess.key.attest">Session Keys</text:reference-ref></text:span></text:p>
          </table:table-cell>
        </table:table-row>
        <table:table-row table:style-name="Table1.2">
          <table:table-cell table:style-name="Table1.A2" office:value-type="string">
            <text:p text:style-name="P15">ServerSessionID</text:p>
          </table:table-cell>
          <table:table-cell table:style-name="Table1.A2" office:value-type="string">
            <text:p text:style-name="P3">id</text:p>
          </table:table-cell>
          <table:table-cell table:style-name="Table1.C2" office:value-type="string">
            <text:p text:style-name="P2">Server-created provisioning ID which SHOULD be unique for the server</text:p>
          </table:table-cell>
        </table:table-row>
        <table:table-row table:style-name="Table1.2">
          <table:table-cell table:style-name="Table1.A2" office:value-type="string">
            <text:p text:style-name="P15">ServerEphemeralKey</text:p>
          </table:table-cell>
          <table:table-cell table:style-name="Table1.A2" office:value-type="string">
            <text:p text:style-name="P3">byte[<text:span text:style-name="T61"> </text:span>]</text:p>
          </table:table-cell>
          <table:table-cell table:style-name="Table1.C2" office:value-type="string">
            <text:p text:style-name="P25"><text:span text:style-name="T44">Server-created ephemeral ECDH key</text:span>. <text:s/>See <text:span text:style-name="CrossRef"><text:span text:style-name="T64"><text:reference-ref text:reference-format="text" text:ref-name="iisuer.puk.key">ServerEphemeralKey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IssuerURI</text:p>
          </table:table-cell>
          <table:table-cell table:style-name="Table1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1.C2" office:value-type="string">
            <text:p text:style-name="P2">URI associated with the issuer. <text:s/>See <text:span text:style-name="CrossRef"><text:span text:style-name="T64"><text:reference-ref text:reference-format="text" text:ref-name="issueruri">IssuerURI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Updatable</text:p>
          </table:table-cell>
          <table:table-cell table:style-name="Table1.A2" office:value-type="string">
            <text:p text:style-name="P3">bool</text:p>
          </table:table-cell>
          <table:table-cell table:style-name="Table1.C2" office:value-type="string">
            <text:p text:style-name="P2">True if objects created in the session should support post provisioning updates</text:p>
          </table:table-cell>
        </table:table-row>
        <table:table-row table:style-name="Table1.2">
          <table:table-cell table:style-name="Table1.A2" office:value-type="string">
            <text:p text:style-name="P15">ClientTime</text:p>
          </table:table-cell>
          <table:table-cell table:style-name="Table1.A2" office:value-type="string">
            <text:p text:style-name="P3">byte[8]</text:p>
          </table:table-cell>
          <table:table-cell table:style-name="Table1.C2" office:value-type="string">
            <text:p text:style-name="P2">Locally acquired time in UNIX “epoch” format including milliseconds</text:p>
          </table:table-cell>
        </table:table-row>
        <table:table-row table:style-name="Table1.2">
          <table:table-cell table:style-name="Table1.A2" office:value-type="string">
            <text:p text:style-name="P15">SessionLife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Validity of the provisioning session in seconds</text:p>
          </table:table-cell>
        </table:table-row>
        <table:table-row table:style-name="Table1.2">
          <table:table-cell table:style-name="Table1.A2" office:value-type="string">
            <text:p text:style-name="P80">SessionKeyLimit</text:p>
          </table:table-cell>
          <table:table-cell table:style-name="Table1.A2" office:value-type="string">
            <text:p text:style-name="P3">short</text:p>
          </table:table-cell>
          <table:table-cell table:style-name="Table1.C2" office:value-type="string">
            <text:p text:style-name="P2">Upper limit of<text:span text:style-name="T43"> </text:span><text:span text:style-name="T72">SessionKey</text:span><text:span text:style-name="T43"> operations. <text:s/></text:span><text:span text:style-name="CrossRef"><text:span text:style-name="T9">See </text:span></text:span><text:span text:style-name="CrossRef"><text:reference-ref text:reference-format="text" text:ref-name="sess.key.op">SessionKeyLimit</text:reference-ref></text:span></text:p>
          </table:table-cell>
        </table:table-row>
      </table:table>
      <text:p text:style-name="Text_20_body"/>
      <text:p text:style-name="Text_20_body">Outpu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Name</text:p>
          </table:table-cell>
          <table:table-cell table:style-name="Table3.A1" office:value-type="string">
            <text:p text:style-name="P12">Type</text:p>
          </table:table-cell>
          <table:table-cell table:style-name="Table3.C1" office:value-type="string">
            <text:p text:style-name="P12">Comment</text:p>
          </table:table-cell>
        </table:table-row>
        <table:table-row table:style-name="Table3.2">
          <table:table-cell table:style-name="Table3.A2" office:value-type="string">
            <text:p text:style-name="P15">Status</text:p>
          </table:table-cell>
          <table:table-cell table:style-name="Table3.A2" office:value-type="string">
            <text:p text:style-name="P3">byte</text:p>
          </table:table-cell>
          <table:table-cell table:style-name="Table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.2">
          <table:table-cell table:style-name="Table3.A2" office:value-type="string">
            <text:p text:style-name="P15">ClientSessionID</text:p>
          </table:table-cell>
          <table:table-cell table:style-name="Table3.A2" office:value-type="string">
            <text:p text:style-name="P3">id</text:p>
          </table:table-cell>
          <table:table-cell table:style-name="Table3.C2" office:value-type="string">
            <text:p text:style-name="P2">SKS-created provisioning ID which MUST be unique</text:p>
          </table:table-cell>
        </table:table-row>
        <table:table-row table:style-name="Table3.2">
          <table:table-cell table:style-name="Table3.A2" office:value-type="string">
            <text:p text:style-name="P15">ClientEphemeralKey</text:p>
          </table:table-cell>
          <table:table-cell table:style-name="Table3.A2" office:value-type="string">
            <text:p text:style-name="P3">byte[<text:span text:style-name="T61"> </text:span>]</text:p>
          </table:table-cell>
          <table:table-cell table:style-name="Table3.C2" office:value-type="string">
            <text:p text:style-name="P8">SKS-created ephemeral ECDH key which <text:span text:style-name="T64">MUST be in </text:span><text:span text:style-name="CrossRef"><text:span text:style-name="T64"><text:reference-ref text:reference-format="text" text:ref-name="X.509">X.509</text:reference-ref></text:span></text:span><text:span text:style-name="T64"> DER format</text:span></text:p>
          </table:table-cell>
        </table:table-row>
        <table:table-row table:style-name="Table3.2">
          <table:table-cell table:style-name="Table3.A2" office:value-type="string">
            <text:p text:style-name="P15">SessionAttestation</text:p>
          </table:table-cell>
          <table:table-cell table:style-name="Table3.A2" office:value-type="string">
            <text:p text:style-name="P3">byte[<text:span text:style-name="T61"> </text:span>]</text:p>
          </table:table-cell>
          <table:table-cell table:style-name="Table3.C2" office:value-type="string">
            <text:p text:style-name="P6">Session attestation signature</text:p>
          </table:table-cell>
        </table:table-row>
        <table:table-row table:style-name="Table3.2">
          <table:table-cell table:style-name="Table3.A2" office:value-type="string">
            <text:p text:style-name="P15">ProvisioningHandle</text:p>
          </table:table-cell>
          <table:table-cell table:style-name="Table3.A2" office:value-type="string">
            <text:p text:style-name="P3">int</text:p>
          </table:table-cell>
          <table:table-cell table:style-name="Table3.C2" office:value-type="string">
            <text:p text:style-name="P2">Local handle to created provisioning session</text:p>
          </table:table-cell>
        </table:table-row>
      </table:table>
      <text:p text:style-name="P39"/>
      <text:p text:style-name="P39"><text:span text:style-name="T77">createProvisioningSession</text:span><text:span text:style-name="T64"> establishes a </text:span><text:span text:style-name="T1">persistent session key</text:span><text:span text:style-name="T64"> that is only known by the issuer and the SKS for usage in subsequent provisioning steps. <text:s/>In addition, the SKS is </text:span><text:span text:style-name="T1">optionally</text:span><text:span text:style-name="T64"> authenticated by the issuer.</text:span></text:p>
      <text:p text:style-name="P31"/>
      <text:p text:style-name="P83"/>
      <text:p text:style-name="P31"/>
      <text:p text:style-name="P31"/>
      <text:p text:style-name="P78">Continued on the next page...</text:p>
      <text:p text:style-name="P78"/>
      <text:p text:style-name="P86">Shown below is the mandatory to support<text:span text:style-name="T96"> SKS session key creation algorithm:<text:line-break/></text:span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22">http://xmlns.webpki.org/keygen2/1.0#algorithm.sk1</text:p>
          </table:table-cell>
        </table:table-row>
        <table:table-row table:style-name="Table47.2">
          <table:table-cell table:style-name="Table47.A2" office:value-type="string">
            <text:list xml:id="list1935182666" text:style-name="L1">
              <text:list-item>
                <text:p text:style-name="P107">Generate a for this SKS <text:span text:style-name="T1">unique</text:span> <text:span text:style-name="T72">ClientSessionID</text:span></text:p>
              </text:list-item>
              <text:list-item>
                <text:p text:style-name="P103">Output <text:span text:style-name="T72">ClientSessionID</text:span></text:p>
              </text:list-item>
              <text:list-item>
                <text:p text:style-name="P103">Generate an <text:span text:style-name="T1">ephemeral</text:span> ECDH key-pair <text:span text:style-name="T72">EKP</text:span> using <text:span text:style-name="T1">the same named curve</text:span> as <text:span text:style-name="T72">ServerEphemeralKey</text:span></text:p>
              </text:list-item>
              <text:list-item>
                <text:p text:style-name="P102">Output <text:span text:style-name="T76">ClientEphemeralKey</text:span> = <text:span text:style-name="T78">EKP.PublicKey</text:span></text:p>
              </text:list-item>
              <text:list-item>
                <text:p text:style-name="P103">Apply the <text:span text:style-name="CrossRef"><text:reference-ref text:reference-format="text" text:ref-name="sp800-56a">SP800-56A</text:reference-ref></text:span> C(2, 0, ECC CDH) algorithm on <text:span text:style-name="T72">EKP.PrivateKey</text:span> and <text:span text:style-name="T72">ServerEphemeralKey</text:span> creating a shared secret <text:span text:style-name="T72">Z</text:span></text:p>
              </text:list-item>
              <text:list-item>
                <text:p text:style-name="P104"><text:span text:style-name="T58">Apply the </text:span><text:span text:style-name="CrossRef"><text:reference-ref text:reference-format="text" text:ref-name="sp800-56a">SP800-56A</text:reference-ref></text:span><text:span text:style-name="T58"> Concatenation KDF alternative 1 on </text:span><text:span text:style-name="T72">Z</text:span><text:span text:style-name="T58"> with the following parameters:</text:span></text:p>
                <text:list>
                  <text:list-header>
                    <text:p text:style-name="P102"><text:span text:style-name="T58">Hash function (H): </text:span><text:span text:style-name="CrossRef"><text:reference-ref text:reference-format="text" text:ref-name="SHA256">SHA256</text:reference-ref></text:span></text:p>
                    <text:p text:style-name="P105">keydatalen: 256</text:p>
                  </text:list-header>
                  <text:list-item>
                    <text:p text:style-name="P102"><text:span text:style-name="T58">OtherInfo: BitString (</text:span><text:span text:style-name="T80">"</text:span><text:span text:style-name="T72">0000"</text:span><text:span text:style-name="T58">) ||</text:span><text:span text:style-name="T84"> <text:s/><text:tab/><text:tab/><text:tab/><text:tab/><text:tab/>// </text:span><text:span text:style-name="T85">AlgorithmID </text:span><text:span text:style-name="T58"><text:line-break/> <text:s text:c="16"/>BitString (</text:span><text:span text:style-name="T72">IssuerURI</text:span><text:span text:style-name="T58">) ||<text:tab/><text:tab/><text:tab/><text:tab/><text:tab/></text:span><text:span text:style-name="T86">// </text:span><text:span text:style-name="T85">PartyUInfo</text:span><text:span text:style-name="T58"><text:line-break/> <text:s text:c="16"/>BitString (</text:span><text:span text:style-name="CrossRef"><text:span text:style-name="T64"><text:reference-ref text:reference-format="text" text:ref-name="devcert">Device Certificate</text:reference-ref></text:span></text:span><text:span text:style-name="T58">) ||<text:tab/><text:tab/><text:tab/><text:tab/></text:span><text:span text:style-name="T85">//</text:span><text:span text:style-name="T86"> </text:span><text:span text:style-name="T85">PartyVInfo</text:span><text:span text:style-name="T58"><text:line-break/> <text:s text:c="16"/>BitString (</text:span><text:span text:style-name="T72">ClientSessionID</text:span><text:span text:style-name="T58"> || </text:span><text:span text:style-name="T72">ServerSessionID</text:span><text:span text:style-name="T58">) <text:s text:c="5"/><text:tab/></text:span><text:span text:style-name="T83">// SuppPrivInfo</text:span></text:p>
                  </text:list-item>
                  <text:list-item>
                    <text:p text:style-name="P102"><text:span text:style-name="T57">Note</text:span><text:span text:style-name="T58">: the BitString function prepends a </text:span><text:span text:style-name="T57">two-byte length indicator</text:span><text:span text:style-name="T58"> to the byte array argument</text:span></text:p>
                    <text:p text:style-name="P110"><text:span text:style-name="T58">Collect result in </text:span><text:span text:style-name="T57">DerivedKeyingMaterial </text:span></text:p>
                  </text:list-item>
                </text:list>
              </text:list-item>
              <text:list-item>
                <text:p text:style-name="P106">Define a variable byte[32] <text:reference-mark-start text:name="sess.key"/><text:span text:style-name="T72">SessionKey</text:span><text:reference-mark-end text:name="sess.key"/> and assign it the value of <text:span text:style-name="T1">DerivedKeyingMaterial</text:span></text:p>
              </text:list-item>
              <text:list-item>
                <text:p text:style-name="P111"><text:span text:style-name="T58">Output </text:span><text:span text:style-name="T76">SessionAttestation</text:span> = <text:span text:style-name="CrossRef"><text:span text:style-name="T64"><text:reference-ref text:reference-format="text" text:ref-name="sign">Sign</text:reference-ref></text:span></text:span><text:span text:style-name="T65"> </text:span><text:span text:style-name="T58">(</text:span><text:span text:style-name="T57">Attestation Private Key</text:span><text:span text:style-name="T58">,</text:span> <text:s/><text:span text:style-name="T83">// See</text:span> <text:span text:style-name="CrossRef"><text:reference-ref text:reference-format="text" text:ref-name="architecture">Architecture</text:reference-ref></text:span><text:line-break/> <text:s text:c="64"/><text:span text:style-name="CrossRef"><text:span text:style-name="T64"><text:reference-ref text:reference-format="text" text:ref-name="HMAC_SHA256">HMAC-SHA256</text:reference-ref></text:span></text:span> (<text:span text:style-name="T72">SessionKey</text:span>,<text:tab/><text:span text:style-name="T72">ClientSessionID</text:span> ||<text:line-break/><text:tab/><text:span text:style-name="T72">ServerSessionID</text:span> ||<text:line-break/> <text:tab/><text:span text:style-name="T72">IssuerURI</text:span> ||<text:line-break/><text:tab/><text:span text:style-name="T72">ServerEphemeralKey</text:span> ||<text:line-break/><text:tab/><text:span text:style-name="T72">EKP.PublicKey</text:span> ||<text:line-break/><text:tab/><text:span text:style-name="T72">Updatable</text:span> ||<text:line-break/><text:tab/><text:span text:style-name="T72">ClientTime</text:span> ||<text:line-break/><text:tab/><text:span text:style-name="T72">SessionLifeTime</text:span> ||<text:line-break/><text:tab/><text:span text:style-name="T72">SessionKeyLimit</text:span>))</text:p>
              </text:list-item>
              <text:list-item>
                <text:p text:style-name="P112">Define a variable short <text:reference-mark-start text:name="mac.seq.cnt"/><text:span text:style-name="T72">MACSequenceCounter</text:span><text:reference-mark-end text:name="mac.seq.cnt"/> and set it to <text:span text:style-name="T1">zero</text:span></text:p>
              </text:list-item>
              <text:list-item>
                <text:p text:style-name="P112"><text:span text:style-name="T43">Store </text:span><text:span text:style-name="T72">SessionKey</text:span><text:span text:style-name="T43">, </text:span><text:span text:style-name="T72">MACSequenceCounter</text:span><text:span text:style-name="T43">, </text:span><text:span text:style-name="T72">ClientSessionID</text:span><text:span text:style-name="T43">, </text:span><text:span text:style-name="T72">ServerSessionID</text:span><text:span text:style-name="T43">, </text:span><text:span text:style-name="T72">IssuerURI</text:span><text:span text:style-name="T43">, </text:span><text:span text:style-name="T72">Updatable</text:span><text:span text:style-name="T43">, </text:span><text:span text:style-name="T76">ClientTime</text:span><text:span text:style-name="T43">, </text:span><text:span text:style-name="T72">SessionLifeTime</text:span><text:span text:style-name="T43"> and </text:span><text:span text:style-name="T72">SessionKeyLimit</text:span><text:span text:style-name="T43"> in the </text:span><text:span text:style-name="CrossRef"><text:reference-ref text:reference-format="text" text:ref-name="cred.db">Credential Database</text:reference-ref></text:span><text:span text:style-name="CrossRef"> </text:span><text:span text:style-name="T43">and return a handle to the database entry in </text:span><text:span text:style-name="T72">ProvisioningHandle</text:span></text:p>
              </text:list-item>
              <text:list-item>
                <text:p text:style-name="P113">Output <text:span text:style-name="T72">ProvisioningHandle</text:span></text:p>
              </text:list-item>
            </text:list>
          </table:table-cell>
        </table:table-row>
      </table:table>
      <text:p text:style-name="P33"/>
      <text:p text:style-name="Text_20_body"><text:span text:style-name="T64">Creation of a session key is an </text:span><text:span text:style-name="T1">atomic</text:span><text:span text:style-name="T64"> operation.</text:span></text:p>
      <text:p text:style-name="P82"/>
      <text:p text:style-name="P31"/>
      <text:p text:style-name="P31"/>
      <text:p text:style-name="P31"/>
      <text:p text:style-name="P37">Continued on the next page...</text:p>
      <text:p text:style-name="P84">Remarks</text:p>
      <text:p text:style-name="P33">If any succeeding operation in the same provisioning session, is regarded as incorrect by the SKS, <text:span text:style-name="T1">the session MUST be terminated and removed from internal storage including all associated data created in the session.</text:span></text:p>
      <text:p text:style-name="P33">An SKS SHOULD only constrain the number of simultaneous sessions due to lack of storage.</text:p>
      <text:p text:style-name="P33">A provisioning session SHOULD NOT be terminated due to power down of an SKS.</text:p>
      <text:p text:style-name="Text_20_body"><text:span text:style-name="T49">Using </text:span><text:span text:style-name="CrossRef"><text:span text:style-name="T64"><text:reference-ref text:reference-format="text" text:ref-name="keygen2">KeyGen2</text:reference-ref></text:span></text:span><text:span text:style-name="T49"> </text:span><text:reference-mark-start text:name="issueruri"/><text:span text:style-name="T75">IssuerURI</text:span><text:reference-mark-end text:name="issueruri"/><text:span text:style-name="T49"> is the URL to which the result of this method is POSTed. <text:s/>The string MUST NOT exceed 1024 bytes.</text:span></text:p>
      <text:p text:style-name="Text_20_body"><text:reference-mark-start text:name="iisuer.puk.key"/><text:span text:style-name="T78">ServerEphemeralKey</text:span><text:reference-mark-end text:name="iisuer.puk.key"/><text:span text:style-name="T64"> </text:span><text:span text:style-name="T49">MUST be in </text:span><text:span text:style-name="CrossRef"><text:span text:style-name="T64"><text:reference-ref text:reference-format="text" text:ref-name="X.509">X.509</text:reference-ref></text:span></text:span><text:span text:style-name="T49"> DER format and MUST match the </text:span><text:span text:style-name="CrossRef"><text:span text:style-name="T64"><text:reference-ref text:reference-format="text" text:ref-name="elliptic.curves">Elliptic Curves</text:reference-ref></text:span></text:span><text:span text:style-name="T49"> capabilities given by </text:span><text:span text:style-name="CrossRef"><text:span text:style-name="T64"><text:reference-ref text:reference-format="text" text:ref-name="getDeviceData">getDeviceInfo</text:reference-ref></text:span></text:span>.</text:p>
      <text:p text:style-name="Text_20_body"><text:span text:style-name="T66">The </text:span><text:reference-mark-start text:name="sign"/><text:span text:style-name="T2">Sign</text:span><text:reference-mark-end text:name="sign"/><text:span text:style-name="T64"> function MUST use </text:span><text:span text:style-name="CrossRef"><text:span text:style-name="T64"><text:reference-ref text:reference-format="text" text:ref-name="DIAS">DIAS</text:reference-ref></text:span></text:span><text:span text:style-name="T64"> or </text:span><text:span text:style-name="CrossRef"><text:span text:style-name="T64"><text:reference-ref text:reference-format="text" text:ref-name="pkcs1">PKCS #1</text:reference-ref></text:span></text:span><text:span text:style-name="T64"> RSASSA signatures for RSA keys and </text:span><text:span text:style-name="CrossRef"><text:span text:style-name="T64"><text:reference-ref text:reference-format="text" text:ref-name="ECDSA">ECDSA</text:reference-ref></text:span></text:span><text:span text:style-name="T64"> for ECC keys with </text:span><text:span text:style-name="CrossRef"><text:span text:style-name="T64"><text:reference-ref text:reference-format="text" text:ref-name="SHA256">SHA256</text:reference-ref></text:span></text:span><text:span text:style-name="T64"> as the hash function. <text:s/>The distinction between RSA and ECDSA keys is performed through the </text:span><text:span text:style-name="CrossRef"><text:span text:style-name="T64"><text:reference-ref text:reference-format="text" text:ref-name="devcert">Device Certificate</text:reference-ref></text:span></text:span> (see <text:span text:style-name="CrossRef"><text:span text:style-name="T64"><text:reference-ref text:reference-format="text" text:ref-name="getDeviceData">getDeviceInfo</text:reference-ref></text:span></text:span>)<text:span text:style-name="CrossRef"><text:span text:style-name="T64"> </text:span></text:span><text:span text:style-name="T64">which in </text:span><text:span text:style-name="CrossRef"><text:span text:style-name="T64"><text:reference-ref text:reference-format="text" text:ref-name="keygen2">KeyGen2</text:reference-ref></text:span></text:span><text:span text:style-name="T64"> is supplied as well as a part of the response to the issuer, while a </text:span><text:span text:style-name="CrossRef"><text:span text:style-name="T64"><text:reference-ref text:reference-format="text" text:ref-name="DIAS">DIAS</text:reference-ref></text:span></text:span><text:span text:style-name="T64"> signature also requires the DIAS policy OID to be present in the </text:span><text:span text:style-name="CrossRef"><text:span text:style-name="T64"><text:reference-ref text:reference-format="text" text:ref-name="devcert">Device Certificate</text:reference-ref></text:span></text:span><text:span text:style-name="T64">.</text:span></text:p>
      <text:p text:style-name="Text_20_body"><text:span text:style-name="T77">ProvisioningHandle</text:span><text:span text:style-name="T64"> MUST be </text:span><text:span text:style-name="T1">static</text:span><text:span text:style-name="T64">, </text:span><text:span text:style-name="T1">unique</text:span><text:span text:style-name="T64"> and never be reused.</text:span></text:p>
      <text:p text:style-name="Text_20_body"><text:span text:style-name="T64">The </text:span><text:span text:style-name="T75">SessionKeyAlgorithm</text:span><text:span text:style-name="T64"> does not only define the creation of </text:span><text:span text:style-name="T78">SessionKey</text:span><text:span text:style-name="T64">, but also the integrity, confidentiality, and attestation mechanisms used during the provisioning session. <text:s/>See </text:span><text:span text:style-name="CrossRef"><text:span text:style-name="T64"><text:reference-ref text:reference-format="text" text:ref-name="MACOperations">MAC Operations</text:reference-ref></text:span></text:span><text:span text:style-name="T64">, </text:span><text:span text:style-name="CrossRef"><text:span text:style-name="T64"><text:reference-ref text:reference-format="text" text:ref-name="EncryptedData">Encrypted Data</text:reference-ref></text:span></text:span><text:span text:style-name="T64">, and </text:span><text:span text:style-name="CrossRef"><text:span text:style-name="T64"><text:reference-ref text:reference-format="text" text:ref-name="SKSAttestations">Attestations</text:reference-ref></text:span></text:span><text:span text:style-name="T64">.</text:span></text:p>
      <text:p text:style-name="Standard"><text:span text:style-name="T64">The </text:span><text:reference-mark-start text:name="sess.key.op"/><text:span text:style-name="T75">SessionKeyLimit</text:span><text:reference-mark-end text:name="sess.key.op"/><text:span text:style-name="T64"> attribute MUST be large enough to handle all </text:span><text:span text:style-name="T78">SessionKey</text:span><text:span text:style-name="T64"> related operations required during a provisioning session, otherwise the session MUST be terminated. <text:s/></text:span><text:span text:style-name="T49"><text:s/>See </text:span><text:span text:style-name="CrossRef"><text:span text:style-name="T64"><text:reference-ref text:reference-format="text" text:ref-name="sec.cons">Security Considerations</text:reference-ref></text:span></text:span><text:span text:style-name="T64">. <text:s/>Note that </text:span><text:span text:style-name="CrossRef"><text:span text:style-name="T64"><text:reference-ref text:reference-format="text" text:ref-name="setpiggybacked">setSymmetricKey</text:reference-ref></text:span></text:span><text:span text:style-name="T64"> actually uses </text:span><text:span text:style-name="T1">two</text:span><text:span text:style-name="T64"> </text:span><text:span text:style-name="T78">SessionKey</text:span><text:span text:style-name="T64"> operations, while </text:span><text:span text:style-name="CrossRef"><text:span text:style-name="T64"><text:reference-ref text:reference-format="text" text:ref-name="pp.delkey">postProvisioningDeleteKey</text:reference-ref></text:span></text:span> also depends on the <text:span text:style-name="T75">SessionKeyLimit</text:span> of a <text:span text:style-name="T1">previous</text:span> session.</text:p>
      <text:p text:style-name="P31"/>
      <text:p text:style-name="Standard">On the server side the following SHOULD be performed:</text:p>
      <text:p text:style-name="Standard"/>
      <table:table table:name="Table77" table:style-name="Table77">
        <table:table-column table:style-name="Table77.A"/>
        <table:table-row table:style-name="Table77.1">
          <table:table-cell table:style-name="Table77.A1" office:value-type="string">
            <text:p text:style-name="P22">Server Response Validation</text:p>
          </table:table-cell>
        </table:table-row>
        <table:table-row table:style-name="Table77.2">
          <table:table-cell table:style-name="Table77.A2" office:value-type="string">
            <text:list xml:id="list977385828" text:continue-numbering="true" text:style-name="L1">
              <text:list-item>
                <text:p text:style-name="P115">Decide if <text:span text:style-name="T77">DeviceCertificate</text:span> is to be accepted/trusted. <text:s/>See <text:span text:style-name="CrossRef"><text:span text:style-name="T64"><text:reference-ref text:reference-format="text" text:ref-name="prov.sess.resp">ProvisioningSessionResponse</text:reference-ref></text:span></text:span></text:p>
              </text:list-item>
              <text:list-item>
                <text:p text:style-name="P112">Run the the same <text:span text:style-name="CrossRef"><text:reference-ref text:reference-format="text" text:ref-name="sp800-56a">SP800-56A</text:reference-ref></text:span> procedures as for the SKS but now using <text:span text:style-name="T72">ClientEphemeralKey</text:span> and the saved private key of <text:span text:style-name="T72">ServerEphemeralKey</text:span> to obtain <text:span text:style-name="T72">SessionKey</text:span></text:p>
              </text:list-item>
              <text:list-item>
                <text:p text:style-name="P114">VerifySignature<text:span text:style-name="T65"> </text:span><text:span text:style-name="T58">(</text:span><text:span text:style-name="T77">DeviceCertificate.PublicKey</text:span><text:span text:style-name="T58">,<text:tab/></text:span><text:span text:style-name="T85">// Received</text:span><text:span text:style-name="T58"><text:line-break/> <text:s text:c="5"/></text:span><text:span text:style-name="T59"><text:s/></text:span><text:span text:style-name="T58"><text:s text:c="20"/></text:span><text:span text:style-name="T76">SessionAttestation</text:span><text:span text:style-name="T50">,<text:tab/><text:tab/></text:span><text:span text:style-name="T85">// Received</text:span><text:line-break/> <text:s text:c="11"/><text:span text:style-name="T61"><text:s/></text:span><text:s text:c="14"/><text:span text:style-name="CrossRef"><text:span text:style-name="T64"><text:reference-ref text:reference-format="text" text:ref-name="HMAC_SHA256">HMAC-SHA256</text:reference-ref></text:span></text:span> (<text:span text:style-name="T72">SessionKey</text:span>,<text:tab/><text:span text:style-name="T72">ClientSessionID</text:span> ||<text:tab/><text:span text:style-name="T84">// Received</text:span><text:line-break/><text:tab/><text:span text:style-name="T72">ServerSessionID</text:span> ||<text:tab/><text:span text:style-name="T84">// Saved</text:span><text:line-break/> <text:tab/><text:span text:style-name="T72">IssuerURI</text:span> ||<text:tab/><text:span text:style-name="T84">// Saved</text:span><text:line-break/><text:tab/><text:span text:style-name="T72">ServerEphemeralKey</text:span> ||<text:tab/><text:span text:style-name="T84">// Saved</text:span><text:line-break/><text:tab/><text:span text:style-name="T72">ClientEphemeralKey</text:span> ||<text:tab/><text:span text:style-name="T84">// Received</text:span><text:line-break/><text:tab/><text:span text:style-name="T72">Updatable</text:span> ||<text:tab/><text:span text:style-name="T84">// Saved</text:span><text:line-break/><text:tab/><text:span text:style-name="T72">ClientTime</text:span> ||<text:tab/><text:span text:style-name="T84">// Received</text:span><text:line-break/><text:tab/><text:span text:style-name="T72">SessionLifeTime</text:span> ||<text:tab/><text:span text:style-name="T84">// Saved</text:span><text:line-break/><text:tab/><text:span text:style-name="T72">SessionKeyLimit</text:span>))<text:tab/><text:span text:style-name="T84">// Saved</text:span></text:p>
              </text:list-item>
            </text:list>
          </table:table-cell>
        </table:table-row>
      </table:table>
      <text:p text:style-name="Text_20_body"/>
      <text:p text:style-name="P31">If all tests above succeed the issuer server MAY continue with the actual provisioning process.</text:p>
      <text:p text:style-name="P31"/>
      <text:p text:style-name="P31"/>
      <text:p text:style-name="P31"/>
      <text:p text:style-name="P31"/>
      <text:p text:style-name="P55">Continued on the next page...</text:p>
      <text:p text:style-name="P86"><text:span text:style-name="T68">When using </text:span><text:span text:style-name="CrossRef"><text:reference-ref text:reference-format="text" text:ref-name="keygen2">KeyGen2</text:reference-ref></text:span><text:span text:style-name="T68"> the </text:span><text:span text:style-name="T2">input</text:span><text:span text:style-name="T68"> to </text:span><text:span text:style-name="T77">createProvisioningSession</text:span><text:span text:style-name="T68"> is expressed as shown in the fragment below:<text:line-break/>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58"><text:span text:style-name="T94">&lt;</text:span><text:span text:style-name="T29">ProvisioningSessionRequest </text:span><text:span text:style-name="T36">ID</text:span><text:span text:style-name="T14">="_0fa47ab3c00c … a67992b6ac61c"<text:line-break/></text:span><text:span text:style-name="T29"> <text:s text:c="48"/></text:span><text:span text:style-name="T36">SubmitURL</text:span><text:span text:style-name="T10">="https://ca.example.com/enroll"<text:line-break/></text:span><text:span text:style-name="T29"> <text:s text:c="48"/></text:span><text:span text:style-name="T36">Updatable</text:span><text:span text:style-name="T10">="true"<text:line-break/></text:span><text:span text:style-name="T29"> <text:s text:c="48"/></text:span><text:span text:style-name="T36">SessionLifeTime</text:span><text:span text:style-name="T10">="50000"<text:line-break/></text:span><text:span text:style-name="T29"> <text:s text:c="48"/></text:span><text:span text:style-name="T36">SessionKeyLimit</text:span><text:span text:style-name="T10">="25"<text:line-break/> <text:s text:c="48"/></text:span><text:span text:style-name="T36">SessionKeyAlgorithm</text:span><text:span text:style-name="T94">="http://xmlns.webpki.org/keygen2/1.0#algorithm.sk1"</text:span><text:span text:style-name="T7">  </text:span><text:span text:style-name="T16">…</text:span><text:span text:style-name="T7"> <text:s/>&gt;</text:span><text:span text:style-name="T93"><text:line-break/></text:span></text:p>
            <text:p text:style-name="P58"><text:span text:style-name="T93"><text:s text:c="4"/>&lt;</text:span><text:span text:style-name="T28">ServerEphemeralKey</text:span><text:span text:style-name="T93">&gt;<text:line-break/></text:span><text:span text:style-name="T98"> <text:s text:c="7"/>&lt;</text:span><text:span text:style-name="T104">ds11</text:span><text:span text:style-name="T98">:</text:span><text:span text:style-name="T28">ECKeyValue</text:span><text:span text:style-name="T98">&gt;</text:span></text:p>
            <text:p text:style-name="P58"><text:s text:c="12"/>&lt;<text:span text:style-name="T99">ds11</text:span><text:span text:style-name="T92">:</text:span><text:span text:style-name="T28">NamedCurve</text:span> <text:span text:style-name="T35">URI</text:span>="urn:oid:1.2.840.10045.3.1.7"/&gt;</text:p>
            <text:p text:style-name="P58"><text:s text:c="12"/>&lt;<text:span text:style-name="T99">ds11</text:span><text:span text:style-name="T92">:</text:span><text:span text:style-name="T28">PublicKey</text:span>&gt;<text:span text:style-name="T92">JK/mSALhBpUjjPAe/ … fXG8z17eZV3mVDZTBM</text:span>&lt;/<text:span text:style-name="T99">ds11</text:span><text:span text:style-name="T92">:</text:span><text:span text:style-name="T28">PublicKey</text:span>&gt;</text:p>
            <text:p text:style-name="P58"><text:s text:c="8"/>&lt;/<text:span text:style-name="T99">ds11</text:span><text:span text:style-name="T92">:</text:span><text:span text:style-name="T28">ECKeyValue</text:span>&gt;</text:p>
            <text:p text:style-name="P58"><text:span text:style-name="T93"><text:s text:c="4"/>&lt;/</text:span><text:span text:style-name="T28">ServerEphemeralKey</text:span><text:span text:style-name="T93">&gt;<text:line-break/></text:span></text:p>
            <text:p text:style-name="P71"><text:span text:style-name="T93">&lt;/</text:span><text:span text:style-name="T33">ProvisioningSessionRequest</text:span><text:span text:style-name="T19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74" table:style-name="Table74">
        <table:table-column table:style-name="Table74.A"/>
        <table:table-column table:style-name="Table74.B"/>
        <table:table-row table:style-name="Table74.1">
          <table:table-cell table:style-name="Table74.A1" office:value-type="string">
            <text:p text:style-name="P12">KeyGen2 Element</text:p>
          </table:table-cell>
          <table:table-cell table:style-name="Table74.B1" office:value-type="string">
            <text:p text:style-name="P12">SKS Counterpart</text:p>
          </table:table-cell>
        </table:table-row>
        <table:table-row table:style-name="Table74.2">
          <table:table-cell table:style-name="Table74.A2" office:value-type="string">
            <text:p text:style-name="P19">ProvisioningSessionRequest@ID</text:p>
          </table:table-cell>
          <table:table-cell table:style-name="Table74.B2" office:value-type="string">
            <text:p text:style-name="P14">ServerSessionID</text:p>
          </table:table-cell>
        </table:table-row>
        <table:table-row table:style-name="Table74.2">
          <table:table-cell table:style-name="Table74.A2" office:value-type="string">
            <text:p text:style-name="P19">ProvisioningSessionRequest@SubmitURL</text:p>
          </table:table-cell>
          <table:table-cell table:style-name="Table74.B2" office:value-type="string">
            <text:p text:style-name="P14">IssuerURI</text:p>
          </table:table-cell>
        </table:table-row>
        <table:table-row table:style-name="Table74.2">
          <table:table-cell table:style-name="Table74.A2" office:value-type="string">
            <text:p text:style-name="P19">ProvisioningSessionRequest@Updatable</text:p>
          </table:table-cell>
          <table:table-cell table:style-name="Table74.B2" office:value-type="string">
            <text:p text:style-name="P14">Updatable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LifeTime</text:p>
          </table:table-cell>
          <table:table-cell table:style-name="Table74.B2" office:value-type="string">
            <text:p text:style-name="P14">SessionLifeTime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KeyLimit</text:p>
          </table:table-cell>
          <table:table-cell table:style-name="Table74.B2" office:value-type="string">
            <text:p text:style-name="P19">SessionKeyLimit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KeyAlgorithm</text:p>
          </table:table-cell>
          <table:table-cell table:style-name="Table74.B2" office:value-type="string">
            <text:p text:style-name="P19">SessionKeyAlgorithm</text:p>
          </table:table-cell>
        </table:table-row>
        <table:table-row table:style-name="Table74.2">
          <table:table-cell table:style-name="Table74.A2" office:value-type="string">
            <text:p text:style-name="P19">ServerEphemeralKey/ECKeyValue</text:p>
          </table:table-cell>
          <table:table-cell table:style-name="Table74.B2" office:value-type="string">
            <text:p text:style-name="P14">ServerEphemeralKey</text:p>
          </table:table-cell>
        </table:table-row>
        <table:table-row table:style-name="Table74.2">
          <table:table-cell table:style-name="Table74.A2" office:value-type="string">
            <text:p text:style-name="P7">Gathered by the local provisioning middleware</text:p>
          </table:table-cell>
          <table:table-cell table:style-name="Table74.B2" office:value-type="string">
            <text:p text:style-name="P14">ClientTime</text:p>
          </table:table-cell>
        </table:table-row>
      </table:table>
      <text:p text:style-name="Text_20_body"/>
      <text:p text:style-name="P31">Note: A few non-SKS-related <text:span text:style-name="CrossRef"><text:reference-ref text:reference-format="text" text:ref-name="keygen2">KeyGen2</text:reference-ref></text:span> elements were omitted for brevity.</text:p>
      <text:p text:style-name="P83"/>
      <text:p text:style-name="P31"/>
      <text:p text:style-name="P31"/>
      <text:p text:style-name="P31"/>
      <text:p text:style-name="P52">Continued on the next page...</text:p>
      <text:p text:style-name="P86"><text:span text:style-name="T68">When using </text:span><text:span text:style-name="CrossRef"><text:reference-ref text:reference-format="text" text:ref-name="keygen2">KeyGen2</text:reference-ref></text:span><text:span text:style-name="T68"> the </text:span><text:span text:style-name="T2">output</text:span><text:span text:style-name="T68"> from </text:span><text:span text:style-name="T77">createProvisioningSession</text:span><text:span text:style-name="T68"> is translated as shown in the fragment below:<text:line-break/>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58"><text:span text:style-name="T94">&lt;</text:span><text:reference-mark-start text:name="prov.sess.resp"/><text:span text:style-name="T29">ProvisioningSessionResponse</text:span><text:reference-mark-end text:name="prov.sess.resp"/><text:span text:style-name="T29"> </text:span><text:span text:style-name="T36">ID</text:span><text:span text:style-name="T14">="_126992b6 … a8a6b484db8f"</text:span></text:p>
            <text:p text:style-name="P58"><text:span text:style-name="T39"><text:s/></text:span><text:span text:style-name="T37"><text:s text:c="51"/>ServerSessionID</text:span><text:span text:style-name="T14">="_0fa47ab3c00c … a67992b6ac61c"<text:line-break/> </text:span><text:span text:style-name="T39"><text:s/></text:span><text:span text:style-name="T37"><text:s/></text:span><text:span text:style-name="T14"><text:s/></text:span><text:span text:style-name="T30"><text:s text:c="48"/></text:span><text:span text:style-name="T37">ClientTime</text:span><text:span text:style-name="T14">="2010-03-18T11:23:29Z"</text:span><text:span text:style-name="T97"><text:line-break/></text:span><text:span text:style-name="T14"> </text:span><text:span text:style-name="T39"><text:s/></text:span><text:span text:style-name="T37"><text:s/></text:span><text:span text:style-name="T14"><text:s/></text:span><text:span text:style-name="T30"><text:s text:c="48"/></text:span><text:span text:style-name="T37">SessionAttestation</text:span><text:span text:style-name="T14">="</text:span>Ob7MvaXC/rNx/rkNZJEo … 8lch/6sngIszfpElrggQfl<text:span text:style-name="T14">"</text:span><text:span text:style-name="T14"> </text:span><text:span text:style-name="T15">…</text:span><text:span text:style-name="T14"> <text:s/>&gt;</text:span><text:span text:style-name="T97"><text:line-break/></text:span></text:p>
            <text:p text:style-name="P58"><text:span text:style-name="T93"><text:s text:c="4"/>&lt;</text:span><text:span text:style-name="T28">ClientEphemeralKey</text:span><text:span text:style-name="T93">&gt;<text:line-break/> <text:s text:c="4"/></text:span><text:span text:style-name="T98"><text:s text:c="3"/>&lt;</text:span><text:span text:style-name="T104">ds11</text:span><text:span text:style-name="T98">:</text:span><text:span text:style-name="T28">ECKeyValue</text:span><text:span text:style-name="T98">&gt;</text:span></text:p>
            <text:p text:style-name="P58"><text:s text:c="12"/>&lt;<text:span text:style-name="T99">ds11</text:span><text:span text:style-name="T92">:</text:span><text:span text:style-name="T28">NamedCurve</text:span> <text:span text:style-name="T35">URI</text:span>="urn:oid:1.2.840.10045.3.1.7"/&gt;</text:p>
            <text:p text:style-name="P58"><text:s text:c="12"/>&lt;<text:span text:style-name="T99">ds11</text:span><text:span text:style-name="T92">:</text:span><text:span text:style-name="T28">PublicKey</text:span>&gt;<text:span text:style-name="T93">PRZre90SQLp … 16m9FokKxV3F40Y=</text:span>&lt;/<text:span text:style-name="T99">ds11</text:span><text:span text:style-name="T92">:</text:span><text:span text:style-name="T28">PublicKey</text:span>&gt;</text:p>
            <text:p text:style-name="P58"><text:s text:c="8"/>&lt;/<text:span text:style-name="T99">ds11</text:span><text:span text:style-name="T92">:</text:span><text:span text:style-name="T28">ECKeyValue</text:span>&gt;</text:p>
            <text:p text:style-name="P58"><text:span text:style-name="T93"><text:s text:c="4"/>&lt;/</text:span><text:span text:style-name="T28">ClientEphemeralKey</text:span><text:span text:style-name="T93">&gt;<text:line-break/> <text:s text:c="3"/>&lt;</text:span><text:span text:style-name="T28">DeviceCertificate</text:span><text:span text:style-name="T93">&gt; </text:span></text:p>
            <text:p text:style-name="P58"><text:span text:style-name="T93"><text:s text:c="8"/>&lt;</text:span><text:span text:style-name="T100">ds</text:span><text:span text:style-name="T93">:</text:span><text:span text:style-name="T28">X509Data</text:span><text:span text:style-name="T93">&gt; </text:span></text:p>
            <text:p text:style-name="P58"><text:span text:style-name="T93"><text:s text:c="12"/>&lt;</text:span><text:span text:style-name="T100">ds</text:span><text:span text:style-name="T93">:</text:span><text:span text:style-name="T28">X509Certificate</text:span><text:span text:style-name="T93">&gt;MIIC2TCCAcGgAwIBAg ... hugc53W4nNzggt2w==&lt;/</text:span><text:span text:style-name="T100">ds</text:span><text:span text:style-name="T93">:</text:span><text:span text:style-name="T28">X509Certificate</text:span><text:span text:style-name="T93">&gt; </text:span></text:p>
            <text:p text:style-name="P58"><text:span text:style-name="T93"><text:s text:c="8"/>&lt;/</text:span><text:span text:style-name="T100">ds</text:span><text:span text:style-name="T93">:</text:span><text:span text:style-name="T28">X509Data</text:span><text:span text:style-name="T93">&gt; </text:span></text:p>
            <text:p text:style-name="P58"><text:span text:style-name="T93"><text:s text:c="4"/>&lt;/</text:span><text:span text:style-name="T28">DeviceCertificate</text:span><text:span text:style-name="T93">&gt;</text:span></text:p>
            <text:p text:style-name="P58"><text:span text:style-name="T93"><text:s text:c="4"/>&lt;</text:span><text:span text:style-name="T100">ds</text:span><text:span text:style-name="T93">:</text:span><text:span text:style-name="T28">Signature</text:span><text:span text:style-name="T93">&gt; </text:span></text:p>
            <text:p text:style-name="P58"><text:span text:style-name="T93"><text:s text:c="8"/>&lt;</text:span><text:span text:style-name="T104">ds</text:span><text:span text:style-name="T28">:SignedInfo</text:span><text:span text:style-name="T93">&gt; </text:span></text:p>
            <text:p text:style-name="P58"><text:span text:style-name="T93"><text:s text:c="12"/>&lt;</text:span><text:span text:style-name="T104">ds</text:span><text:span text:style-name="T28">:CanonicalizationMethod</text:span><text:span text:style-name="T93"> </text:span><text:span text:style-name="T35">Algorithm</text:span><text:span text:style-name="T93">="http://www.w3.org/2001/10/xml-exc-c14n#"/&gt; </text:span></text:p>
            <text:p text:style-name="P58"><text:span text:style-name="T93"><text:s text:c="12"/>&lt;</text:span><text:span text:style-name="T104">ds</text:span><text:span text:style-name="T28">:SignatureMethod</text:span><text:span text:style-name="T93"> </text:span><text:span text:style-name="T35">Algorithm</text:span><text:span text:style-name="T93">="http://www.w3.org/2001/04/xmldsig-more#hmac-sha256"/&gt; </text:span></text:p>
            <text:p text:style-name="P58"><text:span text:style-name="T93"><text:s text:c="12"/>&lt;</text:span><text:span text:style-name="T100">ds</text:span><text:span text:style-name="T93">:</text:span><text:span text:style-name="T28">Reference</text:span><text:span text:style-name="T93"> </text:span><text:span text:style-name="T35">URI</text:span><text:span text:style-name="T93">="#</text:span><text:span text:style-name="T14">_126992b6 … a8a6b484db8f</text:span><text:span text:style-name="T93">"&gt; </text:span></text:p>
            <text:p text:style-name="P58"><text:span text:style-name="T93"><text:s text:c="16"/>&lt;</text:span><text:span text:style-name="T100">ds</text:span><text:span text:style-name="T93">:</text:span><text:span text:style-name="T28">Transforms</text:span><text:span text:style-name="T93">&gt; </text:span></text:p>
            <text:p text:style-name="P58"><text:span text:style-name="T93"><text:s text:c="20"/>&lt;</text:span><text:span text:style-name="T100">ds</text:span><text:span text:style-name="T93">:</text:span><text:span text:style-name="T28">Transform</text:span><text:span text:style-name="T93"> </text:span><text:span text:style-name="T35">Algorithm</text:span><text:span text:style-name="T93">="http://www.w3.org/2000/09/xmldsig#enveloped-signature"/&gt; </text:span></text:p>
            <text:p text:style-name="P58"><text:span text:style-name="T93"><text:s text:c="20"/>&lt;</text:span><text:span text:style-name="T100">ds</text:span><text:span text:style-name="T93">:</text:span><text:span text:style-name="T28">Transform</text:span><text:span text:style-name="T93"> </text:span><text:span text:style-name="T35">Algorithm</text:span><text:span text:style-name="T93">="http://www.w3.org/2001/10/xml-exc-c14n#"/&gt; </text:span></text:p>
            <text:p text:style-name="P58"><text:span text:style-name="T93"><text:s text:c="16"/>&lt;/</text:span><text:span text:style-name="T100">ds</text:span><text:span text:style-name="T93">:</text:span><text:span text:style-name="T28">Transforms</text:span><text:span text:style-name="T93">&gt; </text:span></text:p>
            <text:p text:style-name="P58"><text:span text:style-name="T93"><text:s text:c="16"/>&lt;</text:span><text:span text:style-name="T100">ds</text:span><text:span text:style-name="T93">:</text:span><text:span text:style-name="T28">DigestMethod</text:span><text:span text:style-name="T93"> </text:span><text:span text:style-name="T35">Algorithm</text:span><text:span text:style-name="T93">="http://www.w3.org/2001/04/xmlenc#sha256"/&gt; </text:span></text:p>
            <text:p text:style-name="P58"><text:span text:style-name="T93"><text:s text:c="16"/>&lt;</text:span><text:span text:style-name="T100">ds</text:span><text:span text:style-name="T93">:</text:span><text:span text:style-name="T28">DigestValue</text:span><text:span text:style-name="T93">&gt;yLD0zNA48Xt9xXNHuBUlK0hL51zn0SYj2IfDXm42PLc=&lt;/</text:span><text:span text:style-name="T100">ds</text:span><text:span text:style-name="T93">:</text:span><text:span text:style-name="T28">DigestValue</text:span><text:span text:style-name="T93">&gt; </text:span></text:p>
            <text:p text:style-name="P58"><text:span text:style-name="T93"><text:s text:c="12"/>&lt;/</text:span><text:span text:style-name="T100">ds</text:span><text:span text:style-name="T93">:</text:span><text:span text:style-name="T28">Reference</text:span><text:span text:style-name="T93">&gt; </text:span></text:p>
            <text:p text:style-name="P58"><text:span text:style-name="T93"><text:s text:c="8"/>&lt;/</text:span><text:span text:style-name="T100">ds</text:span><text:span text:style-name="T93">:</text:span><text:span text:style-name="T28">SignedInfo</text:span><text:span text:style-name="T93">&gt; </text:span></text:p>
            <text:p text:style-name="P58"><text:span text:style-name="T93"><text:s text:c="8"/>&lt;</text:span><text:span text:style-name="T100">ds</text:span><text:span text:style-name="T93">:</text:span><text:span text:style-name="T28">SignatureValue</text:span><text:span text:style-name="T93">&gt;aRiSdmrn/KgtjqtTReF+6DOuIemRuw2xV9yuOPAlMj8=&lt;/</text:span><text:span text:style-name="T100">ds</text:span><text:span text:style-name="T93">:</text:span><text:span text:style-name="T28">SignatureValue</text:span><text:span text:style-name="T93">&gt; </text:span></text:p>
            <text:p text:style-name="P58"><text:span text:style-name="T93"><text:s text:c="8"/>&lt;</text:span><text:span text:style-name="T100">ds</text:span><text:span text:style-name="T93">:</text:span><text:span text:style-name="T28">KeyInfo</text:span><text:span text:style-name="T93">&gt; </text:span></text:p>
            <text:p text:style-name="P58"><text:span text:style-name="T93"><text:s text:c="12"/>&lt;</text:span><text:span text:style-name="T100">ds</text:span><text:span text:style-name="T93">:</text:span><text:span text:style-name="T28">KeyName</text:span><text:span text:style-name="T93">&gt;derived-session-key&lt;/</text:span><text:span text:style-name="T100">ds</text:span><text:span text:style-name="T93">:</text:span><text:span text:style-name="T28">KeyName</text:span><text:span text:style-name="T93">&gt; </text:span></text:p>
            <text:p text:style-name="P58"><text:span text:style-name="T93"><text:s text:c="8"/>&lt;/</text:span><text:span text:style-name="T100">ds</text:span><text:span text:style-name="T93">:</text:span><text:span text:style-name="T28">KeyInfo</text:span><text:span text:style-name="T93">&gt; </text:span></text:p>
            <text:p text:style-name="P58"><text:span text:style-name="T93"><text:s text:c="4"/>&lt;/</text:span><text:span text:style-name="T100">ds</text:span><text:span text:style-name="T93">:</text:span><text:span text:style-name="T28">Signature</text:span><text:span text:style-name="T93">&gt;</text:span></text:p>
            <text:p text:style-name="P63"/>
            <text:p text:style-name="P71"><text:span text:style-name="T93">&lt;/</text:span><text:span text:style-name="T33">ProvisioningSessionResponse</text:span><text:span text:style-name="T19">&gt;</text:span></text:p>
          </table:table-cell>
        </table:table-row>
      </table:table>
      <text:p text:style-name="Text_20_body"/>
      <text:p text:style-name="Text_20_body"/>
      <text:p text:style-name="Standard">The table below illustrates mapping:<text:line-break/></text:p>
      <table:table table:name="Table76" table:style-name="Table76">
        <table:table-column table:style-name="Table76.A"/>
        <table:table-column table:style-name="Table76.B"/>
        <table:table-row table:style-name="Table76.1">
          <table:table-cell table:style-name="Table76.A1" office:value-type="string">
            <text:p text:style-name="P12">KeyGen2 Element</text:p>
          </table:table-cell>
          <table:table-cell table:style-name="Table76.B1" office:value-type="string">
            <text:p text:style-name="P12">SKS Counterpart</text:p>
          </table:table-cell>
        </table:table-row>
        <table:table-row table:style-name="Table76.2">
          <table:table-cell table:style-name="Table76.A2" office:value-type="string">
            <text:p text:style-name="P19">ProvisioningSessionResponse@ID</text:p>
          </table:table-cell>
          <table:table-cell table:style-name="Table76.B2" office:value-type="string">
            <text:p text:style-name="P14">ClientSessionID</text:p>
          </table:table-cell>
        </table:table-row>
        <table:table-row table:style-name="Table76.2">
          <table:table-cell table:style-name="Table76.A2" office:value-type="string">
            <text:p text:style-name="P19">ProvisioningSessionResponse@ServerSessionID</text:p>
          </table:table-cell>
          <table:table-cell table:style-name="Table76.B2" office:value-type="string">
            <text:p text:style-name="P19">Input.ServerSessionID</text:p>
          </table:table-cell>
        </table:table-row>
        <table:table-row table:style-name="Table76.2">
          <table:table-cell table:style-name="Table76.A2" office:value-type="string">
            <text:p text:style-name="P19">ProvisioningSessionResponse@ClientTime</text:p>
          </table:table-cell>
          <table:table-cell table:style-name="Table76.B2" office:value-type="string">
            <text:p text:style-name="P14">Input.ClientTime</text:p>
          </table:table-cell>
        </table:table-row>
        <table:table-row table:style-name="Table76.2">
          <table:table-cell table:style-name="Table76.A2" office:value-type="string">
            <text:p text:style-name="P19">ProvisioningSessionResponse@SessionAttestation</text:p>
          </table:table-cell>
          <table:table-cell table:style-name="Table76.B2" office:value-type="string">
            <text:p text:style-name="P19">SessionAttestation</text:p>
          </table:table-cell>
        </table:table-row>
        <table:table-row table:style-name="Table76.2">
          <table:table-cell table:style-name="Table76.A2" office:value-type="string">
            <text:p text:style-name="P19">ClientEphemeralKey/ECKeyValue</text:p>
          </table:table-cell>
          <table:table-cell table:style-name="Table76.B2" office:value-type="string">
            <text:p text:style-name="P15">ClientEphemeralKey</text:p>
          </table:table-cell>
        </table:table-row>
        <table:table-row table:style-name="Table76.2">
          <table:table-cell table:style-name="Table76.A2" office:value-type="string">
            <text:p text:style-name="P19">DeviceCertificate/X509Data/X509Certificate</text:p>
          </table:table-cell>
          <table:table-cell table:style-name="Table76.B2" office:value-type="string">
            <text:p text:style-name="Standard">Acquired through <text:span text:style-name="CrossRef"><text:reference-ref text:reference-format="text" text:ref-name="getDeviceData">getDeviceInfo</text:reference-ref></text:span></text:p>
          </table:table-cell>
        </table:table-row>
        <table:table-row table:style-name="Table76.2">
          <table:table-cell table:style-name="Table76.A2" office:value-type="string">
            <text:p text:style-name="P19">Signature/SignatureValue</text:p>
          </table:table-cell>
          <table:table-cell table:style-name="Table76.B2" office:value-type="string">
            <text:p text:style-name="Standard">Created with <text:span text:style-name="CrossRef"><text:reference-ref text:reference-format="text" text:ref-name="sign.prov.sess.data">signProvisioningSessionData</text:reference-ref></text:span></text:p>
          </table:table-cell>
        </table:table-row>
      </table:table>
      <text:p text:style-name="Text_20_body"/>
      <text:p text:style-name="P31">Note: A few non-SKS-related <text:span text:style-name="CrossRef"><text:reference-ref text:reference-format="text" text:ref-name="keygen2">KeyGen2</text:reference-ref></text:span> elements were omitted for brevity.</text:p>
      <text:p text:style-name="P31">Apart from needed for verifying the <text:span text:style-name="T24">SessionAttestation</text:span> signature the <text:span text:style-name="CrossRef"><text:reference-ref text:reference-format="text" text:ref-name="devcert">Device Certificate</text:reference-ref></text:span> identifies the SKS. <text:s/>See <text:span text:style-name="CrossRef"><text:reference-ref text:reference-format="text" text:ref-name="sec.cons">Security Considerations</text:reference-ref></text:span>.</text:p>
      <text:h text:style-name="P123" text:outline-level="2"><text:reference-mark-start text:name="closeProvisioningSession"/><text:span text:style-name="T68">closeProvisioningSession</text:span><text:reference-mark-end text:name="closeProvisioningSession"/><text:span text:style-name="T68"> (2)</text:span></text:h>
      <text:p text:style-name="Text_20_body">Input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2">Name</text:p>
          </table:table-cell>
          <table:table-cell table:style-name="Table10.A1" office:value-type="string">
            <text:p text:style-name="P12">Type</text:p>
          </table:table-cell>
          <table:table-cell table:style-name="Table10.C1" office:value-type="string">
            <text:p text:style-name="P12">Comment</text:p>
          </table:table-cell>
        </table:table-row>
        <table:table-row table:style-name="Table10.2">
          <table:table-cell table:style-name="Table10.A2" office:value-type="string">
            <text:p text:style-name="P15">ProvisioningHandle</text:p>
          </table:table-cell>
          <table:table-cell table:style-name="Table10.A2" office:value-type="string">
            <text:p text:style-name="P3">int</text:p>
          </table:table-cell>
          <table:table-cell table:style-name="Table10.C2" office:value-type="string">
            <text:p text:style-name="P2">Local handle to an <text:span text:style-name="T1">open</text:span> provisioning session</text:p>
          </table:table-cell>
        </table:table-row>
        <table:table-row table:style-name="Table10.2">
          <table:table-cell table:style-name="Table10.A2" office:value-type="string">
            <text:p text:style-name="P15">MAC</text:p>
          </table:table-cell>
          <table:table-cell table:style-name="Table10.A2" office:value-type="string">
            <text:p text:style-name="P3">byte<text:span text:style-name="T60">⁮[32]</text:span></text:p>
          </table:table-cell>
          <table:table-cell table:style-name="Table1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2">Name</text:p>
          </table:table-cell>
          <table:table-cell table:style-name="Table11.A1" office:value-type="string">
            <text:p text:style-name="P12">Type</text:p>
          </table:table-cell>
          <table:table-cell table:style-name="Table11.C1" office:value-type="string">
            <text:p text:style-name="P12">Comment</text:p>
          </table:table-cell>
        </table:table-row>
        <table:table-row table:style-name="Table11.2">
          <table:table-cell table:style-name="Table11.A2" office:value-type="string">
            <text:p text:style-name="P15">Status</text:p>
          </table:table-cell>
          <table:table-cell table:style-name="Table11.A2" office:value-type="string">
            <text:p text:style-name="P3">byte</text:p>
          </table:table-cell>
          <table:table-cell table:style-name="Table1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.2">
          <table:table-cell table:style-name="Table11.A2" office:value-type="string">
            <text:p text:style-name="P15">AttestedResponse</text:p>
          </table:table-cell>
          <table:table-cell table:style-name="Table11.A2" office:value-type="string">
            <text:p text:style-name="P3">byte[32]</text:p>
          </table:table-cell>
          <table:table-cell table:style-name="Table11.C2" office:value-type="string">
            <text:p text:style-name="P2">Attestation of the provisioning result</text:p>
          </table:table-cell>
        </table:table-row>
      </table:table>
      <text:p text:style-name="P39"/>
      <text:p text:style-name="Text_20_body"><text:span text:style-name="T72">closeProvisioningSession</text:span> terminates a provisioning session and returns a proof of successful operation to the issuer. <text:s/>However, success status MUST only be returned if <text:span text:style-name="T1">all</text:span> of the following conditions are valid:</text:p>
      <text:list xml:id="list2139230623" text:continue-numbering="true" text:style-name="L1">
        <text:list-item>
          <text:p text:style-name="P108">There is an open provisioning session associated with <text:span text:style-name="T72">ProvisioningHandle</text:span></text:p>
        </text:list-item>
        <text:list-item>
          <text:p text:style-name="P102">The <text:span text:style-name="T75">MAC</text:span><text:span text:style-name="T48"> computes correctly using the method described in </text:span><text:span text:style-name="CrossRef"><text:span text:style-name="T64"><text:reference-ref text:reference-format="text" text:ref-name="MACOperations">MAC Operations</text:reference-ref></text:span></text:span><text:span text:style-name="T48"> where </text:span><text:span text:style-name="T47">Data</text:span><text:span text:style-name="T48"> is arranged as follows:</text:span></text:p>
          <text:p text:style-name="P102"><text:span text:style-name="T48"><text:s text:c="8"/></text:span><text:span text:style-name="T47">Data </text:span><text:span text:style-name="T91">=</text:span><text:span text:style-name="T47"> </text:span><text:span text:style-name="T43"><text:s/></text:span><text:span text:style-name="T72">ClientSessionID</text:span><text:span text:style-name="T43"> || </text:span><text:span text:style-name="T72">ServerSessionID</text:span><text:span text:style-name="T43"> || </text:span><text:span text:style-name="T72">IssuerURI</text:span></text:p>
        </text:list-item>
        <text:list-item>
          <text:p text:style-name="P109">All generated keys are fully provisioned which means that matching public key certificates have been deployed.<text:line-break/>See <text:span text:style-name="CrossRef"><text:reference-ref text:reference-format="text" text:ref-name="setCertificatePath">setCertificatePath</text:reference-ref></text:span></text:p>
        </text:list-item>
        <text:list-item>
          <text:p text:style-name="P126">There are no unreferenced PIN or PUK policy objects. <text:s/><text:span text:style-name="T43">See </text:span><text:span text:style-name="CrossRef"><text:reference-ref text:reference-format="text" text:ref-name="createPUKPolicy">createPUKPolicy</text:reference-ref></text:span> and <text:span text:style-name="CrossRef"><text:reference-ref text:reference-format="text" text:ref-name="createPINPolicy">createPINPolicy</text:reference-ref></text:span></text:p>
        </text:list-item>
      </text:list>
      <text:p text:style-name="Text_20_body"><text:span text:style-name="T54"><text:line-break/>When a provisioning session has been successfully closed by this method, it remains stored until all associated keys have been deleted. <text:s/>However, a closed provisioned session will only be a target for updates if its </text:span><text:span text:style-name="T72">Updatable</text:span> <text:span text:style-name="T54">flag is true.</text:span></text:p>
      <text:p text:style-name="Text_20_body"><text:span text:style-name="T54">If the verification is successful, </text:span><text:span text:style-name="T77">closeProvisioningSession</text:span><text:span text:style-name="T54"> MUST also reassign the provisioning session ownership to the current (closing) session for </text:span><text:span text:style-name="T56">all</text:span><text:span text:style-name="T54"> objects belonging to sessions that have been subject to a post provisioning operation. <text:s/>The original session objects MUST subsequently be deleted since they have no mission anymore.</text:span></text:p>
      <text:p text:style-name="P31"><text:span text:style-name="T54">Using </text:span><text:span text:style-name="CrossRef"><text:span text:style-name="T64"><text:reference-ref text:reference-format="text" text:ref-name="keygen2">KeyGen2</text:reference-ref></text:span></text:span><text:span text:style-name="T54"> </text:span><text:span text:style-name="T77">closeProvisioningSession</text:span><text:span text:style-name="T54"> is invoked as the last step of processing </text:span><text:span text:style-name="CrossRef"><text:span text:style-name="T64"><text:reference-ref text:reference-format="text" text:ref-name="cred.depl.req">CredentialDeploymentRequest</text:reference-ref></text:span></text:span><text:span text:style-name="T54">.</text:span></text:p>
      <text:p text:style-name="P39"><text:span text:style-name="T55">The </text:span><text:span text:style-name="T75">AttestedResponse</text:span><text:span text:style-name="T55"> is the result of attesting:</text:span></text:p>
      <text:p text:style-name="P39"><text:span text:style-name="T55"><text:tab/> </text:span><text:span text:style-name="T57">Data</text:span><text:span text:style-name="T55"> = </text:span><text:span text:style-name="T79">"</text:span><text:span text:style-name="T77">Success"</text:span><text:span text:style-name="T54"> || </text:span><text:span text:style-name="CrossRef"><text:span text:style-name="T64"><text:reference-ref text:reference-format="text" text:ref-name="mac.seq.cnt">MACSequenceCounter</text:reference-ref></text:span></text:span></text:p>
      <text:p text:style-name="Text_20_body"><text:span text:style-name="T44">See </text:span><text:span text:style-name="CrossRef"><text:reference-ref text:reference-format="text" text:ref-name="SKSAttestations">Attestations</text:reference-ref></text:span>. <text:s/>Note that <text:span text:style-name="CrossRef"><text:span text:style-name="T64"><text:reference-ref text:reference-format="text" text:ref-name="mac.seq.cnt">MACSequenceCounter</text:reference-ref></text:span></text:span> is <text:span text:style-name="T1">incremented</text:span> by the initial MAC operation.</text:p>
      <text:h text:style-name="P125" text:outline-level="2"><text:reference-mark-start text:name="getProvSess"/>getProvisioningSession<text:reference-mark-end text:name="getProvSess"/> (3)</text:h>
      <text:p text:style-name="Text_20_body">Input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2">Name</text:p>
          </table:table-cell>
          <table:table-cell table:style-name="Table36.A1" office:value-type="string">
            <text:p text:style-name="P12">Type</text:p>
          </table:table-cell>
          <table:table-cell table:style-name="Table36.C1" office:value-type="string">
            <text:p text:style-name="P12">Comment</text:p>
          </table:table-cell>
        </table:table-row>
        <table:table-row table:style-name="Table36.2">
          <table:table-cell table:style-name="Table36.A2" office:value-type="string">
            <text:p text:style-name="P15">ServerSessionID</text:p>
          </table:table-cell>
          <table:table-cell table:style-name="Table36.A2" office:value-type="string">
            <text:p text:style-name="P3">id</text:p>
          </table:table-cell>
          <table:table-cell table:style-name="Table36.C2" table:number-rows-spanned="3" office:value-type="string">
            <text:p text:style-name="Table_20_Contents"><text:span text:style-name="T44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6.2">
          <table:table-cell table:style-name="Table36.A2" office:value-type="string">
            <text:p text:style-name="P15">ClientSessionID</text:p>
          </table:table-cell>
          <table:table-cell table:style-name="Table36.A2" office:value-type="string">
            <text:p text:style-name="P3">id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15">IssuerURI</text:p>
          </table:table-cell>
          <table:table-cell table:style-name="Table36.A2" office:value-type="string">
            <text:p text:style-name="P3">byte<text:span text:style-name="T60">⁮[</text:span><text:span text:style-name="T62"> </text:span><text:span text:style-name="T60">]</text:span></text:p>
          </table:table-cell>
          <table:covered-table-cell/>
        </table:table-row>
      </table:table>
      <text:p text:style-name="Text_20_body"/>
      <text:p text:style-name="Text_20_body">Output</text:p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12">Name</text:p>
          </table:table-cell>
          <table:table-cell table:style-name="Table37.A1" office:value-type="string">
            <text:p text:style-name="P12">Type</text:p>
          </table:table-cell>
          <table:table-cell table:style-name="Table37.C1" office:value-type="string">
            <text:p text:style-name="P12">Comment</text:p>
          </table:table-cell>
        </table:table-row>
        <table:table-row table:style-name="Table37.2">
          <table:table-cell table:style-name="Table37.A2" office:value-type="string">
            <text:p text:style-name="P15">Status</text:p>
          </table:table-cell>
          <table:table-cell table:style-name="Table37.A2" office:value-type="string">
            <text:p text:style-name="P3">byte</text:p>
          </table:table-cell>
          <table:table-cell table:style-name="Table3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7.2">
          <table:table-cell table:style-name="Table37.A2" office:value-type="string">
            <text:p text:style-name="P15">ProvisioningHandle</text:p>
          </table:table-cell>
          <table:table-cell table:style-name="Table37.A2" office:value-type="string">
            <text:p text:style-name="P3">int</text:p>
          </table:table-cell>
          <table:table-cell table:style-name="Table37.C2" office:value-type="string">
            <text:p text:style-name="P2">Local handle to created provisioning session</text:p>
          </table:table-cell>
        </table:table-row>
      </table:table>
      <text:p text:style-name="P39"/>
      <text:p text:style-name="P39"><text:span text:style-name="T77">getProvisioningSession</text:span> is intended to be used by provisioning middleware for retrieving handles to <text:span text:style-name="T1">open</text:span> provisioning sessions in sessions that are interrupted due to a certification process or similar. <text:s/></text:p>
      <text:p text:style-name="P39">In addition, users of portable SKSes (like smart cards), may carry out provisioning steps on <text:span text:style-name="T1">different</text:span> computers through this method.</text:p>
      <text:h text:style-name="P123" text:outline-level="2">enumerateProvisioningSessions (4)</text:h>
      <text:p text:style-name="Text_20_body">Input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2">Name</text:p>
          </table:table-cell>
          <table:table-cell table:style-name="Table40.A1" office:value-type="string">
            <text:p text:style-name="P12">Type</text:p>
          </table:table-cell>
          <table:table-cell table:style-name="Table40.C1" office:value-type="string">
            <text:p text:style-name="P12">Comment</text:p>
          </table:table-cell>
        </table:table-row>
        <table:table-row table:style-name="Table40.2">
          <table:table-cell table:style-name="Table40.A2" office:value-type="string">
            <text:p text:style-name="P15">ProvisioningHandle</text:p>
          </table:table-cell>
          <table:table-cell table:style-name="Table40.A2" office:value-type="string">
            <text:p text:style-name="P3">int</text:p>
          </table:table-cell>
          <table:table-cell table:style-name="Table40.C2" office:value-type="string">
            <text:p text:style-name="P2">Input enumeration handle</text:p>
          </table:table-cell>
        </table:table-row>
      </table:table>
      <text:p text:style-name="Text_20_body"/>
      <text:p text:style-name="Text_20_body">Output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2">Name</text:p>
          </table:table-cell>
          <table:table-cell table:style-name="Table39.A1" office:value-type="string">
            <text:p text:style-name="P12">Type</text:p>
          </table:table-cell>
          <table:table-cell table:style-name="Table39.C1" office:value-type="string">
            <text:p text:style-name="P12">Comment</text:p>
          </table:table-cell>
        </table:table-row>
        <table:table-row table:style-name="Table39.2">
          <table:table-cell table:style-name="Table39.A2" office:value-type="string">
            <text:p text:style-name="P15">Status</text:p>
          </table:table-cell>
          <table:table-cell table:style-name="Table39.A2" office:value-type="string">
            <text:p text:style-name="P3">byte</text:p>
          </table:table-cell>
          <table:table-cell table:style-name="Table3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5">ProvisioningHandle</text:p>
          </table:table-cell>
          <table:table-cell table:style-name="Table39.A2" office:value-type="string">
            <text:p text:style-name="P3">int</text:p>
          </table:table-cell>
          <table:table-cell table:style-name="Table39.C2" office:value-type="string">
            <text:p text:style-name="P2">Output enumeration handle</text:p>
          </table:table-cell>
        </table:table-row>
        <table:table-row table:style-name="Table39.2">
          <table:table-cell table:style-name="Table39.C2" table:number-columns-spanned="3" office:value-type="string">
            <text:p text:style-name="P16"><text:span text:style-name="T57">The following elements MUST only be emitted if</text:span><text:span text:style-name="T58"> </text:span>ProvisioningHandle<text:span text:style-name="T55"> &lt;&gt; 0xFFFFFFFF</text:span></text:p>
          </table:table-cell>
          <table:covered-table-cell/>
          <table:covered-table-cell/>
        </table:table-row>
        <table:table-row table:style-name="Table39.2">
          <table:table-cell table:style-name="Table39.A2" office:value-type="string">
            <text:p text:style-name="P15">IsOpen</text:p>
          </table:table-cell>
          <table:table-cell table:style-name="Table39.A2" office:value-type="string">
            <text:p text:style-name="P3">bool</text:p>
          </table:table-cell>
          <table:table-cell table:style-name="Table39.C2" office:value-type="string">
            <text:p text:style-name="P2">True if the session is open</text:p>
          </table:table-cell>
        </table:table-row>
        <table:table-row table:style-name="Table39.2">
          <table:table-cell table:style-name="Table39.A2" office:value-type="string">
            <text:p text:style-name="P15">ClientTime</text:p>
          </table:table-cell>
          <table:table-cell table:style-name="Table39.A2" office:value-type="string">
            <text:p text:style-name="P3">byte[8]</text:p>
          </table:table-cell>
          <table:table-cell table:style-name="Table39.C2" table:number-rows-spanned="5" office:value-type="string">
            <text:p text:style-name="Table_20_Contents"><text:span text:style-name="T44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5">SessionLifeTime</text:p>
          </table:table-cell>
          <table:table-cell table:style-name="Table39.A2" office:value-type="string">
            <text:p text:style-name="P3">int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Server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Client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IssuerURI</text:p>
          </table:table-cell>
          <table:table-cell table:style-name="Table39.A2" office:value-type="string">
            <text:p text:style-name="P3">byte<text:span text:style-name="T60">⁮[</text:span><text:span text:style-name="T62"> </text:span><text:span text:style-name="T60">]</text:span></text:p>
          </table:table-cell>
          <table:covered-table-cell/>
        </table:table-row>
      </table:table>
      <text:p text:style-name="P39"/>
      <text:p text:style-name="P39"><text:span text:style-name="T77">enumerateProvisioningSessions</text:span> is used for enumerating provisioning session data which is primarily of interest for debugging and “cleaning” purposes.</text:p>
      <text:p text:style-name="P39">The input <text:span text:style-name="T76">ProvisioningHandle</text:span><text:span text:style-name="T50"> is initially set to 0xFFFFFFFF to start an enumeration round.</text:span></text:p>
      <text:p text:style-name="P39"><text:span text:style-name="T50">Succeeding calls should use the output </text:span><text:span text:style-name="T76">ProvisioningHandle</text:span><text:span text:style-name="T50"> as input to the next call.</text:span></text:p>
      <text:p text:style-name="P39"><text:span text:style-name="T50">When </text:span><text:span text:style-name="T75">enumerateProvisioningSessions</text:span><text:span text:style-name="T48"> returns with a </text:span><text:span text:style-name="T75">ProvisioningHandle</text:span><text:span text:style-name="T48"> = 0xFFFFFFFF there are no more provisioning objects to read.</text:span></text:p>
      <text:h text:style-name="P124" text:outline-level="2">abortProvisioningSession (5)</text:h>
      <text:p text:style-name="Text_20_body">Inpu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2">Name</text:p>
          </table:table-cell>
          <table:table-cell table:style-name="Table4.A1" office:value-type="string">
            <text:p text:style-name="P12">Type</text:p>
          </table:table-cell>
          <table:table-cell table:style-name="Table4.C1" office:value-type="string">
            <text:p text:style-name="P12">Comment</text:p>
          </table:table-cell>
        </table:table-row>
        <table:table-row table:style-name="Table4.2">
          <table:table-cell table:style-name="Table4.A2" office:value-type="string">
            <text:p text:style-name="P15">ProvisioningHandle</text:p>
          </table:table-cell>
          <table:table-cell table:style-name="Table4.A2" office:value-type="string">
            <text:p text:style-name="P3">int</text:p>
          </table:table-cell>
          <table:table-cell table:style-name="Table4.C2" office:value-type="string">
            <text:p text:style-name="P2">Local handle to an <text:span text:style-name="T1">open</text:span> provisioning session</text:p>
          </table:table-cell>
        </table:table-row>
      </table:table>
      <text:p text:style-name="Text_20_body"/>
      <text:p text:style-name="Text_20_body">Outpu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Name</text:p>
          </table:table-cell>
          <table:table-cell table:style-name="Table5.A1" office:value-type="string">
            <text:p text:style-name="P12">Type</text:p>
          </table:table-cell>
          <table:table-cell table:style-name="Table5.C1" office:value-type="string">
            <text:p text:style-name="P12">Comment</text:p>
          </table:table-cell>
        </table:table-row>
        <table:table-row table:style-name="Table5.2">
          <table:table-cell table:style-name="Table5.A2" office:value-type="string">
            <text:p text:style-name="P15">Status</text:p>
          </table:table-cell>
          <table:table-cell table:style-name="Table5.A2" office:value-type="string">
            <text:p text:style-name="P3">byte</text:p>
          </table:table-cell>
          <table:table-cell table:style-name="Table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Text_20_body"><text:span text:style-name="T72">abortProvisioningSession</text:span> is intended to be used by provisioning middleware if an unrecoverable error occurs in the communication with the issuer, or if a user cancels a session. <text:s/>If there is a matching and still <text:span text:style-name="T1">open</text:span> provisioning session, all associated data is removed from the SKS, otherwise an error is returned.</text:p>
      <text:h text:style-name="P123" text:outline-level="2"><text:reference-mark-start text:name="sign.prov.sess.data"/>signProvisioningSessionData<text:reference-mark-end text:name="sign.prov.sess.data"/> (6)</text:h>
      <text:p text:style-name="Text_20_body">Input</text:p>
      <table:table table:name="Table71" table:style-name="Table71">
        <table:table-column table:style-name="Table71.A"/>
        <table:table-column table:style-name="Table71.B"/>
        <table:table-column table:style-name="Table71.C"/>
        <table:table-row table:style-name="Table71.1">
          <table:table-cell table:style-name="Table71.A1" office:value-type="string">
            <text:p text:style-name="P12">Name</text:p>
          </table:table-cell>
          <table:table-cell table:style-name="Table71.A1" office:value-type="string">
            <text:p text:style-name="P12">Type</text:p>
          </table:table-cell>
          <table:table-cell table:style-name="Table71.C1" office:value-type="string">
            <text:p text:style-name="P12">Comment</text:p>
          </table:table-cell>
        </table:table-row>
        <table:table-row table:style-name="Table71.2">
          <table:table-cell table:style-name="Table71.A2" office:value-type="string">
            <text:p text:style-name="P15">ProvisioningHandle</text:p>
          </table:table-cell>
          <table:table-cell table:style-name="Table71.A2" office:value-type="string">
            <text:p text:style-name="P3">int</text:p>
          </table:table-cell>
          <table:table-cell table:style-name="Table71.C2" office:value-type="string">
            <text:p text:style-name="P2">Local handle to an <text:span text:style-name="T1">open</text:span> provisioning session</text:p>
          </table:table-cell>
        </table:table-row>
        <table:table-row table:style-name="Table71.2">
          <table:table-cell table:style-name="Table71.A2" office:value-type="string">
            <text:p text:style-name="P15">Data</text:p>
          </table:table-cell>
          <table:table-cell table:style-name="Table71.A2" office:value-type="string">
            <text:p text:style-name="P3">byte[<text:span text:style-name="T61"> </text:span>]</text:p>
          </table:table-cell>
          <table:table-cell table:style-name="Table71.C2" office:value-type="string">
            <text:p text:style-name="P2">Data to be signed</text:p>
          </table:table-cell>
        </table:table-row>
      </table:table>
      <text:p text:style-name="Text_20_body"/>
      <text:p text:style-name="Text_20_body">Output</text:p>
      <table:table table:name="Table72" table:style-name="Table72">
        <table:table-column table:style-name="Table72.A"/>
        <table:table-column table:style-name="Table72.B"/>
        <table:table-column table:style-name="Table72.C"/>
        <table:table-row table:style-name="Table72.1">
          <table:table-cell table:style-name="Table72.A1" office:value-type="string">
            <text:p text:style-name="P12">Name</text:p>
          </table:table-cell>
          <table:table-cell table:style-name="Table72.A1" office:value-type="string">
            <text:p text:style-name="P12">Type</text:p>
          </table:table-cell>
          <table:table-cell table:style-name="Table72.C1" office:value-type="string">
            <text:p text:style-name="P12">Comment</text:p>
          </table:table-cell>
        </table:table-row>
        <table:table-row table:style-name="Table72.2">
          <table:table-cell table:style-name="Table72.A2" office:value-type="string">
            <text:p text:style-name="P15">Status</text:p>
          </table:table-cell>
          <table:table-cell table:style-name="Table72.A2" office:value-type="string">
            <text:p text:style-name="P3">byte</text:p>
          </table:table-cell>
          <table:table-cell table:style-name="Table72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72.2">
          <table:table-cell table:style-name="Table72.A2" office:value-type="string">
            <text:p text:style-name="P15">Result</text:p>
          </table:table-cell>
          <table:table-cell table:style-name="Table72.A2" office:value-type="string">
            <text:p text:style-name="P3">byte[32]</text:p>
          </table:table-cell>
          <table:table-cell table:style-name="Table72.C2" office:value-type="string">
            <text:p text:style-name="Standard">Signed data</text:p>
          </table:table-cell>
        </table:table-row>
      </table:table>
      <text:p text:style-name="P57"/>
      <text:p text:style-name="Text_20_body"><text:span text:style-name="T77">signProvisioningSessionData</text:span> signs <text:span text:style-name="T1">arbitrary data</text:span> that is supplied <text:span text:style-name="T1">by the provisioning middleware.</text:span></text:p>
      <text:p text:style-name="Text_20_body">The purpose of <text:s/><text:span text:style-name="T77">signProvisioningSessionData</text:span> is adding data integrity to provisioning messages from clients to issuers.</text:p>
      <text:p text:style-name="Text_20_body">The signature scheme is as follows:</text:p>
      <text:p text:style-name="Text_20_body"><text:span text:style-name="T72"><text:tab/>Result</text:span> = <text:span text:style-name="CrossRef"><text:span text:style-name="T64"><text:reference-ref text:reference-format="text" text:ref-name="HMAC_SHA256">HMAC-SHA256</text:reference-ref></text:span></text:span> (<text:span text:style-name="T79">"</text:span><text:span text:style-name="T77">External Signature"</text:span><text:span text:style-name="T43"> ||</text:span> <text:span text:style-name="CrossRef"><text:reference-ref text:reference-format="text" text:ref-name="sess.key">SessionKey</text:reference-ref></text:span><text:span text:style-name="T43">, </text:span><text:span text:style-name="T75">Data</text:span><text:span text:style-name="T43">)</text:span></text:p>
      <text:p text:style-name="Text_20_body"><text:s/>A <text:span text:style-name="T1">relying party </text:span>MUST distinguish between such signatures and <text:span text:style-name="CrossRef"><text:reference-ref text:reference-format="text" text:ref-name="SKSAttestations">Attestations</text:reference-ref></text:span> since only the latter are actually vouched for by the SKS.</text:p>
      <text:p text:style-name="Text_20_body"><text:span text:style-name="CrossRef"><text:span text:style-name="T9">Also see </text:span></text:span><text:span text:style-name="CrossRef"><text:reference-ref text:reference-format="text" text:ref-name="sess.key.op">SessionKeyLimit</text:reference-ref></text:span>.</text:p>
      <text:h text:style-name="P124" text:outline-level="2"><text:reference-mark-start text:name="createPUKPolicy"/>createPUKPolicy<text:reference-mark-end text:name="createPUKPolicy"/> (7)</text:h>
      <text:p text:style-name="Text_20_body">Input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2">Name</text:p>
          </table:table-cell>
          <table:table-cell table:style-name="Table12.A1" office:value-type="string">
            <text:p text:style-name="P12">Type</text:p>
          </table:table-cell>
          <table:table-cell table:style-name="Table12.C1" office:value-type="string">
            <text:p text:style-name="P12">Comment</text:p>
          </table:table-cell>
        </table:table-row>
        <table:table-row table:style-name="Table12.2">
          <table:table-cell table:style-name="Table12.A2" office:value-type="string">
            <text:p text:style-name="P15">ProvisioningHandle</text:p>
          </table:table-cell>
          <table:table-cell table:style-name="Table12.A2" office:value-type="string">
            <text:p text:style-name="P3">int</text:p>
          </table:table-cell>
          <table:table-cell table:style-name="Table12.C2" office:value-type="string">
            <text:p text:style-name="P2">Local handle to an <text:span text:style-name="T1">open</text:span> provisioning session</text:p>
          </table:table-cell>
        </table:table-row>
        <table:table-row table:style-name="Table12.2">
          <table:table-cell table:style-name="Table12.A2" office:value-type="string">
            <text:p text:style-name="P15">ID</text:p>
          </table:table-cell>
          <table:table-cell table:style-name="Table12.A2" office:value-type="string">
            <text:p text:style-name="P11">id</text:p>
          </table:table-cell>
          <table:table-cell table:style-name="Table12.C2" office:value-type="string">
            <text:p text:style-name="P2"><text:span text:style-name="T1">External name</text:span> of the PUK policy object. <text:s text:c="2"/>PUK IDs MUST be unique <text:span text:style-name="T1">within</text:span> a provisioning session</text:p>
          </table:table-cell>
        </table:table-row>
        <table:table-row table:style-name="Table12.2">
          <table:table-cell table:style-name="Table12.A2" office:value-type="string">
            <text:p text:style-name="P15">PUKValue</text:p>
          </table:table-cell>
          <table:table-cell table:style-name="Table12.A2" office:value-type="string">
            <text:p text:style-name="P3">byte[<text:span text:style-name="T61"> </text:span>]</text:p>
          </table:table-cell>
          <table:table-cell table:style-name="Table12.C2" office:value-type="string">
            <text:p text:style-name="P2">Encrypted PUK value. <text:s/>See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Forma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Format of PUK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RetryLimit</text:p>
          </table:table-cell>
          <table:table-cell table:style-name="Table12.A2" office:value-type="string">
            <text:p text:style-name="P3">short</text:p>
          </table:table-cell>
          <table:table-cell table:style-name="Table12.C2" office:value-type="string">
            <text:p text:style-name="P2">Number of incorrect PUK values (<text:span text:style-name="T1">in a sequence</text:span>), forcing the PUK object to permanently lock up. <text:s/>A zero value indicates that there is no limit but that the SKS will introduce an <text:span text:style-name="T1">internal</text:span> 1‑10 second delay <text:span text:style-name="T1">before</text:span> acting on an unlock operation in order to thwart exhaustive attacks</text:p>
          </table:table-cell>
        </table:table-row>
      </table:table>
      <text:p text:style-name="Text_20_body"/>
      <text:p text:style-name="Text_20_body">Output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2">Name</text:p>
          </table:table-cell>
          <table:table-cell table:style-name="Table13.A1" office:value-type="string">
            <text:p text:style-name="P12">Type</text:p>
          </table:table-cell>
          <table:table-cell table:style-name="Table13.C1" office:value-type="string">
            <text:p text:style-name="P12">Comment</text:p>
          </table:table-cell>
        </table:table-row>
        <table:table-row table:style-name="Table13.2">
          <table:table-cell table:style-name="Table13.A2" office:value-type="string">
            <text:p text:style-name="P15">Status</text:p>
          </table:table-cell>
          <table:table-cell table:style-name="Table13.A2" office:value-type="string">
            <text:p text:style-name="P3">byte</text:p>
          </table:table-cell>
          <table:table-cell table:style-name="Table1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3.2">
          <table:table-cell table:style-name="Table13.A2" office:value-type="string">
            <text:p text:style-name="P15">PUKPolicyHandle</text:p>
          </table:table-cell>
          <table:table-cell table:style-name="Table13.A2" office:value-type="string">
            <text:p text:style-name="P3">int</text:p>
          </table:table-cell>
          <table:table-cell table:style-name="Table13.C2" office:value-type="string">
            <text:p text:style-name="P2">Non-zero handle to locally defined PUK policy object</text:p>
          </table:table-cell>
        </table:table-row>
      </table:table>
      <text:p text:style-name="P39"/>
      <text:p text:style-name="P39"><text:span text:style-name="T72">createPUKPolicy</text:span><text:span text:style-name="T68"> creates a local PUK policy object </text:span><text:span text:style-name="T58">in the </text:span><text:span text:style-name="CrossRef"><text:reference-ref text:reference-format="text" text:ref-name="cred.db">Credential Database</text:reference-ref></text:span><text:span text:style-name="T58"> </text:span><text:span text:style-name="T68">to be referenced by subsequent calls to the </text:span><text:span text:style-name="CrossRef"><text:reference-ref text:reference-format="text" text:ref-name="createPINPolicy">createPINPolicy</text:reference-ref></text:span><text:span text:style-name="T68"> method.</text:span></text:p>
      <text:p text:style-name="P31">The purpose of a PUK is to facilitate a master key for unlocking keys that have locked-up due to faulty PIN entries. <text:s/>See <text:span text:style-name="CrossRef"><text:reference-ref text:reference-format="text" text:ref-name="unlockey">unlockKey</text:reference-ref></text:span>.</text:p>
      <text:p text:style-name="P39">PUK policy objects are not directly addressable after provisioning; in order to read PUK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2"/>
      <text:h text:style-name="P123" text:outline-level="2"><text:reference-mark-start text:name="createPINPolicy"/><text:span text:style-name="T68">createPINPolicy</text:span><text:reference-mark-end text:name="createPINPolicy"/><text:span text:style-name="T68"> (8)</text:span></text:h>
      <text:p text:style-name="Text_20_body">Input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2">Name</text:p>
          </table:table-cell>
          <table:table-cell table:style-name="Table14.A1" office:value-type="string">
            <text:p text:style-name="P12">Type</text:p>
          </table:table-cell>
          <table:table-cell table:style-name="Table14.C1" office:value-type="string">
            <text:p text:style-name="P12">Comment</text:p>
          </table:table-cell>
        </table:table-row>
        <table:table-row table:style-name="Table14.2">
          <table:table-cell table:style-name="Table14.A2" office:value-type="string">
            <text:p text:style-name="P15">Provisioning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Local handle to an <text:span text:style-name="T1">open</text:span> provisioning session</text:p>
          </table:table-cell>
        </table:table-row>
        <table:table-row table:style-name="Table14.2">
          <table:table-cell table:style-name="Table14.A2" office:value-type="string">
            <text:p text:style-name="P15">ID</text:p>
          </table:table-cell>
          <table:table-cell table:style-name="Table14.A2" office:value-type="string">
            <text:p text:style-name="P11">id</text:p>
          </table:table-cell>
          <table:table-cell table:style-name="Table14.C2" office:value-type="string">
            <text:p text:style-name="P2"><text:span text:style-name="T1">External name</text:span> of the PIN policy object. <text:s text:c="2"/>PIN IDs MUST be unique <text:span text:style-name="T1">within</text:span> a provisioning session</text:p>
          </table:table-cell>
        </table:table-row>
        <table:table-row table:style-name="Table14.2">
          <table:table-cell table:style-name="Table14.A2" office:value-type="string">
            <text:p text:style-name="P15">PUKPolicy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Handle to a governing PUK policy object or zero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pinuserdefined"/>UserDefined<text:reference-mark-end text:name="pinuserdefine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belonging to keys governed by the PIN policy are supposed to be set by the user or by the issuer. <text:s/>See <text:span text:style-name="CrossRef"><text:reference-ref text:reference-format="text" text:ref-name="pinvalue">PINValue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UserModifiable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can be changed by the user after provisioning</text:p>
          </table:table-cell>
        </table:table-row>
        <table:table-row table:style-name="Table14.2">
          <table:table-cell table:style-name="Table14.A2" office:value-type="string">
            <text:p text:style-name="P15">Forma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Format of PIN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RetryLimit</text:p>
          </table:table-cell>
          <table:table-cell table:style-name="Table14.A2" office:value-type="string">
            <text:p text:style-name="P3">short</text:p>
          </table:table-cell>
          <table:table-cell table:style-name="Table14.C2" office:value-type="string">
            <text:p text:style-name="P2">Non-zero value holding the number of incorrect PIN values (<text:span text:style-name="T1">in a sequence</text:span>), forcing a key to lock up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grouping.pin"/>Grouping<text:reference-mark-end text:name="grouping.pin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grouping">PIN Grouping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pattern.rest"/>PatternRestrictions<text:reference-mark-end text:name="pattern.rest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patternrestrictions">PIN Pattern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in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in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ax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ax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input.method"/>InputMethod<text:reference-mark-end text:name="input.method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inputmethods">PIN Input Control</text:reference-ref></text:span></text:p>
          </table:table-cell>
        </table:table-row>
      </table:table>
      <text:p text:style-name="Text_20_body"/>
      <text:p text:style-name="Text_20_body">Output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2">Name</text:p>
          </table:table-cell>
          <table:table-cell table:style-name="Table15.A1" office:value-type="string">
            <text:p text:style-name="P12">Type</text:p>
          </table:table-cell>
          <table:table-cell table:style-name="Table15.C1" office:value-type="string">
            <text:p text:style-name="P12">Comment</text:p>
          </table:table-cell>
        </table:table-row>
        <table:table-row table:style-name="Table15.2">
          <table:table-cell table:style-name="Table15.A2" office:value-type="string">
            <text:p text:style-name="P15">Status</text:p>
          </table:table-cell>
          <table:table-cell table:style-name="Table15.A2" office:value-type="string">
            <text:p text:style-name="P3">byte</text:p>
          </table:table-cell>
          <table:table-cell table:style-name="Table1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5.2">
          <table:table-cell table:style-name="Table15.A2" office:value-type="string">
            <text:p text:style-name="P15">PINPolicyHandle</text:p>
          </table:table-cell>
          <table:table-cell table:style-name="Table15.A2" office:value-type="string">
            <text:p text:style-name="P3">int</text:p>
          </table:table-cell>
          <table:table-cell table:style-name="Table15.C2" office:value-type="string">
            <text:p text:style-name="P2">Non-zero handle to locally defined PIN policy object</text:p>
          </table:table-cell>
        </table:table-row>
      </table:table>
      <text:p text:style-name="P39"/>
      <text:p text:style-name="P39"><text:span text:style-name="T72">createPINPolicy</text:span><text:span text:style-name="T68"> creates a local PIN policy object </text:span><text:span text:style-name="T58">in the </text:span><text:span text:style-name="CrossRef"><text:reference-ref text:reference-format="text" text:ref-name="cred.db">Credential Database</text:reference-ref></text:span><text:span text:style-name="T58"> </text:span><text:span text:style-name="T68">to be referenced by subsequent calls to the </text:span><text:span text:style-name="CrossRef"><text:reference-ref text:reference-format="text" text:ref-name="createKeyPair">createKeyPair</text:reference-ref></text:span><text:span text:style-name="T68"> method.</text:span></text:p>
      <text:p text:style-name="P39"><text:span text:style-name="T68">If </text:span><text:span text:style-name="T72">PUKPolicyHandle</text:span><text:span text:style-name="T68"> is zero no PUK is associated with the PIN policy object.</text:span></text:p>
      <text:p text:style-name="P29">PIN policy objects are not directly addressable after provisioning; in order to read PIN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2"/>
      <text:p text:style-name="P39"/>
      <text:h text:style-name="P123" text:outline-level="2"><text:reference-mark-start text:name="createKeyPair"/>createKeyPair<text:reference-mark-end text:name="createKeyPair"/> (9)</text:h>
      <text:p text:style-name="Text_20_body">Input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2">Name</text:p>
          </table:table-cell>
          <table:table-cell table:style-name="Table16.A1" office:value-type="string">
            <text:p text:style-name="P12">Type</text:p>
          </table:table-cell>
          <table:table-cell table:style-name="Table16.C1" office:value-type="string">
            <text:p text:style-name="P12">Comment</text:p>
          </table:table-cell>
        </table:table-row>
        <table:table-row table:style-name="Table16.2">
          <table:table-cell table:style-name="Table16.A2" office:value-type="string">
            <text:p text:style-name="P15">Provisioning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Local handle to an <text:span text:style-name="T1">open</text:span> provisioning session</text:p>
          </table:table-cell>
        </table:table-row>
        <table:table-row table:style-name="Table16.2">
          <table:table-cell table:style-name="Table16.A2" office:value-type="string">
            <text:p text:style-name="P15">AttestationAlgorithm</text:p>
          </table:table-cell>
          <table:table-cell table:style-name="Table16.A2" office:value-type="string">
            <text:p text:style-name="P3"><text:span text:style-name="T60">byte⁮[</text:span><text:span text:style-name="T62"> </text:span><text:span text:style-name="T60">]</text:span></text:p>
          </table:table-cell>
          <table:table-cell table:style-name="Table16.C2" office:value-type="string">
            <text:p text:style-name="P2">Attestation algorithm. <text:s/>See <text:span text:style-name="CrossRef"><text:reference-ref text:reference-format="text" text:ref-name="key.attestations">Key Attestation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IssuerSeed</text:p>
          </table:table-cell>
          <table:table-cell table:style-name="Table16.A2" office:value-type="string">
            <text:p text:style-name="P3">byte<text:span text:style-name="T60">⁮[32]</text:span></text:p>
          </table:table-cell>
          <table:table-cell table:style-name="Table16.C2" office:value-type="string">
            <text:p text:style-name="P2">Issuer input to the random number generation process. <text:s/>See <text:span text:style-name="CrossRef"><text:reference-ref text:reference-format="text" text:ref-name="issuer.seed">IssuerSeed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ID</text:p>
          </table:table-cell>
          <table:table-cell table:style-name="Table16.A2" office:value-type="string">
            <text:p text:style-name="P11">id</text:p>
          </table:table-cell>
          <table:table-cell table:style-name="Table16.C2" office:value-type="string">
            <text:p text:style-name="P2"><text:span text:style-name="T1">External name</text:span> of the key. <text:s/>Key IDs MUST be unique <text:span text:style-name="T1">within</text:span> a provisioning session</text:p>
          </table:table-cell>
        </table:table-row>
        <table:table-row table:style-name="Table16.2">
          <table:table-cell table:style-name="Table16.A2" office:value-type="string">
            <text:p text:style-name="P15">PINPolicy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Handle to a governing PIN policy object or zero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pinvalue"/>PINValue<text:reference-mark-end text:name="pinvalue"/></text:p>
          </table:table-cell>
          <table:table-cell table:style-name="Table16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16.C2" office:value-type="string">
            <text:p text:style-name="P2">Object which MUST depending on <text:span text:style-name="T72">PINPolicyHandle</text:span> either be of zero length, <text:s/>else depending on <text:span text:style-name="CrossRef"><text:reference-ref text:reference-format="text" text:ref-name="pinuserdefined">UserDefined</text:reference-ref></text:span> contain a plain-text PIN value defined by the user or constitute of an encrypted PIN set by the issuer (see <text:span text:style-name="CrossRef"><text:reference-ref text:reference-format="text" text:ref-name="EncryptedData">Encrypted Data</text:reference-ref></text:span>)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biometricprotection.attr"/>BiometricProtection<text:reference-mark-end text:name="biometricprotection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biometricoption">Biometric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privatekeybackup"/>PrivateKeyBackup<text:reference-mark-end text:name="privatekeybackup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generated private key is to be outputted in <text:span text:style-name="T72">PrivateKey</text:span><text:span text:style-name="T43"> for backup by the issuer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exportpolicy"/>ExportPolicy<text:reference-mark-end text:name="exportpolicy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exportcontrol">Export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updatable.key"/>Updatable<text:reference-mark-end text:name="updatable.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key is subject to post provisioning updates. <text:s/>Note that this also requires the provisioning session's <text:span text:style-name="T72">Updatable</text:span> flag to be true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deleteprotection"/>DeletePolicy<text:reference-mark-end text:name="deleteprotection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delete.protection">Delete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enablepincaching"/>EnablePINCaching<text:reference-mark-end text:name="enablepincaching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middleware MAY cache PINs for this key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importprivatekey"/>ImportPrivateKey<text:reference-mark-end text:name="importprivate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<text:span text:style-name="CrossRef"><text:reference-ref text:reference-format="text" text:ref-name="restorePrivateKey">restorePrivateKey</text:reference-ref></text:span> is <text:span text:style-name="T1">expected</text:span> for this key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keyusage.attr"/>KeyUsage<text:reference-mark-end text:name="keyusage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keyusage">Key Usag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FriendlyName</text:p>
          </table:table-cell>
          <table:table-cell table:style-name="Table16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16.C2" office:value-type="string">
            <text:p text:style-name="P2">String of 0-100 bytes that will be associated with this key for use in GUIs</text:p>
          </table:table-cell>
        </table:table-row>
        <table:table-row table:style-name="Table16.2">
          <table:table-cell table:style-name="Table16.A2" office:value-type="string">
            <text:p text:style-name="P15">KeyAlgorithmType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Type of key to be generated: 0x00 = RSA, 0x01 = ECC</text:p>
          </table:table-cell>
        </table:table-row>
        <table:table-row table:style-name="Table16.2">
          <table:table-cell table:style-name="Table16.A18" table:number-columns-spanned="3" office:value-type="string">
            <text:p text:style-name="P10">The following two elements are only defined for RSA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RSAKeySize</text:p>
          </table:table-cell>
          <table:table-cell table:style-name="Table16.A2" office:value-type="string">
            <text:p text:style-name="P3">short</text:p>
          </table:table-cell>
          <table:table-cell table:style-name="Table16.C2" office:value-type="string">
            <text:p text:style-name="P2">RSA key size in bits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RSAExponent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Zero (use default) or a defined exponent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C2" table:number-columns-spanned="3" office:value-type="string">
            <text:p text:style-name="P10">The following element is only defined for ECC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NamedCurve</text:p>
          </table:table-cell>
          <table:table-cell table:style-name="Table16.A2" office:value-type="string">
            <text:p text:style-name="P3"><text:span text:style-name="T60">byte⁮[</text:span><text:span text:style-name="T62"> </text:span><text:span text:style-name="T60">]</text:span></text:p>
          </table:table-cell>
          <table:table-cell table:style-name="Table16.C2" office:value-type="string">
            <text:p text:style-name="Table_20_Contents"><text:span text:style-name="T50">Curve name URI. <text:s/>See </text:span><text:span text:style-name="CrossRef"><text:reference-ref text:reference-format="text" text:ref-name="elliptic.curves">Elliptic Curves</text:reference-ref></text:span></text:p>
          </table:table-cell>
        </table:table-row>
      </table:table>
      <text:p text:style-name="Text_20_body"/>
      <text:p text:style-name="Text_20_body">Output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Name</text:p>
          </table:table-cell>
          <table:table-cell table:style-name="Table17.A1" office:value-type="string">
            <text:p text:style-name="P12">Type</text:p>
          </table:table-cell>
          <table:table-cell table:style-name="Table17.C1" office:value-type="string">
            <text:p text:style-name="P12">Comment</text:p>
          </table:table-cell>
        </table:table-row>
        <table:table-row table:style-name="Table17.2">
          <table:table-cell table:style-name="Table17.A2" office:value-type="string">
            <text:p text:style-name="P15">Status</text:p>
          </table:table-cell>
          <table:table-cell table:style-name="Table17.A2" office:value-type="string">
            <text:p text:style-name="P3">byte</text:p>
          </table:table-cell>
          <table:table-cell table:style-name="Table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GeneratedPublicKey</text:p>
          </table:table-cell>
          <table:table-cell table:style-name="Table17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17.C2" office:value-type="string">
            <text:p text:style-name="P2">Generated public key in <text:span text:style-name="CrossRef"><text:reference-ref text:reference-format="text" text:ref-name="X.509">X.509</text:reference-ref></text:span> DER representation</text:p>
          </table:table-cell>
        </table:table-row>
        <table:table-row table:style-name="Table17.2">
          <table:table-cell table:style-name="Table17.A2" office:value-type="string">
            <text:p text:style-name="P15">KeyAttestation</text:p>
          </table:table-cell>
          <table:table-cell table:style-name="Table17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17.C2" office:value-type="string">
            <text:p text:style-name="P2">Attestation of the authenticity of the generated public key and associated data.<text:line-break/>See <text:span text:style-name="CrossRef"><text:reference-ref text:reference-format="text" text:ref-name="SKSAttestations">Attestation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PrivateKey</text:p>
          </table:table-cell>
          <table:table-cell table:style-name="Table17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17.C2" office:value-type="string">
            <text:p text:style-name="P2"><text:span text:style-name="T1">Optional</text:span>. <text:s/>This element MUST only be created if <text:span text:style-name="T72">PrivateKeyBackup</text:span> is true.<text:line-break/>If present it contains the generated private key in <text:span text:style-name="CrossRef"><text:reference-ref text:reference-format="text" text:ref-name="pkcs8">PKCS #8</text:reference-ref></text:span> format bu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KeyHandle</text:p>
          </table:table-cell>
          <table:table-cell table:style-name="Table17.A2" office:value-type="string">
            <text:p text:style-name="P3">int</text:p>
          </table:table-cell>
          <table:table-cell table:style-name="Table17.C2" office:value-type="string">
            <text:p text:style-name="P2">Local handle to created key-pair object</text:p>
          </table:table-cell>
        </table:table-row>
      </table:table>
      <text:p text:style-name="P39"/>
      <text:p text:style-name="P39"><text:span text:style-name="T72">createKeyPair</text:span><text:span text:style-name="T68"> generates an asymmetric key-pair </text:span><text:span text:style-name="T58">in the </text:span><text:span text:style-name="CrossRef"><text:reference-ref text:reference-format="text" text:ref-name="cred.db">Credential Database</text:reference-ref></text:span><text:span text:style-name="T58"> </text:span><text:span text:style-name="T68">according to the issuer's specification.</text:span></text:p>
      <text:p text:style-name="P85">Remarks</text:p>
      <text:p text:style-name="P39"><text:span text:style-name="T76">KeyHandle</text:span><text:span text:style-name="T66"> MUST be </text:span><text:span text:style-name="T2">static</text:span><text:span text:style-name="T66">, </text:span><text:span text:style-name="T2">unique</text:span><text:span text:style-name="T66"> and never be reused.</text:span></text:p>
      <text:p text:style-name="P39"><text:span text:style-name="T68">If </text:span><text:span text:style-name="T72">PINPolicyHandle</text:span><text:span text:style-name="T68"> is zero the key is not PIN-protected.</text:span></text:p>
      <text:p text:style-name="P39"><text:span text:style-name="T68">A </text:span><text:span text:style-name="T72">PINPolicyHandle</text:span><text:span text:style-name="T68"> value of 0xFFFFFFFF presumes that the target SKS supports a “device PUK/PIN”, </text:span><text:span text:style-name="T2">otherwise an error is returned</text:span><text:span text:style-name="T68">. <text:s/>The characteristics of device PINs are out of scope for the SKS specification. <text:s/>See </text:span><text:span text:style-name="CrossRef"><text:reference-ref text:reference-format="text" text:ref-name="getDeviceData">getDeviceInfo</text:reference-ref></text:span><text:span text:style-name="T68">.</text:span></text:p>
      <text:p text:style-name="P31">A compliant SKS SHOULD use 65537 as the default RSA exponent value.</text:p>
      <text:p text:style-name="P39">How <text:reference-mark-start text:name="issuer.seed"/><text:span text:style-name="T74">IssuerSeed</text:span><text:reference-mark-end text:name="issuer.seed"/> is applied to the generation of random numbers unspecified. <text:s/>The only requirement is that it MUST NOT be able to reduce the entropy.</text:p>
      <text:p text:style-name="P39"><text:span text:style-name="T68">A non-zero </text:span><text:span text:style-name="T76">BiometricProtection</text:span><text:span text:style-name="T68"> value presumes that the target SKS supports </text:span><text:span text:style-name="CrossRef"><text:reference-ref text:reference-format="text" text:ref-name="biometricoption">Biometric Protection</text:reference-ref></text:span><text:span text:style-name="T68">, </text:span><text:span text:style-name="T2">otherwise an error is returned</text:span><text:span text:style-name="T68">. <text:s/>See </text:span><text:span text:style-name="CrossRef"><text:reference-ref text:reference-format="text" text:ref-name="getDeviceData">getDeviceInfo</text:reference-ref></text:span><text:span text:style-name="T68">.</text:span></text:p>
      <text:p text:style-name="P39"><text:span text:style-name="T68">To assure the issuer that the generated key-pair actually resides in the SKS, the public key, together with attributes and protection objects are attested (s</text:span><text:span text:style-name="T50">ee </text:span><text:span text:style-name="CrossRef"><text:span text:style-name="T69"><text:reference-ref text:reference-format="text" text:ref-name="SKSAttestations">Attestations</text:reference-ref></text:span></text:span><text:span text:style-name="T68">) by the SKS according to the following </text:span><text:span text:style-name="T2">Data</text:span><text:span text:style-name="T68"> scheme:<text:line-break/></text:span></text:p>
      <text:p text:style-name="P31"/>
      <text:p text:style-name="P31"/>
      <text:p text:style-name="P31"/>
      <text:p text:style-name="P55">Continued on the next page...</text:p>
      <table:table table:name="Table18" table:style-name="Table18">
        <table:table-column table:style-name="Table18.A"/>
        <text:soft-page-break/>
        <table:table-row>
          <table:table-cell table:style-name="Table18.A1" office:value-type="string">
            <text:p text:style-name="P61">//////////////////////////////////////////////////////////////////////////////////</text:p>
            <text:p text:style-name="P61">// <text:reference-mark-start text:name="key.attestation.data"/>Key Attestation Data<text:reference-mark-end text:name="key.attestation.data"/> for: http://xmlns.webpki.org/keygen2/1.0#algorithm.ka1 <text:s/>//</text:p>
            <text:p text:style-name="P61">//////////////////////////////////////////////////////////////////////////////////</text:p>
            <text:p text:style-name="P61"/>
            <text:p text:style-name="P60">addArray ("PUK Policy=");</text:p>
            <text:p text:style-name="P59"><text:span text:style-name="T81">if</text:span> (PINPolicyHandle == 0 || PINPolicyHandle.PUKPolicyHandle == 0)</text:p>
            <text:p text:style-name="P59"><text:s text:c="2"/>{</text:p>
            <text:p text:style-name="P60"><text:s text:c="4"/>addArray ("N/A");</text:p>
            <text:p text:style-name="P60"><text:s text:c="2"/>}</text:p>
            <text:p text:style-name="P60"><text:span text:style-name="T81">else if</text:span> (PINPolicyHandle == 0xFFFFFFFF) <text:s/><text:span text:style-name="T82">// Device PIN implies device PUK</text:span></text:p>
            <text:p text:style-name="P60"><text:s text:c="2"/>{</text:p>
            <text:p text:style-name="P60"><text:s text:c="4"/>addArray ("Device");</text:p>
            <text:p text:style-name="P60"><text:s text:c="2"/>}</text:p>
            <text:p text:style-name="P60"><text:span text:style-name="T81">else</text:span> <text:s/><text:span text:style-name="T82">// Standard PUK</text:span></text:p>
            <text:p text:style-name="P60"><text:s text:c="2"/>{</text:p>
            <text:p text:style-name="P60"><text:s text:c="4"/>addArray (PINPolicyHandle.PUKPolicyHandle.ID);</text:p>
            <text:p text:style-name="P60"><text:s text:c="4"/>addShort (PINPolicyHandle.PUKPolicyHandle.RetryLimit);</text:p>
            <text:p text:style-name="P60"><text:s text:c="4"/>addArray (PINPolicyHandle.PUKPolicyHand<text:span text:style-name="T64">le.PUKValue</text:span>); <text:s/><text:span text:style-name="T82">// Encrypted PUK</text:span></text:p>
            <text:p text:style-name="P60"><text:s text:c="4"/>addByte <text:s/>(PINPolicyHandle.PUKPolicyHandle.Format);</text:p>
            <text:p text:style-name="P60"><text:s text:c="2"/>}</text:p>
            <text:p text:style-name="P60">addArray (<text:span text:style-name="T71">"</text:span>PIN Policy=<text:span text:style-name="T71">"</text:span>);</text:p>
            <text:p text:style-name="P59"><text:span text:style-name="T81">if</text:span> (PINPolicyHandle == 0) <text:s/><text:span text:style-name="T82">// The key is not PIN protected</text:span></text:p>
            <text:p text:style-name="P59"><text:s text:c="2"/>{</text:p>
            <text:p text:style-name="P59"><text:s text:c="4"/>addArray ("N/A");</text:p>
            <text:p text:style-name="P59"><text:s text:c="2"/>}</text:p>
            <text:p text:style-name="P59"><text:span text:style-name="T81">else if</text:span> (PINPolicyHandle == 0xFFFFFFFF) <text:s/><text:span text:style-name="T82">// The key is protected by a device PIN</text:span></text:p>
            <text:p text:style-name="P59"><text:s text:c="2"/>{</text:p>
            <text:p text:style-name="P59"><text:s text:c="4"/>addArray ("Device");</text:p>
            <text:p text:style-name="P59"><text:s text:c="2"/>}</text:p>
            <text:p text:style-name="P59"><text:span text:style-name="T81">else</text:span> <text:s/><text:span text:style-name="T82">// Standard PIN protection</text:span></text:p>
            <text:p text:style-name="P59"><text:span text:style-name="T82"><text:s text:c="2"/></text:span>{</text:p>
            <text:p text:style-name="P60"><text:s text:c="4"/>addArray (PINPolicyHandle.ID);</text:p>
            <text:p text:style-name="P66"><text:s text:c="4"/>addBool <text:s/>(PINPolicyHandle.UserDefined);</text:p>
            <text:p text:style-name="P66"><text:s text:c="4"/>addArray (PINPolicyHandle.UserDefined ? <text:span text:style-name="T4">"N/A"</text:span><text:span text:style-name="T26"> :</text:span><text:span text:style-name="T67"> PINValue); </text:span><text:s/><text:span text:style-name="T82">// Encrypted PIN</text:span></text:p>
            <text:p text:style-name="P66"><text:s text:c="4"/>addBool <text:s/>(PINPolicyHandle.UserModifiable);</text:p>
            <text:p text:style-name="P60"><text:s text:c="4"/>addByte <text:s/>(PINPolicyHandle.Format);</text:p>
            <text:p text:style-name="P66"><text:s text:c="4"/>addShort (PINPolicyHandle.RetryLimit);</text:p>
            <text:p text:style-name="P66"><text:s text:c="4"/>addByte <text:s/>(PINPolicyHandle.Grouping);</text:p>
            <text:p text:style-name="P60"><text:s text:c="4"/>addByte <text:s/>(PINPolicyHandle.PatternRestrictions);</text:p>
            <text:p text:style-name="P60"><text:s text:c="4"/>addByte <text:s/>(PINPolicyHandle.MinLength);</text:p>
            <text:p text:style-name="P60"><text:s text:c="4"/>addByte <text:s/>(PINPolicyHandle.MaxLength);</text:p>
            <text:p text:style-name="P60"><text:s text:c="4"/>addByte <text:s/>(PINPolicyHandle.InputMethod);</text:p>
            <text:p text:style-name="P60"><text:s text:c="2"/>}</text:p>
            <text:p text:style-name="P60">addArray (<text:span text:style-name="T71">"</text:span>Key=<text:span text:style-name="T71">"</text:span>);</text:p>
            <text:p text:style-name="P60">addArray (ID);</text:p>
            <text:p text:style-name="P60">addArray (IssuerSeed);</text:p>
            <text:p text:style-name="P60">addArray (GeneratedPublicKey);</text:p>
            <text:p text:style-name="P60">addBool <text:s/>(<text:span text:style-name="T64">PrivateKeyBackup</text:span>);</text:p>
            <text:p text:style-name="P60">addArray (PrivateKeyBackup ? <text:span text:style-name="T64">PrivateKey</text:span> : <text:span text:style-name="T4">"N/A"); <text:s/></text:span><text:span text:style-name="T82">// Encrypted private key</text:span></text:p>
            <text:p text:style-name="P60">addByte <text:s/>(BiometricProtection);</text:p>
            <text:p text:style-name="P60">addByte <text:s/>(<text:span text:style-name="T64">ExportPolicy</text:span>);</text:p>
            <text:p text:style-name="P60">addBool <text:s/>(<text:span text:style-name="T64">Updatable</text:span>);</text:p>
            <text:p text:style-name="P60">addByte <text:s/>(<text:span text:style-name="T64">DeletePolicy</text:span>);</text:p>
            <text:p text:style-name="P60">addBool <text:s/>(EnablePINCaching);</text:p>
            <text:p text:style-name="P60">addBool <text:s/>(<text:span text:style-name="T64">ImportPrivateKey</text:span>);</text:p>
            <text:p text:style-name="P60">addByte <text:s/>(<text:span text:style-name="T64">KeyUsage</text:span>);</text:p>
            <text:p text:style-name="P60">addArray (<text:span text:style-name="T64">FriendlyName</text:span>);</text:p>
          </table:table-cell>
        </table:table-row>
      </table:table>
      <text:p text:style-name="P44"/>
      <text:p text:style-name="P44"/>
      <text:p text:style-name="P46">Continued on the next page...</text:p>
      <text:p text:style-name="P86">The following XML extract shows a typical key generation (provisioning) request in <text:span text:style-name="CrossRef"><text:reference-ref text:reference-format="text" text:ref-name="keygen2">KeyGen2</text:reference-ref></text:span>: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8"><text:span text:style-name="T94">&lt;</text:span><text:reference-mark-start text:name="keyinitreq"/><text:span text:style-name="T29">KeyInitializationRequest</text:span><text:reference-mark-end text:name="keyinitreq"/><text:span text:style-name="T7"> </text:span><text:span text:style-name="T36">KeyAttestationAlgorithm</text:span><text:span text:style-name="T94">="http://xmlns.webpki.org/keygen2/1.0#algorithm.ka1" </text:span><text:span text:style-name="T7"> </text:span><text:span text:style-name="T16">…</text:span><text:span text:style-name="T7"> <text:s/>&gt;<text:line-break/></text:span><text:span text:style-name="T93"><text:line-break/></text:span>    &lt;<text:span text:style-name="T27">PUKPolicy</text:span> <text:span text:style-name="T34">ID</text:span>="PUK.1" <text:span text:style-name="T34">Format</text:span>="numeric" <text:span text:style-name="T34">RetryLimit</text:span>="3" <text:span text:style-name="T34">Value</text:span>="mjRKrcuO <text:span text:style-name="T41">... </text:span>1O/e9mgMf3qw"&gt;<text:line-break/>        &lt;<text:span text:style-name="T27">PINPolicy</text:span> <text:span text:style-name="T34">ID</text:span>="PIN.1" <text:span text:style-name="T34">Format</text:span>="numeric" <text:span text:style-name="T34">Grouping</text:span>="shared" <text:span text:style-name="T34">MaxLength</text:span>="8" <text:span text:style-name="T34">MinLength</text:span>="4"<text:line-break/> <text:s text:c="26"/><text:span text:style-name="T34">PatternRestrictions</text:span>="three-in-a-row sequence" <text:span text:style-name="T34">RetryLimit</text:span>="3"&gt;<text:line-break/>            &lt;<text:span text:style-name="T27">KeyPair</text:span> <text:span text:style-name="T34">ID</text:span>="Key.1" <text:span text:style-name="T34">KeyUsage</text:span>="encryption" <text:span text:style-name="T34">IssuerSeed</text:span>=”<text:span text:style-name="T94">4cYeJnFRuPgznqE ... H2BEElFWrM42</text:span>”&gt;<text:line-break/>                &lt;<text:span text:style-name="T27">RSA</text:span> <text:span text:style-name="T34">KeySize</text:span>="2048"/&gt;<text:line-break/>            &lt;/<text:span text:style-name="T27">KeyPair</text:span>&gt;<text:line-break/>            &lt;<text:span text:style-name="T27">KeyPair</text:span> <text:span text:style-name="T34">ID</text:span>="Key.2" <text:span text:style-name="T34">KeyUsage</text:span>="authentication" <text:span text:style-name="T34">IssuerSeed</text:span>=”<text:span text:style-name="T94">uP4cRYeJqnFgnE ... Hl2B88ElFWr</text:span>”&gt;<text:line-break/>                &lt;<text:span text:style-name="T27">EC</text:span> <text:span text:style-name="T34">NamedCurve</text:span>="urn:oid:1.2.840.10045.3.1.7"/&gt;<text:line-break/>            &lt;/<text:span text:style-name="T27">KeyPair</text:span>&gt;<text:line-break/>        &lt;/<text:span text:style-name="T27">PINPolicy</text:span>&gt;<text:line-break/>    &lt;/<text:span text:style-name="T27">PUKPolicy</text:span>&gt;<text:line-break/></text:p>
            <text:p text:style-name="P58"><text:span text:style-name="T94">&lt;/</text:span><text:span text:style-name="T29">KeyInitializationRequest</text:span><text:span text:style-name="T7">&gt;</text:span></text:p>
          </table:table-cell>
        </table:table-row>
      </table:table>
      <text:p text:style-name="Text_20_body"/>
      <text:p text:style-name="P33">This sequence should be interpreted as a request for one RSA key and one ECC key where both keys are protected by a single (shared) user-defined (within the specified policy limits) PIN. <text:s/>The PIN is in turn governed by an issuer-defined, <text:span text:style-name="T1">protocol wise</text:span> secret PUK.</text:p>
      <text:p text:style-name="P39"><text:span text:style-name="T68">In the sample </text:span><text:span text:style-name="CrossRef"><text:reference-ref text:reference-format="text" text:ref-name="keygen2">KeyGen2</text:reference-ref></text:span><text:span text:style-name="T68"> </text:span><text:span text:style-name="T2">default values</text:span><text:span text:style-name="T68"> have been utilized which is why there are few </text:span><text:span text:style-name="T2">visible</text:span><text:span text:style-name="T68"> key generation attributes.</text:span></text:p>
      <text:p text:style-name="P31"/>
      <text:p text:style-name="Standard"><text:span text:style-name="T68">When using </text:span><text:span text:style-name="CrossRef"><text:reference-ref text:reference-format="text" text:ref-name="keygen2">KeyGen2</text:reference-ref></text:span><text:span text:style-name="T68"> the </text:span><text:span text:style-name="T2">output</text:span><text:span text:style-name="T68"> from </text:span><text:span text:style-name="T72">createKeyPair</text:span><text:span text:style-name="T68"> is translated as shown in the fragment below:<text:line-break/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58"><text:span text:style-name="T94">&lt;</text:span><text:span text:style-name="T29">KeyInitializationResponse</text:span><text:span text:style-name="T7">  </text:span><text:span text:style-name="T16">…</text:span><text:span text:style-name="T7"> <text:s/>&gt;</text:span><text:span text:style-name="T93"><text:line-break/></text:span></text:p>
            <text:p text:style-name="P58"><text:span text:style-name="T93"><text:s text:c="4"/>&lt;</text:span><text:span text:style-name="T28">GeneratedPublicKey</text:span><text:span text:style-name="T93"> </text:span><text:span text:style-name="T35">ID</text:span><text:span text:style-name="T93">="Key.1" </text:span><text:span text:style-name="T35">KeyAttestation</text:span><text:span text:style-name="T93">="X2oMtrm8rRL … XyTvPuTbergHfnJw=="&gt;<text:line-break/> <text:s text:c="7"/>&lt;</text:span><text:span text:style-name="T100">ds</text:span><text:span text:style-name="T93">:</text:span><text:span text:style-name="T28">RSAKeyValue</text:span><text:span text:style-name="T93">&gt;<text:line-break/> <text:s text:c="11"/>&lt;</text:span><text:span text:style-name="T100">ds</text:span><text:span text:style-name="T93">:</text:span><text:span text:style-name="T28">Modulus</text:span><text:span text:style-name="T93">&gt;ALhBpUjJK/mSjPAe/ … fXG8z1V3mVDZTBM7eZ&lt;/</text:span><text:span text:style-name="T100">ds</text:span><text:span text:style-name="T93">:</text:span><text:span text:style-name="T28">Modulus</text:span><text:span text:style-name="T93">&gt;<text:line-break/> <text:s text:c="11"/>&lt;</text:span><text:span text:style-name="T100">ds</text:span><text:span text:style-name="T93">:</text:span><text:span text:style-name="T28">Exponent</text:span><text:span text:style-name="T93">&gt;AQAB&lt;/</text:span><text:span text:style-name="T100">ds</text:span><text:span text:style-name="T93">:</text:span><text:span text:style-name="T28">Exponent</text:span><text:span text:style-name="T93">&gt;<text:line-break/> <text:s text:c="7"/>&lt;/</text:span><text:span text:style-name="T100">ds</text:span><text:span text:style-name="T93">:</text:span><text:span text:style-name="T28">RSAKeyValue</text:span><text:span text:style-name="T93">&gt;<text:line-break/> <text:s text:c="3"/>&lt;/</text:span><text:span text:style-name="T28">GeneratedPublicKey</text:span><text:span text:style-name="T93">&gt;<text:line-break/> <text:s text:c="3"/>&lt;</text:span><text:span text:style-name="T28">GeneratedPublicKey</text:span><text:span text:style-name="T93"> </text:span><text:span text:style-name="T35">ID</text:span><text:span text:style-name="T93">="Key.2" </text:span><text:span text:style-name="T35">KeyAttestation</text:span><text:span text:style-name="T93">="TbergHftrm8rRL … wyTvPX2XoMunJ=="&gt;</text:span></text:p>
            <text:p text:style-name="P58"><text:s text:c="8"/>&lt;<text:span text:style-name="T100">ds11</text:span>:<text:span text:style-name="T28">ECKeyValue</text:span>&gt; </text:p>
            <text:p text:style-name="P58"><text:s text:c="12"/>&lt;<text:span text:style-name="T100">ds11</text:span>:<text:span text:style-name="T28">NamedCurve</text:span> <text:span text:style-name="T35">URI</text:span>="urn:oid:1.2.840.10045.3.1.7"/&gt; </text:p>
            <text:p text:style-name="P58"><text:s text:c="12"/>&lt;<text:span text:style-name="T100">ds11</text:span>:<text:span text:style-name="T28">PublicKey</text:span>&gt;BMUY+QiZdFJyzozMgQqA … ptPGNy/LcDVSXx7s/Y=&lt;/<text:span text:style-name="T100">ds11</text:span>:<text:span text:style-name="T28">PublicKey</text:span>&gt; </text:p>
            <text:p text:style-name="P58"><text:span text:style-name="T93"><text:s text:c="8"/>&lt;/</text:span><text:span text:style-name="T100">ds11</text:span><text:span text:style-name="T93">:</text:span><text:span text:style-name="T28">ECKeyValue</text:span><text:span text:style-name="T93">&gt;<text:line-break/> <text:s text:c="3"/>&lt;/</text:span><text:span text:style-name="T28">GeneratedPublicKey</text:span><text:span text:style-name="T93">&gt;<text:line-break/></text:span></text:p>
            <text:p text:style-name="P71"><text:span text:style-name="T93">&lt;/</text:span><text:span text:style-name="T33">KeyInitializationResponse</text:span><text:span text:style-name="T19">&gt;</text:span></text:p>
          </table:table-cell>
        </table:table-row>
      </table:table>
      <text:p text:style-name="P31"/>
      <text:p text:style-name="P36">A conforming server MUST after receival of the response verify that the number and IDs of returned keys match the request. <text:s/>In addition, each returned key MUST be checked for correctness regarding attestation data and that the generated public key actually complies with that of the request.</text:p>
      <text:h text:style-name="P123" text:outline-level="2"><text:reference-mark-start text:name="setCertificatePath"/>setCertificatePath<text:reference-mark-end text:name="setCertificatePath"/> (10)</text:h>
      <text:p text:style-name="Text_20_body">Input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12">Name</text:p>
          </table:table-cell>
          <table:table-cell table:style-name="Table20.A1" office:value-type="string">
            <text:p text:style-name="P12">Type</text:p>
          </table:table-cell>
          <table:table-cell table:style-name="Table20.C1" office:value-type="string">
            <text:p text:style-name="P12">Comment</text:p>
          </table:table-cell>
        </table:table-row>
        <table:table-row table:style-name="Table20.2">
          <table:table-cell table:style-name="Table20.A2" office:value-type="string">
            <text:p text:style-name="P15">ProvisioningHandle</text:p>
          </table:table-cell>
          <table:table-cell table:style-name="Table20.A2" office:value-type="string">
            <text:p text:style-name="P3">int</text:p>
          </table:table-cell>
          <table:table-cell table:style-name="Table20.C2" office:value-type="string">
            <text:p text:style-name="P2">Local handle to an <text:span text:style-name="T1">open</text:span> provisioning session</text:p>
          </table:table-cell>
        </table:table-row>
        <table:table-row table:style-name="Table20.2">
          <table:table-cell table:style-name="Table20.A2" office:value-type="string">
            <text:p text:style-name="P15">KeyHandle</text:p>
          </table:table-cell>
          <table:table-cell table:style-name="Table20.A2" office:value-type="string">
            <text:p text:style-name="P3">int</text:p>
          </table:table-cell>
          <table:table-cell table:style-name="Table20.C2" office:value-type="string">
            <text:p text:style-name="P2">Local handle to a key-pair created in the provisioning session</text:p>
          </table:table-cell>
        </table:table-row>
        <table:table-row table:style-name="Table20.2">
          <table:table-cell table:style-name="Table20.A2" office:value-type="string">
            <text:p text:style-name="P15">PathLength</text:p>
          </table:table-cell>
          <table:table-cell table:style-name="Table20.A2" office:value-type="string">
            <text:p text:style-name="P3">byte</text:p>
          </table:table-cell>
          <table:table-cell table:style-name="Table20.C2" office:value-type="string">
            <text:p text:style-name="P2">Non-zero value holding the number of <text:span text:style-name="T72">X509Certificate</text:span> objects in the call</text:p>
          </table:table-cell>
        </table:table-row>
        <table:table-row table:style-name="Table20.2">
          <table:table-cell table:style-name="Table20.A2" office:value-type="string">
            <text:p text:style-name="P15">X509Certificate...</text:p>
          </table:table-cell>
          <table:table-cell table:style-name="Table20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20.C2" office:value-type="string">
            <text:p text:style-name="P68"><text:span text:style-name="T68">DER-encoded </text:span><text:span text:style-name="CrossRef"><text:reference-ref text:reference-format="text" text:ref-name="X.509">X.509</text:reference-ref></text:span><text:span text:style-name="T68"> certificate object</text:span> <text:span text:style-name="T1">repeated</text:span> as defined by <text:span text:style-name="T72">PathLength</text:span><text:span text:style-name="T42">‪‫‬‭‪‏‪‏</text:span><text:span text:style-name="T73">‎</text:span></text:p>
          </table:table-cell>
        </table:table-row>
        <table:table-row table:style-name="Table20.2">
          <table:table-cell table:style-name="Table20.A2" office:value-type="string">
            <text:p text:style-name="P15">MAC</text:p>
          </table:table-cell>
          <table:table-cell table:style-name="Table20.A2" office:value-type="string">
            <text:p text:style-name="P3">byte<text:span text:style-name="T60">⁮[32]</text:span></text:p>
          </table:table-cell>
          <table:table-cell table:style-name="Table2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12">Name</text:p>
          </table:table-cell>
          <table:table-cell table:style-name="Table21.A1" office:value-type="string">
            <text:p text:style-name="P12">Type</text:p>
          </table:table-cell>
          <table:table-cell table:style-name="Table21.C1" office:value-type="string">
            <text:p text:style-name="P12">Comment</text:p>
          </table:table-cell>
        </table:table-row>
        <table:table-row table:style-name="Table21.2">
          <table:table-cell table:style-name="Table21.A2" office:value-type="string">
            <text:p text:style-name="P15">Status</text:p>
          </table:table-cell>
          <table:table-cell table:style-name="Table21.A2" office:value-type="string">
            <text:p text:style-name="P3">byte</text:p>
          </table:table-cell>
          <table:table-cell table:style-name="Table2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Text_20_body"><text:span text:style-name="T72">setCertificatePath</text:span><text:span text:style-name="T68"> attaches an </text:span><text:span text:style-name="CrossRef"><text:reference-ref text:reference-format="text" text:ref-name="X.509">X.509</text:reference-ref></text:span><text:span text:style-name="T68"> certificate path to an already created key-pair. <text:s/>See </text:span><text:span text:style-name="CrossRef"><text:reference-ref text:reference-format="text" text:ref-name="createKeyPair">createKeyPair</text:reference-ref></text:span><text:span text:style-name="T68">.</text:span></text:p>
      <text:p text:style-name="Text_20_body"><text:span text:style-name="T68">The SKS does not verify that the certificate path and the public key match for keys having the </text:span><text:span text:style-name="CrossRef"><text:span text:style-name="T90"><text:reference-ref text:reference-format="text" text:ref-name="importprivatekey">ImportPrivateKey</text:reference-ref></text:span></text:span><text:span text:style-name="T68"> flag set because that would disable the </text:span><text:span text:style-name="CrossRef"><text:span text:style-name="T88"><text:reference-ref text:reference-format="text" text:ref-name="restorePrivateKey">restorePrivateKey</text:reference-ref></text:span></text:span><text:span text:style-name="T68"> method. <text:s/>For other keys, the SKS MAY perform such a test although it is redundant since the </text:span><text:span text:style-name="T72">MAC</text:span><text:span text:style-name="T68"> is assumed to cater for the binding between certificate path and the generated public key. <text:s/>That is, a conforming SKS MAY always treat </text:span><text:span text:style-name="T89">certificate path</text:span><text:span text:style-name="T68"> data as “an array of blobs”.</text:span></text:p>
      <text:p text:style-name="Text_20_body"><text:span text:style-name="T50">Note that </text:span><text:span text:style-name="T76">X509Certificate</text:span><text:span text:style-name="T50"> objects MUST form an </text:span><text:span text:style-name="T47">ordered</text:span><text:span text:style-name="T48"> certificate </text:span><text:span text:style-name="T50">path so that the </text:span><text:span text:style-name="T47">first</text:span><text:span text:style-name="T50"> object contains the </text:span><text:reference-mark-start text:name="eecert"/><text:span text:style-name="T47">End‑Entity Certificate</text:span><text:reference-mark-end text:name="eecert"/><text:span text:style-name="T50"> holding the public key of the target key‑pair.</text:span></text:p>
      <text:p text:style-name="Text_20_body">The<text:span text:style-name="T88"> certificate path</text:span> MUST NOT contain any “holes” but does not have to be complete (include all CAs).</text:p>
      <text:p text:style-name="Text_20_body"><text:span text:style-name="T91">The </text:span><text:span text:style-name="T75">MAC</text:span><text:span text:style-name="T48"> uses the method described in </text:span><text:span text:style-name="CrossRef"><text:span text:style-name="T64"><text:reference-ref text:reference-format="text" text:ref-name="MACOperations">MAC Operations</text:reference-ref></text:span></text:span><text:span text:style-name="T48"> where </text:span><text:span text:style-name="T47">Data</text:span><text:span text:style-name="T48"> is arranged as follows:</text:span></text:p>
      <text:p text:style-name="Text_20_body"><text:span text:style-name="T47"><text:tab/>Data </text:span><text:span text:style-name="T91">=</text:span><text:span text:style-name="T47"> </text:span><text:span text:style-name="T75">KeyHandle.GeneratedPublicKey</text:span><text:span text:style-name="T48"> || </text:span><text:span text:style-name="T75">KeyHandle.ID</text:span><text:span text:style-name="T48"> || </text:span><text:span text:style-name="T75">X509Certificate...</text:span></text:p>
      <text:p text:style-name="P41"/>
      <text:p text:style-name="P41"/>
      <text:p text:style-name="P45"/>
      <text:p text:style-name="P45"/>
      <text:p text:style-name="P46">Continued on the next page...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86"><text:span text:style-name="T48">The following </text:span><text:span text:style-name="CrossRef"><text:span text:style-name="T64"><text:reference-ref text:reference-format="text" text:ref-name="keygen2">KeyGen2</text:reference-ref></text:span></text:span><text:span text:style-name="T48"> fragment shows its interaction with </text:span><text:span text:style-name="T75">setCertificatePath</text:span><text:span text:style-name="T48">:<text:line-break/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58">&lt;<text:reference-mark-start text:name="cred.depl.req"/><text:span text:style-name="T28">CredentialDeploymentRequest</text:span><text:reference-mark-end text:name="cred.depl.req"/><text:span text:style-name="T28"> </text:span><text:span text:style-name="T35">ClientSessionID</text:span><text:span text:style-name="T7">="_126992b6 … a8a6b484db8f"<text:line-break/> <text:s text:c="50"/></text:span><text:span text:style-name="T28"><text:s/></text:span><text:span text:style-name="T35">ID</text:span><text:span text:style-name="T8">="_0fa47ab3c00c … a67992b6ac61c"</text:span></text:p>
            <text:p text:style-name="P67"><text:span text:style-name="T28"><text:s text:c="52"/></text:span><text:span text:style-name="T35">IssuerURI</text:span><text:span text:style-name="T7">="https://ca.example.com/enroll" </text:span><text:span text:style-name="T4"> </text:span><text:span text:style-name="T41">…</text:span> <text:s/>&gt;</text:p>
            <text:p text:style-name="P71"><text:span text:style-name="T93"><text:line-break/>    &lt;</text:span><text:span text:style-name="T33">CertifiedPublicKey</text:span><text:span text:style-name="T93"> </text:span><text:span text:style-name="T40">ID</text:span><text:span text:style-name="T93">="Key.1" </text:span><text:span text:style-name="T40">MAC</text:span><text:span text:style-name="T93">="ngSgm4cYeJnFRuPgznqE ... H2BEElFWrM421w9SYAbY="&gt;<text:line-break/>  <text:s/>   <text:s text:c="2"/>&lt;</text:span><text:span text:style-name="T100">ds</text:span><text:span text:style-name="T93">:</text:span><text:span text:style-name="T33">X509Data</text:span><text:span text:style-name="T93">&gt;<text:line-break/>    <text:s text:c="2"/>    <text:s text:c="2"/>&lt;</text:span><text:span text:style-name="T100">ds</text:span><text:span text:style-name="T93">:</text:span><text:span text:style-name="T33">X509Certificate</text:span><text:span text:style-name="T93">&gt;MIIC2TCCAcGgAwIBAgS … NRT+VokJJsBecyALgeT0Dw==&lt;/</text:span><text:span text:style-name="T100">ds</text:span><text:span text:style-name="T93">:</text:span><text:span text:style-name="T33">X509Certificate</text:span><text:span text:style-name="T93">&gt;<text:line-break/>    <text:s text:c="4"/>&lt;</text:span><text:span text:style-name="T105">/</text:span><text:span text:style-name="T100">ds</text:span><text:span text:style-name="T93">:</text:span><text:span text:style-name="T33">X509Data</text:span><text:span text:style-name="T93">&gt;<text:line-break/> <text:s text:c="2"/> &lt;/</text:span><text:span text:style-name="T33">CertifiedPublicKey</text:span><text:span text:style-name="T93">&gt;<text:line-break/> </text:span></text:p>
            <text:p text:style-name="P71"><text:span text:style-name="T93">&lt;/</text:span><text:span text:style-name="T33">CredentialDeploymentRequest</text:span><text:span text:style-name="T93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2">KeyGen2 Element</text:p>
          </table:table-cell>
          <table:table-cell table:style-name="Table30.B1" office:value-type="string">
            <text:p text:style-name="P12">SKS Counterpart</text:p>
          </table:table-cell>
        </table:table-row>
        <table:table-row table:style-name="Table30.2">
          <table:table-cell table:style-name="Table30.A2" office:value-type="string">
            <text:p text:style-name="P19">CredentialDeploymentRequest@ClientSessionID</text:p>
          </table:table-cell>
          <table:table-cell table:style-name="Table30.B2" office:value-type="string">
            <text:p text:style-name="P14">ProvisioningHandle.ClientSessionID</text:p>
          </table:table-cell>
        </table:table-row>
        <table:table-row table:style-name="Table30.2">
          <table:table-cell table:style-name="Table30.A2" office:value-type="string">
            <text:p text:style-name="P19">CredentialDeploymentRequest@ID</text:p>
          </table:table-cell>
          <table:table-cell table:style-name="Table30.B2" office:value-type="string">
            <text:p text:style-name="P14">ProvisioningHandle.ServerSessionID</text:p>
          </table:table-cell>
        </table:table-row>
        <table:table-row table:style-name="Table30.2">
          <table:table-cell table:style-name="Table30.A2" office:value-type="string">
            <text:p text:style-name="P19">CredentialDeploymentRequest@IssuerURI</text:p>
          </table:table-cell>
          <table:table-cell table:style-name="Table30.B2" office:value-type="string">
            <text:p text:style-name="P14">ProvisioningHandle.IssuerURI</text:p>
          </table:table-cell>
        </table:table-row>
        <table:table-row table:style-name="Table30.2">
          <table:table-cell table:style-name="Table30.A2" office:value-type="string">
            <text:p text:style-name="P19">CertifiedPublicKey@ID</text:p>
          </table:table-cell>
          <table:table-cell table:style-name="Table30.B2" office:value-type="string">
            <text:p text:style-name="P14">KeyHandle.ID</text:p>
          </table:table-cell>
        </table:table-row>
        <table:table-row table:style-name="Table30.2">
          <table:table-cell table:style-name="Table30.A2" office:value-type="string">
            <text:p text:style-name="P19">CertifiedPublicKey@MAC</text:p>
          </table:table-cell>
          <table:table-cell table:style-name="Table30.B2" office:value-type="string">
            <text:p text:style-name="P14">MAC</text:p>
          </table:table-cell>
        </table:table-row>
        <table:table-row table:style-name="Table30.2">
          <table:table-cell table:style-name="Table30.A2" office:value-type="string">
            <text:p text:style-name="P15">X509Certificate...</text:p>
          </table:table-cell>
          <table:table-cell table:style-name="Table30.B2" office:value-type="string">
            <text:p text:style-name="P14">X509Certificate...</text:p>
          </table:table-cell>
        </table:table-row>
      </table:table>
      <text:p text:style-name="Text_20_body"/>
      <text:p text:style-name="Text_20_body"><text:span text:style-name="T58">The actual </text:span><text:span text:style-name="T72">ProvisioningHandle</text:span> and <text:span text:style-name="T72">KeyHandle</text:span> can be retrieved by calling <text:span text:style-name="CrossRef"><text:reference-ref text:reference-format="text" text:ref-name="getProvSess">getProvisioningSession</text:reference-ref></text:span> and <text:span text:style-name="CrossRef"><text:reference-ref text:reference-format="text" text:ref-name="enumerate.keys">enumerateKeys</text:reference-ref></text:span> respectively. <text:s text:c="2"/>Note that in an <text:span text:style-name="T1">interactive</text:span> provisioning session, the various handles and IDs involved are preferably cached by the provisioning middleware, eliminating the need for enumerating keys etc.</text:p>
      <text:h text:style-name="P123" text:outline-level="2"><text:reference-mark-start text:name="setpiggybacked"/>setSymmetricKey<text:reference-mark-end text:name="setpiggybacked"/> (11)</text:h>
      <text:p text:style-name="Text_20_body">Input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2">Name</text:p>
          </table:table-cell>
          <table:table-cell table:style-name="Table26.A1" office:value-type="string">
            <text:p text:style-name="P12">Type</text:p>
          </table:table-cell>
          <table:table-cell table:style-name="Table26.C1" office:value-type="string">
            <text:p text:style-name="P12">Comment</text:p>
          </table:table-cell>
        </table:table-row>
        <table:table-row table:style-name="Table26.2">
          <table:table-cell table:style-name="Table26.A2" office:value-type="string">
            <text:p text:style-name="P15">ProvisioningHandle</text:p>
          </table:table-cell>
          <table:table-cell table:style-name="Table26.A2" office:value-type="string">
            <text:p text:style-name="P3">int</text:p>
          </table:table-cell>
          <table:table-cell table:style-name="Table26.C2" office:value-type="string">
            <text:p text:style-name="P2">Local handle to an <text:span text:style-name="T1">open</text:span> provisioning session</text:p>
          </table:table-cell>
        </table:table-row>
        <table:table-row table:style-name="Table26.2">
          <table:table-cell table:style-name="Table26.A2" office:value-type="string">
            <text:p text:style-name="P15">KeyHandle</text:p>
          </table:table-cell>
          <table:table-cell table:style-name="Table26.A2" office:value-type="string">
            <text:p text:style-name="P3">int</text:p>
          </table:table-cell>
          <table:table-cell table:style-name="Table26.C2" office:value-type="string">
            <text:p text:style-name="P2">Local handle to a key-pair created in the provisioning session</text:p>
          </table:table-cell>
        </table:table-row>
        <table:table-row table:style-name="Table26.2">
          <table:table-cell table:style-name="Table26.A2" office:value-type="string">
            <text:p text:style-name="P15">SymmetricKey</text:p>
          </table:table-cell>
          <table:table-cell table:style-name="Table26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26.C2" office:value-type="string">
            <text:p text:style-name="P2">“Piggybacked” symmetric key encrypted as described in<text:span text:style-name="T66"> </text:span><text:span text:style-name="CrossRef"><text:span text:style-name="T64"><text:reference-ref text:reference-format="text" text:ref-name="EncryptedData">Encrypted Data</text:reference-ref></text:span></text:span></text:p>
          </table:table-cell>
        </table:table-row>
        <table:table-row table:style-name="Table26.2">
          <table:table-cell table:style-name="Table26.A2" office:value-type="string">
            <text:p text:style-name="P15">Algorithms</text:p>
          </table:table-cell>
          <table:table-cell table:style-name="Table26.A2" office:value-type="string">
            <text:p text:style-name="P3">byte</text:p>
          </table:table-cell>
          <table:table-cell table:style-name="Table26.C2" office:value-type="string">
            <text:p text:style-name="Standard">Non-zero value holding the number of <text:span text:style-name="T72">EndorsedAlgorithm</text:span> URIs</text:p>
          </table:table-cell>
        </table:table-row>
        <table:table-row table:style-name="Table26.2">
          <table:table-cell table:style-name="Table26.A2" office:value-type="string">
            <text:p text:style-name="P15">EndorsedAlgorithm...</text:p>
          </table:table-cell>
          <table:table-cell table:style-name="Table26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26.C2" office:value-type="string">
            <text:p text:style-name="P68"><text:span text:style-name="T68">Endorsed symmetric key algorithm URI </text:span><text:span text:style-name="T2">repeated</text:span><text:span text:style-name="T68"> as defined by </text:span><text:span text:style-name="T72">Algorithms </text:span></text:p>
          </table:table-cell>
        </table:table-row>
        <table:table-row table:style-name="Table26.2">
          <table:table-cell table:style-name="Table26.A2" office:value-type="string">
            <text:p text:style-name="P15">MAC</text:p>
          </table:table-cell>
          <table:table-cell table:style-name="Table26.A2" office:value-type="string">
            <text:p text:style-name="P3">byte<text:span text:style-name="T60">⁮[32]</text:span></text:p>
          </table:table-cell>
          <table:table-cell table:style-name="Table2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2">Name</text:p>
          </table:table-cell>
          <table:table-cell table:style-name="Table27.A1" office:value-type="string">
            <text:p text:style-name="P12">Type</text:p>
          </table:table-cell>
          <table:table-cell table:style-name="Table27.C1" office:value-type="string">
            <text:p text:style-name="P12">Comment</text:p>
          </table:table-cell>
        </table:table-row>
        <table:table-row table:style-name="Table27.2">
          <table:table-cell table:style-name="Table27.A2" office:value-type="string">
            <text:p text:style-name="P15">Status</text:p>
          </table:table-cell>
          <table:table-cell table:style-name="Table27.A2" office:value-type="string">
            <text:p text:style-name="P3">byte</text:p>
          </table:table-cell>
          <table:table-cell table:style-name="Table2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Text_20_body"><text:span text:style-name="T72">setSymmetricKey</text:span><text:span text:style-name="T68"> imports and associates a symmetric key with an already created key-pair and certificate.</text:span></text:p>
      <text:p text:style-name="Text_20_body"><text:span text:style-name="T91">The </text:span><text:span text:style-name="T75">MAC</text:span><text:span text:style-name="T48"> uses the method described in </text:span><text:span text:style-name="CrossRef"><text:span text:style-name="T64"><text:reference-ref text:reference-format="text" text:ref-name="MACOperations">MAC Operations</text:reference-ref></text:span></text:span><text:span text:style-name="T48"> where </text:span><text:span text:style-name="T47">Data</text:span><text:span text:style-name="T48"> is arranged as follows:</text:span></text:p>
      <text:p text:style-name="Text_20_body"><text:span text:style-name="T47"><text:tab/>Data </text:span><text:span text:style-name="T91">=</text:span><text:span text:style-name="T48"> </text:span><text:span text:style-name="CrossRef"><text:span text:style-name="T64"><text:reference-ref text:reference-format="text" text:ref-name="eecert">End-Entity Certificate</text:reference-ref></text:span></text:span><text:span text:style-name="T48"> || </text:span><text:span text:style-name="T75">SymmetricKey</text:span><text:span text:style-name="T48"> ||</text:span><text:span text:style-name="T47"> EndorsedAlgorithms</text:span></text:p>
      <text:p text:style-name="P33"><text:span text:style-name="T47">EndorsedAlgorithms</text:span><text:span text:style-name="T50"> denotes a string consisting of the <text:s/></text:span><text:span text:style-name="T47">concatenated</text:span><text:span text:style-name="T50"> </text:span><text:span text:style-name="T76">EndorsedAlgorithm</text:span><text:span text:style-name="T50"> URIs.</text:span></text:p>
      <text:p text:style-name="P33"><text:span text:style-name="T50">Note that </text:span><text:span text:style-name="T76">SymmetricKey</text:span><text:span text:style-name="T50"> is MACed “as is” and </text:span><text:span text:style-name="T47">then</text:span><text:span text:style-name="T50"> decrypted by the SKS before storing.</text:span></text:p>
      <text:p text:style-name="P33"><text:span text:style-name="T76">EndorsedAlgorithm</text:span><text:span text:style-name="T50"> URIs MUST be </text:span><text:span text:style-name="T47">sorted in ascending alphabetical order</text:span><text:span text:style-name="T50"> before calling </text:span><text:span text:style-name="T76">setSymmetricKey</text:span><text:span text:style-name="T50">.</text:span></text:p>
      <text:p text:style-name="P33"><text:span text:style-name="T76">EndorsedAlgorithm</text:span><text:span text:style-name="T50"> URIs MUST be compatible with </text:span><text:span text:style-name="CrossRef"><text:reference-ref text:reference-format="text" text:ref-name="algo.support">Algorithm Support</text:reference-ref></text:span><text:span text:style-name="T50">.</text:span></text:p>
      <text:p text:style-name="P33"><text:span text:style-name="T50">There MUST only be a single symmetric key defined for a given key-pair. <text:s/>See </text:span><text:span text:style-name="CrossRef"><text:reference-ref text:reference-format="text" text:ref-name="keyusage">Key Usage</text:reference-ref></text:span><text:span text:style-name="T50">.</text:span></text:p>
      <text:p text:style-name="P72"/>
      <text:p text:style-name="Standard"><text:span text:style-name="T50">The following </text:span><text:span text:style-name="CrossRef"><text:reference-ref text:reference-format="text" text:ref-name="keygen2">KeyGen2</text:reference-ref></text:span><text:span text:style-name="T50"> fragment shows the “piggyback” arrangement:<text:line-break/>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58">&lt;<text:span text:style-name="T28">CredentialDeploymentRequest </text:span><text:span text:style-name="T35">ClientSessionID</text:span><text:span text:style-name="T7">="_126992b6 … a8a6b484db8f"<text:line-break/> <text:s text:c="50"/></text:span><text:span text:style-name="T28"><text:s/></text:span><text:span text:style-name="T35">ID</text:span><text:span text:style-name="T8">="_0fa47ab3c00c … a67992b6ac61c"</text:span></text:p>
            <text:p text:style-name="P67"><text:span text:style-name="T28"><text:s text:c="52"/></text:span><text:span text:style-name="T35">IssuerURI</text:span><text:span text:style-name="T7">="https://ca.example.com/enroll" </text:span><text:span text:style-name="T4"> </text:span><text:span text:style-name="T41">…</text:span> <text:s/>&gt;</text:p>
            <text:p text:style-name="Standard"><text:span text:style-name="T94"><text:line-break/>    &lt;</text:span><text:span text:style-name="T29">CertifiedPublicKey</text:span><text:span text:style-name="T94"> </text:span><text:span text:style-name="T36">ID</text:span><text:span text:style-name="T94">="Key.1" </text:span><text:span text:style-name="T36">MAC</text:span><text:span text:style-name="T94">="ngSgm4cYeJnFRuPgznqE ... H2BEElFWrM421w9SYAbY="&gt;<text:line-break/>  <text:s/>   <text:s text:c="2"/>&lt;</text:span><text:span text:style-name="T101">ds</text:span><text:span text:style-name="T94">:</text:span><text:span text:style-name="T29">X509Data</text:span><text:span text:style-name="T94">&gt;<text:line-break/>    <text:s text:c="2"/>    <text:s text:c="2"/>&lt;</text:span><text:span text:style-name="T101">ds</text:span><text:span text:style-name="T94">:</text:span><text:span text:style-name="T29">X509Certificate</text:span><text:span text:style-name="T94">&gt;MIIC2TCCAcGgAwIBAgS … NRT+VokJJsBecyALgeT0Dw==&lt;/</text:span><text:span text:style-name="T101">ds</text:span><text:span text:style-name="T94">:</text:span><text:span text:style-name="T29">X509Certificate</text:span><text:span text:style-name="T94">&gt;<text:line-break/>    <text:s text:c="4"/>&lt;</text:span><text:span text:style-name="T45">/</text:span><text:span text:style-name="T101">ds</text:span><text:span text:style-name="T94">:</text:span><text:span text:style-name="T29">X509Data</text:span><text:span text:style-name="T94">&gt;<text:line-break/> <text:s text:c="7"/>&lt;</text:span><text:span text:style-name="T29">SymmetricKey</text:span><text:span text:style-name="T94"> </text:span><text:span text:style-name="T36">EndorsedAlgorithms</text:span><text:span text:style-name="T94">=</text:span>"http://www.w3.org/2000/09/xmldsig#hmac-sha1"</text:p>
            <text:p text:style-name="Standard"><text:span text:style-name="T94"><text:s text:c="34"/></text:span><text:span text:style-name="T36">MAC</text:span><text:span text:style-name="T94">="je7KiznTlQXFdUMRl … vInumZCjxSl1CrcqcGkI="&gt;vInt09Esmg94v ...<text:line-break/> <text:s text:c="125"/>YU3tgIdhcNNby&lt;/</text:span><text:span text:style-name="T29">SymmetricKey</text:span><text:span text:style-name="T94">&gt;<text:line-break/> <text:s text:c="2"/> &lt;/</text:span><text:span text:style-name="T29">CertifiedPublicKey</text:span><text:span text:style-name="T94">&gt;<text:line-break/> </text:span></text:p>
            <text:p text:style-name="P71"><text:span text:style-name="T93">&lt;/</text:span><text:span text:style-name="T33">CredentialDeploymentRequest</text:span><text:span text:style-name="T93">&gt;</text:span></text:p>
          </table:table-cell>
        </table:table-row>
      </table:table>
      <text:p text:style-name="Text_20_body"/>
      <text:p text:style-name="P33"><text:span text:style-name="T50">For details on how to map keys and sessions, see </text:span><text:span text:style-name="CrossRef"><text:reference-ref text:reference-format="text" text:ref-name="setCertificatePath">setCertificatePath</text:reference-ref></text:span><text:span text:style-name="T50">.</text:span></text:p>
      <text:p text:style-name="Standard"><text:span text:style-name="T48">Note that the </text:span><text:span text:style-name="CrossRef"><text:span text:style-name="T64"><text:reference-ref text:reference-format="text" text:ref-name="X.509">X.509</text:reference-ref></text:span></text:span><text:span text:style-name="T48"> certificate serves as the key ID</text:span>. <text:s/>That is, <text:span text:style-name="T1">SKS treats asymmetric and symmetric keys close to identically</text:span>.</text:p>
      <text:h text:style-name="P123" text:outline-level="2"><text:reference-mark-start text:name="addextensiondata"/>addExtensionData<text:reference-mark-end text:name="addextensiondata"/> (12)</text:h>
      <text:p text:style-name="Text_20_body">Input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12">Name</text:p>
          </table:table-cell>
          <table:table-cell table:style-name="Table50.A1" office:value-type="string">
            <text:p text:style-name="P12">Type</text:p>
          </table:table-cell>
          <table:table-cell table:style-name="Table50.C1" office:value-type="string">
            <text:p text:style-name="P12">Comment</text:p>
          </table:table-cell>
        </table:table-row>
        <table:table-row table:style-name="Table50.2">
          <table:table-cell table:style-name="Table50.A2" office:value-type="string">
            <text:p text:style-name="P15">ProvisioningHandle</text:p>
          </table:table-cell>
          <table:table-cell table:style-name="Table50.A2" office:value-type="string">
            <text:p text:style-name="P3">int</text:p>
          </table:table-cell>
          <table:table-cell table:style-name="Table50.C2" office:value-type="string">
            <text:p text:style-name="P2">Local handle to an <text:span text:style-name="T1">open</text:span> provisioning session</text:p>
          </table:table-cell>
        </table:table-row>
        <table:table-row table:style-name="Table50.2">
          <table:table-cell table:style-name="Table50.A2" office:value-type="string">
            <text:p text:style-name="P15">KeyHandle</text:p>
          </table:table-cell>
          <table:table-cell table:style-name="Table50.A2" office:value-type="string">
            <text:p text:style-name="P3">int</text:p>
          </table:table-cell>
          <table:table-cell table:style-name="Table50.C2" office:value-type="string">
            <text:p text:style-name="P2">Local handle to a key-pair created in the provisioning session</text:p>
          </table:table-cell>
        </table:table-row>
        <table:table-row table:style-name="Table50.2">
          <table:table-cell table:style-name="Table50.A2" office:value-type="string">
            <text:p text:style-name="P15">BaseType</text:p>
          </table:table-cell>
          <table:table-cell table:style-name="Table50.A2" office:value-type="string">
            <text:p text:style-name="P3">byte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5">Qualifier</text:p>
          </table:table-cell>
          <table:table-cell table:style-name="Table50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5">ExtensionType</text:p>
          </table:table-cell>
          <table:table-cell table:style-name="Table50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50.C2" office:value-type="string">
            <text:p text:style-name="P25"><text:span text:style-name="CrossRef"><text:reference-ref text:reference-format="text" text:ref-name="keygen2">KeyGen2</text:reference-ref></text:span><text:span text:style-name="T68"> </text:span><text:span text:style-name="T76">Type</text:span><text:span text:style-name="T68"> URI</text:span></text:p>
          </table:table-cell>
        </table:table-row>
        <table:table-row table:style-name="Table50.2">
          <table:table-cell table:style-name="Table50.A2" office:value-type="string">
            <text:p text:style-name="P15"><text:reference-mark-start text:name="extensiondata"/>ExtensionData<text:reference-mark-end text:name="extensiondata"/></text:p>
          </table:table-cell>
          <table:table-cell table:style-name="Table50.A2" office:value-type="string">
            <text:p text:style-name="P3">blob</text:p>
          </table:table-cell>
          <table:table-cell table:style-name="Table50.C2" office:value-type="string">
            <text:p text:style-name="P2">Extension object.<text:span text:style-name="T68"> <text:s/>Regarding size constraints see </text:span><text:span text:style-name="CrossRef"><text:reference-ref text:reference-format="text" text:ref-name="getDeviceData">getDeviceInfo</text:reference-ref></text:span></text:p>
          </table:table-cell>
        </table:table-row>
        <table:table-row table:style-name="Table50.2">
          <table:table-cell table:style-name="Table50.A2" office:value-type="string">
            <text:p text:style-name="P15">MAC</text:p>
          </table:table-cell>
          <table:table-cell table:style-name="Table50.A2" office:value-type="string">
            <text:p text:style-name="P3">byte<text:span text:style-name="T60">⁮[32]</text:span></text:p>
          </table:table-cell>
          <table:table-cell table:style-name="Table5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office:value-type="string">
            <text:p text:style-name="P12">Name</text:p>
          </table:table-cell>
          <table:table-cell table:style-name="Table51.A1" office:value-type="string">
            <text:p text:style-name="P12">Type</text:p>
          </table:table-cell>
          <table:table-cell table:style-name="Table51.C1" office:value-type="string">
            <text:p text:style-name="P12">Comment</text:p>
          </table:table-cell>
        </table:table-row>
        <table:table-row table:style-name="Table51.2">
          <table:table-cell table:style-name="Table51.A2" office:value-type="string">
            <text:p text:style-name="P15">Status</text:p>
          </table:table-cell>
          <table:table-cell table:style-name="Table51.A2" office:value-type="string">
            <text:p text:style-name="P3">byte</text:p>
          </table:table-cell>
          <table:table-cell table:style-name="Table5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Text_20_body"><text:span text:style-name="T72">addExtensionData</text:span><text:span text:style-name="T68"> adds attribute (extension) data to an already created key-pair and certificate.</text:span></text:p>
      <text:p text:style-name="Text_20_body"><text:span text:style-name="T91">The </text:span><text:span text:style-name="T75">MAC</text:span><text:span text:style-name="T48"> uses the method described in </text:span><text:span text:style-name="CrossRef"><text:span text:style-name="T64"><text:reference-ref text:reference-format="text" text:ref-name="MACOperations">MAC Operations</text:reference-ref></text:span></text:span><text:span text:style-name="T48"> where </text:span><text:span text:style-name="T47">Data</text:span><text:span text:style-name="T48"> is arranged as follows:</text:span></text:p>
      <text:p text:style-name="Text_20_body"><text:span text:style-name="T47"><text:tab/>Data </text:span><text:span text:style-name="T91">=</text:span><text:span text:style-name="T48"> </text:span><text:span text:style-name="CrossRef"><text:span text:style-name="T64"><text:reference-ref text:reference-format="text" text:ref-name="eecert">End-Entity Certificate</text:reference-ref></text:span></text:span><text:span text:style-name="T48"> || </text:span><text:span text:style-name="T75">BaseType</text:span> || <text:span text:style-name="T76">Qualifier</text:span> || <text:span text:style-name="T76">ExtensionType</text:span> || <text:span text:style-name="T76">ExtensionData</text:span></text:p>
      <text:p text:style-name="Standard"><text:span text:style-name="T76"><text:line-break/></text:span><text:span text:style-name="T50">The following table shows </text:span><text:span text:style-name="T76">BaseType</text:span><text:span text:style-name="T50">, </text:span><text:span text:style-name="T76">Qualifier</text:span><text:span text:style-name="T50"> and </text:span><text:span text:style-name="T76">ExtensionData</text:span><text:span text:style-name="T50"> mapping using </text:span><text:span text:style-name="CrossRef"><text:reference-ref text:reference-format="text" text:ref-name="keygen2">KeyGen2</text:reference-ref></text:span>:<text:span text:style-name="T47"><text:line-break/></text:span>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53.1">
          <table:table-cell table:style-name="Table53.A1" office:value-type="string">
            <text:p text:style-name="P12">KeyGen2 Element</text:p>
          </table:table-cell>
          <table:table-cell table:style-name="Table53.A1" office:value-type="string">
            <text:p text:style-name="P13">BaseType</text:p>
          </table:table-cell>
          <table:table-cell table:style-name="Table53.A1" office:value-type="string">
            <text:p text:style-name="P13">Qualifier</text:p>
          </table:table-cell>
          <table:table-cell table:style-name="Table53.D1" office:value-type="string">
            <text:p text:style-name="P12">ExtensionData</text:p>
          </table:table-cell>
        </table:table-row>
        <table:table-row table:style-name="Table53.2">
          <table:table-cell table:style-name="Table53.A2" office:value-type="string">
            <text:p text:style-name="P79">Extension</text:p>
          </table:table-cell>
          <table:table-cell table:style-name="Table53.A2" office:value-type="string">
            <text:p text:style-name="P16">0x00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9">EncryptedExtension</text:p>
          </table:table-cell>
          <table:table-cell table:style-name="Table53.A2" office:value-type="string">
            <text:p text:style-name="P16">0x01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Encrypted 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9">PropertyBag</text:p>
          </table:table-cell>
          <table:table-cell table:style-name="Table53.A2" office:value-type="string">
            <text:p text:style-name="P16">0x02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Standard">See <text:span text:style-name="CrossRef"><text:reference-ref text:reference-format="text" text:ref-name="propertybag">PropertyBag</text:reference-ref></text:span> canonicalization</text:p>
          </table:table-cell>
        </table:table-row>
        <table:table-row table:style-name="Table53.2">
          <table:table-cell table:style-name="Table53.A2" office:value-type="string">
            <text:p text:style-name="P79">Logotype</text:p>
          </table:table-cell>
          <table:table-cell table:style-name="Table53.A2" office:value-type="string">
            <text:p text:style-name="P16">0x03</text:p>
          </table:table-cell>
          <table:table-cell table:style-name="Table53.A2" office:value-type="string">
            <text:p text:style-name="P79">MimeType</text:p>
          </table:table-cell>
          <table:table-cell table:style-name="Table53.D2" office:value-type="string">
            <text:p text:style-name="P4">Binary image data extracted from <text:span text:style-name="CrossRef"><text:reference-ref text:reference-format="text" text:ref-name="base64">Base64</text:reference-ref></text:span>-encoded XML</text:p>
          </table:table-cell>
        </table:table-row>
      </table:table>
      <text:p text:style-name="P41"/>
      <text:p text:style-name="P44">Remarks</text:p>
      <text:p text:style-name="P40">N/A = zero-length array.</text:p>
      <text:p text:style-name="Text_20_body">Note the handling of the <text:span text:style-name="T74">EncryptedExtension</text:span>: <text:span text:style-name="T76">ExtensionData</text:span> which is encrypted as described in <text:span text:style-name="CrossRef"><text:reference-ref text:reference-format="text" text:ref-name="EncryptedData">Encrypted Data</text:reference-ref></text:span> is MACed “as is” and <text:span text:style-name="T1">then</text:span> <text:span text:style-name="T64">decrypted</text:span> by the SKS before storing.</text:p>
      <text:p text:style-name="Text_20_body">All <text:span text:style-name="T76">ExtensionType</text:span> attributes associated with a given key MUST be unique.</text:p>
      <text:p text:style-name="Standard"><text:span text:style-name="T68">Although not a part of the current SKS specification, an extension could be created for consumption by the SKS only, like downloaded </text:span><text:span text:style-name="CrossRef"><text:reference-ref text:reference-format="text" text:ref-name="javacard">JavaCard</text:reference-ref></text:span><text:span text:style-name="T68"> code. <text:s/>In that case the associated </text:span><text:span text:style-name="T76">ExtensionType</text:span> MUST be featured in the SKS <text:span text:style-name="T1">supported algorithm list</text:span>. <text:s/>See <text:span text:style-name="CrossRef"><text:reference-ref text:reference-format="text" text:ref-name="getDeviceData">getDeviceInfo</text:reference-ref></text:span> and <text:span text:style-name="CrossRef"><text:reference-ref text:reference-format="text" text:ref-name="enumerateExtensions">getExtensionObject</text:reference-ref></text:span>.</text:p>
      <text:p text:style-name="P31"/>
      <text:p text:style-name="P31"/>
      <text:p text:style-name="P31"/>
      <text:p text:style-name="P46">Continued on the next page...</text:p>
      <text:p text:style-name="P86"><text:span text:style-name="T50">The XML schema extract below describes the </text:span><text:span text:style-name="CrossRef"><text:reference-ref text:reference-format="text" text:ref-name="keygen2">KeyGen2</text:reference-ref></text:span><text:span text:style-name="T50"> representation of </text:span><text:reference-mark-start text:name="propertybag"/><text:span text:style-name="T76">PropertyBag</text:span><text:reference-mark-end text:name="propertybag"/> objects:</text:p>
      <text:p text:style-name="Standard"/>
      <table:table table:name="Table78" table:style-name="Table78">
        <table:table-column table:style-name="Table78.A"/>
        <table:table-row table:style-name="Table78.1">
          <table:table-cell table:style-name="Table78.A1" office:value-type="string">
            <text:p text:style-name="P22">PropertyBag Schema</text:p>
          </table:table-cell>
        </table:table-row>
        <table:table-row table:style-name="Table78.2">
          <table:table-cell table:style-name="Table78.A2" office:value-type="string">
            <text:p text:style-name="P100"><text:span text:style-name="T50"><text:s text:c="3"/>&lt;</text:span><text:span text:style-name="T102">xs</text:span><text:span text:style-name="T50">:</text:span><text:span text:style-name="T31">element </text:span><text:span text:style-name="T38">name</text:span><text:span text:style-name="T50">="PropertyBag"&gt; </text:span></text:p>
            <text:p text:style-name="P98"><text:span text:style-name="T50"><text:s text:c="6"/>&lt;</text:span><text:span text:style-name="T102">xs</text:span><text:span text:style-name="T50">:</text:span><text:span text:style-name="T31">complexType</text:span><text:span text:style-name="T50">&gt; </text:span></text:p>
            <text:p text:style-name="P98"><text:span text:style-name="T50"><text:s text:c="9"/>&lt;</text:span><text:span text:style-name="T102">xs</text:span><text:span text:style-name="T50">:</text:span><text:span text:style-name="T31">sequence</text:span><text:span text:style-name="T50">&gt; </text:span></text:p>
            <text:p text:style-name="P98"><text:span text:style-name="T50"><text:s text:c="12"/>&lt;</text:span><text:span text:style-name="T102">xs</text:span><text:span text:style-name="T50">:</text:span><text:span text:style-name="T31">element</text:span><text:span text:style-name="T50"> </text:span><text:span text:style-name="T38">name</text:span><text:span text:style-name="T50">="Property" </text:span><text:span text:style-name="T38">maxOccurs</text:span><text:span text:style-name="T50">="unbounded"&gt; </text:span></text:p>
            <text:p text:style-name="P98"><text:span text:style-name="T50"><text:s text:c="15"/>&lt;</text:span><text:span text:style-name="T102">xs</text:span><text:span text:style-name="T50">:</text:span><text:span text:style-name="T31">complexType</text:span><text:span text:style-name="T50">&gt; </text:span></text:p>
            <text:p text:style-name="P101"/>
            <text:p text:style-name="P98"><text:span text:style-name="T50"><text:s text:c="18"/></text:span><text:span text:style-name="T113">&lt;!-- The name of the property --&gt;</text:span><text:span text:style-name="T50"> </text:span></text:p>
            <text:p text:style-name="P98"><text:span text:style-name="T50"><text:s text:c="18"/>&lt;</text:span><text:span text:style-name="T102">xs</text:span><text:span text:style-name="T50">:</text:span><text:span text:style-name="T31">attribute</text:span><text:span text:style-name="T50"> </text:span><text:span text:style-name="T38">name</text:span><text:span text:style-name="T50">="Name" </text:span><text:span text:style-name="T38">type</text:span><text:span text:style-name="T50">="</text:span><text:span text:style-name="T102">xs</text:span><text:span text:style-name="T50">:string" </text:span><text:span text:style-name="T38">use</text:span><text:span text:style-name="T50">="required"/&gt; </text:span></text:p>
            <text:p text:style-name="P101"/>
            <text:p text:style-name="P98"><text:span text:style-name="T50"><text:s text:c="18"/></text:span><text:span text:style-name="T113">&lt;!-- The value of the property --&gt;</text:span><text:span text:style-name="T50"> </text:span></text:p>
            <text:p text:style-name="P98"><text:span text:style-name="T50"><text:s text:c="18"/>&lt;</text:span><text:span text:style-name="T102">xs</text:span><text:span text:style-name="T50">:</text:span><text:span text:style-name="T31">attribute</text:span><text:span text:style-name="T50"> name="Value" </text:span><text:span text:style-name="T38">type</text:span><text:span text:style-name="T50">="</text:span><text:span text:style-name="T102">xs</text:span><text:span text:style-name="T50">:string" </text:span><text:span text:style-name="T38">use</text:span><text:span text:style-name="T50">="required"/&gt; </text:span></text:p>
            <text:p text:style-name="P101"/>
            <text:p text:style-name="P98"><text:span text:style-name="T50"><text:s text:c="18"/></text:span><text:span text:style-name="T113">&lt;!-- By default values are read-only but they may be <text:s/>declared as read/writable as well --&gt; </text:span></text:p>
            <text:p text:style-name="P98"><text:span text:style-name="T50"><text:s text:c="18"/>&lt;</text:span><text:span text:style-name="T102">xs</text:span><text:span text:style-name="T50">:</text:span><text:span text:style-name="T31">attribute</text:span><text:span text:style-name="T50"> </text:span><text:span text:style-name="T38">name</text:span><text:span text:style-name="T50">="Writable" </text:span><text:span text:style-name="T38">type</text:span><text:span text:style-name="T50">="</text:span><text:span text:style-name="T102">xs</text:span><text:span text:style-name="T50">:boolean" </text:span><text:span text:style-name="T38">use</text:span><text:span text:style-name="T50">="optional"/&gt; </text:span></text:p>
            <text:p text:style-name="P101"/>
            <text:p text:style-name="P98"><text:span text:style-name="T50"><text:s text:c="15"/>&lt;/</text:span><text:span text:style-name="T102">xs</text:span><text:span text:style-name="T50">:</text:span><text:span text:style-name="T31">complexType</text:span><text:span text:style-name="T50">&gt; </text:span></text:p>
            <text:p text:style-name="P98"><text:span text:style-name="T50"><text:s text:c="12"/>&lt;/</text:span><text:span text:style-name="T102">xs</text:span><text:span text:style-name="T50">:</text:span><text:span text:style-name="T31">element</text:span><text:span text:style-name="T50">&gt; </text:span></text:p>
            <text:p text:style-name="P98"><text:span text:style-name="T50"><text:s text:c="9"/>&lt;/</text:span><text:span text:style-name="T102">xs</text:span><text:span text:style-name="T50">:</text:span><text:span text:style-name="T31">sequence</text:span><text:span text:style-name="T50">&gt; </text:span></text:p>
            <text:p text:style-name="P101"/>
            <text:p text:style-name="P98"><text:span text:style-name="T50"><text:s text:c="5"/></text:span><text:span text:style-name="T113"><text:s text:c="4"/>&lt;!-- ExtensionType in SKS terms --&gt; </text:span></text:p>
            <text:p text:style-name="P98"><text:span text:style-name="T50"><text:s text:c="9"/>&lt;</text:span><text:span text:style-name="T102">xs</text:span><text:span text:style-name="T50">:</text:span><text:span text:style-name="T31">attribute</text:span><text:span text:style-name="T50"> </text:span><text:span text:style-name="T38">name</text:span><text:span text:style-name="T50">="Type" </text:span><text:span text:style-name="T38">type</text:span><text:span text:style-name="T50">="</text:span><text:span text:style-name="T102">xs</text:span><text:span text:style-name="T50">:anyURI" </text:span><text:span text:style-name="T38">use</text:span><text:span text:style-name="T50">="required"/&gt; </text:span></text:p>
            <text:p text:style-name="P101"/>
            <text:p text:style-name="P98"><text:span text:style-name="T50"><text:s text:c="9"/></text:span><text:span text:style-name="T113">&lt;!-- MAC (Message Authentication Code) --&gt; </text:span></text:p>
            <text:p text:style-name="P98"><text:span text:style-name="T50"><text:s text:c="9"/>&lt;</text:span><text:span text:style-name="T102">xs</text:span><text:span text:style-name="T50">:</text:span><text:span text:style-name="T31">attribute</text:span><text:span text:style-name="T50"> </text:span><text:span text:style-name="T38">name</text:span><text:span text:style-name="T50">="MAC" </text:span><text:span text:style-name="T38">type</text:span><text:span text:style-name="T50">="</text:span><text:span text:style-name="T102">xs</text:span><text:span text:style-name="T50">:base64Binary" </text:span><text:span text:style-name="T38">use</text:span><text:span text:style-name="T50">="required"/&gt; </text:span></text:p>
            <text:p text:style-name="P101"/>
            <text:p text:style-name="P98"><text:span text:style-name="T50"><text:s text:c="6"/>&lt;/</text:span><text:span text:style-name="T102">xs</text:span><text:span text:style-name="T50">:</text:span><text:span text:style-name="T31">complexType</text:span><text:span text:style-name="T50">&gt; </text:span></text:p>
            <text:p text:style-name="P99"><text:span text:style-name="CrossRef"><text:span text:style-name="T87"><text:s text:c="3"/>&lt;/</text:span></text:span><text:span text:style-name="CrossRef"><text:span text:style-name="T103">xs</text:span></text:span><text:span text:style-name="CrossRef"><text:span text:style-name="T87">:</text:span></text:span><text:span text:style-name="CrossRef"><text:span text:style-name="T32">element</text:span></text:span><text:span text:style-name="CrossRef"><text:span text:style-name="T87">&gt;</text:span></text:span></text:p>
          </table:table-cell>
        </table:table-row>
      </table:table>
      <text:p text:style-name="P94"/>
      <text:p text:style-name="P93"><text:span text:style-name="T50">A </text:span><text:span text:style-name="T76">PropertyBag</text:span><text:span text:style-name="T50"> object MUST be converted to a </text:span><text:span text:style-name="T47">binary blob</text:span><text:span text:style-name="T50"> before storage in SKS and MACing according to the following:<text:line-break/></text:span></text:p>
      <text:list xml:id="list259307342" text:style-name="L2">
        <text:list-item>
          <text:p text:style-name="P116"><text:span text:style-name="T50">Each </text:span><text:span text:style-name="T76">Property</text:span><text:span text:style-name="T50"> line is translated into a composite object consisting of the following attributes and their transformed representation:</text:span></text:p>
        </text:list-item>
      </text:list>
      <text:p text:style-name="P58"/>
      <table:table table:name="Table79" table:style-name="Table79">
        <table:table-column table:style-name="Table79.A"/>
        <table:table-column table:style-name="Table79.B"/>
        <table:table-column table:style-name="Table79.C"/>
        <table:table-row table:style-name="Table79.1">
          <table:table-cell table:style-name="Table79.A1" office:value-type="string">
            <text:p text:style-name="P13">Name</text:p>
          </table:table-cell>
          <table:table-cell table:style-name="Table79.A1" office:value-type="string">
            <text:p text:style-name="P13">Writable</text:p>
          </table:table-cell>
          <table:table-cell table:style-name="Table79.C1" office:value-type="string">
            <text:p text:style-name="P13">Value</text:p>
          </table:table-cell>
        </table:table-row>
        <table:table-row table:style-name="Table79.2">
          <table:table-cell table:style-name="Table79.A2" office:value-type="string">
            <text:p text:style-name="P3"><text:span text:style-name="T70">byte⁮[</text:span><text:span text:style-name="T63"> </text:span><text:span text:style-name="T70">]</text:span></text:p>
          </table:table-cell>
          <table:table-cell table:style-name="Table79.A2" office:value-type="string">
            <text:p text:style-name="P9">bool</text:p>
          </table:table-cell>
          <table:table-cell table:style-name="Table79.C2" office:value-type="string">
            <text:p text:style-name="P3"><text:span text:style-name="T70">byte⁮[</text:span><text:span text:style-name="T63"> </text:span><text:span text:style-name="T70">] </text:span></text:p>
          </table:table-cell>
        </table:table-row>
      </table:table>
      <text:list xml:id="list1797214135" text:continue-numbering="true" text:style-name="L2">
        <text:list-header>
          <text:p text:style-name="P117"><text:span text:style-name="T50"><text:line-break/></text:span><text:span text:style-name="CrossRef"><text:span text:style-name="T5">See </text:span></text:span><text:span text:style-name="CrossRef"><text:reference-ref text:reference-format="text" text:ref-name="datatypes">Data Types</text:reference-ref></text:span><text:span text:style-name="CrossRef"><text:line-break/></text:span></text:p>
        </text:list-header>
        <text:list-item>
          <text:p text:style-name="P118">The resulting <text:span text:style-name="T76">Property</text:span><text:span text:style-name="T50"> line </text:span>objects are <text:span text:style-name="T1">concatenated</text:span> in the order they occur in the <text:span text:style-name="T76">PropertyBag</text:span> object</text:p>
        </text:list-item>
      </text:list>
      <text:p text:style-name="P95">Note that there are no delimiters added between attributes or lines. <text:s/>The assembled blob holds the actual <text:span text:style-name="CrossRef"><text:reference-ref text:reference-format="text" text:ref-name="extensiondata">ExtensionData</text:reference-ref></text:span>.</text:p>
      <text:p text:style-name="P65"/>
      <text:p text:style-name="P31"/>
      <text:p text:style-name="P31"/>
      <text:p text:style-name="P64"/>
      <text:p text:style-name="P64">Continued on the next page...</text:p>
      <text:p text:style-name="P86"><text:span text:style-name="T50">Below is a </text:span><text:span text:style-name="CrossRef"><text:reference-ref text:reference-format="text" text:ref-name="keygen2">KeyGen2</text:reference-ref></text:span><text:span text:style-name="T50"> fragment showing an </text:span><text:span text:style-name="T76">Extension</text:span><text:span text:style-name="T50"> object holding a </text:span><text:span text:style-name="CrossRef"><text:reference-ref text:reference-format="text" text:ref-name="base64">Base64</text:reference-ref></text:span><text:span text:style-name="T50">-encoded Information Card:<text:line-break/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58">&lt;<text:span text:style-name="T28">CredentialDeploymentRequest </text:span><text:span text:style-name="T35">ClientSessionID</text:span><text:span text:style-name="T7">="_126992b6 … a8a6b484db8f"<text:line-break/> <text:s text:c="50"/></text:span><text:span text:style-name="T28"><text:s/></text:span><text:span text:style-name="T35">ID</text:span><text:span text:style-name="T8">="_0fa47ab3c00c … a67992b6ac61c"</text:span></text:p>
            <text:p text:style-name="P67"><text:span text:style-name="T28"><text:s text:c="52"/></text:span><text:span text:style-name="T35">IssuerURI</text:span><text:span text:style-name="T7">="https://ca.example.com/enroll" </text:span><text:span text:style-name="T4"> </text:span><text:span text:style-name="T41">…</text:span> <text:s/>&gt;</text:p>
            <text:p text:style-name="P67"><text:span text:style-name="T94"><text:line-break/>    &lt;</text:span><text:span text:style-name="T29">CertifiedPublicKey</text:span><text:span text:style-name="T94"> </text:span><text:span text:style-name="T36">ID</text:span><text:span text:style-name="T94">="Key.1" </text:span><text:span text:style-name="T36">MAC</text:span><text:span text:style-name="T94">="ngSgm4cYeJnFRuPgznqE ... H2BEElFWrM421w9SYAbY="&gt;<text:line-break/>  <text:s/>   <text:s text:c="2"/>&lt;</text:span><text:span text:style-name="T101">ds</text:span><text:span text:style-name="T94">:</text:span><text:span text:style-name="T29">X509Data</text:span><text:span text:style-name="T94">&gt;<text:line-break/>    <text:s text:c="2"/>    <text:s text:c="2"/>&lt;</text:span><text:span text:style-name="T101">ds</text:span><text:span text:style-name="T94">:</text:span><text:span text:style-name="T29">X509Certificate</text:span><text:span text:style-name="T94">&gt;MIIC2TCCAcGgAwIBAgS … NRT+VokJJsBecyALgeT0Dw==&lt;/</text:span><text:span text:style-name="T101">ds</text:span><text:span text:style-name="T94">:</text:span><text:span text:style-name="T29">X509Certificate</text:span><text:span text:style-name="T94">&gt;<text:line-break/>    <text:s text:c="4"/>&lt;</text:span><text:span text:style-name="T45">/</text:span><text:span text:style-name="T101">ds</text:span><text:span text:style-name="T94">:</text:span><text:span text:style-name="T29">X509Data</text:span><text:span text:style-name="T94">&gt;<text:line-break/> <text:s text:c="7"/>&lt;</text:span><text:span text:style-name="T29">Extension</text:span><text:span text:style-name="T94"> </text:span><text:span text:style-name="T36">Type</text:span><text:span text:style-name="T94">=</text:span>"http://schemas.xmlsoap.org/ws/2005/05/identity"</text:p>
            <text:p text:style-name="Standard"><text:span text:style-name="T36"><text:s text:c="27"/>MAC</text:span><text:span text:style-name="T94">="UMRlje7KiznTlQXFd … CrcqcGkIvInumZCjxSl1="&gt;PD94bWwgdmVyc2lvbj0iMS4w</text:span></text:p>
            <text:p text:style-name="Standard"><text:span text:style-name="T94"><text:s text:c="120"/>IiBlbmHVyZS ... <text:s/>B4bWxuczpkc <text:s text:c="3"/><text:line-break/> <text:s text:c="119"/>d3dy53My5vc&lt;/</text:span><text:span text:style-name="T29">Extension</text:span><text:span text:style-name="T94">&gt;</text:span></text:p>
            <text:p text:style-name="Standard"><text:span text:style-name="T94"><text:s text:c="3"/> &lt;/</text:span><text:span text:style-name="T29">CertifiedPublicKey</text:span><text:span text:style-name="T94">&gt;<text:line-break/> </text:span></text:p>
            <text:p text:style-name="P71"><text:span text:style-name="T93">&lt;/</text:span><text:span text:style-name="T33">CredentialDeploymentRequest</text:span><text:span text:style-name="T93">&gt;</text:span></text:p>
          </table:table-cell>
        </table:table-row>
      </table:table>
      <text:p text:style-name="Text_20_body"/>
      <text:p text:style-name="Text_20_body"><text:span text:style-name="T48">For details on how to map keys and sessions, see </text:span><text:span text:style-name="CrossRef"><text:span text:style-name="T64"><text:reference-ref text:reference-format="text" text:ref-name="setCertificatePath">setCertificatePath</text:reference-ref></text:span></text:span><text:span text:style-name="T48">.</text:span></text:p>
      <text:p text:style-name="P41"/>
      <text:p text:style-name="Standard">The following is a <text:span text:style-name="CrossRef"><text:span text:style-name="T64"><text:reference-ref text:reference-format="text" text:ref-name="keygen2">KeyGen2</text:reference-ref></text:span></text:span><text:span text:style-name="T48"> sample showing the </text:span><text:span text:style-name="T75">PropertyBag</text:span><text:span text:style-name="T48"> and </text:span><text:span text:style-name="T75">Logotype</text:span><text:span text:style-name="T48"> objects added to a symmetric key for usage by an </text:span><text:span text:style-name="CrossRef"><text:span text:style-name="T64"><text:reference-ref text:reference-format="text" text:ref-name="hotp">HOTP</text:reference-ref></text:span></text:span><text:span text:style-name="T48"> application:<text:line-break/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58">&lt;<text:span text:style-name="T28">CredentialDeploymentRequest </text:span><text:span text:style-name="T35">ClientSessionID</text:span><text:span text:style-name="T7">="_126992b6 … a8a6b484db8f"<text:line-break/> <text:s text:c="50"/></text:span><text:span text:style-name="T28"><text:s/></text:span><text:span text:style-name="T35">ID</text:span><text:span text:style-name="T8">="_0fa47ab3c00c … a67992b6ac61c"</text:span></text:p>
            <text:p text:style-name="P67"><text:span text:style-name="T28"><text:s text:c="52"/></text:span><text:span text:style-name="T35">IssuerURI</text:span><text:span text:style-name="T7">="https://ca.example.com/enroll" </text:span><text:span text:style-name="T4"> </text:span><text:span text:style-name="T41">…</text:span> <text:s/>&gt;</text:p>
            <text:p text:style-name="Standard"><text:span text:style-name="T94"><text:line-break/>    &lt;</text:span><text:span text:style-name="T29">CertifiedPublicKey</text:span><text:span text:style-name="T94"> </text:span><text:span text:style-name="T36">ID</text:span><text:span text:style-name="T94">="Key.1" </text:span><text:span text:style-name="T36">MAC</text:span><text:span text:style-name="T94">="ngSgm4cYeJnFRuPgznqE ... H2BEElFWrM421w9SYAbY="&gt;<text:line-break/>  <text:s/>   <text:s text:c="2"/>&lt;</text:span><text:span text:style-name="T101">ds</text:span><text:span text:style-name="T94">:</text:span><text:span text:style-name="T29">X509Data</text:span><text:span text:style-name="T94">&gt;<text:line-break/>    <text:s text:c="2"/>    <text:s text:c="2"/>&lt;</text:span><text:span text:style-name="T101">ds</text:span><text:span text:style-name="T94">:</text:span><text:span text:style-name="T29">X509Certificate</text:span><text:span text:style-name="T94">&gt;MIIC2TCCAcGgAwIBAgS … NRT+VokJJsBecyALgeT0Dw==&lt;/</text:span><text:span text:style-name="T101">ds</text:span><text:span text:style-name="T94">:</text:span><text:span text:style-name="T29">X509Certificate</text:span><text:span text:style-name="T94">&gt;<text:line-break/>    <text:s text:c="4"/>&lt;</text:span><text:span text:style-name="T45">/</text:span><text:span text:style-name="T101">ds</text:span><text:span text:style-name="T94">:</text:span><text:span text:style-name="T29">X509Data</text:span><text:span text:style-name="T94">&gt;<text:line-break/> <text:s text:c="7"/>&lt;</text:span><text:span text:style-name="T29">SymmetricKey</text:span><text:span text:style-name="T94"> </text:span><text:span text:style-name="T36">EndorsedAlgorithms</text:span><text:span text:style-name="T94">="http://www.w3.org/2000/09/xmldsig#hmac-sha1"</text:span></text:p>
            <text:p text:style-name="Standard"><text:span text:style-name="T94"><text:s text:c="34"/></text:span><text:span text:style-name="T36">MAC</text:span><text:span text:style-name="T94">="je7KiznTlQXFdUMRl … vInumZCjxSl1CrcqcGkI="&gt;vInt09Esmg94v ...<text:line-break/> <text:s text:c="125"/>YU3tgIdhcNNby&lt;/</text:span><text:span text:style-name="T29">SymmetricKey</text:span><text:span text:style-name="T94">&gt;<text:line-break/> <text:s text:c="7"/>&lt;</text:span><text:span text:style-name="T29">PropertyBag</text:span><text:span text:style-name="T94"> </text:span><text:span text:style-name="T36">Type</text:span><text:span text:style-name="T94">=</text:span>"http://xmlns.webpki.org/keygen2/1.0#provider.ietf-hotp"</text:p>
            <text:p text:style-name="Standard"><text:span text:style-name="T94"><text:s text:c="31"/></text:span><text:span text:style-name="T36">MAC</text:span><text:span text:style-name="T94">="jIOHDgwI4dO7Kzs … uEH8MtykIS46JfiJ3N="&gt;</text:span></text:p>
            <text:p text:style-name="Standard"><text:span text:style-name="T94"><text:s text:c="12"/>&lt;</text:span><text:span text:style-name="T29">Property</text:span><text:span text:style-name="T94"> </text:span><text:span text:style-name="T36">Name</text:span><text:span text:style-name="T94">="Counter" </text:span><text:span text:style-name="T36">Value</text:span><text:span text:style-name="T94">="0" </text:span><text:span text:style-name="T36">Writable</text:span><text:span text:style-name="T94">="true"/&gt;</text:span></text:p>
            <text:p text:style-name="Standard"><text:span text:style-name="T94"><text:s text:c="12"/>&lt;</text:span><text:span text:style-name="T29">Property</text:span><text:span text:style-name="T94"> </text:span><text:span text:style-name="T36">Name</text:span><text:span text:style-name="T94">="Digits" </text:span><text:span text:style-name="T36">Value</text:span><text:span text:style-name="T94">="8"/&gt;</text:span></text:p>
            <text:p text:style-name="Standard"><text:span text:style-name="T94"><text:s text:c="8"/>&lt;/</text:span><text:span text:style-name="T29">PropertyBag</text:span><text:span text:style-name="T94">&gt;</text:span></text:p>
            <text:p text:style-name="Standard"><text:span text:style-name="T94"><text:s text:c="8"/>&lt;</text:span><text:span text:style-name="T29">Logotype</text:span><text:span text:style-name="T94"> </text:span><text:span text:style-name="T36">MimeType</text:span><text:span text:style-name="T94">="image/png" </text:span></text:p>
            <text:p text:style-name="Standard"><text:span text:style-name="T94"><text:s text:c="26"/></text:span><text:span text:style-name="T36">Type</text:span><text:span text:style-name="T94">=</text:span>"http://xmlns.webpki.org/keygen2/1.0#logotype.application"</text:p>
            <text:p text:style-name="Standard"><text:span text:style-name="T94"><text:s text:c="26"/></text:span><text:span text:style-name="T36">MAC</text:span><text:span text:style-name="T94">="+crSq5fv+7z+fx+f … ZmRnhxljO0bh0d="&gt;iVBORw0KGgoAAAANSUhEUgAAALo</text:span></text:p>
            <text:p text:style-name="P75"><text:s text:c="104"/>AAABKCAIAAACD … /tm/AAALjUlEQVR42u</text:p>
            <text:p text:style-name="Standard"><text:span text:style-name="T94"><text:s text:c="104"/>2d6W8UyRXA+=&lt;/</text:span><text:span text:style-name="T29">Logotype</text:span><text:span text:style-name="T94">&gt;<text:line-break/> <text:s text:c="2"/> &lt;/</text:span><text:span text:style-name="T29">CertifiedPublicKey</text:span><text:span text:style-name="T94">&gt;<text:line-break/> </text:span></text:p>
            <text:p text:style-name="P71"><text:span text:style-name="T93">&lt;/</text:span><text:span text:style-name="T33">CredentialDeploymentRequest</text:span><text:span text:style-name="T93">&gt;</text:span></text:p>
          </table:table-cell>
        </table:table-row>
      </table:table>
      <text:p text:style-name="Standard"/>
      <text:p text:style-name="Standard"/>
      <text:h text:style-name="P123" text:outline-level="2"><text:reference-mark-start text:name="restorePrivateKey"/>restorePrivateKey<text:reference-mark-end text:name="restorePrivateKey"/> (20)</text:h>
      <text:p text:style-name="Text_20_body">Input</text:p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64.1">
          <table:table-cell table:style-name="Table64.A1" office:value-type="string">
            <text:p text:style-name="P12">Name</text:p>
          </table:table-cell>
          <table:table-cell table:style-name="Table64.A1" office:value-type="string">
            <text:p text:style-name="P12">Type</text:p>
          </table:table-cell>
          <table:table-cell table:style-name="Table64.C1" office:value-type="string">
            <text:p text:style-name="P12">Comment</text:p>
          </table:table-cell>
        </table:table-row>
        <table:table-row table:style-name="Table64.2">
          <table:table-cell table:style-name="Table64.A2" office:value-type="string">
            <text:p text:style-name="P15">ProvisioningHandle</text:p>
          </table:table-cell>
          <table:table-cell table:style-name="Table64.A2" office:value-type="string">
            <text:p text:style-name="P3">int</text:p>
          </table:table-cell>
          <table:table-cell table:style-name="Table64.C2" office:value-type="string">
            <text:p text:style-name="P2">Local handle to an <text:span text:style-name="T1">open</text:span> provisioning session</text:p>
          </table:table-cell>
        </table:table-row>
        <table:table-row table:style-name="Table64.2">
          <table:table-cell table:style-name="Table64.A2" office:value-type="string">
            <text:p text:style-name="P15">KeyHandle</text:p>
          </table:table-cell>
          <table:table-cell table:style-name="Table64.A2" office:value-type="string">
            <text:p text:style-name="P3">int</text:p>
          </table:table-cell>
          <table:table-cell table:style-name="Table64.C2" office:value-type="string">
            <text:p text:style-name="P2">Local handle to a key-pair created in the provisioning session</text:p>
          </table:table-cell>
        </table:table-row>
        <table:table-row table:style-name="Table64.2">
          <table:table-cell table:style-name="Table64.A2" office:value-type="string">
            <text:p text:style-name="P15">PrivateKey</text:p>
          </table:table-cell>
          <table:table-cell table:style-name="Table64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64.C2" office:value-type="string">
            <text:p text:style-name="P2">Private key in <text:span text:style-name="CrossRef"><text:reference-ref text:reference-format="text" text:ref-name="pkcs8">PKCS #8</text:reference-ref></text:span> forma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64.2">
          <table:table-cell table:style-name="Table64.A2" office:value-type="string">
            <text:p text:style-name="P15">MAC</text:p>
          </table:table-cell>
          <table:table-cell table:style-name="Table64.A2" office:value-type="string">
            <text:p text:style-name="P3">byte<text:span text:style-name="T60">⁮[32]</text:span></text:p>
          </table:table-cell>
          <table:table-cell table:style-name="Table6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12">Name</text:p>
          </table:table-cell>
          <table:table-cell table:style-name="Table65.A1" office:value-type="string">
            <text:p text:style-name="P12">Type</text:p>
          </table:table-cell>
          <table:table-cell table:style-name="Table65.C1" office:value-type="string">
            <text:p text:style-name="P12">Comment</text:p>
          </table:table-cell>
        </table:table-row>
        <table:table-row table:style-name="Table65.2">
          <table:table-cell table:style-name="Table65.A2" office:value-type="string">
            <text:p text:style-name="P15">Status</text:p>
          </table:table-cell>
          <table:table-cell table:style-name="Table65.A2" office:value-type="string">
            <text:p text:style-name="P3">byte</text:p>
          </table:table-cell>
          <table:table-cell table:style-name="Table6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Text_20_body"><text:span text:style-name="T72">restorePrivateKey</text:span><text:span text:style-name="T68"> replaces a generated private key with a key supplied by the issuer.</text:span></text:p>
      <text:p text:style-name="Text_20_body"><text:span text:style-name="T91">The </text:span><text:span text:style-name="T75">MAC</text:span><text:span text:style-name="T48"> uses the method described in </text:span><text:span text:style-name="CrossRef"><text:span text:style-name="T64"><text:reference-ref text:reference-format="text" text:ref-name="MACOperations">MAC Operations</text:reference-ref></text:span></text:span><text:span text:style-name="T48"> where </text:span><text:span text:style-name="T47">Data</text:span><text:span text:style-name="T48"> is arranged as follows:</text:span></text:p>
      <text:p text:style-name="Text_20_body"><text:span text:style-name="T47"><text:tab/>Data </text:span><text:span text:style-name="T91">=</text:span><text:span text:style-name="T48"> </text:span><text:span text:style-name="CrossRef"><text:span text:style-name="T64"><text:reference-ref text:reference-format="text" text:ref-name="eecert">End-Entity Certificate</text:reference-ref></text:span></text:span><text:span text:style-name="T48"> || </text:span><text:span text:style-name="T75">PrivateKey</text:span></text:p>
      <text:p text:style-name="P34"><text:span text:style-name="T50">Note that </text:span><text:span text:style-name="T76">PrivateKey</text:span><text:span text:style-name="T50"> is MACed “as is” and </text:span><text:span text:style-name="T47">then</text:span><text:span text:style-name="T50"> decrypted by the SKS before storing.</text:span></text:p>
      <text:p text:style-name="P34"><text:span text:style-name="T50">The purpose of </text:span><text:span text:style-name="T76">restorePrivateKey</text:span><text:span text:style-name="T50"> (preceded by </text:span><text:span text:style-name="CrossRef"><text:reference-ref text:reference-format="text" text:ref-name="setCertificatePath">setCertificatePath</text:reference-ref></text:span><text:span text:style-name="T50">), is to install a certificate and private key that the issuer has kept a backup of although the certificate may have been renewed (while using the same key). <text:s/>It may also be used to deploy an entirely issuer-generated credential.</text:span></text:p>
      <text:p text:style-name="P34"><text:span text:style-name="T50">Prerequisite: see the </text:span><text:span text:style-name="CrossRef"><text:reference-ref text:reference-format="text" text:ref-name="importprivatekey">ImportPrivateKey</text:reference-ref></text:span><text:span text:style-name="T50"> attribute.</text:span></text:p>
      <text:p text:style-name="P43">A conforming SKS SHOULD NOT accept multiple restores of the same key within a provisioning session.</text:p>
      <text:p text:style-name="Standard"/>
      <text:p text:style-name="Standard">The following <text:span text:style-name="CrossRef"><text:reference-ref text:reference-format="text" text:ref-name="keygen2">KeyGen2</text:reference-ref></text:span> fragment shows how credentials that are to be restored should be formatted:<text:line-break/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58">&lt;<text:span text:style-name="T28">CredentialDeploymentRequest </text:span><text:span text:style-name="T35">ClientSessionID</text:span><text:span text:style-name="T7">="_126992b6 … a8a6b484db8f"<text:line-break/> <text:s text:c="50"/></text:span><text:span text:style-name="T28"><text:s/></text:span><text:span text:style-name="T35">ID</text:span><text:span text:style-name="T8">="_0fa47ab3c00c … a67992b6ac61c"</text:span></text:p>
            <text:p text:style-name="P67"><text:span text:style-name="T28"><text:s text:c="52"/></text:span><text:span text:style-name="T35">IssuerURI</text:span><text:span text:style-name="T7">="https://ca.example.com/enroll" </text:span><text:span text:style-name="T4"> </text:span><text:span text:style-name="T41">…</text:span> <text:s/>&gt;</text:p>
            <text:p text:style-name="P67"><text:span text:style-name="T94"><text:line-break/>    &lt;</text:span><text:span text:style-name="T29">CertifiedPublicKey</text:span><text:span text:style-name="T94"> </text:span><text:span text:style-name="T36">ID</text:span><text:span text:style-name="T94">="Key.1" </text:span><text:span text:style-name="T36">MAC</text:span><text:span text:style-name="T94">="ngSgm4cYeJnFRuPgznqE ... H2BEElFWrM421w9SYAbY="&gt;<text:line-break/>  <text:s/>   <text:s text:c="2"/>&lt;</text:span><text:span text:style-name="T101">ds</text:span><text:span text:style-name="T94">:</text:span><text:span text:style-name="T29">X509Data</text:span><text:span text:style-name="T94">&gt;<text:line-break/>    <text:s text:c="2"/>    <text:s text:c="2"/>&lt;</text:span><text:span text:style-name="T101">ds</text:span><text:span text:style-name="T94">:</text:span><text:span text:style-name="T29">X509Certificate</text:span><text:span text:style-name="T94">&gt;MIIC2TCCAcGgAwIBAgS … NRT+VokJJsBecyALgeT0Dw==&lt;/</text:span><text:span text:style-name="T101">ds</text:span><text:span text:style-name="T94">:</text:span><text:span text:style-name="T29">X509Certificate</text:span><text:span text:style-name="T94">&gt;<text:line-break/>    <text:s text:c="4"/>&lt;</text:span><text:span text:style-name="T45">/</text:span><text:span text:style-name="T101">ds</text:span><text:span text:style-name="T94">:</text:span><text:span text:style-name="T29">X509Data</text:span><text:span text:style-name="T94">&gt;<text:line-break/> <text:s text:c="7"/>&lt;</text:span><text:span text:style-name="T29">PrivateKey </text:span><text:span text:style-name="T36">MAC</text:span><text:span text:style-name="T94">="umZCjxSl1znTlQX … CrcqcGkIvInFdUMRlje7Ki="&gt;c2lvbj0iMSwgdmVy4wPD94bW</text:span></text:p>
            <text:p text:style-name="Standard"><text:span text:style-name="T94"><text:s text:c="121"/>VyZSIiBlbmH ... <text:s/>uczpkcB4bWx <text:s text:c="3"/><text:line-break/> <text:s text:c="120"/>My5vcd3dy53&lt;/</text:span><text:span text:style-name="T29">PrivateKey</text:span><text:span text:style-name="T94">&gt;</text:span></text:p>
            <text:p text:style-name="Standard"><text:span text:style-name="T94"><text:s text:c="3"/> &lt;/</text:span><text:span text:style-name="T29">CertifiedPublicKey</text:span><text:span text:style-name="T94">&gt;<text:line-break/> </text:span></text:p>
            <text:p text:style-name="P71"><text:span text:style-name="T93">&lt;/</text:span><text:span text:style-name="T33">CredentialDeploymentRequest</text:span><text:span text:style-name="T93">&gt;</text:span></text:p>
          </table:table-cell>
        </table:table-row>
      </table:table>
      <text:p text:style-name="Text_20_body"/>
      <text:p text:style-name="Text_20_body"><text:span text:style-name="T48">For details on how to map keys and sessions, see </text:span><text:span text:style-name="CrossRef"><text:span text:style-name="T64"><text:reference-ref text:reference-format="text" text:ref-name="setCertificatePath">setCertificatePath</text:reference-ref></text:span></text:span><text:span text:style-name="T48">.</text:span></text:p>
      <text:h text:style-name="P123" text:outline-level="2"><text:reference-mark-start text:name="getDeviceData"/>getDeviceInfo<text:reference-mark-end text:name="getDeviceData"/> (31)</text:h>
      <text:p text:style-name="Text_20_body">Input</text:p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12">Name</text:p>
          </table:table-cell>
          <table:table-cell table:style-name="Table48.A1" office:value-type="string">
            <text:p text:style-name="P12">Type</text:p>
          </table:table-cell>
          <table:table-cell table:style-name="Table48.C1" office:value-type="string">
            <text:p text:style-name="P12">Comment</text:p>
          </table:table-cell>
        </table:table-row>
        <table:table-row table:style-name="Table48.2">
          <table:table-cell table:style-name="Table48.A2" table:number-columns-spanned="3" office:value-type="string">
            <text:p text:style-name="P77">This method does not have any input arguments</text:p>
          </table:table-cell>
          <table:covered-table-cell/>
          <table:covered-table-cell/>
        </table:table-row>
      </table:table>
      <text:p text:style-name="Text_20_body"/>
      <text:p text:style-name="Text_20_body">Output</text:p>
      <table:table table:name="Table49" table:style-name="Table49">
        <table:table-column table:style-name="Table49.A"/>
        <table:table-column table:style-name="Table49.B"/>
        <table:table-column table:style-name="Table49.C"/>
        <table:table-row table:style-name="Table49.1">
          <table:table-cell table:style-name="Table49.A1" office:value-type="string">
            <text:p text:style-name="P12">Name</text:p>
          </table:table-cell>
          <table:table-cell table:style-name="Table49.A1" office:value-type="string">
            <text:p text:style-name="P12">Type</text:p>
          </table:table-cell>
          <table:table-cell table:style-name="Table49.C1" office:value-type="string">
            <text:p text:style-name="P12">Comment</text:p>
          </table:table-cell>
        </table:table-row>
        <table:table-row table:style-name="Table49.2">
          <table:table-cell table:style-name="Table49.A2" office:value-type="string">
            <text:p text:style-name="P15">Statu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APILevel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0x0001 =&gt; <text:s/>Applies to <text:span text:style-name="T1">this</text:span> API specification</text:p>
          </table:table-cell>
        </table:table-row>
        <table:table-row table:style-name="Table49.2">
          <table:table-cell table:style-name="Table49.A2" office:value-type="string">
            <text:p text:style-name="P15">VendorName</text:p>
          </table:table-cell>
          <table:table-cell table:style-name="Table49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49.C2" office:value-type="string">
            <text:p text:style-name="P2">1-100 byte string holding the name of the vendor</text:p>
          </table:table-cell>
        </table:table-row>
        <table:table-row table:style-name="Table49.2">
          <table:table-cell table:style-name="Table49.A2" office:value-type="string">
            <text:p text:style-name="P15">VendorDescription</text:p>
          </table:table-cell>
          <table:table-cell table:style-name="Table49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49.C2" office:value-type="string">
            <text:p text:style-name="P2">1-100 byte string holding a vendor description of the SKS device</text:p>
          </table:table-cell>
        </table:table-row>
        <table:table-row table:style-name="Table49.2">
          <table:table-cell table:style-name="Table49.A2" office:value-type="string">
            <text:p text:style-name="P15">DeviceCertPathLength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on-zero value holding the number of <text:span text:style-name="T72">X509Certificate</text:span> objects</text:p>
          </table:table-cell>
        </table:table-row>
        <table:table-row table:style-name="Table49.2">
          <table:table-cell table:style-name="Table49.A2" office:value-type="string">
            <text:p text:style-name="P15">X509Certificate...</text:p>
          </table:table-cell>
          <table:table-cell table:style-name="Table49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49.C2" office:value-type="string">
            <text:p text:style-name="P68"><text:span text:style-name="T68">DER-encoded </text:span><text:span text:style-name="CrossRef"><text:reference-ref text:reference-format="text" text:ref-name="X.509">X.509</text:reference-ref></text:span><text:span text:style-name="T68"> certificate object</text:span> <text:span text:style-name="T1">repeated</text:span> as defined by</text:p>
            <text:p text:style-name="P88">DeviceCertPathLength</text:p>
          </table:table-cell>
        </table:table-row>
        <table:table-row table:style-name="Table49.2">
          <table:table-cell table:style-name="Table49.A2" office:value-type="string">
            <text:p text:style-name="P15">Algorithms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Standard">Non-zero value holding the number of <text:span text:style-name="T76">Algorithm</text:span> objects</text:p>
          </table:table-cell>
        </table:table-row>
        <table:table-row table:style-name="Table49.2">
          <table:table-cell table:style-name="Table49.A2" office:value-type="string">
            <text:p text:style-name="P15">Algorithm...</text:p>
          </table:table-cell>
          <table:table-cell table:style-name="Table49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49.C2" office:value-type="string">
            <text:p text:style-name="Standard">Algorithm URI<text:span text:style-name="T48"> </text:span><text:span text:style-name="T46">repeated </text:span><text:span text:style-name="T49">as defined by</text:span><text:span text:style-name="T64"> </text:span><text:span text:style-name="T76">Algorithms</text:span>. <text:s/>See <text:span text:style-name="CrossRef"><text:reference-ref text:reference-format="text" text:ref-name="algo.support">Algorithm Support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RSAExponent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P2">True if the issuer may specify an <text:span text:style-name="T1">explicit</text:span> exponent value</text:p>
          </table:table-cell>
        </table:table-row>
        <table:table-row table:style-name="Table49.2">
          <table:table-cell table:style-name="Table49.A2" office:value-type="string">
            <text:p text:style-name="P15">RSAKeySize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umber of supported RSA key sizes</text:p>
          </table:table-cell>
        </table:table-row>
        <table:table-row table:style-name="Table49.2">
          <table:table-cell table:style-name="Table49.A2" office:value-type="string">
            <text:p text:style-name="P15">RSAKeySize...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Holds an RSA key size in <text:span text:style-name="T1">bits</text:span> and is <text:span text:style-name="T1">repeated</text:span> as defined by <text:span text:style-name="T72">RSAKeySizes</text:span></text:p>
          </table:table-cell>
        </table:table-row>
        <table:table-row table:style-name="Table49.2">
          <table:table-cell table:style-name="Table49.A2" office:value-type="string">
            <text:p text:style-name="P15">ExtensionDataSize</text:p>
          </table:table-cell>
          <table:table-cell table:style-name="Table49.A2" office:value-type="string">
            <text:p text:style-name="P3">int</text:p>
          </table:table-cell>
          <table:table-cell table:style-name="Table49.C2" office:value-type="string">
            <text:p text:style-name="Standard"><text:span text:style-name="T44">Maximum size of </text:span><text:span text:style-name="CrossRef"><text:span text:style-name="T44"><text:reference-ref text:reference-format="text" text:ref-name="extensiondata">ExtensionData</text:reference-ref></text:span></text:span> objects</text:p>
          </table:table-cell>
        </table:table-row>
        <table:table-row table:style-name="Table49.2">
          <table:table-cell table:style-name="Table49.A2" office:value-type="string">
            <text:p text:style-name="P15">DevicePIN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a device PIN. <text:s/>See <text:span text:style-name="CrossRef"><text:reference-ref text:reference-format="text" text:ref-name="createKeyPair">createKeyPair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Biometric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biometric authentication options. <text:s/>See <text:span text:style-name="CrossRef"><text:reference-ref text:reference-format="text" text:ref-name="biometricoption">Biometric Protection</text:reference-ref></text:span><text:span text:style-name="CrossRef"> </text:span></text:p>
          </table:table-cell>
        </table:table-row>
      </table:table>
      <text:p text:style-name="P39"/>
      <text:p text:style-name="P39"><text:span text:style-name="T77">getDeviceData</text:span> lists the core characteristics of an SKS which is used by provisioning schemes like <text:span text:style-name="CrossRef"><text:reference-ref text:reference-format="text" text:ref-name="keygen2">KeyGen2</text:reference-ref></text:span>.</text:p>
      <text:p text:style-name="Text_20_body"><text:span text:style-name="T50">Note that </text:span><text:span text:style-name="T76">X509Certificate</text:span><text:span text:style-name="T50"> objects MUST form an </text:span><text:span text:style-name="T47">ordered</text:span><text:span text:style-name="T48"> certificate </text:span><text:span text:style-name="T50">path so that the </text:span><text:span text:style-name="T47">first</text:span><text:span text:style-name="T50"> object contains the actual SKS </text:span><text:span text:style-name="CrossRef"><text:reference-ref text:reference-format="text" text:ref-name="devcert">Device Certificate</text:reference-ref></text:span><text:span text:style-name="T50">.</text:span></text:p>
      <text:p text:style-name="Text_20_body">The<text:span text:style-name="T88"> certificate path</text:span> MUST NOT contain any “holes” but does not have to be complete (include all CAs).</text:p>
      <text:p text:style-name="Text_20_body"><text:span text:style-name="T75">RSAKeySizes</text:span> MUST be <text:span text:style-name="T1">ordered</text:span> so that the smallest key size is <text:span text:style-name="T1">first</text:span> in the list.</text:p>
      <text:p text:style-name="Text_20_body">A compliant SKS MUST support at least 1024-bit and 2048-bit RSA keys.</text:p>
      <text:p text:style-name="Text_20_body">A compliant SKS SHOULD support <text:span text:style-name="CrossRef"><text:span text:style-name="T44"><text:reference-ref text:reference-format="text" text:ref-name="extensiondata">ExtensionData</text:reference-ref></text:span></text:span> objects with sizes of at least 65536 bytes.</text:p>
      <text:p text:style-name="Text_20_body">For ECC key generation see <text:span text:style-name="CrossRef"><text:reference-ref text:reference-format="text" text:ref-name="elliptic.curves">Elliptic Curves</text:reference-ref></text:span>.</text:p>
      <text:h text:style-name="P123" text:outline-level="2"><text:reference-mark-start text:name="enumerate.keys"/>enumerateKeys<text:reference-mark-end text:name="enumerate.keys"/> (32)</text:h>
      <text:p text:style-name="Text_20_body">Input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12">Name</text:p>
          </table:table-cell>
          <table:table-cell table:style-name="Table44.A1" office:value-type="string">
            <text:p text:style-name="P12">Type</text:p>
          </table:table-cell>
          <table:table-cell table:style-name="Table44.C1" office:value-type="string">
            <text:p text:style-name="P12">Comment</text:p>
          </table:table-cell>
        </table:table-row>
        <table:table-row table:style-name="Table44.2">
          <table:table-cell table:style-name="Table44.A2" office:value-type="string">
            <text:p text:style-name="P15">KeyHandle</text:p>
          </table:table-cell>
          <table:table-cell table:style-name="Table44.A2" office:value-type="string">
            <text:p text:style-name="P3">int</text:p>
          </table:table-cell>
          <table:table-cell table:style-name="Table44.C2" office:value-type="string">
            <text:p text:style-name="P2">Input enumeration handle</text:p>
          </table:table-cell>
        </table:table-row>
      </table:table>
      <text:p text:style-name="Text_20_body"/>
      <text:p text:style-name="Text_20_body">Output</text:p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46.1">
          <table:table-cell table:style-name="Table46.A1" office:value-type="string">
            <text:p text:style-name="P12">Name</text:p>
          </table:table-cell>
          <table:table-cell table:style-name="Table46.A1" office:value-type="string">
            <text:p text:style-name="P12">Type</text:p>
          </table:table-cell>
          <table:table-cell table:style-name="Table46.C1" table:number-columns-spanned="2" office:value-type="string">
            <text:p text:style-name="P12">Comment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5">Status</text:p>
          </table:table-cell>
          <table:table-cell table:style-name="Table46.A2" office:value-type="string">
            <text:p text:style-name="P3">byte</text:p>
          </table:table-cell>
          <table:table-cell table:style-name="Table46.C2" table:number-columns-spanned="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5">KeyHandle</text:p>
          </table:table-cell>
          <table:table-cell table:style-name="Table46.A2" office:value-type="string">
            <text:p text:style-name="P3">int</text:p>
          </table:table-cell>
          <table:table-cell table:style-name="Table46.C2" table:number-columns-spanned="2" office:value-type="string">
            <text:p text:style-name="P2">Output enumeration handle</text:p>
          </table:table-cell>
          <table:covered-table-cell/>
        </table:table-row>
        <table:table-row table:style-name="Table46.2">
          <table:table-cell table:style-name="Table46.C2" table:number-columns-spanned="4" office:value-type="string">
            <text:p text:style-name="P16"><text:span text:style-name="T57">The following elements MUST only be emitted if</text:span><text:span text:style-name="T58"> </text:span>KeyHandle<text:span text:style-name="T55"> &lt;&gt; 0xFFFFFFFF</text:span></text:p>
          </table:table-cell>
          <table:covered-table-cell/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5">ProvisioningHandle</text:p>
          </table:table-cell>
          <table:table-cell table:style-name="Table46.A2" office:value-type="string">
            <text:p text:style-name="P3">int</text:p>
          </table:table-cell>
          <table:table-cell table:style-name="Table46.C2" table:number-columns-spanned="2" office:value-type="string">
            <text:p text:style-name="P2">Handle to the associated provisioning session object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5">ID</text:p>
          </table:table-cell>
          <table:table-cell table:style-name="Table46.A2" office:value-type="string">
            <text:p text:style-name="P11">id</text:p>
          </table:table-cell>
          <table:table-cell table:style-name="Table46.C2" table:number-rows-spanned="3" table:number-columns-spanned="2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5">KeyUsage</text:p>
          </table:table-cell>
          <table:table-cell table:style-name="Table46.A2" office:value-type="string">
            <text:p text:style-name="P3">byte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5">FriendlyName</text:p>
          </table:table-cell>
          <table:table-cell table:style-name="Table46.A2" office:value-type="string">
            <text:p text:style-name="P3">byte<text:span text:style-name="T60">⁮[</text:span><text:span text:style-name="T62"> </text:span><text:span text:style-name="T60">]</text:span>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5">PathLength</text:p>
          </table:table-cell>
          <table:table-cell table:style-name="Table46.A2" office:value-type="string">
            <text:p text:style-name="P3">byte</text:p>
          </table:table-cell>
          <table:table-cell table:style-name="Table46.C2" table:number-rows-spanned="2" table:number-columns-spanned="2" office:value-type="string">
            <text:p text:style-name="Standard"><text:span text:style-name="T53">‪‫‬‭‪‏‪‏</text:span>‎See <text:span text:style-name="CrossRef"><text:reference-ref text:reference-format="text" text:ref-name="setCertificatePath">setCertificatePath</text:reference-ref>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5">X509Certificate...</text:p>
          </table:table-cell>
          <table:table-cell table:style-name="Table46.A2" office:value-type="string">
            <text:p text:style-name="P3">byte<text:span text:style-name="T60">⁮[</text:span><text:span text:style-name="T62"> </text:span><text:span text:style-name="T60">]</text:span>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5">Algorithms</text:p>
          </table:table-cell>
          <table:table-cell table:style-name="Table46.A2" office:value-type="string">
            <text:p text:style-name="P3">byte</text:p>
          </table:table-cell>
          <table:table-cell table:style-name="Table46.C2" table:number-rows-spanned="2" table:number-columns-spanned="2" office:value-type="string">
            <text:p text:style-name="P71"><text:span text:style-name="T72">‎See </text:span><text:span text:style-name="CrossRef"><text:reference-ref text:reference-format="text" text:ref-name="setpiggybacked">setSymmetricKey</text:reference-ref>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5">EndorsedAlgorithm...</text:p>
          </table:table-cell>
          <table:table-cell table:style-name="Table46.A2" office:value-type="string">
            <text:p text:style-name="P3">byte<text:span text:style-name="T60">⁮[</text:span><text:span text:style-name="T62"> </text:span><text:span text:style-name="T60">]</text:span>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5">Extensions</text:p>
          </table:table-cell>
          <table:table-cell table:style-name="Table46.A2" office:value-type="string">
            <text:p text:style-name="P3">short</text:p>
          </table:table-cell>
          <table:table-cell table:style-name="Table46.A2" office:value-type="string">
            <text:p text:style-name="Standard"><text:span text:style-name="T44">Number of</text:span> <text:span text:style-name="T76">ExtensionType</text:span> URIs <text:span text:style-name="T44"><text:s/></text:span></text:p>
          </table:table-cell>
          <table:table-cell table:style-name="Table46.C2" table:number-rows-spanned="2" office:value-type="string">
            <text:p text:style-name="Standard">See <text:span text:style-name="CrossRef"><text:reference-ref text:reference-format="text" text:ref-name="addextensiondata">addExtensionData</text:reference-ref></text:span></text:p>
          </table:table-cell>
        </table:table-row>
        <table:table-row table:style-name="Table46.2">
          <table:table-cell table:style-name="Table46.A2" office:value-type="string">
            <text:p text:style-name="P15">ExtensionType...</text:p>
          </table:table-cell>
          <table:table-cell table:style-name="Table46.A2" office:value-type="string">
            <text:p text:style-name="P3"><text:span text:style-name="T60">byte⁮[</text:span><text:span text:style-name="T62"> </text:span><text:span text:style-name="T60">]</text:span></text:p>
          </table:table-cell>
          <table:table-cell table:style-name="Table46.A2" office:value-type="string">
            <text:p text:style-name="Standard"><text:span text:style-name="CrossRef"><text:reference-ref text:reference-format="text" text:ref-name="keygen2">KeyGen2</text:reference-ref></text:span> <text:span text:style-name="T74">Type</text:span> URI. <text:s/><text:span text:style-name="T1">Repeated</text:span> object</text:p>
          </table:table-cell>
          <table:covered-table-cell/>
        </table:table-row>
      </table:table>
      <text:p text:style-name="P39"/>
      <text:p text:style-name="P39"><text:span text:style-name="T77">enumerateKeys</text:span> is used for enumerating keys both for open and closed provisioning sessions. <text:s/>If the provisioning session is still <text:span text:style-name="T1">open</text:span> <text:span text:style-name="T76">PathLength</text:span> MUST be set to zero.</text:p>
      <text:p text:style-name="P39"><text:span text:style-name="CrossRef"><text:reference-ref text:reference-format="text" text:ref-name="keyusage">Key Usage</text:reference-ref></text:span> determines if the key is asymmetric or symmetric.</text:p>
      <text:p text:style-name="P39">Asymmetric keys MUST always return a zero in <text:span text:style-name="T76">Algorithms</text:span>.</text:p>
      <text:p text:style-name="P39">For asymmetric keys <text:span text:style-name="CrossRef"><text:reference-ref text:reference-format="text" text:ref-name="eecert">End-Entity Certificate</text:reference-ref></text:span> signifies RSA or ECC.</text:p>
      <text:p text:style-name="P39">The input <text:span text:style-name="T76">KeyHandle</text:span><text:span text:style-name="T50"> is initially set to 0xFFFFFFFF to start an enumeration round.</text:span></text:p>
      <text:p text:style-name="P39"><text:span text:style-name="T50">Succeeding calls should use the output </text:span><text:span text:style-name="T76">KeyHandle</text:span><text:span text:style-name="T50"> as input to the next call.</text:span></text:p>
      <text:p text:style-name="P39"><text:span text:style-name="T50">When </text:span><text:span text:style-name="T75">enumerateKeys</text:span><text:span text:style-name="T48"> returns with a </text:span><text:span text:style-name="T75">KeyHandle</text:span><text:span text:style-name="T48"> = 0xFFFFFFFF there are no more key objects to read.</text:span></text:p>
      <text:h text:style-name="Heading_20_2" text:outline-level="2"/>
      <text:h text:style-name="P123" text:outline-level="2"><text:reference-mark-start text:name="pp.delkey"/>postProvisioningDeleteKey<text:reference-mark-end text:name="pp.delkey"/> (50)</text:h>
      <text:p text:style-name="Text_20_body">Input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12">Name</text:p>
          </table:table-cell>
          <table:table-cell table:style-name="Table38.A1" office:value-type="string">
            <text:p text:style-name="P12">Type</text:p>
          </table:table-cell>
          <table:table-cell table:style-name="Table38.C1" office:value-type="string">
            <text:p text:style-name="P12">Comment</text:p>
          </table:table-cell>
        </table:table-row>
        <table:table-row table:style-name="Table38.2">
          <table:table-cell table:style-name="Table38.A2" office:value-type="string">
            <text:p text:style-name="P15">Provisioning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an <text:span text:style-name="T1">open</text:span> provisioning session</text:p>
          </table:table-cell>
        </table:table-row>
        <table:table-row table:style-name="Table38.2">
          <table:table-cell table:style-name="Table38.A2" office:value-type="string">
            <text:p text:style-name="P15">Key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the target key</text:p>
          </table:table-cell>
        </table:table-row>
        <table:table-row table:style-name="Table38.2">
          <table:table-cell table:style-name="Table38.A2" office:value-type="string">
            <text:p text:style-name="P15">MAC</text:p>
          </table:table-cell>
          <table:table-cell table:style-name="Table38.A2" office:value-type="string">
            <text:p text:style-name="P3">byte<text:span text:style-name="T60">⁮[32]</text:span></text:p>
          </table:table-cell>
          <table:table-cell table:style-name="Table38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12">Name</text:p>
          </table:table-cell>
          <table:table-cell table:style-name="Table41.A1" office:value-type="string">
            <text:p text:style-name="P12">Type</text:p>
          </table:table-cell>
          <table:table-cell table:style-name="Table41.C1" office:value-type="string">
            <text:p text:style-name="P12">Comment</text:p>
          </table:table-cell>
        </table:table-row>
        <table:table-row table:style-name="Table41.2">
          <table:table-cell table:style-name="Table41.A2" office:value-type="string">
            <text:p text:style-name="P15">Status</text:p>
          </table:table-cell>
          <table:table-cell table:style-name="Table41.A2" office:value-type="string">
            <text:p text:style-name="P3">byte</text:p>
          </table:table-cell>
          <table:table-cell table:style-name="Table4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Text_20_body"><text:span text:style-name="T72">postProvisioningDeleteKey</text:span><text:span text:style-name="T68"> dele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68"> where </text:span><text:span text:style-name="T2">Data</text:span><text:span text:style-name="T68"> is arranged as follows:</text:span></text:p>
      <text:p text:style-name="Text_20_body"><text:span text:style-name="T68"><text:tab/></text:span><text:span text:style-name="T2">Data</text:span><text:span text:style-name="T68"> = </text:span><text:span text:style-name="CrossRef"><text:reference-ref text:reference-format="text" text:ref-name="ppmac">Post Provisioning MAC</text:reference-ref></text:span></text:p>
      <text:p text:style-name="P30"/>
      <text:p text:style-name="Text_20_body"><text:span text:style-name="T68">The key to be deleted MUST be present, otherwise the provisioning session will be aborted. <text:s/>See </text:span><text:span text:style-name="CrossRef"><text:reference-ref text:reference-format="text" text:ref-name="poi.ops">Remote Key Lookup</text:reference-ref></text:span><text:span text:style-name="T68">.</text:span></text:p>
      <text:h text:style-name="P123" text:outline-level="2">postProvisioningUpdateKey (51)</text:h>
      <text:p text:style-name="Text_20_body">Input</text:p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12">Name</text:p>
          </table:table-cell>
          <table:table-cell table:style-name="Table42.A1" office:value-type="string">
            <text:p text:style-name="P12">Type</text:p>
          </table:table-cell>
          <table:table-cell table:style-name="Table42.C1" office:value-type="string">
            <text:p text:style-name="P12">Comment</text:p>
          </table:table-cell>
        </table:table-row>
        <table:table-row table:style-name="Table42.2">
          <table:table-cell table:style-name="Table42.A2" office:value-type="string">
            <text:p text:style-name="P15">ProvisioningHandle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an <text:span text:style-name="T1">open</text:span> provisioning session</text:p>
          </table:table-cell>
        </table:table-row>
        <table:table-row table:style-name="Table42.2">
          <table:table-cell table:style-name="Table42.A2" office:value-type="string">
            <text:p text:style-name="P15">KeyHandle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a new key associated by <text:span text:style-name="CrossRef"><text:span text:style-name="T64"><text:reference-ref text:reference-format="text" text:ref-name="eecert">End-Entity Certificate</text:reference-ref></text:span></text:span><text:span text:style-name="CrossRef"><text:span text:style-name="T64"> </text:span></text:span></text:p>
          </table:table-cell>
        </table:table-row>
        <table:table-row table:style-name="Table42.2">
          <table:table-cell table:style-name="Table42.A2" office:value-type="string">
            <text:p text:style-name="P15">KeyHandleOriginal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the old (=target) key</text:p>
          </table:table-cell>
        </table:table-row>
        <table:table-row table:style-name="Table42.2">
          <table:table-cell table:style-name="Table42.A2" office:value-type="string">
            <text:p text:style-name="P15">MAC</text:p>
          </table:table-cell>
          <table:table-cell table:style-name="Table42.A2" office:value-type="string">
            <text:p text:style-name="P3">byte<text:span text:style-name="T60">⁮[32]</text:span></text:p>
          </table:table-cell>
          <table:table-cell table:style-name="Table4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12">Name</text:p>
          </table:table-cell>
          <table:table-cell table:style-name="Table43.A1" office:value-type="string">
            <text:p text:style-name="P12">Type</text:p>
          </table:table-cell>
          <table:table-cell table:style-name="Table43.C1" office:value-type="string">
            <text:p text:style-name="P12">Comment</text:p>
          </table:table-cell>
        </table:table-row>
        <table:table-row table:style-name="Table43.2">
          <table:table-cell table:style-name="Table43.A2" office:value-type="string">
            <text:p text:style-name="P15">Status</text:p>
          </table:table-cell>
          <table:table-cell table:style-name="Table43.A2" office:value-type="string">
            <text:p text:style-name="P3">byte</text:p>
          </table:table-cell>
          <table:table-cell table:style-name="Table4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Text_20_body"><text:span text:style-name="T72">postProvisioningUpdateKey</text:span><text:span text:style-name="T68"> upda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68"> where </text:span><text:span text:style-name="T2">Data</text:span><text:span text:style-name="T68"> is arranged as follows:</text:span></text:p>
      <text:p text:style-name="Text_20_body"><text:span text:style-name="T68"><text:tab/></text:span><text:span text:style-name="T2">Data</text:span><text:span text:style-name="T68"> = </text:span><text:span text:style-name="CrossRef"><text:reference-ref text:reference-format="text" text:ref-name="ppmac">Post Provisioning MAC</text:reference-ref></text:span><text:span text:style-name="CrossRef"><text:span text:style-name="T18"> || </text:span></text:span><text:span text:style-name="CrossRef"><text:span text:style-name="T64"><text:reference-ref text:reference-format="text" text:ref-name="eecert">End-Entity Certificate</text:reference-ref></text:span></text:span></text:p>
      <text:p text:style-name="P30"/>
      <text:p text:style-name="P38"><text:span text:style-name="T111">The new (update) key MUST be fully provisioned before this method is called. <text:s/>In addition, the new key MUST NOT be PIN‑protected since it supposed to </text:span><text:span text:style-name="T1">inherit</text:span><text:span text:style-name="T111"> the old key's PIN protection scheme (if there is one).</text:span></text:p>
      <text:p text:style-name="Text_20_body">Note that updating a key involves <text:span text:style-name="T1">all related data</text:span> (see <text:span text:style-name="CrossRef"><text:reference-ref text:reference-format="text" text:ref-name="key.entries">Key Entries</text:reference-ref></text:span>), with PINs as the only exception.</text:p>
      <text:p text:style-name="P39"><text:span text:style-name="T68">The </text:span><text:span text:style-name="T76">KeyHandle</text:span><text:span text:style-name="T68"> of the updated key MUST after a successful update be set equal to </text:span><text:span text:style-name="T76">KeyHandleOriginal</text:span><text:span text:style-name="T68">.</text:span></text:p>
      <text:p text:style-name="P62"/>
      <text:h text:style-name="P123" text:outline-level="2"><text:reference-mark-start text:name="signdata"/>signHashedData<text:reference-mark-end text:name="signdata"/> (100)</text:h>
      <text:p text:style-name="Text_20_body">Input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2">Name</text:p>
          </table:table-cell>
          <table:table-cell table:style-name="Table29.A1" office:value-type="string">
            <text:p text:style-name="P12">Type</text:p>
          </table:table-cell>
          <table:table-cell table:style-name="Table29.C1" office:value-type="string">
            <text:p text:style-name="P12">Comment</text:p>
          </table:table-cell>
        </table:table-row>
        <table:table-row table:style-name="Table29.2">
          <table:table-cell table:style-name="Table29.A2" office:value-type="string">
            <text:p text:style-name="P15">KeyHandle</text:p>
          </table:table-cell>
          <table:table-cell table:style-name="Table29.A2" office:value-type="string">
            <text:p text:style-name="P3">int</text:p>
          </table:table-cell>
          <table:table-cell table:style-name="Table29.C2" office:value-type="string">
            <text:p text:style-name="P2">Local handle to the target key</text:p>
          </table:table-cell>
        </table:table-row>
        <table:table-row table:style-name="Table29.2">
          <table:table-cell table:style-name="Table29.A2" office:value-type="string">
            <text:p text:style-name="P15">SignatureAlgorithm</text:p>
          </table:table-cell>
          <table:table-cell table:style-name="Table29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29.C2" office:value-type="string">
            <text:p text:style-name="Standard"><text:span text:style-name="T50">Algorithm</text:span><text:span text:style-name="T51"> URI</text:span>. <text:s/>See <text:span text:style-name="CrossRef"><text:reference-ref text:reference-format="text" text:ref-name="asym.algos">Asymmetric Key Signatures</text:reference-ref></text:span><text:span text:style-name="CrossRef"> </text:span><text:span text:style-name="T52">‎</text:span></text:p>
          </table:table-cell>
        </table:table-row>
        <table:table-row table:style-name="Table29.2">
          <table:table-cell table:style-name="Table29.A2" office:value-type="string">
            <text:p text:style-name="P15">PIN</text:p>
          </table:table-cell>
          <table:table-cell table:style-name="Table29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29.C2" office:value-type="string">
            <text:p text:style-name="P2">Holds a PIN value or is of zero length indicating that no PIN is supplied</text:p>
          </table:table-cell>
        </table:table-row>
        <table:table-row table:style-name="Table29.2">
          <table:table-cell table:style-name="Table29.A2" office:value-type="string">
            <text:p text:style-name="P15">HashedData</text:p>
          </table:table-cell>
          <table:table-cell table:style-name="Table29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29.C2" office:value-type="string">
            <text:p text:style-name="P2">Hashed data to be signed. <text:s/>Length MUST match the hash algorithm</text:p>
          </table:table-cell>
        </table:table-row>
      </table:table>
      <text:p text:style-name="Text_20_body"/>
      <text:p text:style-name="Text_20_body">Output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12">Name</text:p>
          </table:table-cell>
          <table:table-cell table:style-name="Table35.A1" office:value-type="string">
            <text:p text:style-name="P12">Type</text:p>
          </table:table-cell>
          <table:table-cell table:style-name="Table35.C1" office:value-type="string">
            <text:p text:style-name="P12">Comment</text:p>
          </table:table-cell>
        </table:table-row>
        <table:table-row table:style-name="Table35.2">
          <table:table-cell table:style-name="Table35.A2" office:value-type="string">
            <text:p text:style-name="P15">Status</text:p>
          </table:table-cell>
          <table:table-cell table:style-name="Table35.A2" office:value-type="string">
            <text:p text:style-name="P3">byte</text:p>
          </table:table-cell>
          <table:table-cell table:style-name="Table3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5.2">
          <table:table-cell table:style-name="Table35.A2" office:value-type="string">
            <text:p text:style-name="P15">Result</text:p>
          </table:table-cell>
          <table:table-cell table:style-name="Table35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35.C2" office:value-type="string">
            <text:p text:style-name="P2">Signed data including algorithm-specific padding</text:p>
          </table:table-cell>
        </table:table-row>
      </table:table>
      <text:p text:style-name="Text_20_body"/>
      <text:p text:style-name="Text_20_body"><text:span text:style-name="T72">signHashedData</text:span> performs an asymmetric key signature where the data MUST be hashed <text:span text:style-name="T1">as required by the signature algorithm</text:span>.</text:p>
      <text:p text:style-name="Text_20_body">In addition to possible internal errors that do not have any obvious handling in user programs, invalid authorization data (PIN) to the key MUST return a non-fatal <text:span text:style-name="CrossRef"><text:reference-ref text:reference-format="text" text:ref-name="auth.error">ERROR_AUTHORIZATION</text:reference-ref></text:span> status.</text:p>
      <text:h text:style-name="P123" text:outline-level="2"><text:reference-mark-start text:name="getkeyprotectiondata"/>getKeyProtectionInfo<text:reference-mark-end text:name="getkeyprotectiondata"/> (101)</text:h>
      <text:p text:style-name="Text_20_body">Input</text:p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P12">Name</text:p>
          </table:table-cell>
          <table:table-cell table:style-name="Table55.A1" office:value-type="string">
            <text:p text:style-name="P12">Type</text:p>
          </table:table-cell>
          <table:table-cell table:style-name="Table55.C1" office:value-type="string">
            <text:p text:style-name="P12">Comment</text:p>
          </table:table-cell>
        </table:table-row>
        <table:table-row table:style-name="Table55.2">
          <table:table-cell table:style-name="Table55.A2" office:value-type="string">
            <text:p text:style-name="P15">KeyHandle</text:p>
          </table:table-cell>
          <table:table-cell table:style-name="Table55.A2" office:value-type="string">
            <text:p text:style-name="P3">int</text:p>
          </table:table-cell>
          <table:table-cell table:style-name="Table55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56" table:style-name="Table56">
        <table:table-column table:style-name="Table56.A"/>
        <table:table-column table:style-name="Table56.B"/>
        <table:table-column table:style-name="Table56.C"/>
        <table:table-row table:style-name="Table56.1">
          <table:table-cell table:style-name="Table56.A1" office:value-type="string">
            <text:p text:style-name="P12">Name</text:p>
          </table:table-cell>
          <table:table-cell table:style-name="Table56.A1" office:value-type="string">
            <text:p text:style-name="P12">Type</text:p>
          </table:table-cell>
          <table:table-cell table:style-name="Table56.C1" office:value-type="string">
            <text:p text:style-name="P12">Comment</text:p>
          </table:table-cell>
        </table:table-row>
        <table:table-row table:style-name="Table56.2">
          <table:table-cell table:style-name="Table56.A2" office:value-type="string">
            <text:p text:style-name="P15">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6.2">
          <table:table-cell table:style-name="Table56.A2" office:value-type="string">
            <text:p text:style-name="P15">Protection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table below</text:p>
          </table:table-cell>
        </table:table-row>
        <table:table-row table:style-name="Table56.2">
          <table:table-cell table:style-name="Table56.A2" office:value-type="string">
            <text:p text:style-name="P15">PUKRetryLimi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4">Copy of </text:span><text:span text:style-name="T76">RetryLimit</text:span> defined by <text:span text:style-name="CrossRef"><text:span text:style-name="T44"><text:reference-ref text:reference-format="text" text:ref-name="createPUKPolicy">createPUKPolicy</text:reference-ref></text:span></text:span> or zero if not defined</text:p>
          </table:table-cell>
        </table:table-row>
        <table:table-row table:style-name="Table56.2">
          <table:table-cell table:style-name="Table56.A2" office:value-type="string">
            <text:p text:style-name="P15">PUKErrorCoun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4">Current PUK error count for keys protected by</text:span> a local PUK policy object</text:p>
          </table:table-cell>
        </table:table-row>
        <table:table-row table:style-name="Table56.2">
          <table:table-cell table:style-name="Table56.A2" office:value-type="string">
            <text:p text:style-name="P15">UserModifiable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8" office:value-type="string">
            <text:p text:style-name="Standard">Exact copies of the corresponding <text:span text:style-name="CrossRef"><text:reference-ref text:reference-format="text" text:ref-name="createPINPolicy">createPINPolicy</text:reference-ref></text:span> parameters if the key is protected by a local PIN policy object, otherwise these elements contain zeros</text:p>
          </table:table-cell>
        </table:table-row>
        <table:table-row table:style-name="Table56.2">
          <table:table-cell table:style-name="Table56.A2" office:value-type="string">
            <text:p text:style-name="P15">Forma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RetryLimit</text:p>
          </table:table-cell>
          <table:table-cell table:style-name="Table56.A2" office:value-type="string">
            <text:p text:style-name="P3">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Grouping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PatternRestrictions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Min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Max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InputMethod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PINErrorCoun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4">Current PIN error count for keys protected by</text:span> a local PIN policy object</text:p>
          </table:table-cell>
        </table:table-row>
        <table:table-row table:style-name="Table56.2">
          <table:table-cell table:style-name="Table56.A2" office:value-type="string">
            <text:p text:style-name="P15">BiometricProtection</text:p>
          </table:table-cell>
          <table:table-cell table:style-name="Table56.A2" office:value-type="string">
            <text:p text:style-name="P3">byte</text:p>
          </table:table-cell>
          <table:table-cell table:style-name="Table56.C2" table:number-rows-spanned="7" office:value-type="string">
            <text:p text:style-name="P71">Exact copies of the corresponding <text:span text:style-name="CrossRef"><text:reference-ref text:reference-format="text" text:ref-name="createKeyPair">createKeyPair</text:reference-ref></text:span> parameters</text:p>
          </table:table-cell>
        </table:table-row>
        <table:table-row table:style-name="Table56.2">
          <table:table-cell table:style-name="Table56.A2" office:value-type="string">
            <text:p text:style-name="P15">PrivateKeyBackup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Export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Updatable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Delete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EnablePINCaching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ImportPrivateKey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</table:table>
      <text:p text:style-name="P39"/>
      <text:p text:style-name="P39"><text:span text:style-name="T77">getKeyProtectionInfo</text:span> returns information about the protection scheme for a key including PIN-codes and possible biometric options. <text:s/>In addition, the call retrieves the current protection status for the key.</text:p>
      <text:p text:style-name="Standard"><text:span text:style-name="T48">The following table illustrates how the </text:span><text:span text:style-name="T75">ProtectionStatus</text:span><text:span text:style-name="T48"> bit field should be interpreted:<text:line-break/></text:span></text:p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P12">Bit</text:p>
          </table:table-cell>
          <table:table-cell table:style-name="Table57.B1" office:value-type="string">
            <text:p text:style-name="P12">Comment</text:p>
          </table:table-cell>
        </table:table-row>
        <table:table-row table:style-name="Table57.2">
          <table:table-cell table:style-name="Table57.A2" office:value-type="float" office:value="0">
            <text:p text:style-name="P81">0</text:p>
          </table:table-cell>
          <table:table-cell table:style-name="Table57.B2" office:value-type="string">
            <text:p text:style-name="Standard">The key is protected by a local PIN policy object</text:p>
          </table:table-cell>
        </table:table-row>
        <table:table-row table:style-name="Table57.2">
          <table:table-cell table:style-name="Table57.A2" office:value-type="float" office:value="1">
            <text:p text:style-name="P81">1</text:p>
          </table:table-cell>
          <table:table-cell table:style-name="Table57.B2" office:value-type="string">
            <text:p text:style-name="Standard">The key is protected by a local PUK policy object. <text:s/>MUST be combined with bit 0</text:p>
          </table:table-cell>
        </table:table-row>
        <table:table-row table:style-name="Table57.2">
          <table:table-cell table:style-name="Table57.A2" office:value-type="float" office:value="2">
            <text:p text:style-name="P81">2</text:p>
          </table:table-cell>
          <table:table-cell table:style-name="Table57.B2" office:value-type="string">
            <text:p text:style-name="Standard">The key has locked-up due to PIN errors. <text:s/>MUST be combined with bit 0</text:p>
          </table:table-cell>
        </table:table-row>
        <table:table-row table:style-name="Table57.2">
          <table:table-cell table:style-name="Table57.A2" office:value-type="float" office:value="3">
            <text:p text:style-name="P81">3</text:p>
          </table:table-cell>
          <table:table-cell table:style-name="Table57.B2" office:value-type="string">
            <text:p text:style-name="Standard">The key has locked-up due to PUK errors. <text:s/>MUST be combined with bit 1</text:p>
          </table:table-cell>
        </table:table-row>
        <table:table-row table:style-name="Table57.2">
          <table:table-cell table:style-name="Table57.A2" office:value-type="float" office:value="4">
            <text:p text:style-name="P81">4</text:p>
          </table:table-cell>
          <table:table-cell table:style-name="Table57.B2" office:value-type="string">
            <text:p text:style-name="Standard">The key is protected by a device PIN. <text:s/>Information about device PINs is out of scope for the SKS API</text:p>
          </table:table-cell>
        </table:table-row>
      </table:table>
      <text:p text:style-name="Text_20_body"/>
      <text:p text:style-name="P42">If all bits are zero the key is not PIN protected.</text:p>
      <text:h text:style-name="Heading_20_2" text:outline-level="2"><text:soft-page-break/><text:reference-mark-start text:name="enumerateExtensions"/>getExtensionObject<text:reference-mark-end text:name="enumerateExtensions"/> (102)</text:h>
      <text:p text:style-name="Text_20_body">Input</text:p>
      <table:table table:name="Table58" table:style-name="Table58">
        <table:table-column table:style-name="Table58.A"/>
        <table:table-column table:style-name="Table58.B"/>
        <table:table-column table:style-name="Table58.C"/>
        <table:table-row table:style-name="Table58.1">
          <table:table-cell table:style-name="Table58.A1" office:value-type="string">
            <text:p text:style-name="P12">Name</text:p>
          </table:table-cell>
          <table:table-cell table:style-name="Table58.A1" office:value-type="string">
            <text:p text:style-name="P12">Type</text:p>
          </table:table-cell>
          <table:table-cell table:style-name="Table58.C1" office:value-type="string">
            <text:p text:style-name="P12">Comment</text:p>
          </table:table-cell>
        </table:table-row>
        <table:table-row table:style-name="Table58.2">
          <table:table-cell table:style-name="Table58.A2" office:value-type="string">
            <text:p text:style-name="P15">KeyHandle</text:p>
          </table:table-cell>
          <table:table-cell table:style-name="Table58.A2" office:value-type="string">
            <text:p text:style-name="P3">int</text:p>
          </table:table-cell>
          <table:table-cell table:style-name="Table58.C2" office:value-type="string">
            <text:p text:style-name="P2">Local handle to the target key</text:p>
          </table:table-cell>
        </table:table-row>
        <table:table-row table:style-name="Table58.2">
          <table:table-cell table:style-name="Table58.A2" office:value-type="string">
            <text:p text:style-name="P15">ExtensionType</text:p>
          </table:table-cell>
          <table:table-cell table:style-name="Table58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58.C2" office:value-type="string">
            <text:p text:style-name="P25"><text:span text:style-name="CrossRef"><text:reference-ref text:reference-format="text" text:ref-name="keygen2">KeyGen2</text:reference-ref></text:span> <text:span text:style-name="T76">Type</text:span>. <text:s/>See <text:span text:style-name="CrossRef"><text:reference-ref text:reference-format="text" text:ref-name="addextensiondata">addExtensionData</text:reference-ref></text:span></text:p>
          </table:table-cell>
        </table:table-row>
      </table:table>
      <text:p text:style-name="Text_20_body"/>
      <text:p text:style-name="Text_20_body">Output</text:p>
      <table:table table:name="Table59" table:style-name="Table59">
        <table:table-column table:style-name="Table59.A"/>
        <table:table-column table:style-name="Table59.B"/>
        <table:table-column table:style-name="Table59.C"/>
        <table:table-row table:style-name="Table59.1">
          <table:table-cell table:style-name="Table59.A1" office:value-type="string">
            <text:p text:style-name="P12">Name</text:p>
          </table:table-cell>
          <table:table-cell table:style-name="Table59.A1" office:value-type="string">
            <text:p text:style-name="P12">Type</text:p>
          </table:table-cell>
          <table:table-cell table:style-name="Table59.C1" office:value-type="string">
            <text:p text:style-name="P12">Comment</text:p>
          </table:table-cell>
        </table:table-row>
        <table:table-row table:style-name="Table59.2">
          <table:table-cell table:style-name="Table59.A2" office:value-type="string">
            <text:p text:style-name="P15">Status</text:p>
          </table:table-cell>
          <table:table-cell table:style-name="Table59.A2" office:value-type="string">
            <text:p text:style-name="P3">byte</text:p>
          </table:table-cell>
          <table:table-cell table:style-name="Table5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9.2">
          <table:table-cell table:style-name="Table59.A2" office:value-type="string">
            <text:p text:style-name="P15">BaseType</text:p>
          </table:table-cell>
          <table:table-cell table:style-name="Table59.A2" office:value-type="string">
            <text:p text:style-name="P3">byte</text:p>
          </table:table-cell>
          <table:table-cell table:style-name="Table59.C2" table:number-rows-spanned="3" office:value-type="string">
            <text:p text:style-name="P71"><text:span text:style-name="T68">Exact copies of the corresponding </text:span><text:span text:style-name="CrossRef"><text:reference-ref text:reference-format="text" text:ref-name="addextensiondata">addExtensionData</text:reference-ref></text:span><text:span text:style-name="T68"> parameters</text:span></text:p>
          </table:table-cell>
        </table:table-row>
        <table:table-row table:style-name="Table59.2">
          <table:table-cell table:style-name="Table59.A2" office:value-type="string">
            <text:p text:style-name="P15">Qualifier</text:p>
          </table:table-cell>
          <table:table-cell table:style-name="Table59.A2" office:value-type="string">
            <text:p text:style-name="P3">byte<text:span text:style-name="T60">⁮[</text:span><text:span text:style-name="T62"> </text:span><text:span text:style-name="T60">]</text:span></text:p>
          </table:table-cell>
          <table:covered-table-cell/>
        </table:table-row>
        <table:table-row table:style-name="Table59.5">
          <table:table-cell table:style-name="Table59.A2" office:value-type="string">
            <text:p text:style-name="P15">ExtensionData</text:p>
          </table:table-cell>
          <table:table-cell table:style-name="Table59.A2" office:value-type="string">
            <text:p text:style-name="P3">blob</text:p>
          </table:table-cell>
          <table:covered-table-cell/>
        </table:table-row>
      </table:table>
      <text:p text:style-name="P39"/>
      <text:p text:style-name="P39"><text:span text:style-name="T77">getExtensionObject</text:span> returns a typed extension object associated with a key.</text:p>
      <text:p text:style-name="P39">Note that encrypted extensions are decrypted during provisioning.</text:p>
      <text:p text:style-name="P39">If the extension is intended to be consumed by the SKS, <text:span text:style-name="T76">ExtensionData</text:span> will be a zero-length array.</text:p>
      <text:h text:style-name="P123" text:outline-level="2"><text:reference-mark-start text:name="deletekey"/>deleteKey<text:reference-mark-end text:name="deletekey"/> (103)</text:h>
      <text:p text:style-name="Text_20_body">Input</text:p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office:value-type="string">
            <text:p text:style-name="P12">Name</text:p>
          </table:table-cell>
          <table:table-cell table:style-name="Table60.A1" office:value-type="string">
            <text:p text:style-name="P12">Type</text:p>
          </table:table-cell>
          <table:table-cell table:style-name="Table60.C1" office:value-type="string">
            <text:p text:style-name="P12">Comment</text:p>
          </table:table-cell>
        </table:table-row>
        <table:table-row table:style-name="Table60.2">
          <table:table-cell table:style-name="Table60.A2" office:value-type="string">
            <text:p text:style-name="P15">KeyHandle</text:p>
          </table:table-cell>
          <table:table-cell table:style-name="Table60.A2" office:value-type="string">
            <text:p text:style-name="P3">int</text:p>
          </table:table-cell>
          <table:table-cell table:style-name="Table60.C2" office:value-type="string">
            <text:p text:style-name="P2">Local handle to the target key</text:p>
          </table:table-cell>
        </table:table-row>
        <table:table-row table:style-name="Table60.2">
          <table:table-cell table:style-name="Table60.A2" office:value-type="string">
            <text:p text:style-name="P15">OptionalAuthorization</text:p>
          </table:table-cell>
          <table:table-cell table:style-name="Table60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60.C2" office:value-type="string">
            <text:p text:style-name="P2">Zero-length array or a PIN or PUK string depending on <text:span text:style-name="CrossRef"><text:reference-ref text:reference-format="text" text:ref-name="delete.protection">Delete Control</text:reference-ref></text:span></text:p>
          </table:table-cell>
        </table:table-row>
      </table:table>
      <text:p text:style-name="Text_20_body"/>
      <text:p text:style-name="Text_20_body">Output</text:p>
      <table:table table:name="Table61" table:style-name="Table61">
        <table:table-column table:style-name="Table61.A"/>
        <table:table-column table:style-name="Table61.B"/>
        <table:table-column table:style-name="Table61.C"/>
        <table:table-row table:style-name="Table61.1">
          <table:table-cell table:style-name="Table61.A1" office:value-type="string">
            <text:p text:style-name="P12">Name</text:p>
          </table:table-cell>
          <table:table-cell table:style-name="Table61.A1" office:value-type="string">
            <text:p text:style-name="P12">Type</text:p>
          </table:table-cell>
          <table:table-cell table:style-name="Table61.C1" office:value-type="string">
            <text:p text:style-name="P12">Comment</text:p>
          </table:table-cell>
        </table:table-row>
        <table:table-row table:style-name="Table61.2">
          <table:table-cell table:style-name="Table61.A2" office:value-type="string">
            <text:p text:style-name="P15">Status</text:p>
          </table:table-cell>
          <table:table-cell table:style-name="Table61.A2" office:value-type="string">
            <text:p text:style-name="P3">byte</text:p>
          </table:table-cell>
          <table:table-cell table:style-name="Table6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P39"><text:span text:style-name="T77">deleteKey</text:span> removes a key from the <text:span text:style-name="CrossRef"><text:reference-ref text:reference-format="text" text:ref-name="cred.db">Credential Database</text:reference-ref></text:span>.</text:p>
      <text:p text:style-name="P39">If the key is the last belonging to a provisioning session, the session data objects are removed as well.</text:p>
      <text:p text:style-name="P39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P39"><text:span text:style-name="T68">A conforming SKS MAY introduce physical presence methods like GPIO-based buttons, </text:span><text:span text:style-name="T2">circumventing</text:span><text:span text:style-name="T68"> key delete policy settings.</text:span></text:p>
      <text:h text:style-name="P123" text:outline-level="2"><text:reference-mark-start text:name="unlockey"/>unlockKey<text:reference-mark-end text:name="unlockey"/> (104)</text:h>
      <text:p text:style-name="Text_20_body">Input</text:p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12">Name</text:p>
          </table:table-cell>
          <table:table-cell table:style-name="Table62.A1" office:value-type="string">
            <text:p text:style-name="P12">Type</text:p>
          </table:table-cell>
          <table:table-cell table:style-name="Table62.C1" office:value-type="string">
            <text:p text:style-name="P12">Comment</text:p>
          </table:table-cell>
        </table:table-row>
        <table:table-row table:style-name="Table62.2">
          <table:table-cell table:style-name="Table62.A2" office:value-type="string">
            <text:p text:style-name="P15">KeyHandle</text:p>
          </table:table-cell>
          <table:table-cell table:style-name="Table62.A2" office:value-type="string">
            <text:p text:style-name="P3">int</text:p>
          </table:table-cell>
          <table:table-cell table:style-name="Table62.C2" office:value-type="string">
            <text:p text:style-name="P2">Local handle to the target key</text:p>
          </table:table-cell>
        </table:table-row>
        <table:table-row table:style-name="Table62.2">
          <table:table-cell table:style-name="Table62.A2" office:value-type="string">
            <text:p text:style-name="P15">Authorization</text:p>
          </table:table-cell>
          <table:table-cell table:style-name="Table62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62.C2" office:value-type="string">
            <text:p text:style-name="P2">PUK string</text:p>
          </table:table-cell>
        </table:table-row>
      </table:table>
      <text:p text:style-name="Text_20_body"/>
      <text:p text:style-name="Text_20_body">Output</text:p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P12">Name</text:p>
          </table:table-cell>
          <table:table-cell table:style-name="Table63.A1" office:value-type="string">
            <text:p text:style-name="P12">Type</text:p>
          </table:table-cell>
          <table:table-cell table:style-name="Table63.C1" office:value-type="string">
            <text:p text:style-name="P12">Comment</text:p>
          </table:table-cell>
        </table:table-row>
        <table:table-row table:style-name="Table63.2">
          <table:table-cell table:style-name="Table63.A2" office:value-type="string">
            <text:p text:style-name="P15">Status</text:p>
          </table:table-cell>
          <table:table-cell table:style-name="Table63.A2" office:value-type="string">
            <text:p text:style-name="P3">byte</text:p>
          </table:table-cell>
          <table:table-cell table:style-name="Table6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P39"><text:span text:style-name="T77">unlockKey</text:span> re-enables a key that has been locked due to erroneous PIN entries.</text:p>
      <text:p text:style-name="P39">Note that this method only applies to keys that are protected by local PIN and PUK policy objects. <text:s/>Device PINs and their possible unlocking is out of scope for the SKS API.</text:p>
      <text:p text:style-name="P39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h text:style-name="P123" text:outline-level="2"><text:reference-mark-start text:name="exportkey"/>exportKey<text:reference-mark-end text:name="exportkey"/> (105)</text:h>
      <text:p text:style-name="Text_20_body">Input</text:p>
      <table:table table:name="Table67" table:style-name="Table67">
        <table:table-column table:style-name="Table67.A"/>
        <table:table-column table:style-name="Table67.B"/>
        <table:table-column table:style-name="Table67.C"/>
        <table:table-row table:style-name="Table67.1">
          <table:table-cell table:style-name="Table67.A1" office:value-type="string">
            <text:p text:style-name="P12">Name</text:p>
          </table:table-cell>
          <table:table-cell table:style-name="Table67.A1" office:value-type="string">
            <text:p text:style-name="P12">Type</text:p>
          </table:table-cell>
          <table:table-cell table:style-name="Table67.C1" office:value-type="string">
            <text:p text:style-name="P12">Comment</text:p>
          </table:table-cell>
        </table:table-row>
        <table:table-row table:style-name="Table67.2">
          <table:table-cell table:style-name="Table67.A2" office:value-type="string">
            <text:p text:style-name="P15">KeyHandle</text:p>
          </table:table-cell>
          <table:table-cell table:style-name="Table67.A2" office:value-type="string">
            <text:p text:style-name="P3">int</text:p>
          </table:table-cell>
          <table:table-cell table:style-name="Table67.C2" office:value-type="string">
            <text:p text:style-name="P2">Local handle to the target key</text:p>
          </table:table-cell>
        </table:table-row>
        <table:table-row table:style-name="Table67.2">
          <table:table-cell table:style-name="Table67.A2" office:value-type="string">
            <text:p text:style-name="P15">OptionalAuthorization</text:p>
          </table:table-cell>
          <table:table-cell table:style-name="Table67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67.C2" office:value-type="string">
            <text:p text:style-name="P2">Zero-length array or a PIN or PUK string depending on <text:span text:style-name="CrossRef"><text:reference-ref text:reference-format="text" text:ref-name="exportcontrol">Export Control</text:reference-ref></text:span></text:p>
          </table:table-cell>
        </table:table-row>
      </table:table>
      <text:p text:style-name="Text_20_body"/>
      <text:p text:style-name="Text_20_body">Output</text:p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P12">Name</text:p>
          </table:table-cell>
          <table:table-cell table:style-name="Table68.A1" office:value-type="string">
            <text:p text:style-name="P12">Type</text:p>
          </table:table-cell>
          <table:table-cell table:style-name="Table68.C1" office:value-type="string">
            <text:p text:style-name="P12">Comment</text:p>
          </table:table-cell>
        </table:table-row>
        <table:table-row table:style-name="Table68.2">
          <table:table-cell table:style-name="Table68.A2" office:value-type="string">
            <text:p text:style-name="P15">Status</text:p>
          </table:table-cell>
          <table:table-cell table:style-name="Table68.A2" office:value-type="string">
            <text:p text:style-name="P3">byte</text:p>
          </table:table-cell>
          <table:table-cell table:style-name="Table6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68.2">
          <table:table-cell table:style-name="Table68.A2" office:value-type="string">
            <text:p text:style-name="P15">RawKey</text:p>
          </table:table-cell>
          <table:table-cell table:style-name="Table68.A2" office:value-type="string">
            <text:p text:style-name="P3">byte<text:span text:style-name="T60">⁮[</text:span><text:span text:style-name="T62"> </text:span><text:span text:style-name="T60">]</text:span></text:p>
          </table:table-cell>
          <table:table-cell table:style-name="Table68.C2" office:value-type="string">
            <text:p text:style-name="P2">Unencrypted raw key. <text:s/>For type information see <text:span text:style-name="CrossRef"><text:reference-ref text:reference-format="text" text:ref-name="enumerate.keys">enumerateKeys</text:reference-ref></text:span></text:p>
          </table:table-cell>
        </table:table-row>
      </table:table>
      <text:p text:style-name="P39"/>
      <text:p text:style-name="P39"><text:span text:style-name="T77">exportKey</text:span> exports a private or secret key from the <text:span text:style-name="CrossRef"><text:reference-ref text:reference-format="text" text:ref-name="cred.db">Credential Database</text:reference-ref></text:span>.</text:p>
      <text:p text:style-name="P39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Standard">If a <text:span text:style-name="T23">non-exportable</text:span> key is referred to, <text:span text:style-name="T77">exportKey</text:span><text:span text:style-name="T55"> MUST return </text:span><text:span text:style-name="CrossRef"><text:span text:style-name="T64"><text:reference-ref text:reference-format="text" text:ref-name="err.not.allowed">ERROR_NOT_ALLOWED</text:reference-ref></text:span></text:span><text:span text:style-name="T55"> status.</text:span></text:p>
      <text:h text:style-name="P119" text:outline-level="1">Session Security Mechanisms</text:h>
      <text:p text:style-name="Text_20_body">After the <text:span text:style-name="CrossRef"><text:reference-ref text:reference-format="text" text:ref-name="sess.key">SessionKey</text:reference-ref></text:span> has been created the actual provisioning methods can be called. <text:s/>Depending on the specific method downloaded data may be confidential or need to be authenticated. <text:s/>For certain operations the SKS needs to prove for the issuer that sent data indeed stems from internal SKS operations which is referred to as attestations. <text:s/>This section describes the security mechanisms used during a provisioning session.</text:p>
      <text:p text:style-name="Text_20_body"/>
      <text:h text:style-name="Heading_20_2" text:outline-level="2"><text:reference-mark-start text:name="EncryptedData"/>Encrypted Data<text:reference-mark-end text:name="EncryptedData"/></text:h>
      <text:p text:style-name="Text_20_body">During provisioning encrypted data is occasionally exchanged between the issuer and the SKS. <text:s/>The encryption key is created by the following key derivation scheme:</text:p>
      <text:p text:style-name="Text_20_body"><text:span text:style-name="T72"><text:tab/>EncryptionKey</text:span> = <text:span text:style-name="CrossRef"><text:span text:style-name="T64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, <text:span text:style-name="T72">"Encryption Key"</text:span>)</text:p>
      <text:p text:style-name="Text_20_body"><text:span text:style-name="T72">EncryptionKey</text:span> MUST only be used with the <text:span text:style-name="CrossRef"><text:reference-ref text:reference-format="text" text:ref-name="AES256-CBC">AES256-CBC</text:reference-ref></text:span> algorithm.</text:p>
      <text:p text:style-name="Text_20_body"/>
      <text:h text:style-name="Heading_20_2" text:outline-level="2"><text:reference-mark-start text:name="MACOperations"/>MAC Operations<text:reference-mark-end text:name="MACOperations"/></text:h>
      <text:p text:style-name="Text_20_body">In order to verify the integrity of provisioned data, many of the provisioning methods mandate that the data-carrying arguments are included in a MAC (Message Authentication Code) operation as well. <text:s/>MAC operations use the following scheme:</text:p>
      <text:p text:style-name="Text_20_body"><text:span text:style-name="T72"><text:tab/>MAC</text:span> = <text:span text:style-name="CrossRef"><text:span text:style-name="T64"><text:reference-ref text:reference-format="text" text:ref-name="HMAC_SHA256">HMAC-SHA256</text:reference-ref></text:span></text:span> (<text:span text:style-name="T56">MethodName</text:span><text:span text:style-name="T43"> ||</text:span> <text:span text:style-name="CrossRef"><text:reference-ref text:reference-format="text" text:ref-name="sess.key">SessionKey</text:reference-ref></text:span><text:span text:style-name="T43"> || </text:span><text:span text:style-name="CrossRef"><text:reference-ref text:reference-format="text" text:ref-name="mac.seq.cnt">MACSequenceCounter</text:reference-ref></text:span><text:span text:style-name="T43">, </text:span><text:span text:style-name="T56">Data</text:span><text:span text:style-name="T43">)</text:span></text:p>
      <text:p text:style-name="Text_20_body"><text:span text:style-name="T56">MethodName</text:span><text:span text:style-name="T43"> is the string literal of the target method like </text:span><text:span text:style-name="T72">"closeProvisioningSession"</text:span><text:span text:style-name="T43">, while </text:span><text:span text:style-name="T56">Data</text:span><text:span text:style-name="T54"> represents the arguments in declaration order unless otherwise noted.</text:span></text:p>
      <text:p text:style-name="Text_20_body"><text:span text:style-name="T54">After each MAC operation, </text:span><text:span text:style-name="CrossRef"><text:span text:style-name="T64"><text:reference-ref text:reference-format="text" text:ref-name="mac.seq.cnt">MACSequenceCounter</text:reference-ref></text:span></text:span><text:span text:style-name="T54"> MUST be incremented by one.</text:span></text:p>
      <text:p text:style-name="Text_20_body"><text:span text:style-name="T54">Argument data in MAC operations MUST only include the actual </text:span><text:span text:style-name="T56">content bytes</text:span><text:span text:style-name="T54"> and exclude length etc. <text:s/>See </text:span><text:span text:style-name="CrossRef"><text:span text:style-name="T64"><text:reference-ref text:reference-format="text" text:ref-name="datatypes">Data Types</text:reference-ref></text:span></text:span><text:span text:style-name="T54">.</text:span></text:p>
      <text:p text:style-name="P50">Due the use of a sequence counter, the provisioning system MUST honor the order of objects as defined by the issuer.</text:p>
      <text:p text:style-name="P50"/>
      <text:h text:style-name="Heading_20_2" text:outline-level="2"><text:reference-mark-start text:name="SKSAttestations"/>Attestations<text:reference-mark-end text:name="SKSAttestations"/></text:h>
      <text:p text:style-name="Text_20_body">Except for the <text:span text:style-name="CrossRef"><text:reference-ref text:reference-format="text" text:ref-name="createProvisioningSession">createProvisioningSession</text:reference-ref></text:span> call, SKS attestations during provisioning sessions use symmetric key signatures according to the following scheme:</text:p>
      <text:p text:style-name="Text_20_body"><text:span text:style-name="T72"><text:tab/>Attestation</text:span> = <text:span text:style-name="CrossRef"><text:span text:style-name="T64"><text:reference-ref text:reference-format="text" text:ref-name="HMAC_SHA256">HMAC-SHA256</text:reference-ref></text:span></text:span> (<text:span text:style-name="T79">"</text:span><text:span text:style-name="T77">Device Attestation"</text:span><text:span text:style-name="T43"> ||</text:span> <text:span text:style-name="CrossRef"><text:reference-ref text:reference-format="text" text:ref-name="sess.key">SessionKey</text:reference-ref></text:span><text:span text:style-name="T43">, </text:span><text:span text:style-name="T56">Data</text:span><text:span text:style-name="T43">)</text:span></text:p>
      <text:p text:style-name="Text_20_body"><text:span text:style-name="T56">Data</text:span><text:span text:style-name="T54"> represents the data to be attested. <text:s/>Also see </text:span><text:span text:style-name="CrossRef"><text:span text:style-name="T64"><text:reference-ref text:reference-format="text" text:ref-name="sign.prov.sess.data">signProvisioningSessionData</text:reference-ref></text:span></text:span><text:span text:style-name="T54">.</text:span></text:p>
      <text:p text:style-name="P50"/>
      <text:h text:style-name="Heading_20_2" text:outline-level="2"><text:reference-mark-start text:name="ppmac"/><text:span text:style-name="T64">Post Provisioning MAC</text:span><text:reference-mark-end text:name="ppmac"/><text:span text:style-name="T64"> Operations</text:span></text:h>
      <text:p text:style-name="P50">In order to update already provisioned objects, an issuer may perform <text:span text:style-name="T1">post provisioning</text:span> operations. <text:s/>To do that the issuer MUST provide a valid MAC according to the following scheme:</text:p>
      <text:p text:style-name="Text_20_body"><text:span text:style-name="T72"><text:tab/>MAC</text:span> = <text:span text:style-name="CrossRef"><text:span text:style-name="T64"><text:reference-ref text:reference-format="text" text:ref-name="HMAC_SHA256">HMAC-SHA256</text:reference-ref></text:span></text:span> (<text:span text:style-name="T77">"Proof Of Issuance"</text:span><text:span text:style-name="T43"> ||</text:span> <text:span text:style-name="T1">OriginalSessionKey</text:span>, <text:span text:style-name="CrossRef"><text:span text:style-name="T64"><text:reference-ref text:reference-format="text" text:ref-name="eecert">End-Entity Certificate</text:reference-ref></text:span></text:span>)</text:p>
      <text:p text:style-name="Text_20_body"><text:span text:style-name="T56">OriginalSessionKey</text:span><text:span text:style-name="T54"> is the </text:span><text:span text:style-name="CrossRef"><text:span text:style-name="T64"><text:reference-ref text:reference-format="text" text:ref-name="sess.key">SessionKey</text:reference-ref></text:span></text:span><text:span text:style-name="T54"> of the </text:span><text:span text:style-name="T56">original</text:span><text:span text:style-name="T54"> provisioning session while </text:span><text:span text:style-name="CrossRef"><text:span text:style-name="T64"><text:reference-ref text:reference-format="text" text:ref-name="eecert">End-Entity Certificate</text:reference-ref></text:span></text:span><text:span text:style-name="T54"> points to the </text:span><text:span text:style-name="T56">target key</text:span><text:span text:style-name="T54">. <text:s/>Note that post provisioning operations require that the target key's </text:span><text:span text:style-name="CrossRef"><text:span text:style-name="T64"><text:reference-ref text:reference-format="text" text:ref-name="updatable.key">Updatable</text:reference-ref></text:span></text:span><text:span text:style-name="T54"> flag is set.</text:span></text:p>
      <text:p text:style-name="P51"/>
      <text:h text:style-name="P121" text:outline-level="1">Missing Methods</text:h>
      <text:p text:style-name="P51">Symmetric key encryption and hmac, asymmetric decryption, and some utility methods</text:p>
      <text:h text:style-name="P119" text:outline-level="1">Sample Session</text:h>
      <text:p text:style-name="Text_20_body">The following provisioning sample session shows the <text:span text:style-name="T1">sequence</text:span> for creating an <text:span text:style-name="CrossRef"><text:reference-ref text:reference-format="text" text:ref-name="X.509">X.509</text:reference-ref></text:span> certificate with a matching PIN and PUK protected private key:</text:p>
      <text:p text:style-name="P89"><text:span text:style-name="T72">ProvisioningHandle</text:span><text:span text:style-name="T58">, ...</text:span> = <text:span text:style-name="CrossRef"><text:reference-ref text:reference-format="text" text:ref-name="createProvisioningSession">createProvisioningSession</text:reference-ref></text:span> (…)</text:p>
      <text:p text:style-name="P90"><text:span text:style-name="T72">PUKPolicyHandle</text:span> = <text:span text:style-name="CrossRef"><text:reference-ref text:reference-format="text" text:ref-name="createPUKPolicy">createPUKPolicy</text:reference-ref></text:span> (<text:span text:style-name="T72">ProvisioningHandle</text:span><text:span text:style-name="T58">, ...)</text:span></text:p>
      <text:p text:style-name="P90"><text:span text:style-name="T72">PINPolicyHandle</text:span><text:span text:style-name="T58"> = </text:span><text:span text:style-name="CrossRef"><text:reference-ref text:reference-format="text" text:ref-name="createPINPolicy">createPINPolicy</text:reference-ref></text:span><text:span text:style-name="T58"> (</text:span><text:span text:style-name="T72">ProvisioningHandle</text:span><text:span text:style-name="T58">, , </text:span><text:span text:style-name="T72">PUKPolicyHandle</text:span><text:span text:style-name="T58">, ...)</text:span></text:p>
      <text:p text:style-name="P90"><text:span text:style-name="T72">KeyHandle</text:span><text:span text:style-name="T58">, ...</text:span> = <text:span text:style-name="CrossRef"><text:reference-ref text:reference-format="text" text:ref-name="createKeyPair">createKeyPair</text:reference-ref></text:span> (<text:span text:style-name="T72">ProvisioningHandle</text:span><text:span text:style-name="T58">, , </text:span><text:span text:style-name="T72">PINPolicyHandle</text:span><text:span text:style-name="T58">, …)</text:span></text:p>
      <text:p text:style-name="P91">External certification of the generated public key happens here...</text:p>
      <text:p text:style-name="P89"><text:span text:style-name="CrossRef"><text:reference-ref text:reference-format="text" text:ref-name="setCertificatePath">setCertificatePath</text:reference-ref></text:span><text:span text:style-name="T58"> (</text:span><text:span text:style-name="T72">ProvisioningHandle</text:span><text:span text:style-name="T58">, </text:span><text:span text:style-name="T72">KeyHandle</text:span><text:span text:style-name="T58">, ...)</text:span></text:p>
      <text:p text:style-name="P90"><text:span text:style-name="CrossRef"><text:reference-ref text:reference-format="text" text:ref-name="closeProvisioningSession">closeProvisioningSession</text:reference-ref></text:span><text:span text:style-name="T58"> (</text:span><text:span text:style-name="T72">ProvisioningHandle</text:span><text:span text:style-name="T58">, ...)</text:span></text:p>
      <text:p text:style-name="Text_20_body"><text:span text:style-name="T58"><text:line-break/>Note that </text:span><text:span text:style-name="T72">Handle</text:span><text:span text:style-name="T58"> variables are only used by local middleware, while (not shown) variables like </text:span><text:span text:style-name="T72">SessionKey</text:span><text:span text:style-name="T58">, </text:span><text:span text:style-name="T72">MAC</text:span><text:span text:style-name="T58">, </text:span><text:span text:style-name="T72">ID</text:span><text:span text:style-name="T58">, etc. are primarily used in the communication between an issuer and the SKS.</text:span></text:p>
      <text:p text:style-name="P48">If keys are to be created entirely locally, this requires local software emulation of an issuer.</text:p>
      <text:h text:style-name="P119" text:outline-level="1"><text:reference-mark-start text:name="poi.ops"/>Remote Key Lookup<text:reference-mark-end text:name="poi.ops"/></text:h>
      <text:p text:style-name="Text_20_body">In order to update keys and related data, SKS supports post provisioning operations like <text:span text:style-name="CrossRef"><text:reference-ref text:reference-format="text" text:ref-name="pp.delkey">postProvisioningDeleteKey</text:reference-ref></text:span> where <text:s/>issuers are securely shielded from each other by the use of a <text:span text:style-name="CrossRef"><text:reference-ref text:reference-format="text" text:ref-name="ppmac">Post Provisioning MAC</text:reference-ref></text:span>.</text:p>
      <text:p text:style-name="Standard">However, depending on the use-case, an issuer may need to get a list of applicable keys, <text:span text:style-name="T1">before</text:span> launching post provisioning operations. <text:s text:c="2"/>Such a facility is available in <text:span text:style-name="CrossRef"><text:reference-ref text:reference-format="text" text:ref-name="keygen2">KeyGen2</text:reference-ref></text:span> as illustrated by the XML fragment below:<text:line-break/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Standard"><text:span text:style-name="T94">&lt;</text:span><text:span text:style-name="T29">CredentialDiscoveryRequest</text:span><text:span text:style-name="T10">  </text:span><text:span text:style-name="T95">…</text:span><text:span text:style-name="T94"> <text:s/>&gt;<text:line-break/></text:span></text:p>
            <text:p text:style-name="P67"><text:span text:style-name="T94">    &lt;</text:span><text:span text:style-name="T29">LookupSpecifier</text:span><text:span text:style-name="T94"> </text:span><text:span text:style-name="T36">ID</text:span><text:span text:style-name="T94">="Lookup.1" </text:span><text:span text:style-name="T36">Nonce</text:span><text:span text:style-name="T94">="nSgmg4cznqE ... WrH2421w9SYA="&gt;<text:line-break/> <text:s text:c="3"/>    &lt;</text:span><text:span text:style-name="T29">SearchFilter</text:span><text:span text:style-name="T94"> </text:span><text:span text:style-name="T36">Email</text:span><text:span text:style-name="T94">="john.doe@example.com"/&gt;<text:line-break/>        &lt;</text:span><text:span text:style-name="T101">ds</text:span><text:span text:style-name="T94">:</text:span><text:span text:style-name="T29">Signature</text:span><text:span text:style-name="T94">&gt;<text:line-break/>            &lt;</text:span><text:span text:style-name="T101">ds</text:span><text:span text:style-name="T94">:</text:span><text:span text:style-name="T29">SignedInfo</text:span><text:span text:style-name="T94">&gt;<text:line-break/>                &lt;</text:span><text:span text:style-name="T101">ds</text:span><text:span text:style-name="T94">:</text:span><text:span text:style-name="T29">CanonicalizationMethod</text:span><text:span text:style-name="T94"> </text:span><text:span text:style-name="T36">Algorithm</text:span><text:span text:style-name="T94">="http://www.w3.org/2001/10/xml-exc-c14n#"/&gt;<text:line-break/>                &lt;</text:span><text:span text:style-name="T101">ds</text:span><text:span text:style-name="T94">:</text:span><text:span text:style-name="T29">SignatureMethod</text:span><text:span text:style-name="T94"> </text:span><text:span text:style-name="T36">Algorithm</text:span><text:span text:style-name="T94">="http://www.w3.org/2001/04/xmldsig-more#rsa-sha256"/&gt;<text:line-break/>                &lt;</text:span><text:span text:style-name="T101">ds</text:span><text:span text:style-name="T94">:</text:span><text:span text:style-name="T29">Reference</text:span><text:span text:style-name="T94"> </text:span><text:span text:style-name="T36">URI</text:span><text:span text:style-name="T94">="#Lookup.1"&gt;<text:line-break/>                    &lt;</text:span><text:span text:style-name="T101">ds</text:span><text:span text:style-name="T94">:</text:span><text:span text:style-name="T29">Transforms</text:span><text:span text:style-name="T94">&gt;<text:line-break/>                        &lt;</text:span><text:span text:style-name="T101">ds</text:span><text:span text:style-name="T94">:</text:span><text:span text:style-name="T29">Transform</text:span><text:span text:style-name="T94"> </text:span><text:span text:style-name="T36">Algorithm</text:span><text:span text:style-name="T94">="http://www.w3.org/2000/09/xmldsig#enveloped-signature"/&gt;<text:line-break/>                        &lt;</text:span><text:span text:style-name="T101">ds</text:span><text:span text:style-name="T94">:</text:span><text:span text:style-name="T29">Transform</text:span><text:span text:style-name="T94"> </text:span><text:span text:style-name="T36">Algorithm</text:span><text:span text:style-name="T94">="http://www.w3.org/2001/10/xml-exc-c14n#"/&gt;<text:line-break/>                    &lt;/</text:span><text:span text:style-name="T101">ds</text:span><text:span text:style-name="T94">:</text:span><text:span text:style-name="T29">Transforms</text:span><text:span text:style-name="T94">&gt;<text:line-break/>                    &lt;</text:span><text:span text:style-name="T101">ds</text:span><text:span text:style-name="T94">:</text:span><text:span text:style-name="T29">DigestMethod</text:span><text:span text:style-name="T94"> </text:span><text:span text:style-name="T36">Algorithm</text:span><text:span text:style-name="T94">="http://www.w3.org/2001/04/xmlenc#sha256"/&gt;<text:line-break/>                    &lt;</text:span><text:span text:style-name="T101">ds</text:span><text:span text:style-name="T94">:</text:span><text:span text:style-name="T29">DigestValue</text:span><text:span text:style-name="T94">&gt;JBfoi8iBKRyWxXYlTTU1cdyybMTyJr+WDW+qCJdxoGE=&lt;/</text:span><text:span text:style-name="T101">ds</text:span><text:span text:style-name="T94">:</text:span><text:span text:style-name="T29">DigestValue</text:span><text:span text:style-name="T94">&gt;<text:line-break/>                &lt;/</text:span><text:span text:style-name="T101">ds</text:span><text:span text:style-name="T94">:</text:span><text:span text:style-name="T29">Reference</text:span><text:span text:style-name="T94">&gt;<text:line-break/>            &lt;/</text:span><text:span text:style-name="T101">ds</text:span><text:span text:style-name="T94">:</text:span><text:span text:style-name="T29">SignedInfo</text:span><text:span text:style-name="T94">&gt;<text:line-break/>            &lt;</text:span><text:span text:style-name="T101">ds</text:span><text:span text:style-name="T94">:</text:span><text:span text:style-name="T29">SignatureValue</text:span><text:span text:style-name="T94">&gt;mSMaH6wChPQRDT... JKrW3n/dL7seGbg==&lt;/</text:span><text:span text:style-name="T101">ds</text:span><text:span text:style-name="T94">:</text:span><text:span text:style-name="T29">SignatureValue</text:span><text:span text:style-name="T94">&gt;<text:line-break/>            &lt;</text:span><text:span text:style-name="T101">ds</text:span><text:span text:style-name="T94">:</text:span><text:span text:style-name="T29">KeyInfo</text:span><text:span text:style-name="T94">&gt;<text:line-break/>                &lt;</text:span><text:span text:style-name="T101">ds</text:span><text:span text:style-name="T94">:</text:span><text:span text:style-name="T29">X509Data</text:span><text:span text:style-name="T94">&gt;<text:line-break/>                    &lt;</text:span><text:span text:style-name="T101">ds</text:span><text:span text:style-name="T94">:</text:span><text:span text:style-name="T29">X509IssuerSerial</text:span><text:span text:style-name="T94">&gt;<text:line-break/>                        &lt;</text:span><text:span text:style-name="T101">ds</text:span><text:span text:style-name="T94">:</text:span><text:span text:style-name="T29">X509IssuerName</text:span><text:span text:style-name="T94">&gt;CN=Root CA,O=example.com,C=us&lt;/</text:span><text:span text:style-name="T101">ds</text:span><text:span text:style-name="T94">:</text:span><text:span text:style-name="T29">X509IssuerName</text:span><text:span text:style-name="T94">&gt;<text:line-break/>                        &lt;</text:span><text:span text:style-name="T101">ds</text:span><text:span text:style-name="T94">:</text:span><text:span text:style-name="T29">X509SerialNumber</text:span><text:span text:style-name="T94">&gt;2&lt;/</text:span><text:span text:style-name="T101">ds</text:span><text:span text:style-name="T94">:</text:span><text:span text:style-name="T29">X509SerialNumber</text:span><text:span text:style-name="T94">&gt;<text:line-break/>                    &lt;/</text:span><text:span text:style-name="T101">ds</text:span><text:span text:style-name="T94">:</text:span><text:span text:style-name="T29">X509IssuerSerial</text:span><text:span text:style-name="T94">&gt;<text:line-break/>                    </text:span><text:span text:style-name="T112">&lt;!-- The Issuer's Certificate: --&gt;</text:span><text:span text:style-name="T94"><text:line-break/>                    &lt;</text:span><text:span text:style-name="T101">ds</text:span><text:span text:style-name="T94">:</text:span><text:span text:style-name="T29">X509Certificate</text:span><text:span text:style-name="T94">&gt;MIIDbzCCAlegAw … gtzO/rITZcbKHyCZvQ==&lt;/</text:span><text:span text:style-name="T101">ds</text:span><text:span text:style-name="T94">:</text:span><text:span text:style-name="T29">X509Certificate</text:span><text:span text:style-name="T94">&gt;<text:line-break/>                &lt;/</text:span><text:span text:style-name="T101">ds</text:span><text:span text:style-name="T94">:</text:span><text:span text:style-name="T29">X509Data</text:span><text:span text:style-name="T94">&gt;<text:line-break/>            &lt;/</text:span><text:span text:style-name="T101">ds</text:span><text:span text:style-name="T94">:</text:span><text:span text:style-name="T29">KeyInfo</text:span><text:span text:style-name="T94">&gt;<text:line-break/>        &lt;/</text:span><text:span text:style-name="T101">ds</text:span><text:span text:style-name="T94">:</text:span><text:span text:style-name="T29">Signature</text:span><text:span text:style-name="T94">&gt;<text:line-break/>    &lt;/</text:span><text:span text:style-name="T29">LookupSpecifier</text:span><text:span text:style-name="T94">&gt;<text:line-break/></text:span></text:p>
            <text:p text:style-name="Standard"><text:span text:style-name="T94">&lt;/</text:span><text:span text:style-name="T29">CredentialDiscoveryRequest</text:span><text:span text:style-name="T94">&gt;</text:span></text:p>
          </table:table-cell>
        </table:table-row>
      </table:table>
      <text:p text:style-name="Text_20_body"/>
      <text:p text:style-name="Standard">The example works as follows:<text:line-break/></text:p>
      <text:list xml:id="list92120238" text:style-name="L3">
        <text:list-item>
          <text:p text:style-name="P127">Verify that the <text:span text:style-name="T77">Signature</text:span> is <text:span text:style-name="T1">technically</text:span> valid. <text:s/>Note that the actual issuer is <text:span text:style-name="T1">ignored</text:span> since an SKS has no opinion about what issuers are trustworthy or not</text:p>
        </text:list-item>
        <text:list-item>
          <text:p text:style-name="P127">Verify that the freshness <text:span text:style-name="T72">Nonce</text:span> matches <text:span text:style-name="CrossRef"><text:reference-ref text:reference-format="text" text:ref-name="SHA256">SHA256</text:reference-ref></text:span> (<text:span text:style-name="T72">ClientSessionID</text:span> || <text:span text:style-name="T72">ServerSessionID</text:span> || I<text:span text:style-name="T72">ssuerURI</text:span>).<text:line-break/>See <text:span text:style-name="CrossRef"><text:reference-ref text:reference-format="text" text:ref-name="createProvisioningSession">createProvisioningSession</text:reference-ref></text:span>.</text:p>
        </text:list-item>
        <text:list-item>
          <text:p text:style-name="P127">Enumerate all SKS keys and related certificates. <text:s/>See <text:span text:style-name="CrossRef"><text:reference-ref text:reference-format="text" text:ref-name="enumerate.keys">enumerateKeys</text:reference-ref></text:span></text:p>
        </text:list-item>
        <text:list-item>
          <text:p text:style-name="P127">Find all keys from step #3 having an <text:span text:style-name="CrossRef"><text:reference-ref text:reference-format="text" text:ref-name="eecert">End-Entity Certificate</text:reference-ref></text:span> forming a valid 2-level certificate path with the <text:span text:style-name="T72">X509Certificate</text:span> element which (together with the <text:span text:style-name="T77">Signature</text:span><text:span text:style-name="T55">),</text:span><text:span text:style-name="T58"> serv</text:span>es as an <text:span text:style-name="T1">Issuer Filter</text:span></text:p>
        </text:list-item>
        <text:list-item>
          <text:p text:style-name="P127">Collect the keys from step #4 that also feature the e-mail addresss <text:span text:style-name="T110">"</text:span><text:span text:style-name="T21">john.doe@example.com</text:span><text:span text:style-name="T17">"</text:span> in the<text:line-break/><text:span text:style-name="CrossRef"><text:reference-ref text:reference-format="text" text:ref-name="eecert">End-Entity Certificate</text:reference-ref></text:span>.</text:p>
        </text:list-item>
      </text:list>
      <text:p text:style-name="Text_20_body"><text:line-break/>The result is sent back to the issuer in the form of a list of <text:span text:style-name="CrossRef"><text:reference-ref text:reference-format="text" text:ref-name="SHA256">SHA256</text:reference-ref></text:span> (<text:span text:style-name="CrossRef"><text:reference-ref text:reference-format="text" text:ref-name="eecert">End-Entity Certificate</text:reference-ref></text:span>) fingerprints.</text:p>
      <text:p text:style-name="Text_20_body">Remote key lookups are performed at the <text:span text:style-name="T1">middleware level</text:span> since they are passive, XML intensive, and do not access private or secret keys. <text:s/>The primary purpose with credential lookups is <text:span text:style-name="T1">improving provisioning robustness</text:span>, while the <text:span text:style-name="T1">Issuer Filter </text:span><text:s/><text:span text:style-name="T1">protects user privacy</text:span> by constraining lookup data to the party to where it belongs.</text:p>
      <text:h text:style-name="P119" text:outline-level="1"><text:reference-mark-start text:name="sec.cons"/>Security Considerations<text:reference-mark-end text:name="sec.cons"/></text:h>
      <text:p text:style-name="P48">This document does not cover the security of the actual key-store since SKS does not differ from other systems like smart cards in this respect.</text:p>
      <text:p text:style-name="P48">However, SKS introduces a concept sometimes referred to as “air-tight” provisioning which has some specific security characteristics. <text:s/>One of the most critical operations in SKS is the creation of the shared <text:span text:style-name="CrossRef"><text:reference-ref text:reference-format="text" text:ref-name="sess.key">SessionKey</text:reference-ref></text:span> because if such a key is intercepted or guessed by an attacker, the integrity of the entire session is potentially jeopardized.</text:p>
      <text:p text:style-name="P48">If you take a peek at <text:span text:style-name="CrossRef"><text:reference-ref text:reference-format="text" text:ref-name="createProvisioningSession">createProvisioningSession</text:reference-ref></text:span> you will note that <text:span text:style-name="CrossRef"><text:reference-ref text:reference-format="text" text:ref-name="sess.key">SessionKey</text:reference-ref></text:span> depends on issuer-generated and SKS-generated ephemeral public keys. <text:s/>It is pretty obvious that malicious middleware could replace such a key with one it has the private key to and the issuer wouldn't notice the difference. <text:s/>This is where the attestation signature comes in because it is computationally infeasible creating a matching signature since the both of the ephemeral public keys are enclosed as a part of the signed attestation object. <text:s text:c="2"/>That is, the issuer will when receiving the response to the provisioning session request, detect if it has been manipulated and <text:span text:style-name="T1">cease the rest of the operation</text:span>.</text:p>
      <text:p text:style-name="P48">As earlier noted, the randomness of <text:span text:style-name="CrossRef"><text:reference-ref text:reference-format="text" text:ref-name="sess.key">SessionKey</text:reference-ref></text:span> is crucial for all provisioning operations.</text:p>
      <text:p text:style-name="P48">Replay attacks are thwarted by the <text:span text:style-name="CrossRef"><text:reference-ref text:reference-format="text" text:ref-name="mac.seq.cnt">MACSequenceCounter</text:reference-ref></text:span>, while the SKS “book-keeping” functions will detect other possible irregularities during <text:span text:style-name="CrossRef"><text:reference-ref text:reference-format="text" text:ref-name="closeProvisioningSession">closeProvisioningSession</text:reference-ref></text:span>. <text:s/>This means that an issuer SHOULD NOT consider issued credentials as valid unless it has received a successful response from <text:span text:style-name="CrossRef"><text:reference-ref text:reference-format="text" text:ref-name="closeProvisioningSession">closeProvisioningSession</text:reference-ref></text:span>.</text:p>
      <text:p text:style-name="P48">The <text:span text:style-name="CrossRef"><text:reference-ref text:reference-format="text" text:ref-name="sess.key.op">SessionKeyLimit</text:reference-ref></text:span><text:span text:style-name="T3"> attribute in </text:span><text:span text:style-name="CrossRef"><text:reference-ref text:reference-format="text" text:ref-name="createProvisioningSession">createProvisioningSession</text:reference-ref></text:span><text:span text:style-name="T3"> is another security measure which aims to limit exhaustive attacks on </text:span><text:span text:style-name="CrossRef"><text:reference-ref text:reference-format="text" text:ref-name="sess.key">SessionKey</text:reference-ref></text:span><text:span text:style-name="T3">.</text:span></text:p>
      <text:p text:style-name="P40">One of the most important features in SKS is the fact that the device is identified by a digital certificate, preferably issued by a known vendor of trusted hardware. <text:s/>This enables the issuer to securely identify the key-container both from a cryptographic point of view (brand, type etc) and and as a specific unit. <text:s text:c="2"/>The latter makes it possible to communicate the container identity as an SHA1 fingerprint of the <text:span text:style-name="CrossRef"><text:reference-ref text:reference-format="text" text:ref-name="devcert">Device Certificate</text:reference-ref></text:span> which facilitates novel and secure enrollment procedures, typically eliminating the traditional sign-up password.</text:p>
      <text:p text:style-name="P40">That any issuer (after the user's grant), can provision keys may appear a bit scary but keys do not constitute of executable code making it less interesting in tricking users accepting “bad” issuers. <text:s/>In addition, the provisioning middleware is also able to validate incoming data for “sanity” and even abort unreasonable requests, such as asking for 10 keys or more to be created.</text:p>
      <text:p text:style-name="P40">Although not a part of SKS, <text:span text:style-name="CrossRef"><text:reference-ref text:reference-format="text" text:ref-name="keygen2">KeyGen2</text:reference-ref></text:span> adds a signature for the provisioning session response containing the fingerprint of the HTTPS server-cert allowing the issuer to verify that there actually is a “straight line” between the client and server. </text:p>
      <text:p text:style-name="P40">There is no protection against DoS (Denial of Service) attacks on SKS storage space due to malicious middleware.</text:p>
      <text:p text:style-name="P40">SKS does not have any notion of policy, it is up to the issuer to decide about suitable key protections options, key sizes, and private key backups.</text:p>
      <text:p text:style-name="P40"/>
      <text:h text:style-name="Heading_20_1" text:outline-level="1">Intellectual Property Rights</text:h>
      <text:p text:style-name="P40">This document contains several constructs that <text:span text:style-name="T1">could</text:span> be patentable but the author has no such interests and therefore puts the entire design in <text:span text:style-name="T1">public domain</text:span> allowing anybody to use all or parts of it at their discretion. <text:s/>In case you adopt something you found useful in this specification, feel free mentioning where you got it from <text:span text:style-name="T106"></text:span></text:p>
      <text:p text:style-name="P40">Note: it is possible that there are pieces that already are patented by <text:span text:style-name="T1">other parties</text:span> but the author is currently unaware of any IPR encumbrances.</text:p>
      <text:p text:style-name="P40">A predecessor of this document has been submitted to <text:a xlink:type="simple" xlink:href="http://defensivepublications.org/">http://defensivepublications.org.</text:a></text:p>
      <text:h text:style-name="P119" text:outline-level="1">References</text:h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ext_20_body"><text:reference-mark-start text:name="keygen2"/>KeyGen2<text:reference-mark-end text:name="keygen2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DIAS"/>DIAS<text:reference-mark-end text:name="DIAS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pkcs1"/>PKCS #1<text:reference-mark-end text:name="pkcs1"/></text:p>
          </table:table-cell>
          <table:table-cell table:style-name="Table9.A1" office:value-type="string">
            <text:p text:style-name="Table_20_Contents">TDB</text:p>
          </table:table-cell>
        </table:table-row>
        <table:table-row>
          <table:table-cell table:style-name="Table9.A1" office:value-type="string">
            <text:p text:style-name="Text_20_body"><text:reference-mark-start text:name="pkcs8"/>PKCS #8<text:reference-mark-end text:name="pkcs8"/></text:p>
          </table:table-cell>
          <table:table-cell table:style-name="Table9.A1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ECDSA"/>ECDSA<text:reference-mark-end text:name="ECDSA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AES256-CBC"/>AES256-CBC<text:reference-mark-end text:name="AES256-CBC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HMAC_SHA256"/>HMAC-SHA256<text:reference-mark-end text:name="HMAC_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5"><text:reference-mark-start text:name="X.509"/>X.509<text:reference-mark-end text:name="X.509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SHA256"/>SHA256<text:reference-mark-end text:name="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TPM1.2"/>TPM 1.2<text:reference-mark-end text:name="TPM1.2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dh"/>Diffie-Hellman<text:reference-mark-end text:name="dh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s/mime"/>S/MIME<text:reference-mark-end text:name="s/mim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utf8"/>UTF-8<text:reference-mark-end text:name="utf8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xml.encrypt"/>XML Encryption<text:reference-mark-end text:name="xml.encrypt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dsg"/>XML Signature<text:reference-mark-end text:name="xml.dsg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97"/>FIPS 197<text:reference-mark-end text:name="fips.197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86-3"/>FIPS 186-3<text:reference-mark-end text:name="fips.186-3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info.cards"/>Information Cards<text:reference-mark-end text:name="info.card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base64"/>Base64<text:reference-mark-end text:name="base64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hotp"/>HOTP<text:reference-mark-end text:name="hotp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avacard"/>JavaCard<text:reference-mark-end text:name="javacard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ce"/>JCE<text:reference-mark-end text:name="jc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cryptoapi"/>CryptoAPI<text:reference-mark-end text:name="cryptoapi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pkcs11"/>PKCS #11<text:reference-mark-end text:name="pkcs11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globalplatform"/>Global Platform<text:reference-mark-end text:name="globalplatform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tls"/>TLS<text:reference-mark-end text:name="tl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schema"/>XML Schema<text:reference-mark-end text:name="xml.schema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92"><text:reference-mark-start text:name="sp800-56a"/>SP800-56A<text:reference-mark-end text:name="sp800-56a"/></text:p>
          </table:table-cell>
          <table:table-cell table:style-name="Table9.A5" office:value-type="string">
            <text:p text:style-name="Text_20_body">TBD</text:p>
          </table:table-cell>
        </table:table-row>
      </table:table>
      <text:p text:style-name="Text_20_body"/>
      <text:h text:style-name="P119" text:outline-level="1">Acknowledgments</text:h>
      <text:p text:style-name="Text_20_body">There is a bunch of organizations, mailing-lists, and individuals that have been instrumental for the creation of SKS. <text:s/>I need to check who would accept to be mentioned :-)</text:p>
      <text:p text:style-name="Text_20_body"/>
      <text:h text:style-name="Heading_20_1" text:outline-level="1">Author</text:h>
      <text:p text:style-name="Text_20_body">Anders Rundgren<text:a xlink:type="simple" xlink:href="mailto:anders.rundgren@telia.com"><text:line-break/>anders.rundgren@telia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hatch draw:name="Blue_20_Crossed_20_0_20_Degrees" draw:display-name="Blue Crossed 0 Degrees" draw:style="double" draw:color="#ccccff" draw:distance="0.283cm" draw:rotation="900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keep-together="always" style:page-number="auto"/>
      <style:text-properties style:use-window-font-color="true" style:font-name="Arial" fo:font-size="10pt" style:text-underline-style="non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page-number="auto"/>
      <style:text-properties style:font-name="Verdana" fo:font-size="14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Verdana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.59cm" style:type="right" style:leader-style="dotted" style:leader-text="."/>
        </style:tab-stops>
      </style:paragraph-properties>
      <style:text-properties style:font-name="Verdana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7.09cm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Verdana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/>
      <style:text-properties style:font-name="Verdana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2323dc" style:text-underline-style="none" style:font-size-asian="10.5pt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CrossRef" style:family="text">
      <style:text-properties fo:color="#2323dc" style:font-name="Verdana" fo:font-size="10pt" fo:font-weight="normal" style:font-name-asian="DejaVu Sans" style:font-size-asian="115%" style:font-weight-asian="bold" style:font-name-complex="DejaVu Sans" style:font-size-complex="115%" style:font-weight-complex="bold"/>
    </style:style>
    <style:style style:name="Bullet_20_Symbols" style:display-name="Bullet Symbols" style:family="text">
      <style:text-properties style:font-name="OpenSymbol" fo:font-weight="normal" style:font-name-asian="OpenSymbol" style:font-size-asian="10pt" style:font-weight-asian="normal" style:font-name-complex="OpenSymbol" style:font-size-complex="10pt" style:font-weight-complex="norma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635cm" text:min-label-width="0.635cm"/>
      </text:list-level-style-number>
      <text:list-level-style-number text:level="2" text:style-name="RTF_5f_Num_20_3_20_2" style:num-suffix="." style:num-format="1">
        <style:list-level-properties text:space-before="1.905cm" text:min-label-width="0.635cm"/>
      </text:list-level-style-number>
      <text:list-level-style-number text:level="3" text:style-name="RTF_5f_Num_20_3_20_3" style:num-suffix="." style:num-format="1">
        <style:list-level-properties text:space-before="3.175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715cm" text:min-label-width="0.635cm"/>
      </text:list-level-style-number>
      <text:list-level-style-number text:level="6" text:style-name="RTF_5f_Num_20_3_20_6" style:num-suffix="." style:num-format="1">
        <style:list-level-properties text:space-before="6.985cm" text:min-label-width="0.635cm"/>
      </text:list-level-style-number>
      <text:list-level-style-number text:level="7" text:style-name="RTF_5f_Num_20_3_20_7" style:num-suffix="." style:num-format="1">
        <style:list-level-properties text:space-before="8.255cm" text:min-label-width="0.635cm"/>
      </text:list-level-style-number>
      <text:list-level-style-number text:level="8" text:style-name="RTF_5f_Num_20_3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635cm" text:min-label-width="0.635cm"/>
      </text:list-level-style-number>
      <text:list-level-style-number text:level="2" text:style-name="RTF_5f_Num_20_4_20_2" style:num-suffix="." style:num-format="1">
        <style:list-level-properties text:space-before="1.905cm" text:min-label-width="0.635cm"/>
      </text:list-level-style-number>
      <text:list-level-style-number text:level="3" text:style-name="RTF_5f_Num_20_4_20_3" style:num-suffix="." style:num-format="1">
        <style:list-level-properties text:space-before="3.175cm" text:min-label-width="0.635cm"/>
      </text:list-level-style-number>
      <text:list-level-style-number text:level="4" text:style-name="RTF_5f_Num_20_4_20_4" style:num-suffix="." style:num-format="1">
        <style:list-level-properties text:space-before="4.445cm" text:min-label-width="0.635cm"/>
      </text:list-level-style-number>
      <text:list-level-style-number text:level="5" text:style-name="RTF_5f_Num_20_4_20_5" style:num-suffix="." style:num-format="1">
        <style:list-level-properties text:space-before="5.715cm" text:min-label-width="0.635cm"/>
      </text:list-level-style-number>
      <text:list-level-style-number text:level="6" text:style-name="RTF_5f_Num_20_4_20_6" style:num-suffix="." style:num-format="1">
        <style:list-level-properties text:space-before="6.985cm" text:min-label-width="0.635cm"/>
      </text:list-level-style-number>
      <text:list-level-style-number text:level="7" text:style-name="RTF_5f_Num_20_4_20_7" style:num-suffix="." style:num-format="1">
        <style:list-level-properties text:space-before="8.255cm" text:min-label-width="0.635cm"/>
      </text:list-level-style-number>
      <text:list-level-style-number text:level="8" text:style-name="RTF_5f_Num_20_4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suffix="." style:num-format="1">
        <style:list-level-properties text:space-before="1.905cm" text:min-label-width="0.635cm"/>
      </text:list-level-style-number>
      <text:list-level-style-number text:level="3" text:style-name="RTF_5f_Num_20_5_20_3" style:num-suffix="." style:num-format="1">
        <style:list-level-properties text:space-before="3.175cm" text:min-label-width="0.635cm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1">
        <style:list-level-properties text:space-before="5.715cm" text:min-label-width="0.635cm"/>
      </text:list-level-style-number>
      <text:list-level-style-number text:level="6" text:style-name="RTF_5f_Num_20_5_20_6" style:num-suffix="." style:num-format="1">
        <style:list-level-properties text:space-before="6.985cm" text:min-label-width="0.635cm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113cm" fo:margin-bottom="0.34cm" fo:margin-left="0.91cm" fo:margin-right="0.92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9cm" fo:margin-left="0cm" fo:margin-right="0.009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KS (Secure Key Store) – API and Architecture<text:tab/>V0.36, WebPKI.org, 2010-04-18<text:tab/>Page <text:page-number text:select-page="current">52</text:page-number> of <text:page-count>52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ers Rundgren</meta:initial-creator>
    <meta:creation-date>2010-03-31T18:35:34</meta:creation-date>
    <meta:editing-cycles>54</meta:editing-cycles>
    <meta:editing-duration>PT08H42M00S</meta:editing-duration>
    <dc:title>Secure Key Store - API and Architecture</dc:title>
    <dc:date>2010-04-18T08:53:25</dc:date>
    <dc:creator>Anders Rundgren</dc:creator>
    <meta:document-statistic meta:table-count="79" meta:image-count="0" meta:object-count="4" meta:page-count="52" meta:paragraph-count="1708" meta:word-count="10437" meta:character-count="78890"/>
    <meta:user-defined meta:name="Editor">Anders Rundgren, WebPKI.org</meta:user-defined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24cm" svg:height="0.635cm" svg:x="6.28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24cm" svg:height="0.635cm" svg:x="6.78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97cm" svg:y1="2.905cm" svg:x2="8.435cm" svg:y2="4.81cm" draw:start-shape="id1" draw:start-glue-point="2" draw:end-shape="id2" draw:end-glue-point="0" svg:d="m8970 2905-535 1905">
          <text:p/>
        </draw:connector>
        <draw:custom-shape draw:style-name="gr2" draw:text-style-name="P1" draw:id="id2" draw:layer="layout" svg:width="2.24cm" svg:height="0.635cm" svg:x="7.315cm" svg:y="4.81cm">
          <text:p text:style-name="P2"><text:span text:style-name="T1">PIN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435cm" svg:y1="5.445cm" svg:x2="6.365cm" svg:y2="6.715cm" draw:start-shape="id2" draw:start-glue-point="2" draw:end-shape="id3" draw:end-glue-point="0" svg:d="m8435 5445-2070 1270">
          <text:p/>
        </draw:connector>
        <draw:connector draw:style-name="gr3" draw:text-style-name="P2" draw:layer="layout" draw:type="line" svg:x1="8.435cm" svg:y1="5.445cm" svg:x2="6.865cm" svg:y2="6.915cm" draw:start-shape="id2" draw:start-glue-point="2" draw:end-shape="id4" draw:end-glue-point="0" svg:d="m8435 5445-1570 1470">
          <text:p/>
        </draw:connector>
        <draw:connector draw:style-name="gr3" draw:text-style-name="P2" draw:layer="layout" draw:type="line" svg:x1="8.435cm" svg:y1="5.445cm" svg:x2="7.335cm" svg:y2="7.15cm" draw:start-shape="id2" draw:start-glue-point="2" draw:end-shape="id5" draw:end-glue-point="0" svg:d="m8435 5445-1100 1705">
          <text:p/>
        </draw:connector>
        <draw:connector draw:style-name="gr3" draw:text-style-name="P2" draw:layer="layout" draw:type="line" svg:x1="8.435cm" svg:y1="5.445cm" svg:x2="7.902cm" svg:y2="7.385cm" draw:start-shape="id2" draw:start-glue-point="2" draw:end-shape="id6" draw:end-glue-point="0" svg:d="m8435 5445-533 1940">
          <text:p/>
        </draw:connector>
        <draw:connector draw:style-name="gr3" draw:text-style-name="P2" draw:layer="layout" draw:type="line" svg:x1="8.97cm" svg:y1="2.905cm" svg:x2="7.4cm" svg:y2="4.41cm" draw:start-shape="id1" draw:start-glue-point="2" draw:end-shape="id7" draw:end-glue-point="0" svg:d="m8970 2905-1570 1505">
          <text:p/>
        </draw:connector>
        <draw:connector draw:style-name="gr3" draw:text-style-name="P2" draw:layer="layout" draw:type="line" svg:x1="8.97cm" svg:y1="2.905cm" svg:x2="7.9cm" svg:y2="4.61cm" draw:start-shape="id1" draw:start-glue-point="2" draw:end-shape="id8" draw:end-glue-point="0" svg:d="m8970 2905-1070 1705">
          <text:p/>
        </draw:connector>
        <draw:custom-shape draw:style-name="gr1" draw:text-style-name="P1" draw:layer="layout" svg:width="2.24cm" svg:height="0.635cm" svg:x="6.815cm" svg:y="1.8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4cm" svg:height="0.635cm" svg:x="7.315cm" svg:y="2.0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2.24cm" svg:height="0.635cm" svg:x="7.85cm" svg:y="2.27cm">
          <text:p text:style-name="P2"><text:span text:style-name="T1">PUK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shadow-offset-x="0.102cm" draw:shadow-offset-y="0.102cm" draw:shadow-color="#b3b3b3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69cm" svg:height="3.811cm" svg:x="0.988cm" svg:y="1.635cm">
          <draw:image xlink:href="Pictures/100000000000089800000258751EDC7E.png" xlink:type="simple" xlink:show="embed" xlink:actuate="onLoad">
            <text:p/>
          </draw:image>
        </draw:frame>
        <draw:rect draw:style-name="gr2" draw:text-style-name="P2" draw:layer="layout" svg:width="1.905cm" svg:height="0.635cm" svg:x="1.87cm" svg:y="4.175cm">
          <text:p text:style-name="P1"><text:span text:style-name="T1">Device</text:span><text:span text:style-name="T1"><text:line-break/></text:span><text:span text:style-name="T1">Certificate</text:span></text:p>
        </draw:rect>
        <draw:rect draw:style-name="gr2" draw:text-style-name="P2" draw:layer="layout" svg:width="1.905cm" svg:height="0.635cm" svg:x="12.095cm" svg:y="4.175cm">
          <text:p text:style-name="P1"><text:span text:style-name="T1">Cryptographic</text:span><text:span text:style-name="T1"><text:line-break/></text:span><text:span text:style-name="T1">Engine</text:span></text:p>
        </draw:rect>
        <draw:rect draw:style-name="gr2" draw:text-style-name="P2" draw:layer="layout" svg:width="1.905cm" svg:height="0.635cm" svg:x="8.42cm" svg:y="4.175cm">
          <text:p text:style-name="P1"><text:span text:style-name="T1">Credential</text:span><text:span text:style-name="T1"><text:line-break/></text:span><text:span text:style-name="T1">Database</text:span></text:p>
        </draw:rect>
        <draw:rect draw:style-name="gr2" draw:text-style-name="P2" draw:layer="layout" svg:width="1.905cm" svg:height="0.635cm" svg:x="5.11cm" svg:y="4.175cm">
          <text:p text:style-name="P1"><text:span text:style-name="T1">Attestation</text:span><text:span text:style-name="T1"><text:line-break/></text:span><text:span text:style-name="T1">Private Key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color="#99ccff" draw:fill-gradient-name="Gradient_20_8" draw:textarea-horizontal-align="justify" draw:textarea-vertical-align="middle" draw:auto-grow-height="false" draw:shadow-offset-x="0.305cm" draw:shadow-offset-y="0.30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0.635cm" svg:x="13.605cm" svg:y="1.87cm">
          <text:p text:style-name="P1"><text:span text:style-name="T1">PIN Error Counter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02cm" svg:height="0.635cm" svg:x="13.624cm" svg:y="5.699cm">
          <text:p text:style-name="P1"><text:span text:style-name="T1">Key Attribu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5.61cm" svg:y="5.71cm">
          <text:p text:style-name="P1"><text:span text:style-name="T1">Secret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0.635cm" svg:x="4.845cm" svg:y="1.835cm">
          <text:p text:style-name="P1"><text:span text:style-name="T1">End-Entity Certificate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5.68cm" svg:y="2.703cm">
          <draw:image xlink:href="Pictures/100000000000012C0000012CD2F8F920.png" xlink:type="simple" xlink:show="embed" xlink:actuate="onLoad">
            <text:p/>
          </draw:image>
        </draw:frame>
        <draw:frame draw:style-name="gr2" draw:text-style-name="P1" draw:layer="layout" svg:width="2.107cm" svg:height="2.107cm" svg:x="5.743cm" svg:y="6.478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3.327cm" svg:height="0.635cm" svg:x="9.404cm" svg:y="5.71cm">
          <text:p text:style-name="P1"><text:span text:style-name="T1">Extension Object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048cm" svg:height="0.635cm" svg:x="9.618cm" svg:y="1.835cm">
          <text:p text:style-name="P1"><text:span text:style-name="T1">CA Certifica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10.104cm" svg:y="2.805cm">
          <draw:image xlink:href="Pictures/100000000000012C0000012C8F7CE247.png" xlink:type="simple" xlink:show="embed" xlink:actuate="onLoad">
            <text:p/>
          </draw:image>
        </draw:frame>
        <draw:custom-shape draw:style-name="gr3" draw:text-style-name="P1" draw:layer="layout" svg:width="0.889cm" svg:height="0.762cm" svg:x="11.361cm" svg:y="6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9.891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016cm" svg:height="0.889cm" svg:x="10.58cm" svg:y="7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2.107cm" svg:height="2.107cm" svg:x="1.769cm" svg:y="6.479cm">
          <draw:image xlink:href="Pictures/100000000000012C0000012CDC037FA8.png" xlink:type="simple" xlink:show="embed" xlink:actuate="onLoad">
            <text:p/>
          </draw:image>
        </draw:frame>
        <draw:frame draw:style-name="gr2" draw:text-style-name="P1" draw:layer="layout" svg:width="2.107cm" svg:height="2.107cm" svg:x="1.734cm" svg:y="2.569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2.24cm" svg:height="0.635cm" svg:x="1.636cm" svg:y="5.711cm">
          <text:p text:style-name="P1"><text:span text:style-name="T1">Private Ke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1.601cm" svg:y="1.801cm">
          <text:p text:style-name="P1"><text:span text:style-name="T1">Publ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27cm" svg:height="0.635cm" svg:x="14.635cm" svg:y="3.04cm">
          <text:p text:style-name="P1"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208cm" svg:y="6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462cm" svg:y="7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716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cm" svg:height="0.635cm" svg:x="14.9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2cm" svg:height="0.635cm" svg:x="15.224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radial" draw:cx="35%" draw:cy="30%" draw:start-color="#008000" draw:end-color="#00ff00" draw:start-intensity="100%" draw:end-intensity="100%" draw:border="30%"/>
    <draw:gradient draw:name="Gradient_20_9" draw:display-name="Gradient 9" draw:style="linear" draw:start-color="#ffffff" draw:end-color="#0000ff" draw:start-intensity="100%" draw:end-intensity="100%" draw:angle="450" draw:border="0%"/>
    <draw:gradient draw:name="Gradient_20_SKS" draw:display-name="Gradient SKS" draw:style="linear" draw:start-color="#ffcc99" draw:end-color="#ffd320" draw:start-intensity="100%" draw:end-intensity="100%" draw:angle="3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5.534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6.034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3.556cm" svg:height="0.635cm" svg:x="6.569cm" svg:y="4.81cm">
          <text:p text:style-name="P2"><text:span text:style-name="T1">Provisioning Object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347cm" svg:y1="5.445cm" svg:x2="6.365cm" svg:y2="6.715cm" draw:start-shape="id1" draw:start-glue-point="2" draw:end-shape="id2" draw:end-glue-point="0" svg:d="m8347 5445-1982 1270">
          <text:p/>
        </draw:connector>
        <draw:connector draw:style-name="gr3" draw:text-style-name="P2" draw:layer="layout" draw:type="line" svg:x1="8.347cm" svg:y1="5.445cm" svg:x2="6.865cm" svg:y2="6.915cm" draw:start-shape="id1" draw:start-glue-point="2" draw:end-shape="id3" draw:end-glue-point="0" svg:d="m8347 5445-1482 1470">
          <text:p/>
        </draw:connector>
        <draw:connector draw:style-name="gr3" draw:text-style-name="P2" draw:layer="layout" draw:type="line" svg:x1="8.347cm" svg:y1="5.445cm" svg:x2="7.335cm" svg:y2="7.15cm" draw:start-shape="id1" draw:start-glue-point="2" draw:end-shape="id4" draw:end-glue-point="0" svg:d="m8347 5445-1012 1705">
          <text:p/>
        </draw:connector>
        <draw:connector draw:style-name="gr3" draw:text-style-name="P2" draw:layer="layout" draw:type="line" svg:x1="8.347cm" svg:y1="5.445cm" svg:x2="7.902cm" svg:y2="7.385cm" draw:start-shape="id1" draw:start-glue-point="2" draw:end-shape="id5" draw:end-glue-point="0" svg:d="m8347 5445-445 1940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